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08</text:p>
          </table:table-cell>
          <table:table-cell office:value-type="float" office:value="57657968" calcext:value-type="float">
            <text:p>5765796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40852" calcext:value-type="float">
            <text:p>3940852</text:p>
          </table:table-cell>
          <table:table-cell office:value-type="float" office:value="175896" calcext:value-type="float">
            <text:p>175896</text:p>
          </table:table-cell>
          <table:table-cell office:value-type="float" office:value="150048" calcext:value-type="float">
            <text:p>150048</text:p>
          </table:table-cell>
          <table:table-cell office:value-type="float" office:value="25848" calcext:value-type="float">
            <text:p>2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0" calcext:value-type="float">
            <text:p>2000</text:p>
          </table:table-cell>
          <table:table-cell office:value-type="float" office:value="448" calcext:value-type="float">
            <text:p>448</text:p>
          </table:table-cell>
          <table:table-cell office:value-type="float" office:value="327" calcext:value-type="float">
            <text:p>3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2494" calcext:value-type="float">
            <text:p>4249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828" calcext:value-type="float">
            <text:p>33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2 19:47:09</text:p>
          </table:table-cell>
          <table:table-cell office:value-type="float" office:value="57648788" calcext:value-type="float">
            <text:p>5764878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185288" calcext:value-type="float">
            <text:p>185288</text:p>
          </table:table-cell>
          <table:table-cell office:value-type="float" office:value="157308" calcext:value-type="float">
            <text:p>157308</text:p>
          </table:table-cell>
          <table:table-cell office:value-type="float" office:value="27980" calcext:value-type="float">
            <text:p>27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2" calcext:value-type="float">
            <text:p>2002</text:p>
          </table:table-cell>
          <table:table-cell office:value-type="float" office:value="1088" calcext:value-type="float">
            <text:p>1088</text:p>
          </table:table-cell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1504" calcext:value-type="float">
            <text:p>21504</text:p>
          </table:table-cell>
          <table:table-cell office:value-type="float" office:value="7872" calcext:value-type="float">
            <text:p>7872</text:p>
          </table:table-cell>
          <table:table-cell office:value-type="float" office:value="46356" calcext:value-type="float">
            <text:p>463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8" calcext:value-type="float">
            <text:p>369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0</text:p>
          </table:table-cell>
          <table:table-cell office:value-type="float" office:value="57644132" calcext:value-type="float">
            <text:p>576441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190544" calcext:value-type="float">
            <text:p>190544</text:p>
          </table:table-cell>
          <table:table-cell office:value-type="float" office:value="162540" calcext:value-type="float">
            <text:p>1625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2" calcext:value-type="float">
            <text:p>2002</text:p>
          </table:table-cell>
          <table:table-cell office:value-type="float" office:value="1856" calcext:value-type="float">
            <text:p>1856</text:p>
          </table:table-cell>
          <table:table-cell office:value-type="float" office:value="1659" calcext:value-type="float">
            <text:p>165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1504" calcext:value-type="float">
            <text:p>21504</text:p>
          </table:table-cell>
          <table:table-cell office:value-type="float" office:value="8192" calcext:value-type="float">
            <text:p>8192</text:p>
          </table:table-cell>
          <table:table-cell office:value-type="float" office:value="48859" calcext:value-type="float">
            <text:p>488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1</text:p>
          </table:table-cell>
          <table:table-cell office:value-type="float" office:value="57624476" calcext:value-type="float">
            <text:p>576244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07360" calcext:value-type="float">
            <text:p>207360</text:p>
          </table:table-cell>
          <table:table-cell office:value-type="float" office:value="179456" calcext:value-type="float">
            <text:p>179456</text:p>
          </table:table-cell>
          <table:table-cell office:value-type="float" office:value="27904" calcext:value-type="float">
            <text:p>2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3" calcext:value-type="float">
            <text:p>2473</text:p>
          </table:table-cell>
          <table:table-cell office:value-type="float" office:value="2176" calcext:value-type="float">
            <text:p>2176</text:p>
          </table:table-cell>
          <table:table-cell office:value-type="float" office:value="1988" calcext:value-type="float">
            <text:p>198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1504" calcext:value-type="float">
            <text:p>21504</text:p>
          </table:table-cell>
          <table:table-cell office:value-type="float" office:value="8512" calcext:value-type="float">
            <text:p>8512</text:p>
          </table:table-cell>
          <table:table-cell office:value-type="float" office:value="65517" calcext:value-type="float">
            <text:p>655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2</text:p>
          </table:table-cell>
          <table:table-cell office:value-type="float" office:value="57623476" calcext:value-type="float">
            <text:p>576234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09272" calcext:value-type="float">
            <text:p>209272</text:p>
          </table:table-cell>
          <table:table-cell office:value-type="float" office:value="181048" calcext:value-type="float">
            <text:p>181048</text:p>
          </table:table-cell>
          <table:table-cell office:value-type="float" office:value="28224" calcext:value-type="float">
            <text:p>28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24" calcext:value-type="float">
            <text:p>3024</text:p>
          </table:table-cell>
          <table:table-cell office:value-type="float" office:value="2816" calcext:value-type="float">
            <text:p>2816</text:p>
          </table:table-cell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21504" calcext:value-type="float">
            <text:p>21504</text:p>
          </table:table-cell>
          <table:table-cell office:value-type="float" office:value="9216" calcext:value-type="float">
            <text:p>9216</text:p>
          </table:table-cell>
          <table:table-cell office:value-type="float" office:value="59068" calcext:value-type="float">
            <text:p>590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3</text:p>
          </table:table-cell>
          <table:table-cell office:value-type="float" office:value="57623276" calcext:value-type="float">
            <text:p>576232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11588" calcext:value-type="float">
            <text:p>211588</text:p>
          </table:table-cell>
          <table:table-cell office:value-type="float" office:value="183128" calcext:value-type="float">
            <text:p>183128</text:p>
          </table:table-cell>
          <table:table-cell office:value-type="float" office:value="28460" calcext:value-type="float">
            <text:p>28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968" calcext:value-type="float">
            <text:p>3968</text:p>
          </table:table-cell>
          <table:table-cell office:value-type="float" office:value="3584" calcext:value-type="float">
            <text:p>3584</text:p>
          </table:table-cell>
          <table:table-cell office:value-type="float" office:value="3467" calcext:value-type="float">
            <text:p>3467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21504" calcext:value-type="float">
            <text:p>21504</text:p>
          </table:table-cell>
          <table:table-cell office:value-type="float" office:value="9920" calcext:value-type="float">
            <text:p>9920</text:p>
          </table:table-cell>
          <table:table-cell office:value-type="float" office:value="60884" calcext:value-type="float">
            <text:p>608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4</text:p>
          </table:table-cell>
          <table:table-cell office:value-type="float" office:value="57620468" calcext:value-type="float">
            <text:p>576204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15164" calcext:value-type="float">
            <text:p>215164</text:p>
          </table:table-cell>
          <table:table-cell office:value-type="float" office:value="186640" calcext:value-type="float">
            <text:p>186640</text:p>
          </table:table-cell>
          <table:table-cell office:value-type="float" office:value="28524" calcext:value-type="float">
            <text:p>28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82" calcext:value-type="float">
            <text:p>19882</text:p>
          </table:table-cell>
          <table:table-cell office:value-type="float" office:value="4992" calcext:value-type="float">
            <text:p>4992</text:p>
          </table:table-cell>
          <table:table-cell office:value-type="float" office:value="4814" calcext:value-type="float">
            <text:p>4814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office:value-type="float" office:value="21504" calcext:value-type="float">
            <text:p>21504</text:p>
          </table:table-cell>
          <table:table-cell office:value-type="float" office:value="10816" calcext:value-type="float">
            <text:p>10816</text:p>
          </table:table-cell>
          <table:table-cell office:value-type="float" office:value="46646" calcext:value-type="float">
            <text:p>466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65" calcext:value-type="float">
            <text:p>126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5</text:p>
          </table:table-cell>
          <table:table-cell office:value-type="float" office:value="57617948" calcext:value-type="float">
            <text:p>576179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18148" calcext:value-type="float">
            <text:p>218148</text:p>
          </table:table-cell>
          <table:table-cell office:value-type="float" office:value="189324" calcext:value-type="float">
            <text:p>189324</text:p>
          </table:table-cell>
          <table:table-cell office:value-type="float" office:value="28824" calcext:value-type="float">
            <text:p>2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07" calcext:value-type="float">
            <text:p>20907</text:p>
          </table:table-cell>
          <table:table-cell office:value-type="float" office:value="5888" calcext:value-type="float">
            <text:p>5888</text:p>
          </table:table-cell>
          <table:table-cell office:value-type="float" office:value="5740" calcext:value-type="float">
            <text:p>5740</text:p>
          </table:table-cell>
          <table:table-cell office:value-type="float" office:value="320" calcext:value-type="float">
            <text:p>320</text:p>
          </table:table-cell>
          <table:table-cell office:value-type="float" office:value="263" calcext:value-type="float">
            <text:p>263</text:p>
          </table:table-cell>
          <table:table-cell office:value-type="float" office:value="21504" calcext:value-type="float">
            <text:p>21504</text:p>
          </table:table-cell>
          <table:table-cell office:value-type="float" office:value="11776" calcext:value-type="float">
            <text:p>11776</text:p>
          </table:table-cell>
          <table:table-cell office:value-type="float" office:value="46958" calcext:value-type="float">
            <text:p>469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28" calcext:value-type="float">
            <text:p>1428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6</text:p>
          </table:table-cell>
          <table:table-cell office:value-type="float" office:value="57615944" calcext:value-type="float">
            <text:p>5761594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20636" calcext:value-type="float">
            <text:p>220636</text:p>
          </table:table-cell>
          <table:table-cell office:value-type="float" office:value="192028" calcext:value-type="float">
            <text:p>192028</text:p>
          </table:table-cell>
          <table:table-cell office:value-type="float" office:value="28608" calcext:value-type="float">
            <text:p>2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67" calcext:value-type="float">
            <text:p>7867</text:p>
          </table:table-cell>
          <table:table-cell office:value-type="float" office:value="6848" calcext:value-type="float">
            <text:p>6848</text:p>
          </table:table-cell>
          <table:table-cell office:value-type="float" office:value="6722" calcext:value-type="float">
            <text:p>6722</text:p>
          </table:table-cell>
          <table:table-cell office:value-type="float" office:value="384" calcext:value-type="float">
            <text:p>384</text:p>
          </table:table-cell>
          <table:table-cell office:value-type="float" office:value="322" calcext:value-type="float">
            <text:p>322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office:value-type="float" office:value="47971" calcext:value-type="float">
            <text:p>479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43" calcext:value-type="float">
            <text:p>16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8</text:p>
          </table:table-cell>
          <table:table-cell office:value-type="float" office:value="57613172" calcext:value-type="float">
            <text:p>576131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23480" calcext:value-type="float">
            <text:p>223480</text:p>
          </table:table-cell>
          <table:table-cell office:value-type="float" office:value="194868" calcext:value-type="float">
            <text:p>194868</text:p>
          </table:table-cell>
          <table:table-cell office:value-type="float" office:value="28612" calcext:value-type="float">
            <text:p>2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19" calcext:value-type="float">
            <text:p>26919</text:p>
          </table:table-cell>
          <table:table-cell office:value-type="float" office:value="8256" calcext:value-type="float">
            <text:p>8256</text:p>
          </table:table-cell>
          <table:table-cell office:value-type="float" office:value="8006" calcext:value-type="float">
            <text:p>8006</text:p>
          </table:table-cell>
          <table:table-cell office:value-type="float" office:value="576" calcext:value-type="float">
            <text:p>576</text:p>
          </table:table-cell>
          <table:table-cell office:value-type="float" office:value="450" calcext:value-type="float">
            <text:p>450</text:p>
          </table:table-cell>
          <table:table-cell office:value-type="float" office:value="21504" calcext:value-type="float">
            <text:p>21504</text:p>
          </table:table-cell>
          <table:table-cell office:value-type="float" office:value="13120" calcext:value-type="float">
            <text:p>13120</text:p>
          </table:table-cell>
          <table:table-cell office:value-type="float" office:value="48411" calcext:value-type="float">
            <text:p>484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91" calcext:value-type="float">
            <text:p>189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19</text:p>
          </table:table-cell>
          <table:table-cell office:value-type="float" office:value="57630404" calcext:value-type="float">
            <text:p>5763040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676" calcext:value-type="float">
            <text:p>4140676</text:p>
          </table:table-cell>
          <table:table-cell office:value-type="float" office:value="204504" calcext:value-type="float">
            <text:p>204504</text:p>
          </table:table-cell>
          <table:table-cell office:value-type="float" office:value="175872" calcext:value-type="float">
            <text:p>175872</text:p>
          </table:table-cell>
          <table:table-cell office:value-type="float" office:value="28632" calcext:value-type="float">
            <text:p>2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5351" calcext:value-type="float">
            <text:p>45351</text:p>
          </table:table-cell>
          <table:table-cell office:value-type="float" office:value="9536" calcext:value-type="float">
            <text:p>9536</text:p>
          </table:table-cell>
          <table:table-cell office:value-type="float" office:value="9412" calcext:value-type="float">
            <text:p>9412</text:p>
          </table:table-cell>
          <table:table-cell office:value-type="float" office:value="640" calcext:value-type="float">
            <text:p>640</text:p>
          </table:table-cell>
          <table:table-cell office:value-type="float" office:value="588" calcext:value-type="float">
            <text:p>588</text:p>
          </table:table-cell>
          <table:table-cell office:value-type="float" office:value="21504" calcext:value-type="float">
            <text:p>21504</text:p>
          </table:table-cell>
          <table:table-cell office:value-type="float" office:value="13824" calcext:value-type="float">
            <text:p>13824</text:p>
          </table:table-cell>
          <table:table-cell office:value-type="float" office:value="47807" calcext:value-type="float">
            <text:p>478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188" calcext:value-type="float">
            <text:p>218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0</text:p>
          </table:table-cell>
          <table:table-cell office:value-type="float" office:value="57623764" calcext:value-type="float">
            <text:p>576237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676" calcext:value-type="float">
            <text:p>4140676</text:p>
          </table:table-cell>
          <table:table-cell office:value-type="float" office:value="211184" calcext:value-type="float">
            <text:p>211184</text:p>
          </table:table-cell>
          <table:table-cell office:value-type="float" office:value="182620" calcext:value-type="float">
            <text:p>182620</text:p>
          </table:table-cell>
          <table:table-cell office:value-type="float" office:value="28564" calcext:value-type="float">
            <text:p>2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818" calcext:value-type="float">
            <text:p>16818</text:p>
          </table:table-cell>
          <table:table-cell office:value-type="float" office:value="10944" calcext:value-type="float">
            <text:p>10944</text:p>
          </table:table-cell>
          <table:table-cell office:value-type="float" office:value="10767" calcext:value-type="float">
            <text:p>10767</text:p>
          </table:table-cell>
          <table:table-cell office:value-type="float" office:value="832" calcext:value-type="float">
            <text:p>832</text:p>
          </table:table-cell>
          <table:table-cell office:value-type="float" office:value="730" calcext:value-type="float">
            <text:p>730</text:p>
          </table:table-cell>
          <table:table-cell office:value-type="float" office:value="21504" calcext:value-type="float">
            <text:p>21504</text:p>
          </table:table-cell>
          <table:table-cell office:value-type="float" office:value="14656" calcext:value-type="float">
            <text:p>14656</text:p>
          </table:table-cell>
          <table:table-cell office:value-type="float" office:value="47960" calcext:value-type="float">
            <text:p>479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94" calcext:value-type="float">
            <text:p>249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1</text:p>
          </table:table-cell>
          <table:table-cell office:value-type="float" office:value="57620740" calcext:value-type="float">
            <text:p>5762074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676" calcext:value-type="float">
            <text:p>4140676</text:p>
          </table:table-cell>
          <table:table-cell office:value-type="float" office:value="214680" calcext:value-type="float">
            <text:p>214680</text:p>
          </table:table-cell>
          <table:table-cell office:value-type="float" office:value="186072" calcext:value-type="float">
            <text:p>186072</text:p>
          </table:table-cell>
          <table:table-cell office:value-type="float" office:value="28608" calcext:value-type="float">
            <text:p>2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20" calcext:value-type="float">
            <text:p>29620</text:p>
          </table:table-cell>
          <table:table-cell office:value-type="float" office:value="11968" calcext:value-type="float">
            <text:p>11968</text:p>
          </table:table-cell>
          <table:table-cell office:value-type="float" office:value="11688" calcext:value-type="float">
            <text:p>11688</text:p>
          </table:table-cell>
          <table:table-cell office:value-type="float" office:value="960" calcext:value-type="float">
            <text:p>960</text:p>
          </table:table-cell>
          <table:table-cell office:value-type="float" office:value="822" calcext:value-type="float">
            <text:p>822</text:p>
          </table:table-cell>
          <table:table-cell office:value-type="float" office:value="21504" calcext:value-type="float">
            <text:p>21504</text:p>
          </table:table-cell>
          <table:table-cell office:value-type="float" office:value="15552" calcext:value-type="float">
            <text:p>15552</text:p>
          </table:table-cell>
          <table:table-cell office:value-type="float" office:value="49396" calcext:value-type="float">
            <text:p>493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2673" calcext:value-type="float">
            <text:p>267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2</text:p>
          </table:table-cell>
          <table:table-cell office:value-type="float" office:value="57611920" calcext:value-type="float">
            <text:p>576119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36" calcext:value-type="float">
            <text:p>4140736</text:p>
          </table:table-cell>
          <table:table-cell office:value-type="float" office:value="217540" calcext:value-type="float">
            <text:p>217540</text:p>
          </table:table-cell>
          <table:table-cell office:value-type="float" office:value="188988" calcext:value-type="float">
            <text:p>188988</text:p>
          </table:table-cell>
          <table:table-cell office:value-type="float" office:value="28552" calcext:value-type="float">
            <text:p>28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788" calcext:value-type="float">
            <text:p>36788</text:p>
          </table:table-cell>
          <table:table-cell office:value-type="float" office:value="13120" calcext:value-type="float">
            <text:p>13120</text:p>
          </table:table-cell>
          <table:table-cell office:value-type="float" office:value="12852" calcext:value-type="float">
            <text:p>12852</text:p>
          </table:table-cell>
          <table:table-cell office:value-type="float" office:value="1088" calcext:value-type="float">
            <text:p>1088</text:p>
          </table:table-cell>
          <table:table-cell office:value-type="float" office:value="955" calcext:value-type="float">
            <text:p>955</text:p>
          </table:table-cell>
          <table:table-cell office:value-type="float" office:value="21504" calcext:value-type="float">
            <text:p>21504</text:p>
          </table:table-cell>
          <table:table-cell office:value-type="float" office:value="16320" calcext:value-type="float">
            <text:p>16320</text:p>
          </table:table-cell>
          <table:table-cell office:value-type="float" office:value="52253" calcext:value-type="float">
            <text:p>522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923" calcext:value-type="float">
            <text:p>292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3</text:p>
          </table:table-cell>
          <table:table-cell office:value-type="float" office:value="57604868" calcext:value-type="float">
            <text:p>576048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0" calcext:value-type="float">
            <text:p>15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300" calcext:value-type="float">
            <text:p>4207300</text:p>
          </table:table-cell>
          <table:table-cell office:value-type="float" office:value="225092" calcext:value-type="float">
            <text:p>225092</text:p>
          </table:table-cell>
          <table:table-cell office:value-type="float" office:value="196484" calcext:value-type="float">
            <text:p>196484</text:p>
          </table:table-cell>
          <table:table-cell office:value-type="float" office:value="28608" calcext:value-type="float">
            <text:p>2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003" calcext:value-type="float">
            <text:p>69003</text:p>
          </table:table-cell>
          <table:table-cell office:value-type="float" office:value="15872" calcext:value-type="float">
            <text:p>15872</text:p>
          </table:table-cell>
          <table:table-cell office:value-type="float" office:value="15608" calcext:value-type="float">
            <text:p>15608</text:p>
          </table:table-cell>
          <table:table-cell office:value-type="float" office:value="1408" calcext:value-type="float">
            <text:p>1408</text:p>
          </table:table-cell>
          <table:table-cell office:value-type="float" office:value="1262" calcext:value-type="float">
            <text:p>1262</text:p>
          </table:table-cell>
          <table:table-cell office:value-type="float" office:value="21504" calcext:value-type="float">
            <text:p>21504</text:p>
          </table:table-cell>
          <table:table-cell office:value-type="float" office:value="17280" calcext:value-type="float">
            <text:p>17280</text:p>
          </table:table-cell>
          <table:table-cell office:value-type="float" office:value="51668" calcext:value-type="float">
            <text:p>516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936" calcext:value-type="float">
            <text:p>3793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324" calcext:value-type="float">
            <text:p>332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4</text:p>
          </table:table-cell>
          <table:table-cell office:value-type="float" office:value="57587228" calcext:value-type="float">
            <text:p>5758722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300" calcext:value-type="float">
            <text:p>4207300</text:p>
          </table:table-cell>
          <table:table-cell office:value-type="float" office:value="242592" calcext:value-type="float">
            <text:p>242592</text:p>
          </table:table-cell>
          <table:table-cell office:value-type="float" office:value="213992" calcext:value-type="float">
            <text:p>213992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38" calcext:value-type="float">
            <text:p>57038</text:p>
          </table:table-cell>
          <table:table-cell office:value-type="float" office:value="18176" calcext:value-type="float">
            <text:p>18176</text:p>
          </table:table-cell>
          <table:table-cell office:value-type="float" office:value="18010" calcext:value-type="float">
            <text:p>18010</text:p>
          </table:table-cell>
          <table:table-cell office:value-type="float" office:value="1664" calcext:value-type="float">
            <text:p>1664</text:p>
          </table:table-cell>
          <table:table-cell office:value-type="float" office:value="1594" calcext:value-type="float">
            <text:p>1594</text:p>
          </table:table-cell>
          <table:table-cell office:value-type="float" office:value="21504" calcext:value-type="float">
            <text:p>21504</text:p>
          </table:table-cell>
          <table:table-cell office:value-type="float" office:value="18560" calcext:value-type="float">
            <text:p>18560</text:p>
          </table:table-cell>
          <table:table-cell office:value-type="float" office:value="52563" calcext:value-type="float">
            <text:p>5256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921" calcext:value-type="float">
            <text:p>3921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5</text:p>
          </table:table-cell>
          <table:table-cell office:value-type="float" office:value="57581432" calcext:value-type="float">
            <text:p>575814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300" calcext:value-type="float">
            <text:p>4207300</text:p>
          </table:table-cell>
          <table:table-cell office:value-type="float" office:value="248516" calcext:value-type="float">
            <text:p>248516</text:p>
          </table:table-cell>
          <table:table-cell office:value-type="float" office:value="219916" calcext:value-type="float">
            <text:p>219916</text:p>
          </table:table-cell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11" calcext:value-type="float">
            <text:p>78711</text:p>
          </table:table-cell>
          <table:table-cell office:value-type="float" office:value="19968" calcext:value-type="float">
            <text:p>19968</text:p>
          </table:table-cell>
          <table:table-cell office:value-type="float" office:value="19790" calcext:value-type="float">
            <text:p>19790</text:p>
          </table:table-cell>
          <table:table-cell office:value-type="float" office:value="1856" calcext:value-type="float">
            <text:p>1856</text:p>
          </table:table-cell>
          <table:table-cell office:value-type="float" office:value="1759" calcext:value-type="float">
            <text:p>1759</text:p>
          </table:table-cell>
          <table:table-cell office:value-type="float" office:value="21504" calcext:value-type="float">
            <text:p>21504</text:p>
          </table:table-cell>
          <table:table-cell office:value-type="float" office:value="19456" calcext:value-type="float">
            <text:p>19456</text:p>
          </table:table-cell>
          <table:table-cell office:value-type="float" office:value="57060" calcext:value-type="float">
            <text:p>570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4219" calcext:value-type="float">
            <text:p>421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6</text:p>
          </table:table-cell>
          <table:table-cell office:value-type="float" office:value="57577652" calcext:value-type="float">
            <text:p>5757765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53400" calcext:value-type="float">
            <text:p>253400</text:p>
          </table:table-cell>
          <table:table-cell office:value-type="float" office:value="224808" calcext:value-type="float">
            <text:p>224808</text:p>
          </table:table-cell>
          <table:table-cell office:value-type="float" office:value="28592" calcext:value-type="float">
            <text:p>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038" calcext:value-type="float">
            <text:p>19038</text:p>
          </table:table-cell>
          <table:table-cell office:value-type="float" office:value="22784" calcext:value-type="float">
            <text:p>22784</text:p>
          </table:table-cell>
          <table:table-cell office:value-type="float" office:value="22594" calcext:value-type="float">
            <text:p>22594</text:p>
          </table:table-cell>
          <table:table-cell office:value-type="float" office:value="2112" calcext:value-type="float">
            <text:p>2112</text:p>
          </table:table-cell>
          <table:table-cell office:value-type="float" office:value="1988" calcext:value-type="float">
            <text:p>1988</text:p>
          </table:table-cell>
          <table:table-cell office:value-type="float" office:value="36096" calcext:value-type="float">
            <text:p>36096</text:p>
          </table:table-cell>
          <table:table-cell office:value-type="float" office:value="20224" calcext:value-type="float">
            <text:p>20224</text:p>
          </table:table-cell>
          <table:table-cell office:value-type="float" office:value="57082" calcext:value-type="float">
            <text:p>570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4560" calcext:value-type="float">
            <text:p>456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7</text:p>
          </table:table-cell>
          <table:table-cell office:value-type="float" office:value="57569596" calcext:value-type="float">
            <text:p>575695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60944" calcext:value-type="float">
            <text:p>260944</text:p>
          </table:table-cell>
          <table:table-cell office:value-type="float" office:value="232352" calcext:value-type="float">
            <text:p>232352</text:p>
          </table:table-cell>
          <table:table-cell office:value-type="float" office:value="28592" calcext:value-type="float">
            <text:p>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542" calcext:value-type="float">
            <text:p>40542</text:p>
          </table:table-cell>
          <table:table-cell office:value-type="float" office:value="25216" calcext:value-type="float">
            <text:p>25216</text:p>
          </table:table-cell>
          <table:table-cell office:value-type="float" office:value="24966" calcext:value-type="float">
            <text:p>24966</text:p>
          </table:table-cell>
          <table:table-cell office:value-type="float" office:value="2368" calcext:value-type="float">
            <text:p>2368</text:p>
          </table:table-cell>
          <table:table-cell office:value-type="float" office:value="2269" calcext:value-type="float">
            <text:p>2269</text:p>
          </table:table-cell>
          <table:table-cell office:value-type="float" office:value="36096" calcext:value-type="float">
            <text:p>36096</text:p>
          </table:table-cell>
          <table:table-cell office:value-type="float" office:value="21120" calcext:value-type="float">
            <text:p>21120</text:p>
          </table:table-cell>
          <table:table-cell office:value-type="float" office:value="62244" calcext:value-type="float">
            <text:p>622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948" calcext:value-type="float">
            <text:p>494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8</text:p>
          </table:table-cell>
          <table:table-cell office:value-type="float" office:value="57566572" calcext:value-type="float">
            <text:p>575665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63640" calcext:value-type="float">
            <text:p>263640</text:p>
          </table:table-cell>
          <table:table-cell office:value-type="float" office:value="234924" calcext:value-type="float">
            <text:p>234924</text:p>
          </table:table-cell>
          <table:table-cell office:value-type="float" office:value="28716" calcext:value-type="float">
            <text:p>2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442" calcext:value-type="float">
            <text:p>50442</text:p>
          </table:table-cell>
          <table:table-cell office:value-type="float" office:value="26816" calcext:value-type="float">
            <text:p>26816</text:p>
          </table:table-cell>
          <table:table-cell office:value-type="float" office:value="26578" calcext:value-type="float">
            <text:p>26578</text:p>
          </table:table-cell>
          <table:table-cell office:value-type="float" office:value="2560" calcext:value-type="float">
            <text:p>2560</text:p>
          </table:table-cell>
          <table:table-cell office:value-type="float" office:value="2437" calcext:value-type="float">
            <text:p>2437</text:p>
          </table:table-cell>
          <table:table-cell office:value-type="float" office:value="36096" calcext:value-type="float">
            <text:p>36096</text:p>
          </table:table-cell>
          <table:table-cell office:value-type="float" office:value="21696" calcext:value-type="float">
            <text:p>21696</text:p>
          </table:table-cell>
          <table:table-cell office:value-type="float" office:value="65729" calcext:value-type="float">
            <text:p>657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004" calcext:value-type="float">
            <text:p>4100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5242" calcext:value-type="float">
            <text:p>524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29</text:p>
          </table:table-cell>
          <table:table-cell office:value-type="float" office:value="57582648" calcext:value-type="float">
            <text:p>575826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48552" calcext:value-type="float">
            <text:p>248552</text:p>
          </table:table-cell>
          <table:table-cell office:value-type="float" office:value="219784" calcext:value-type="float">
            <text:p>219784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237" calcext:value-type="float">
            <text:p>48237</text:p>
          </table:table-cell>
          <table:table-cell office:value-type="float" office:value="28160" calcext:value-type="float">
            <text:p>28160</text:p>
          </table:table-cell>
          <table:table-cell office:value-type="float" office:value="27980" calcext:value-type="float">
            <text:p>27980</text:p>
          </table:table-cell>
          <table:table-cell office:value-type="float" office:value="2688" calcext:value-type="float">
            <text:p>2688</text:p>
          </table:table-cell>
          <table:table-cell office:value-type="float" office:value="2603" calcext:value-type="float">
            <text:p>2603</text:p>
          </table:table-cell>
          <table:table-cell office:value-type="float" office:value="36096" calcext:value-type="float">
            <text:p>36096</text:p>
          </table:table-cell>
          <table:table-cell office:value-type="float" office:value="22400" calcext:value-type="float">
            <text:p>22400</text:p>
          </table:table-cell>
          <table:table-cell office:value-type="float" office:value="55456" calcext:value-type="float">
            <text:p>554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5540" calcext:value-type="float">
            <text:p>554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0</text:p>
          </table:table-cell>
          <table:table-cell office:value-type="float" office:value="57572360" calcext:value-type="float">
            <text:p>5757236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58240" calcext:value-type="float">
            <text:p>258240</text:p>
          </table:table-cell>
          <table:table-cell office:value-type="float" office:value="229472" calcext:value-type="float">
            <text:p>229472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1079" calcext:value-type="float">
            <text:p>41079</text:p>
          </table:table-cell>
          <table:table-cell office:value-type="float" office:value="30528" calcext:value-type="float">
            <text:p>30528</text:p>
          </table:table-cell>
          <table:table-cell office:value-type="float" office:value="30214" calcext:value-type="float">
            <text:p>30214</text:p>
          </table:table-cell>
          <table:table-cell office:value-type="float" office:value="3072" calcext:value-type="float">
            <text:p>3072</text:p>
          </table:table-cell>
          <table:table-cell office:value-type="float" office:value="2915" calcext:value-type="float">
            <text:p>2915</text:p>
          </table:table-cell>
          <table:table-cell office:value-type="float" office:value="36096" calcext:value-type="float">
            <text:p>36096</text:p>
          </table:table-cell>
          <table:table-cell office:value-type="float" office:value="23104" calcext:value-type="float">
            <text:p>23104</text:p>
          </table:table-cell>
          <table:table-cell office:value-type="float" office:value="60042" calcext:value-type="float">
            <text:p>600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6088" calcext:value-type="float">
            <text:p>6088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1</text:p>
          </table:table-cell>
          <table:table-cell office:value-type="float" office:value="57564304" calcext:value-type="float">
            <text:p>5756430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65788" calcext:value-type="float">
            <text:p>265788</text:p>
          </table:table-cell>
          <table:table-cell office:value-type="float" office:value="237020" calcext:value-type="float">
            <text:p>237020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481" calcext:value-type="float">
            <text:p>79481</text:p>
          </table:table-cell>
          <table:table-cell office:value-type="float" office:value="31744" calcext:value-type="float">
            <text:p>31744</text:p>
          </table:table-cell>
          <table:table-cell office:value-type="float" office:value="31486" calcext:value-type="float">
            <text:p>31486</text:p>
          </table:table-cell>
          <table:table-cell office:value-type="float" office:value="3264" calcext:value-type="float">
            <text:p>3264</text:p>
          </table:table-cell>
          <table:table-cell office:value-type="float" office:value="3092" calcext:value-type="float">
            <text:p>3092</text:p>
          </table:table-cell>
          <table:table-cell office:value-type="float" office:value="36096" calcext:value-type="float">
            <text:p>36096</text:p>
          </table:table-cell>
          <table:table-cell office:value-type="float" office:value="23680" calcext:value-type="float">
            <text:p>23680</text:p>
          </table:table-cell>
          <table:table-cell office:value-type="float" office:value="72594" calcext:value-type="float">
            <text:p>725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6394" calcext:value-type="float">
            <text:p>639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2</text:p>
          </table:table-cell>
          <table:table-cell office:value-type="float" office:value="57542128" calcext:value-type="float">
            <text:p>5754212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88080" calcext:value-type="float">
            <text:p>288080</text:p>
          </table:table-cell>
          <table:table-cell office:value-type="float" office:value="259312" calcext:value-type="float">
            <text:p>259312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004" calcext:value-type="float">
            <text:p>13004</text:p>
          </table:table-cell>
          <table:table-cell office:value-type="float" office:value="32000" calcext:value-type="float">
            <text:p>32000</text:p>
          </table:table-cell>
          <table:table-cell office:value-type="float" office:value="31722" calcext:value-type="float">
            <text:p>31722</text:p>
          </table:table-cell>
          <table:table-cell office:value-type="float" office:value="3264" calcext:value-type="float">
            <text:p>3264</text:p>
          </table:table-cell>
          <table:table-cell office:value-type="float" office:value="3110" calcext:value-type="float">
            <text:p>3110</text:p>
          </table:table-cell>
          <table:table-cell office:value-type="float" office:value="36096" calcext:value-type="float">
            <text:p>36096</text:p>
          </table:table-cell>
          <table:table-cell office:value-type="float" office:value="24640" calcext:value-type="float">
            <text:p>24640</text:p>
          </table:table-cell>
          <table:table-cell office:value-type="float" office:value="78304" calcext:value-type="float">
            <text:p>783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6427" calcext:value-type="float">
            <text:p>64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3</text:p>
          </table:table-cell>
          <table:table-cell office:value-type="float" office:value="57540364" calcext:value-type="float">
            <text:p>575403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89860" calcext:value-type="float">
            <text:p>289860</text:p>
          </table:table-cell>
          <table:table-cell office:value-type="float" office:value="261092" calcext:value-type="float">
            <text:p>261092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998" calcext:value-type="float">
            <text:p>33998</text:p>
          </table:table-cell>
          <table:table-cell office:value-type="float" office:value="33152" calcext:value-type="float">
            <text:p>33152</text:p>
          </table:table-cell>
          <table:table-cell office:value-type="float" office:value="32865" calcext:value-type="float">
            <text:p>32865</text:p>
          </table:table-cell>
          <table:table-cell office:value-type="float" office:value="3456" calcext:value-type="float">
            <text:p>3456</text:p>
          </table:table-cell>
          <table:table-cell office:value-type="float" office:value="3250" calcext:value-type="float">
            <text:p>3250</text:p>
          </table:table-cell>
          <table:table-cell office:value-type="float" office:value="36096" calcext:value-type="float">
            <text:p>36096</text:p>
          </table:table-cell>
          <table:table-cell office:value-type="float" office:value="25216" calcext:value-type="float">
            <text:p>25216</text:p>
          </table:table-cell>
          <table:table-cell office:value-type="float" office:value="79130" calcext:value-type="float">
            <text:p>791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6676" calcext:value-type="float">
            <text:p>667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4</text:p>
          </table:table-cell>
          <table:table-cell office:value-type="float" office:value="57547044" calcext:value-type="float">
            <text:p>5754704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81760" calcext:value-type="float">
            <text:p>281760</text:p>
          </table:table-cell>
          <table:table-cell office:value-type="float" office:value="252992" calcext:value-type="float">
            <text:p>252992</text:p>
          </table:table-cell>
          <table:table-cell office:value-type="float" office:value="28768" calcext:value-type="float">
            <text:p>2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56" calcext:value-type="float">
            <text:p>62156</text:p>
          </table:table-cell>
          <table:table-cell office:value-type="float" office:value="35136" calcext:value-type="float">
            <text:p>35136</text:p>
          </table:table-cell>
          <table:table-cell office:value-type="float" office:value="34841" calcext:value-type="float">
            <text:p>34841</text:p>
          </table:table-cell>
          <table:table-cell office:value-type="float" office:value="3648" calcext:value-type="float">
            <text:p>3648</text:p>
          </table:table-cell>
          <table:table-cell office:value-type="float" office:value="3508" calcext:value-type="float">
            <text:p>3508</text:p>
          </table:table-cell>
          <table:table-cell office:value-type="float" office:value="36096" calcext:value-type="float">
            <text:p>36096</text:p>
          </table:table-cell>
          <table:table-cell office:value-type="float" office:value="25984" calcext:value-type="float">
            <text:p>25984</text:p>
          </table:table-cell>
          <table:table-cell office:value-type="float" office:value="61309" calcext:value-type="float">
            <text:p>613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7104" calcext:value-type="float">
            <text:p>710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5</text:p>
          </table:table-cell>
          <table:table-cell office:value-type="float" office:value="57532308" calcext:value-type="float">
            <text:p>575323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296944" calcext:value-type="float">
            <text:p>296944</text:p>
          </table:table-cell>
          <table:table-cell office:value-type="float" office:value="268124" calcext:value-type="float">
            <text:p>2681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170" calcext:value-type="float">
            <text:p>15170</text:p>
          </table:table-cell>
          <table:table-cell office:value-type="float" office:value="36160" calcext:value-type="float">
            <text:p>36160</text:p>
          </table:table-cell>
          <table:table-cell office:value-type="float" office:value="35840" calcext:value-type="float">
            <text:p>35840</text:p>
          </table:table-cell>
          <table:table-cell office:value-type="float" office:value="3776" calcext:value-type="float">
            <text:p>3776</text:p>
          </table:table-cell>
          <table:table-cell office:value-type="float" office:value="3593" calcext:value-type="float">
            <text:p>3593</text:p>
          </table:table-cell>
          <table:table-cell office:value-type="float" office:value="60288" calcext:value-type="float">
            <text:p>60288</text:p>
          </table:table-cell>
          <table:table-cell office:value-type="float" office:value="26880" calcext:value-type="float">
            <text:p>26880</text:p>
          </table:table-cell>
          <table:table-cell office:value-type="float" office:value="80869" calcext:value-type="float">
            <text:p>808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7261" calcext:value-type="float">
            <text:p>726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6</text:p>
          </table:table-cell>
          <table:table-cell office:value-type="float" office:value="57528280" calcext:value-type="float">
            <text:p>575282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302108" calcext:value-type="float">
            <text:p>302108</text:p>
          </table:table-cell>
          <table:table-cell office:value-type="float" office:value="273224" calcext:value-type="float">
            <text:p>273224</text:p>
          </table:table-cell>
          <table:table-cell office:value-type="float" office:value="28884" calcext:value-type="float">
            <text:p>28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602" calcext:value-type="float">
            <text:p>33602</text:p>
          </table:table-cell>
          <table:table-cell office:value-type="float" office:value="37888" calcext:value-type="float">
            <text:p>37888</text:p>
          </table:table-cell>
          <table:table-cell office:value-type="float" office:value="37573" calcext:value-type="float">
            <text:p>37573</text:p>
          </table:table-cell>
          <table:table-cell office:value-type="float" office:value="3904" calcext:value-type="float">
            <text:p>3904</text:p>
          </table:table-cell>
          <table:table-cell office:value-type="float" office:value="3733" calcext:value-type="float">
            <text:p>3733</text:p>
          </table:table-cell>
          <table:table-cell office:value-type="float" office:value="60288" calcext:value-type="float">
            <text:p>60288</text:p>
          </table:table-cell>
          <table:table-cell office:value-type="float" office:value="28224" calcext:value-type="float">
            <text:p>28224</text:p>
          </table:table-cell>
          <table:table-cell office:value-type="float" office:value="81852" calcext:value-type="float">
            <text:p>818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7477" calcext:value-type="float">
            <text:p>747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7</text:p>
          </table:table-cell>
          <table:table-cell office:value-type="float" office:value="57526536" calcext:value-type="float">
            <text:p>575265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304228" calcext:value-type="float">
            <text:p>304228</text:p>
          </table:table-cell>
          <table:table-cell office:value-type="float" office:value="275284" calcext:value-type="float">
            <text:p>275284</text:p>
          </table:table-cell>
          <table:table-cell office:value-type="float" office:value="28944" calcext:value-type="float">
            <text:p>2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866" calcext:value-type="float">
            <text:p>44866</text:p>
          </table:table-cell>
          <table:table-cell office:value-type="float" office:value="39104" calcext:value-type="float">
            <text:p>39104</text:p>
          </table:table-cell>
          <table:table-cell office:value-type="float" office:value="38835" calcext:value-type="float">
            <text:p>38835</text:p>
          </table:table-cell>
          <table:table-cell office:value-type="float" office:value="3968" calcext:value-type="float">
            <text:p>3968</text:p>
          </table:table-cell>
          <table:table-cell office:value-type="float" office:value="3811" calcext:value-type="float">
            <text:p>3811</text:p>
          </table:table-cell>
          <table:table-cell office:value-type="float" office:value="60288" calcext:value-type="float">
            <text:p>60288</text:p>
          </table:table-cell>
          <table:table-cell office:value-type="float" office:value="29056" calcext:value-type="float">
            <text:p>29056</text:p>
          </table:table-cell>
          <table:table-cell office:value-type="float" office:value="82375" calcext:value-type="float">
            <text:p>823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7600" calcext:value-type="float">
            <text:p>760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8</text:p>
          </table:table-cell>
          <table:table-cell office:value-type="float" office:value="57523260" calcext:value-type="float">
            <text:p>5752326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572" calcext:value-type="float">
            <text:p>4473572</text:p>
          </table:table-cell>
          <table:table-cell office:value-type="float" office:value="307576" calcext:value-type="float">
            <text:p>307576</text:p>
          </table:table-cell>
          <table:table-cell office:value-type="float" office:value="278636" calcext:value-type="float">
            <text:p>278636</text:p>
          </table:table-cell>
          <table:table-cell office:value-type="float" office:value="28940" calcext:value-type="float">
            <text:p>28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54" calcext:value-type="float">
            <text:p>57154</text:p>
          </table:table-cell>
          <table:table-cell office:value-type="float" office:value="40768" calcext:value-type="float">
            <text:p>40768</text:p>
          </table:table-cell>
          <table:table-cell office:value-type="float" office:value="40434" calcext:value-type="float">
            <text:p>40434</text:p>
          </table:table-cell>
          <table:table-cell office:value-type="float" office:value="4224" calcext:value-type="float">
            <text:p>4224</text:p>
          </table:table-cell>
          <table:table-cell office:value-type="float" office:value="4018" calcext:value-type="float">
            <text:p>4018</text:p>
          </table:table-cell>
          <table:table-cell office:value-type="float" office:value="60288" calcext:value-type="float">
            <text:p>60288</text:p>
          </table:table-cell>
          <table:table-cell office:value-type="float" office:value="29952" calcext:value-type="float">
            <text:p>29952</text:p>
          </table:table-cell>
          <table:table-cell office:value-type="float" office:value="83155" calcext:value-type="float">
            <text:p>83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7967" calcext:value-type="float">
            <text:p>79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39</text:p>
          </table:table-cell>
          <table:table-cell office:value-type="float" office:value="57549944" calcext:value-type="float">
            <text:p>5754994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6700" calcext:value-type="float">
            <text:p>4606700</text:p>
          </table:table-cell>
          <table:table-cell office:value-type="float" office:value="281040" calcext:value-type="float">
            <text:p>281040</text:p>
          </table:table-cell>
          <table:table-cell office:value-type="float" office:value="252036" calcext:value-type="float">
            <text:p>252036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466" calcext:value-type="float">
            <text:p>70466</text:p>
          </table:table-cell>
          <table:table-cell office:value-type="float" office:value="41664" calcext:value-type="float">
            <text:p>41664</text:p>
          </table:table-cell>
          <table:table-cell office:value-type="float" office:value="41302" calcext:value-type="float">
            <text:p>41302</text:p>
          </table:table-cell>
          <table:table-cell office:value-type="float" office:value="4288" calcext:value-type="float">
            <text:p>4288</text:p>
          </table:table-cell>
          <table:table-cell office:value-type="float" office:value="4090" calcext:value-type="float">
            <text:p>4090</text:p>
          </table:table-cell>
          <table:table-cell office:value-type="float" office:value="60288" calcext:value-type="float">
            <text:p>60288</text:p>
          </table:table-cell>
          <table:table-cell office:value-type="float" office:value="30656" calcext:value-type="float">
            <text:p>30656</text:p>
          </table:table-cell>
          <table:table-cell office:value-type="float" office:value="59332" calcext:value-type="float">
            <text:p>593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088" calcext:value-type="float">
            <text:p>44088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8105" calcext:value-type="float">
            <text:p>810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0</text:p>
          </table:table-cell>
          <table:table-cell office:value-type="float" office:value="57537624" calcext:value-type="float">
            <text:p>575376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3264" calcext:value-type="float">
            <text:p>4673264</text:p>
          </table:table-cell>
          <table:table-cell office:value-type="float" office:value="293744" calcext:value-type="float">
            <text:p>293744</text:p>
          </table:table-cell>
          <table:table-cell office:value-type="float" office:value="264740" calcext:value-type="float">
            <text:p>264740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312" calcext:value-type="float">
            <text:p>37312</text:p>
          </table:table-cell>
          <table:table-cell office:value-type="float" office:value="44608" calcext:value-type="float">
            <text:p>44608</text:p>
          </table:table-cell>
          <table:table-cell office:value-type="float" office:value="44258" calcext:value-type="float">
            <text:p>44258</text:p>
          </table:table-cell>
          <table:table-cell office:value-type="float" office:value="4544" calcext:value-type="float">
            <text:p>4544</text:p>
          </table:table-cell>
          <table:table-cell office:value-type="float" office:value="4342" calcext:value-type="float">
            <text:p>4342</text:p>
          </table:table-cell>
          <table:table-cell office:value-type="float" office:value="60288" calcext:value-type="float">
            <text:p>60288</text:p>
          </table:table-cell>
          <table:table-cell office:value-type="float" office:value="31296" calcext:value-type="float">
            <text:p>31296</text:p>
          </table:table-cell>
          <table:table-cell office:value-type="float" office:value="64549" calcext:value-type="float">
            <text:p>6454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116" calcext:value-type="float">
            <text:p>4511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8498" calcext:value-type="float">
            <text:p>849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1</text:p>
          </table:table-cell>
          <table:table-cell office:value-type="float" office:value="57518472" calcext:value-type="float">
            <text:p>575184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3264" calcext:value-type="float">
            <text:p>4673264</text:p>
          </table:table-cell>
          <table:table-cell office:value-type="float" office:value="314328" calcext:value-type="float">
            <text:p>314328</text:p>
          </table:table-cell>
          <table:table-cell office:value-type="float" office:value="285324" calcext:value-type="float">
            <text:p>285324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355" calcext:value-type="float">
            <text:p>60355</text:p>
          </table:table-cell>
          <table:table-cell office:value-type="float" office:value="46720" calcext:value-type="float">
            <text:p>46720</text:p>
          </table:table-cell>
          <table:table-cell office:value-type="float" office:value="46338" calcext:value-type="float">
            <text:p>46338</text:p>
          </table:table-cell>
          <table:table-cell office:value-type="float" office:value="4736" calcext:value-type="float">
            <text:p>4736</text:p>
          </table:table-cell>
          <table:table-cell office:value-type="float" office:value="4523" calcext:value-type="float">
            <text:p>4523</text:p>
          </table:table-cell>
          <table:table-cell office:value-type="float" office:value="60288" calcext:value-type="float">
            <text:p>60288</text:p>
          </table:table-cell>
          <table:table-cell office:value-type="float" office:value="31872" calcext:value-type="float">
            <text:p>31872</text:p>
          </table:table-cell>
          <table:table-cell office:value-type="float" office:value="78156" calcext:value-type="float">
            <text:p>781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16" calcext:value-type="float">
            <text:p>45116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746" calcext:value-type="float">
            <text:p>87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2</text:p>
          </table:table-cell>
          <table:table-cell office:value-type="float" office:value="57491516" calcext:value-type="float">
            <text:p>57491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6392" calcext:value-type="float">
            <text:p>4806392</text:p>
          </table:table-cell>
          <table:table-cell office:value-type="float" office:value="339452" calcext:value-type="float">
            <text:p>339452</text:p>
          </table:table-cell>
          <table:table-cell office:value-type="float" office:value="310448" calcext:value-type="float">
            <text:p>310448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94" calcext:value-type="float">
            <text:p>63894</text:p>
          </table:table-cell>
          <table:table-cell office:value-type="float" office:value="47552" calcext:value-type="float">
            <text:p>47552</text:p>
          </table:table-cell>
          <table:table-cell office:value-type="float" office:value="47213" calcext:value-type="float">
            <text:p>47213</text:p>
          </table:table-cell>
          <table:table-cell office:value-type="float" office:value="4736" calcext:value-type="float">
            <text:p>4736</text:p>
          </table:table-cell>
          <table:table-cell office:value-type="float" office:value="4558" calcext:value-type="float">
            <text:p>4558</text:p>
          </table:table-cell>
          <table:table-cell office:value-type="float" office:value="60288" calcext:value-type="float">
            <text:p>60288</text:p>
          </table:table-cell>
          <table:table-cell office:value-type="float" office:value="33216" calcext:value-type="float">
            <text:p>33216</text:p>
          </table:table-cell>
          <table:table-cell office:value-type="float" office:value="105005" calcext:value-type="float">
            <text:p>10500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172" calcext:value-type="float">
            <text:p>4717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789" calcext:value-type="float">
            <text:p>87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3</text:p>
          </table:table-cell>
          <table:table-cell office:value-type="float" office:value="57488492" calcext:value-type="float">
            <text:p>574884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6392" calcext:value-type="float">
            <text:p>4806392</text:p>
          </table:table-cell>
          <table:table-cell office:value-type="float" office:value="343416" calcext:value-type="float">
            <text:p>343416</text:p>
          </table:table-cell>
          <table:table-cell office:value-type="float" office:value="314412" calcext:value-type="float">
            <text:p>314412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984" calcext:value-type="float">
            <text:p>65984</text:p>
          </table:table-cell>
          <table:table-cell office:value-type="float" office:value="47872" calcext:value-type="float">
            <text:p>47872</text:p>
          </table:table-cell>
          <table:table-cell office:value-type="float" office:value="47507" calcext:value-type="float">
            <text:p>47507</text:p>
          </table:table-cell>
          <table:table-cell office:value-type="float" office:value="4800" calcext:value-type="float">
            <text:p>4800</text:p>
          </table:table-cell>
          <table:table-cell office:value-type="float" office:value="4573" calcext:value-type="float">
            <text:p>4573</text:p>
          </table:table-cell>
          <table:table-cell office:value-type="float" office:value="60288" calcext:value-type="float">
            <text:p>60288</text:p>
          </table:table-cell>
          <table:table-cell office:value-type="float" office:value="33920" calcext:value-type="float">
            <text:p>33920</text:p>
          </table:table-cell>
          <table:table-cell office:value-type="float" office:value="104801" calcext:value-type="float">
            <text:p>1048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809" calcext:value-type="float">
            <text:p>8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4</text:p>
          </table:table-cell>
          <table:table-cell office:value-type="float" office:value="57486964" calcext:value-type="float">
            <text:p>574869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4812" calcext:value-type="float">
            <text:p>344812</text:p>
          </table:table-cell>
          <table:table-cell office:value-type="float" office:value="315808" calcext:value-type="float">
            <text:p>315808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556" calcext:value-type="float">
            <text:p>68556</text:p>
          </table:table-cell>
          <table:table-cell office:value-type="float" office:value="48192" calcext:value-type="float">
            <text:p>48192</text:p>
          </table:table-cell>
          <table:table-cell office:value-type="float" office:value="47840" calcext:value-type="float">
            <text:p>47840</text:p>
          </table:table-cell>
          <table:table-cell office:value-type="float" office:value="4800" calcext:value-type="float">
            <text:p>4800</text:p>
          </table:table-cell>
          <table:table-cell office:value-type="float" office:value="4594" calcext:value-type="float">
            <text:p>4594</text:p>
          </table:table-cell>
          <table:table-cell office:value-type="float" office:value="60288" calcext:value-type="float">
            <text:p>60288</text:p>
          </table:table-cell>
          <table:table-cell office:value-type="float" office:value="34624" calcext:value-type="float">
            <text:p>34624</text:p>
          </table:table-cell>
          <table:table-cell office:value-type="float" office:value="74297" calcext:value-type="float">
            <text:p>7429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172" calcext:value-type="float">
            <text:p>4717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839" calcext:value-type="float">
            <text:p>88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5</text:p>
          </table:table-cell>
          <table:table-cell office:value-type="float" office:value="57484460" calcext:value-type="float">
            <text:p>574844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5560" calcext:value-type="float">
            <text:p>345560</text:p>
          </table:table-cell>
          <table:table-cell office:value-type="float" office:value="316556" calcext:value-type="float">
            <text:p>316556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080" calcext:value-type="float">
            <text:p>70080</text:p>
          </table:table-cell>
          <table:table-cell office:value-type="float" office:value="48448" calcext:value-type="float">
            <text:p>48448</text:p>
          </table:table-cell>
          <table:table-cell office:value-type="float" office:value="48097" calcext:value-type="float">
            <text:p>48097</text:p>
          </table:table-cell>
          <table:table-cell office:value-type="float" office:value="4800" calcext:value-type="float">
            <text:p>4800</text:p>
          </table:table-cell>
          <table:table-cell office:value-type="float" office:value="4603" calcext:value-type="float">
            <text:p>4603</text:p>
          </table:table-cell>
          <table:table-cell office:value-type="float" office:value="60288" calcext:value-type="float">
            <text:p>60288</text:p>
          </table:table-cell>
          <table:table-cell office:value-type="float" office:value="34944" calcext:value-type="float">
            <text:p>34944</text:p>
          </table:table-cell>
          <table:table-cell office:value-type="float" office:value="86221" calcext:value-type="float">
            <text:p>862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851" calcext:value-type="float">
            <text:p>88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6</text:p>
          </table:table-cell>
          <table:table-cell office:value-type="float" office:value="57484208" calcext:value-type="float">
            <text:p>574842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6468" calcext:value-type="float">
            <text:p>346468</text:p>
          </table:table-cell>
          <table:table-cell office:value-type="float" office:value="317464" calcext:value-type="float">
            <text:p>317464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104" calcext:value-type="float">
            <text:p>71104</text:p>
          </table:table-cell>
          <table:table-cell office:value-type="float" office:value="48640" calcext:value-type="float">
            <text:p>48640</text:p>
          </table:table-cell>
          <table:table-cell office:value-type="float" office:value="48296" calcext:value-type="float">
            <text:p>48296</text:p>
          </table:table-cell>
          <table:table-cell office:value-type="float" office:value="4800" calcext:value-type="float">
            <text:p>4800</text:p>
          </table:table-cell>
          <table:table-cell office:value-type="float" office:value="4607" calcext:value-type="float">
            <text:p>4607</text:p>
          </table:table-cell>
          <table:table-cell office:value-type="float" office:value="60288" calcext:value-type="float">
            <text:p>60288</text:p>
          </table:table-cell>
          <table:table-cell office:value-type="float" office:value="35584" calcext:value-type="float">
            <text:p>35584</text:p>
          </table:table-cell>
          <table:table-cell office:value-type="float" office:value="76280" calcext:value-type="float">
            <text:p>762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8860" calcext:value-type="float">
            <text:p>88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7</text:p>
          </table:table-cell>
          <table:table-cell office:value-type="float" office:value="57481700" calcext:value-type="float">
            <text:p>574817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8976" calcext:value-type="float">
            <text:p>348976</text:p>
          </table:table-cell>
          <table:table-cell office:value-type="float" office:value="319972" calcext:value-type="float">
            <text:p>319972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544" calcext:value-type="float">
            <text:p>27544</text:p>
          </table:table-cell>
          <table:table-cell office:value-type="float" office:value="49664" calcext:value-type="float">
            <text:p>49664</text:p>
          </table:table-cell>
          <table:table-cell office:value-type="float" office:value="49306" calcext:value-type="float">
            <text:p>49306</text:p>
          </table:table-cell>
          <table:table-cell office:value-type="float" office:value="4928" calcext:value-type="float">
            <text:p>4928</text:p>
          </table:table-cell>
          <table:table-cell office:value-type="float" office:value="4719" calcext:value-type="float">
            <text:p>4719</text:p>
          </table:table-cell>
          <table:table-cell office:value-type="float" office:value="60288" calcext:value-type="float">
            <text:p>60288</text:p>
          </table:table-cell>
          <table:table-cell office:value-type="float" office:value="36032" calcext:value-type="float">
            <text:p>36032</text:p>
          </table:table-cell>
          <table:table-cell office:value-type="float" office:value="76369" calcext:value-type="float">
            <text:p>7636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9057" calcext:value-type="float">
            <text:p>905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8</text:p>
          </table:table-cell>
          <table:table-cell office:value-type="float" office:value="57480440" calcext:value-type="float">
            <text:p>57480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50696" calcext:value-type="float">
            <text:p>350696</text:p>
          </table:table-cell>
          <table:table-cell office:value-type="float" office:value="321696" calcext:value-type="float">
            <text:p>321696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688" calcext:value-type="float">
            <text:p>33688</text:p>
          </table:table-cell>
          <table:table-cell office:value-type="float" office:value="50752" calcext:value-type="float">
            <text:p>50752</text:p>
          </table:table-cell>
          <table:table-cell office:value-type="float" office:value="50348" calcext:value-type="float">
            <text:p>50348</text:p>
          </table:table-cell>
          <table:table-cell office:value-type="float" office:value="5056" calcext:value-type="float">
            <text:p>5056</text:p>
          </table:table-cell>
          <table:table-cell office:value-type="float" office:value="4807" calcext:value-type="float">
            <text:p>4807</text:p>
          </table:table-cell>
          <table:table-cell office:value-type="float" office:value="60288" calcext:value-type="float">
            <text:p>60288</text:p>
          </table:table-cell>
          <table:table-cell office:value-type="float" office:value="36608" calcext:value-type="float">
            <text:p>36608</text:p>
          </table:table-cell>
          <table:table-cell office:value-type="float" office:value="75814" calcext:value-type="float">
            <text:p>758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9206" calcext:value-type="float">
            <text:p>920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49</text:p>
          </table:table-cell>
          <table:table-cell office:value-type="float" office:value="57527580" calcext:value-type="float">
            <text:p>575275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04128" calcext:value-type="float">
            <text:p>304128</text:p>
          </table:table-cell>
          <table:table-cell office:value-type="float" office:value="275120" calcext:value-type="float">
            <text:p>275120</text:p>
          </table:table-cell>
          <table:table-cell office:value-type="float" office:value="29008" calcext:value-type="float">
            <text:p>2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418" calcext:value-type="float">
            <text:p>43418</text:p>
          </table:table-cell>
          <table:table-cell office:value-type="float" office:value="51904" calcext:value-type="float">
            <text:p>51904</text:p>
          </table:table-cell>
          <table:table-cell office:value-type="float" office:value="51536" calcext:value-type="float">
            <text:p>51536</text:p>
          </table:table-cell>
          <table:table-cell office:value-type="float" office:value="5120" calcext:value-type="float">
            <text:p>5120</text:p>
          </table:table-cell>
          <table:table-cell office:value-type="float" office:value="4918" calcext:value-type="float">
            <text:p>4918</text:p>
          </table:table-cell>
          <table:table-cell office:value-type="float" office:value="60288" calcext:value-type="float">
            <text:p>60288</text:p>
          </table:table-cell>
          <table:table-cell office:value-type="float" office:value="37376" calcext:value-type="float">
            <text:p>37376</text:p>
          </table:table-cell>
          <table:table-cell office:value-type="float" office:value="64389" calcext:value-type="float">
            <text:p>643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9408" calcext:value-type="float">
            <text:p>940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0</text:p>
          </table:table-cell>
          <table:table-cell office:value-type="float" office:value="57519508" calcext:value-type="float">
            <text:p>575195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13440" calcext:value-type="float">
            <text:p>313440</text:p>
          </table:table-cell>
          <table:table-cell office:value-type="float" office:value="284432" calcext:value-type="float">
            <text:p>284432</text:p>
          </table:table-cell>
          <table:table-cell office:value-type="float" office:value="29008" calcext:value-type="float">
            <text:p>2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768" calcext:value-type="float">
            <text:p>79768</text:p>
          </table:table-cell>
          <table:table-cell office:value-type="float" office:value="53504" calcext:value-type="float">
            <text:p>53504</text:p>
          </table:table-cell>
          <table:table-cell office:value-type="float" office:value="53127" calcext:value-type="float">
            <text:p>53127</text:p>
          </table:table-cell>
          <table:table-cell office:value-type="float" office:value="5312" calcext:value-type="float">
            <text:p>5312</text:p>
          </table:table-cell>
          <table:table-cell office:value-type="float" office:value="5135" calcext:value-type="float">
            <text:p>5135</text:p>
          </table:table-cell>
          <table:table-cell office:value-type="float" office:value="60288" calcext:value-type="float">
            <text:p>60288</text:p>
          </table:table-cell>
          <table:table-cell office:value-type="float" office:value="37888" calcext:value-type="float">
            <text:p>37888</text:p>
          </table:table-cell>
          <table:table-cell office:value-type="float" office:value="64403" calcext:value-type="float">
            <text:p>6440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9798" calcext:value-type="float">
            <text:p>979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1</text:p>
          </table:table-cell>
          <table:table-cell office:value-type="float" office:value="57507908" calcext:value-type="float">
            <text:p>575079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23652" calcext:value-type="float">
            <text:p>323652</text:p>
          </table:table-cell>
          <table:table-cell office:value-type="float" office:value="294644" calcext:value-type="float">
            <text:p>294644</text:p>
          </table:table-cell>
          <table:table-cell office:value-type="float" office:value="29008" calcext:value-type="float">
            <text:p>2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46" calcext:value-type="float">
            <text:p>67846</text:p>
          </table:table-cell>
          <table:table-cell office:value-type="float" office:value="57408" calcext:value-type="float">
            <text:p>57408</text:p>
          </table:table-cell>
          <table:table-cell office:value-type="float" office:value="57016" calcext:value-type="float">
            <text:p>57016</text:p>
          </table:table-cell>
          <table:table-cell office:value-type="float" office:value="5888" calcext:value-type="float">
            <text:p>5888</text:p>
          </table:table-cell>
          <table:table-cell office:value-type="float" office:value="5674" calcext:value-type="float">
            <text:p>5674</text:p>
          </table:table-cell>
          <table:table-cell office:value-type="float" office:value="60288" calcext:value-type="float">
            <text:p>60288</text:p>
          </table:table-cell>
          <table:table-cell office:value-type="float" office:value="38656" calcext:value-type="float">
            <text:p>38656</text:p>
          </table:table-cell>
          <table:table-cell office:value-type="float" office:value="66883" calcext:value-type="float">
            <text:p>6688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10616" calcext:value-type="float">
            <text:p>10616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2</text:p>
          </table:table-cell>
          <table:table-cell office:value-type="float" office:value="57489016" calcext:value-type="float">
            <text:p>574890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3224" calcext:value-type="float">
            <text:p>343224</text:p>
          </table:table-cell>
          <table:table-cell office:value-type="float" office:value="314220" calcext:value-type="float">
            <text:p>314220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181" calcext:value-type="float">
            <text:p>24181</text:p>
          </table:table-cell>
          <table:table-cell office:value-type="float" office:value="59840" calcext:value-type="float">
            <text:p>59840</text:p>
          </table:table-cell>
          <table:table-cell office:value-type="float" office:value="59465" calcext:value-type="float">
            <text:p>59465</text:p>
          </table:table-cell>
          <table:table-cell office:value-type="float" office:value="6272" calcext:value-type="float">
            <text:p>6272</text:p>
          </table:table-cell>
          <table:table-cell office:value-type="float" office:value="6042" calcext:value-type="float">
            <text:p>6042</text:p>
          </table:table-cell>
          <table:table-cell office:value-type="float" office:value="60288" calcext:value-type="float">
            <text:p>60288</text:p>
          </table:table-cell>
          <table:table-cell office:value-type="float" office:value="39360" calcext:value-type="float">
            <text:p>39360</text:p>
          </table:table-cell>
          <table:table-cell office:value-type="float" office:value="76103" calcext:value-type="float">
            <text:p>7610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11013" calcext:value-type="float">
            <text:p>11013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3</text:p>
          </table:table-cell>
          <table:table-cell office:value-type="float" office:value="57477172" calcext:value-type="float">
            <text:p>574771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55224" calcext:value-type="float">
            <text:p>355224</text:p>
          </table:table-cell>
          <table:table-cell office:value-type="float" office:value="326220" calcext:value-type="float">
            <text:p>326220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576" calcext:value-type="float">
            <text:p>35576</text:p>
          </table:table-cell>
          <table:table-cell office:value-type="float" office:value="61632" calcext:value-type="float">
            <text:p>61632</text:p>
          </table:table-cell>
          <table:table-cell office:value-type="float" office:value="61285" calcext:value-type="float">
            <text:p>61285</text:p>
          </table:table-cell>
          <table:table-cell office:value-type="float" office:value="6464" calcext:value-type="float">
            <text:p>6464</text:p>
          </table:table-cell>
          <table:table-cell office:value-type="float" office:value="6255" calcext:value-type="float">
            <text:p>6255</text:p>
          </table:table-cell>
          <table:table-cell office:value-type="float" office:value="100608" calcext:value-type="float">
            <text:p>100608</text:p>
          </table:table-cell>
          <table:table-cell office:value-type="float" office:value="39872" calcext:value-type="float">
            <text:p>39872</text:p>
          </table:table-cell>
          <table:table-cell office:value-type="float" office:value="80880" calcext:value-type="float">
            <text:p>808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11349" calcext:value-type="float">
            <text:p>11349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4</text:p>
          </table:table-cell>
          <table:table-cell office:value-type="float" office:value="57474652" calcext:value-type="float">
            <text:p>574746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58336" calcext:value-type="float">
            <text:p>358336</text:p>
          </table:table-cell>
          <table:table-cell office:value-type="float" office:value="329332" calcext:value-type="float">
            <text:p>329332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744" calcext:value-type="float">
            <text:p>42744</text:p>
          </table:table-cell>
          <table:table-cell office:value-type="float" office:value="62464" calcext:value-type="float">
            <text:p>62464</text:p>
          </table:table-cell>
          <table:table-cell office:value-type="float" office:value="62049" calcext:value-type="float">
            <text:p>62049</text:p>
          </table:table-cell>
          <table:table-cell office:value-type="float" office:value="6528" calcext:value-type="float">
            <text:p>6528</text:p>
          </table:table-cell>
          <table:table-cell office:value-type="float" office:value="6325" calcext:value-type="float">
            <text:p>6325</text:p>
          </table:table-cell>
          <table:table-cell office:value-type="float" office:value="100608" calcext:value-type="float">
            <text:p>100608</text:p>
          </table:table-cell>
          <table:table-cell office:value-type="float" office:value="40576" calcext:value-type="float">
            <text:p>40576</text:p>
          </table:table-cell>
          <table:table-cell office:value-type="float" office:value="70869" calcext:value-type="float">
            <text:p>708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11477" calcext:value-type="float">
            <text:p>1147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5</text:p>
          </table:table-cell>
          <table:table-cell office:value-type="float" office:value="57465076" calcext:value-type="float">
            <text:p>574650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68200" calcext:value-type="float">
            <text:p>368200</text:p>
          </table:table-cell>
          <table:table-cell office:value-type="float" office:value="339196" calcext:value-type="float">
            <text:p>339196</text:p>
          </table:table-cell>
          <table:table-cell office:value-type="float" office:value="29004" calcext:value-type="float">
            <text:p>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768" calcext:value-type="float">
            <text:p>43768</text:p>
          </table:table-cell>
          <table:table-cell office:value-type="float" office:value="62528" calcext:value-type="float">
            <text:p>62528</text:p>
          </table:table-cell>
          <table:table-cell office:value-type="float" office:value="62145" calcext:value-type="float">
            <text:p>62145</text:p>
          </table:table-cell>
          <table:table-cell office:value-type="float" office:value="6528" calcext:value-type="float">
            <text:p>6528</text:p>
          </table:table-cell>
          <table:table-cell office:value-type="float" office:value="6333" calcext:value-type="float">
            <text:p>6333</text:p>
          </table:table-cell>
          <table:table-cell office:value-type="float" office:value="100608" calcext:value-type="float">
            <text:p>100608</text:p>
          </table:table-cell>
          <table:table-cell office:value-type="float" office:value="40896" calcext:value-type="float">
            <text:p>40896</text:p>
          </table:table-cell>
          <table:table-cell office:value-type="float" office:value="102296" calcext:value-type="float">
            <text:p>1022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11494" calcext:value-type="float">
            <text:p>1149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6</text:p>
          </table:table-cell>
          <table:table-cell office:value-type="float" office:value="57460036" calcext:value-type="float">
            <text:p>574600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72876" calcext:value-type="float">
            <text:p>372876</text:p>
          </table:table-cell>
          <table:table-cell office:value-type="float" office:value="343880" calcext:value-type="float">
            <text:p>343880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70" calcext:value-type="float">
            <text:p>56570</text:p>
          </table:table-cell>
          <table:table-cell office:value-type="float" office:value="64128" calcext:value-type="float">
            <text:p>64128</text:p>
          </table:table-cell>
          <table:table-cell office:value-type="float" office:value="63694" calcext:value-type="float">
            <text:p>63694</text:p>
          </table:table-cell>
          <table:table-cell office:value-type="float" office:value="6656" calcext:value-type="float">
            <text:p>6656</text:p>
          </table:table-cell>
          <table:table-cell office:value-type="float" office:value="6450" calcext:value-type="float">
            <text:p>6450</text:p>
          </table:table-cell>
          <table:table-cell office:value-type="float" office:value="100608" calcext:value-type="float">
            <text:p>100608</text:p>
          </table:table-cell>
          <table:table-cell office:value-type="float" office:value="41408" calcext:value-type="float">
            <text:p>41408</text:p>
          </table:table-cell>
          <table:table-cell office:value-type="float" office:value="89568" calcext:value-type="float">
            <text:p>895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11696" calcext:value-type="float">
            <text:p>1169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7</text:p>
          </table:table-cell>
          <table:table-cell office:value-type="float" office:value="57458776" calcext:value-type="float">
            <text:p>574587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74828" calcext:value-type="float">
            <text:p>374828</text:p>
          </table:table-cell>
          <table:table-cell office:value-type="float" office:value="345832" calcext:value-type="float">
            <text:p>345832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026" calcext:value-type="float">
            <text:p>76026</text:p>
          </table:table-cell>
          <table:table-cell office:value-type="float" office:value="65280" calcext:value-type="float">
            <text:p>65280</text:p>
          </table:table-cell>
          <table:table-cell office:value-type="float" office:value="64875" calcext:value-type="float">
            <text:p>64875</text:p>
          </table:table-cell>
          <table:table-cell office:value-type="float" office:value="6784" calcext:value-type="float">
            <text:p>6784</text:p>
          </table:table-cell>
          <table:table-cell office:value-type="float" office:value="6579" calcext:value-type="float">
            <text:p>6579</text:p>
          </table:table-cell>
          <table:table-cell office:value-type="float" office:value="100608" calcext:value-type="float">
            <text:p>100608</text:p>
          </table:table-cell>
          <table:table-cell office:value-type="float" office:value="42176" calcext:value-type="float">
            <text:p>42176</text:p>
          </table:table-cell>
          <table:table-cell office:value-type="float" office:value="90642" calcext:value-type="float">
            <text:p>906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11927" calcext:value-type="float">
            <text:p>1192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8</text:p>
          </table:table-cell>
          <table:table-cell office:value-type="float" office:value="57452996" calcext:value-type="float">
            <text:p>574529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79792" calcext:value-type="float">
            <text:p>379792</text:p>
          </table:table-cell>
          <table:table-cell office:value-type="float" office:value="350796" calcext:value-type="float">
            <text:p>35079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90" calcext:value-type="float">
            <text:p>25690</text:p>
          </table:table-cell>
          <table:table-cell office:value-type="float" office:value="67264" calcext:value-type="float">
            <text:p>67264</text:p>
          </table:table-cell>
          <table:table-cell office:value-type="float" office:value="66872" calcext:value-type="float">
            <text:p>66872</text:p>
          </table:table-cell>
          <table:table-cell office:value-type="float" office:value="7040" calcext:value-type="float">
            <text:p>7040</text:p>
          </table:table-cell>
          <table:table-cell office:value-type="float" office:value="6829" calcext:value-type="float">
            <text:p>6829</text:p>
          </table:table-cell>
          <table:table-cell office:value-type="float" office:value="100608" calcext:value-type="float">
            <text:p>100608</text:p>
          </table:table-cell>
          <table:table-cell office:value-type="float" office:value="42624" calcext:value-type="float">
            <text:p>42624</text:p>
          </table:table-cell>
          <table:table-cell office:value-type="float" office:value="91019" calcext:value-type="float">
            <text:p>910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12286" calcext:value-type="float">
            <text:p>1228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7:59</text:p>
          </table:table-cell>
          <table:table-cell office:value-type="float" office:value="57494576" calcext:value-type="float">
            <text:p>574945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36272" calcext:value-type="float">
            <text:p>336272</text:p>
          </table:table-cell>
          <table:table-cell office:value-type="float" office:value="307276" calcext:value-type="float">
            <text:p>30727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729" calcext:value-type="float">
            <text:p>42729</text:p>
          </table:table-cell>
          <table:table-cell office:value-type="float" office:value="68864" calcext:value-type="float">
            <text:p>68864</text:p>
          </table:table-cell>
          <table:table-cell office:value-type="float" office:value="68542" calcext:value-type="float">
            <text:p>68542</text:p>
          </table:table-cell>
          <table:table-cell office:value-type="float" office:value="7232" calcext:value-type="float">
            <text:p>7232</text:p>
          </table:table-cell>
          <table:table-cell office:value-type="float" office:value="7040" calcext:value-type="float">
            <text:p>7040</text:p>
          </table:table-cell>
          <table:table-cell office:value-type="float" office:value="100608" calcext:value-type="float">
            <text:p>100608</text:p>
          </table:table-cell>
          <table:table-cell office:value-type="float" office:value="43456" calcext:value-type="float">
            <text:p>43456</text:p>
          </table:table-cell>
          <table:table-cell office:value-type="float" office:value="69906" calcext:value-type="float">
            <text:p>699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12569" calcext:value-type="float">
            <text:p>1256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0</text:p>
          </table:table-cell>
          <table:table-cell office:value-type="float" office:value="57485504" calcext:value-type="float">
            <text:p>574855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45200" calcext:value-type="float">
            <text:p>345200</text:p>
          </table:table-cell>
          <table:table-cell office:value-type="float" office:value="316204" calcext:value-type="float">
            <text:p>316204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8986" calcext:value-type="float">
            <text:p>48986</text:p>
          </table:table-cell>
          <table:table-cell office:value-type="float" office:value="69504" calcext:value-type="float">
            <text:p>69504</text:p>
          </table:table-cell>
          <table:table-cell office:value-type="float" office:value="69105" calcext:value-type="float">
            <text:p>69105</text:p>
          </table:table-cell>
          <table:table-cell office:value-type="float" office:value="7296" calcext:value-type="float">
            <text:p>7296</text:p>
          </table:table-cell>
          <table:table-cell office:value-type="float" office:value="7098" calcext:value-type="float">
            <text:p>7098</text:p>
          </table:table-cell>
          <table:table-cell office:value-type="float" office:value="100608" calcext:value-type="float">
            <text:p>100608</text:p>
          </table:table-cell>
          <table:table-cell office:value-type="float" office:value="44160" calcext:value-type="float">
            <text:p>44160</text:p>
          </table:table-cell>
          <table:table-cell office:value-type="float" office:value="81177" calcext:value-type="float">
            <text:p>8117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2661" calcext:value-type="float">
            <text:p>1266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1</text:p>
          </table:table-cell>
          <table:table-cell office:value-type="float" office:value="57462320" calcext:value-type="float">
            <text:p>574623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69160" calcext:value-type="float">
            <text:p>369160</text:p>
          </table:table-cell>
          <table:table-cell office:value-type="float" office:value="340164" calcext:value-type="float">
            <text:p>340164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985" calcext:value-type="float">
            <text:p>58985</text:p>
          </table:table-cell>
          <table:table-cell office:value-type="float" office:value="70528" calcext:value-type="float">
            <text:p>70528</text:p>
          </table:table-cell>
          <table:table-cell office:value-type="float" office:value="70090" calcext:value-type="float">
            <text:p>70090</text:p>
          </table:table-cell>
          <table:table-cell office:value-type="float" office:value="7424" calcext:value-type="float">
            <text:p>7424</text:p>
          </table:table-cell>
          <table:table-cell office:value-type="float" office:value="7194" calcext:value-type="float">
            <text:p>7194</text:p>
          </table:table-cell>
          <table:table-cell office:value-type="float" office:value="100608" calcext:value-type="float">
            <text:p>100608</text:p>
          </table:table-cell>
          <table:table-cell office:value-type="float" office:value="44864" calcext:value-type="float">
            <text:p>44864</text:p>
          </table:table-cell>
          <table:table-cell office:value-type="float" office:value="87919" calcext:value-type="float">
            <text:p>879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2815" calcext:value-type="float">
            <text:p>1281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2</text:p>
          </table:table-cell>
          <table:table-cell office:value-type="float" office:value="57459800" calcext:value-type="float">
            <text:p>574598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71068" calcext:value-type="float">
            <text:p>371068</text:p>
          </table:table-cell>
          <table:table-cell office:value-type="float" office:value="342072" calcext:value-type="float">
            <text:p>342072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43" calcext:value-type="float">
            <text:p>63743</text:p>
          </table:table-cell>
          <table:table-cell office:value-type="float" office:value="71040" calcext:value-type="float">
            <text:p>71040</text:p>
          </table:table-cell>
          <table:table-cell office:value-type="float" office:value="70697" calcext:value-type="float">
            <text:p>70697</text:p>
          </table:table-cell>
          <table:table-cell office:value-type="float" office:value="7424" calcext:value-type="float">
            <text:p>7424</text:p>
          </table:table-cell>
          <table:table-cell office:value-type="float" office:value="7241" calcext:value-type="float">
            <text:p>7241</text:p>
          </table:table-cell>
          <table:table-cell office:value-type="float" office:value="100608" calcext:value-type="float">
            <text:p>100608</text:p>
          </table:table-cell>
          <table:table-cell office:value-type="float" office:value="45632" calcext:value-type="float">
            <text:p>45632</text:p>
          </table:table-cell>
          <table:table-cell office:value-type="float" office:value="88882" calcext:value-type="float">
            <text:p>8888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2901" calcext:value-type="float">
            <text:p>1290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3</text:p>
          </table:table-cell>
          <table:table-cell office:value-type="float" office:value="57453752" calcext:value-type="float">
            <text:p>574537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2956" calcext:value-type="float">
            <text:p>4872956</text:p>
          </table:table-cell>
          <table:table-cell office:value-type="float" office:value="378028" calcext:value-type="float">
            <text:p>378028</text:p>
          </table:table-cell>
          <table:table-cell office:value-type="float" office:value="349032" calcext:value-type="float">
            <text:p>349032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945" calcext:value-type="float">
            <text:p>79945</text:p>
          </table:table-cell>
          <table:table-cell office:value-type="float" office:value="71936" calcext:value-type="float">
            <text:p>71936</text:p>
          </table:table-cell>
          <table:table-cell office:value-type="float" office:value="71561" calcext:value-type="float">
            <text:p>71561</text:p>
          </table:table-cell>
          <table:table-cell office:value-type="float" office:value="7552" calcext:value-type="float">
            <text:p>7552</text:p>
          </table:table-cell>
          <table:table-cell office:value-type="float" office:value="7342" calcext:value-type="float">
            <text:p>7342</text:p>
          </table:table-cell>
          <table:table-cell office:value-type="float" office:value="100608" calcext:value-type="float">
            <text:p>100608</text:p>
          </table:table-cell>
          <table:table-cell office:value-type="float" office:value="46272" calcext:value-type="float">
            <text:p>46272</text:p>
          </table:table-cell>
          <table:table-cell office:value-type="float" office:value="89859" calcext:value-type="float">
            <text:p>898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3063" calcext:value-type="float">
            <text:p>1306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4</text:p>
          </table:table-cell>
          <table:table-cell office:value-type="float" office:value="57445436" calcext:value-type="float">
            <text:p>574454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86732" calcext:value-type="float">
            <text:p>386732</text:p>
          </table:table-cell>
          <table:table-cell office:value-type="float" office:value="357736" calcext:value-type="float">
            <text:p>35773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33" calcext:value-type="float">
            <text:p>29433</text:p>
          </table:table-cell>
          <table:table-cell office:value-type="float" office:value="73792" calcext:value-type="float">
            <text:p>73792</text:p>
          </table:table-cell>
          <table:table-cell office:value-type="float" office:value="73356" calcext:value-type="float">
            <text:p>73356</text:p>
          </table:table-cell>
          <table:table-cell office:value-type="float" office:value="7744" calcext:value-type="float">
            <text:p>7744</text:p>
          </table:table-cell>
          <table:table-cell office:value-type="float" office:value="7506" calcext:value-type="float">
            <text:p>7506</text:p>
          </table:table-cell>
          <table:table-cell office:value-type="float" office:value="100608" calcext:value-type="float">
            <text:p>100608</text:p>
          </table:table-cell>
          <table:table-cell office:value-type="float" office:value="47040" calcext:value-type="float">
            <text:p>47040</text:p>
          </table:table-cell>
          <table:table-cell office:value-type="float" office:value="97105" calcext:value-type="float">
            <text:p>971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299" calcext:value-type="float">
            <text:p>1329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5</text:p>
          </table:table-cell>
          <table:table-cell office:value-type="float" office:value="57444176" calcext:value-type="float">
            <text:p>57444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88508" calcext:value-type="float">
            <text:p>388508</text:p>
          </table:table-cell>
          <table:table-cell office:value-type="float" office:value="359512" calcext:value-type="float">
            <text:p>359512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090" calcext:value-type="float">
            <text:p>38090</text:p>
          </table:table-cell>
          <table:table-cell office:value-type="float" office:value="74560" calcext:value-type="float">
            <text:p>74560</text:p>
          </table:table-cell>
          <table:table-cell office:value-type="float" office:value="74130" calcext:value-type="float">
            <text:p>74130</text:p>
          </table:table-cell>
          <table:table-cell office:value-type="float" office:value="7872" calcext:value-type="float">
            <text:p>7872</text:p>
          </table:table-cell>
          <table:table-cell office:value-type="float" office:value="7601" calcext:value-type="float">
            <text:p>7601</text:p>
          </table:table-cell>
          <table:table-cell office:value-type="float" office:value="100608" calcext:value-type="float">
            <text:p>100608</text:p>
          </table:table-cell>
          <table:table-cell office:value-type="float" office:value="47680" calcext:value-type="float">
            <text:p>47680</text:p>
          </table:table-cell>
          <table:table-cell office:value-type="float" office:value="79537" calcext:value-type="float">
            <text:p>7953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467" calcext:value-type="float">
            <text:p>1346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6</text:p>
          </table:table-cell>
          <table:table-cell office:value-type="float" office:value="57442184" calcext:value-type="float">
            <text:p>57442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90220" calcext:value-type="float">
            <text:p>390220</text:p>
          </table:table-cell>
          <table:table-cell office:value-type="float" office:value="361224" calcext:value-type="float">
            <text:p>361224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2426" calcext:value-type="float">
            <text:p>52426</text:p>
          </table:table-cell>
          <table:table-cell office:value-type="float" office:value="75392" calcext:value-type="float">
            <text:p>75392</text:p>
          </table:table-cell>
          <table:table-cell office:value-type="float" office:value="74934" calcext:value-type="float">
            <text:p>74934</text:p>
          </table:table-cell>
          <table:table-cell office:value-type="float" office:value="7936" calcext:value-type="float">
            <text:p>7936</text:p>
          </table:table-cell>
          <table:table-cell office:value-type="float" office:value="7686" calcext:value-type="float">
            <text:p>7686</text:p>
          </table:table-cell>
          <table:table-cell office:value-type="float" office:value="100608" calcext:value-type="float">
            <text:p>100608</text:p>
          </table:table-cell>
          <table:table-cell office:value-type="float" office:value="48448" calcext:value-type="float">
            <text:p>48448</text:p>
          </table:table-cell>
          <table:table-cell office:value-type="float" office:value="80341" calcext:value-type="float">
            <text:p>803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3617" calcext:value-type="float">
            <text:p>136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7</text:p>
          </table:table-cell>
          <table:table-cell office:value-type="float" office:value="57438664" calcext:value-type="float">
            <text:p>574386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91796" calcext:value-type="float">
            <text:p>391796</text:p>
          </table:table-cell>
          <table:table-cell office:value-type="float" office:value="362800" calcext:value-type="float">
            <text:p>362800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108" calcext:value-type="float">
            <text:p>60108</text:p>
          </table:table-cell>
          <table:table-cell office:value-type="float" office:value="76352" calcext:value-type="float">
            <text:p>76352</text:p>
          </table:table-cell>
          <table:table-cell office:value-type="float" office:value="75949" calcext:value-type="float">
            <text:p>75949</text:p>
          </table:table-cell>
          <table:table-cell office:value-type="float" office:value="8000" calcext:value-type="float">
            <text:p>8000</text:p>
          </table:table-cell>
          <table:table-cell office:value-type="float" office:value="7762" calcext:value-type="float">
            <text:p>7762</text:p>
          </table:table-cell>
          <table:table-cell office:value-type="float" office:value="100608" calcext:value-type="float">
            <text:p>100608</text:p>
          </table:table-cell>
          <table:table-cell office:value-type="float" office:value="48768" calcext:value-type="float">
            <text:p>48768</text:p>
          </table:table-cell>
          <table:table-cell office:value-type="float" office:value="84991" calcext:value-type="float">
            <text:p>849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3720" calcext:value-type="float">
            <text:p>137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8</text:p>
          </table:table-cell>
          <table:table-cell office:value-type="float" office:value="57436396" calcext:value-type="float">
            <text:p>574363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94064" calcext:value-type="float">
            <text:p>394064</text:p>
          </table:table-cell>
          <table:table-cell office:value-type="float" office:value="365068" calcext:value-type="float">
            <text:p>365068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834" calcext:value-type="float">
            <text:p>69834</text:p>
          </table:table-cell>
          <table:table-cell office:value-type="float" office:value="77760" calcext:value-type="float">
            <text:p>77760</text:p>
          </table:table-cell>
          <table:table-cell office:value-type="float" office:value="77339" calcext:value-type="float">
            <text:p>77339</text:p>
          </table:table-cell>
          <table:table-cell office:value-type="float" office:value="8128" calcext:value-type="float">
            <text:p>8128</text:p>
          </table:table-cell>
          <table:table-cell office:value-type="float" office:value="7848" calcext:value-type="float">
            <text:p>7848</text:p>
          </table:table-cell>
          <table:table-cell office:value-type="float" office:value="100608" calcext:value-type="float">
            <text:p>100608</text:p>
          </table:table-cell>
          <table:table-cell office:value-type="float" office:value="49280" calcext:value-type="float">
            <text:p>49280</text:p>
          </table:table-cell>
          <table:table-cell office:value-type="float" office:value="86752" calcext:value-type="float">
            <text:p>867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3841" calcext:value-type="float">
            <text:p>1384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09</text:p>
          </table:table-cell>
          <table:table-cell office:value-type="float" office:value="57460336" calcext:value-type="float">
            <text:p>574603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68492" calcext:value-type="float">
            <text:p>368492</text:p>
          </table:table-cell>
          <table:table-cell office:value-type="float" office:value="339496" calcext:value-type="float">
            <text:p>33949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906" calcext:value-type="float">
            <text:p>72906</text:p>
          </table:table-cell>
          <table:table-cell office:value-type="float" office:value="77888" calcext:value-type="float">
            <text:p>77888</text:p>
          </table:table-cell>
          <table:table-cell office:value-type="float" office:value="77488" calcext:value-type="float">
            <text:p>77488</text:p>
          </table:table-cell>
          <table:table-cell office:value-type="float" office:value="8128" calcext:value-type="float">
            <text:p>8128</text:p>
          </table:table-cell>
          <table:table-cell office:value-type="float" office:value="7858" calcext:value-type="float">
            <text:p>7858</text:p>
          </table:table-cell>
          <table:table-cell office:value-type="float" office:value="100608" calcext:value-type="float">
            <text:p>100608</text:p>
          </table:table-cell>
          <table:table-cell office:value-type="float" office:value="50048" calcext:value-type="float">
            <text:p>50048</text:p>
          </table:table-cell>
          <table:table-cell office:value-type="float" office:value="81684" calcext:value-type="float">
            <text:p>816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3859" calcext:value-type="float">
            <text:p>138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0</text:p>
          </table:table-cell>
          <table:table-cell office:value-type="float" office:value="57449248" calcext:value-type="float">
            <text:p>574492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79620" calcext:value-type="float">
            <text:p>379620</text:p>
          </table:table-cell>
          <table:table-cell office:value-type="float" office:value="350624" calcext:value-type="float">
            <text:p>350624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3420" calcext:value-type="float">
            <text:p>73420</text:p>
          </table:table-cell>
          <table:table-cell office:value-type="float" office:value="78016" calcext:value-type="float">
            <text:p>78016</text:p>
          </table:table-cell>
          <table:table-cell office:value-type="float" office:value="77606" calcext:value-type="float">
            <text:p>77606</text:p>
          </table:table-cell>
          <table:table-cell office:value-type="float" office:value="8128" calcext:value-type="float">
            <text:p>8128</text:p>
          </table:table-cell>
          <table:table-cell office:value-type="float" office:value="7866" calcext:value-type="float">
            <text:p>7866</text:p>
          </table:table-cell>
          <table:table-cell office:value-type="float" office:value="100608" calcext:value-type="float">
            <text:p>100608</text:p>
          </table:table-cell>
          <table:table-cell office:value-type="float" office:value="50624" calcext:value-type="float">
            <text:p>50624</text:p>
          </table:table-cell>
          <table:table-cell office:value-type="float" office:value="84915" calcext:value-type="float">
            <text:p>849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3871" calcext:value-type="float">
            <text:p>138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1</text:p>
          </table:table-cell>
          <table:table-cell office:value-type="float" office:value="57448240" calcext:value-type="float">
            <text:p>574482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82772" calcext:value-type="float">
            <text:p>382772</text:p>
          </table:table-cell>
          <table:table-cell office:value-type="float" office:value="353776" calcext:value-type="float">
            <text:p>35377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218" calcext:value-type="float">
            <text:p>86218</text:p>
          </table:table-cell>
          <table:table-cell office:value-type="float" office:value="79104" calcext:value-type="float">
            <text:p>79104</text:p>
          </table:table-cell>
          <table:table-cell office:value-type="float" office:value="78643" calcext:value-type="float">
            <text:p>78643</text:p>
          </table:table-cell>
          <table:table-cell office:value-type="float" office:value="8256" calcext:value-type="float">
            <text:p>8256</text:p>
          </table:table-cell>
          <table:table-cell office:value-type="float" office:value="7970" calcext:value-type="float">
            <text:p>7970</text:p>
          </table:table-cell>
          <table:table-cell office:value-type="float" office:value="100608" calcext:value-type="float">
            <text:p>100608</text:p>
          </table:table-cell>
          <table:table-cell office:value-type="float" office:value="51328" calcext:value-type="float">
            <text:p>51328</text:p>
          </table:table-cell>
          <table:table-cell office:value-type="float" office:value="88377" calcext:value-type="float">
            <text:p>8837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14033" calcext:value-type="float">
            <text:p>1403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2</text:p>
          </table:table-cell>
          <table:table-cell office:value-type="float" office:value="57439676" calcext:value-type="float">
            <text:p>574396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89612" calcext:value-type="float">
            <text:p>389612</text:p>
          </table:table-cell>
          <table:table-cell office:value-type="float" office:value="360616" calcext:value-type="float">
            <text:p>36061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6152" calcext:value-type="float">
            <text:p>46152</text:p>
          </table:table-cell>
          <table:table-cell office:value-type="float" office:value="79936" calcext:value-type="float">
            <text:p>79936</text:p>
          </table:table-cell>
          <table:table-cell office:value-type="float" office:value="79506" calcext:value-type="float">
            <text:p>79506</text:p>
          </table:table-cell>
          <table:table-cell office:value-type="float" office:value="8320" calcext:value-type="float">
            <text:p>8320</text:p>
          </table:table-cell>
          <table:table-cell office:value-type="float" office:value="8069" calcext:value-type="float">
            <text:p>8069</text:p>
          </table:table-cell>
          <table:table-cell office:value-type="float" office:value="100608" calcext:value-type="float">
            <text:p>100608</text:p>
          </table:table-cell>
          <table:table-cell office:value-type="float" office:value="51712" calcext:value-type="float">
            <text:p>51712</text:p>
          </table:table-cell>
          <table:table-cell office:value-type="float" office:value="86298" calcext:value-type="float">
            <text:p>862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office:value-type="float" office:value="14202" calcext:value-type="float">
            <text:p>1420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3</text:p>
          </table:table-cell>
          <table:table-cell office:value-type="float" office:value="57437152" calcext:value-type="float">
            <text:p>57437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492" calcext:value-type="float">
            <text:p>4938492</text:p>
          </table:table-cell>
          <table:table-cell office:value-type="float" office:value="391648" calcext:value-type="float">
            <text:p>391648</text:p>
          </table:table-cell>
          <table:table-cell office:value-type="float" office:value="362652" calcext:value-type="float">
            <text:p>362652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66" calcext:value-type="float">
            <text:p>68166</text:p>
          </table:table-cell>
          <table:table-cell office:value-type="float" office:value="81216" calcext:value-type="float">
            <text:p>81216</text:p>
          </table:table-cell>
          <table:table-cell office:value-type="float" office:value="80725" calcext:value-type="float">
            <text:p>80725</text:p>
          </table:table-cell>
          <table:table-cell office:value-type="float" office:value="8448" calcext:value-type="float">
            <text:p>8448</text:p>
          </table:table-cell>
          <table:table-cell office:value-type="float" office:value="8192" calcext:value-type="float">
            <text:p>81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2288" calcext:value-type="float">
            <text:p>52288</text:p>
          </table:table-cell>
          <table:table-cell office:value-type="float" office:value="86140" calcext:value-type="float">
            <text:p>8614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14420" calcext:value-type="float">
            <text:p>1442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4</text:p>
          </table:table-cell>
          <table:table-cell office:value-type="float" office:value="57419008" calcext:value-type="float">
            <text:p>574190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31" calcext:value-type="float">
            <text:p>16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180" calcext:value-type="float">
            <text:p>7734180</text:p>
          </table:table-cell>
          <table:table-cell office:value-type="float" office:value="409792" calcext:value-type="float">
            <text:p>409792</text:p>
          </table:table-cell>
          <table:table-cell office:value-type="float" office:value="380796" calcext:value-type="float">
            <text:p>380796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502" calcext:value-type="float">
            <text:p>28502</text:p>
          </table:table-cell>
          <table:table-cell office:value-type="float" office:value="82560" calcext:value-type="float">
            <text:p>82560</text:p>
          </table:table-cell>
          <table:table-cell office:value-type="float" office:value="82076" calcext:value-type="float">
            <text:p>82076</text:p>
          </table:table-cell>
          <table:table-cell office:value-type="float" office:value="8576" calcext:value-type="float">
            <text:p>8576</text:p>
          </table:table-cell>
          <table:table-cell office:value-type="float" office:value="8295" calcext:value-type="float">
            <text:p>8295</text:p>
          </table:table-cell>
          <table:table-cell office:value-type="float" office:value="100608" calcext:value-type="float">
            <text:p>100608</text:p>
          </table:table-cell>
          <table:table-cell office:value-type="float" office:value="53568" calcext:value-type="float">
            <text:p>53568</text:p>
          </table:table-cell>
          <table:table-cell office:value-type="float" office:value="86208" calcext:value-type="float">
            <text:p>8620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1376" calcext:value-type="float">
            <text:p>91376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4611" calcext:value-type="float">
            <text:p>1461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5</text:p>
          </table:table-cell>
          <table:table-cell office:value-type="float" office:value="57398244" calcext:value-type="float">
            <text:p>573982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180" calcext:value-type="float">
            <text:p>7734180</text:p>
          </table:table-cell>
          <table:table-cell office:value-type="float" office:value="432664" calcext:value-type="float">
            <text:p>432664</text:p>
          </table:table-cell>
          <table:table-cell office:value-type="float" office:value="403668" calcext:value-type="float">
            <text:p>403668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3075" calcext:value-type="float">
            <text:p>73075</text:p>
          </table:table-cell>
          <table:table-cell office:value-type="float" office:value="82688" calcext:value-type="float">
            <text:p>82688</text:p>
          </table:table-cell>
          <table:table-cell office:value-type="float" office:value="82252" calcext:value-type="float">
            <text:p>82252</text:p>
          </table:table-cell>
          <table:table-cell office:value-type="float" office:value="8576" calcext:value-type="float">
            <text:p>8576</text:p>
          </table:table-cell>
          <table:table-cell office:value-type="float" office:value="8306" calcext:value-type="float">
            <text:p>8306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080" calcext:value-type="float">
            <text:p>54080</text:p>
          </table:table-cell>
          <table:table-cell office:value-type="float" office:value="91506" calcext:value-type="float">
            <text:p>9150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89320" calcext:value-type="float">
            <text:p>89320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14627" calcext:value-type="float">
            <text:p>14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6</text:p>
          </table:table-cell>
          <table:table-cell office:value-type="float" office:value="57386028" calcext:value-type="float">
            <text:p>573860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180" calcext:value-type="float">
            <text:p>7734180</text:p>
          </table:table-cell>
          <table:table-cell office:value-type="float" office:value="442736" calcext:value-type="float">
            <text:p>442736</text:p>
          </table:table-cell>
          <table:table-cell office:value-type="float" office:value="413740" calcext:value-type="float">
            <text:p>413740</text:p>
          </table:table-cell>
          <table:table-cell office:value-type="float" office:value="28996" calcext:value-type="float">
            <text:p>2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7" calcext:value-type="float">
            <text:p>39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990" calcext:value-type="float">
            <text:p>65990</text:p>
          </table:table-cell>
          <table:table-cell office:value-type="float" office:value="83008" calcext:value-type="float">
            <text:p>83008</text:p>
          </table:table-cell>
          <table:table-cell office:value-type="float" office:value="82612" calcext:value-type="float">
            <text:p>82612</text:p>
          </table:table-cell>
          <table:table-cell office:value-type="float" office:value="8576" calcext:value-type="float">
            <text:p>8576</text:p>
          </table:table-cell>
          <table:table-cell office:value-type="float" office:value="8343" calcext:value-type="float">
            <text:p>8343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080" calcext:value-type="float">
            <text:p>54080</text:p>
          </table:table-cell>
          <table:table-cell office:value-type="float" office:value="89449" calcext:value-type="float">
            <text:p>894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51284" calcext:value-type="float">
            <text:p>51284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14688" calcext:value-type="float">
            <text:p>1468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7</text:p>
          </table:table-cell>
          <table:table-cell office:value-type="float" office:value="57385524" calcext:value-type="float">
            <text:p>57385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180" calcext:value-type="float">
            <text:p>7734180</text:p>
          </table:table-cell>
          <table:table-cell office:value-type="float" office:value="444096" calcext:value-type="float">
            <text:p>444096</text:p>
          </table:table-cell>
          <table:table-cell office:value-type="float" office:value="415104" calcext:value-type="float">
            <text:p>415104</text:p>
          </table:table-cell>
          <table:table-cell office:value-type="float" office:value="28992" calcext:value-type="float">
            <text:p>2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302" calcext:value-type="float">
            <text:p>79302</text:p>
          </table:table-cell>
          <table:table-cell office:value-type="float" office:value="83968" calcext:value-type="float">
            <text:p>83968</text:p>
          </table:table-cell>
          <table:table-cell office:value-type="float" office:value="83478" calcext:value-type="float">
            <text:p>83478</text:p>
          </table:table-cell>
          <table:table-cell office:value-type="float" office:value="8704" calcext:value-type="float">
            <text:p>8704</text:p>
          </table:table-cell>
          <table:table-cell office:value-type="float" office:value="8432" calcext:value-type="float">
            <text:p>843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080" calcext:value-type="float">
            <text:p>54080</text:p>
          </table:table-cell>
          <table:table-cell office:value-type="float" office:value="89792" calcext:value-type="float">
            <text:p>897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284" calcext:value-type="float">
            <text:p>51284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14849" calcext:value-type="float">
            <text:p>14849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8</text:p>
          </table:table-cell>
          <table:table-cell office:value-type="float" office:value="57385024" calcext:value-type="float">
            <text:p>573850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180" calcext:value-type="float">
            <text:p>7734180</text:p>
          </table:table-cell>
          <table:table-cell office:value-type="float" office:value="444820" calcext:value-type="float">
            <text:p>444820</text:p>
          </table:table-cell>
          <table:table-cell office:value-type="float" office:value="415764" calcext:value-type="float">
            <text:p>415764</text:p>
          </table:table-cell>
          <table:table-cell office:value-type="float" office:value="29056" calcext:value-type="float">
            <text:p>2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004" calcext:value-type="float">
            <text:p>88004</text:p>
          </table:table-cell>
          <table:table-cell office:value-type="float" office:value="84480" calcext:value-type="float">
            <text:p>84480</text:p>
          </table:table-cell>
          <table:table-cell office:value-type="float" office:value="84044" calcext:value-type="float">
            <text:p>84044</text:p>
          </table:table-cell>
          <table:table-cell office:value-type="float" office:value="8768" calcext:value-type="float">
            <text:p>8768</text:p>
          </table:table-cell>
          <table:table-cell office:value-type="float" office:value="8503" calcext:value-type="float">
            <text:p>8503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080" calcext:value-type="float">
            <text:p>54080</text:p>
          </table:table-cell>
          <table:table-cell office:value-type="float" office:value="94071" calcext:value-type="float">
            <text:p>9407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284" calcext:value-type="float">
            <text:p>51284</text:p>
          </table:table-cell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14981" calcext:value-type="float">
            <text:p>1498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19</text:p>
          </table:table-cell>
          <table:table-cell office:value-type="float" office:value="57431376" calcext:value-type="float">
            <text:p>574313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200" calcext:value-type="float">
            <text:p>7734200</text:p>
          </table:table-cell>
          <table:table-cell office:value-type="float" office:value="398640" calcext:value-type="float">
            <text:p>398640</text:p>
          </table:table-cell>
          <table:table-cell office:value-type="float" office:value="369576" calcext:value-type="float">
            <text:p>36957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316" calcext:value-type="float">
            <text:p>101316</text:p>
          </table:table-cell>
          <table:table-cell office:value-type="float" office:value="85504" calcext:value-type="float">
            <text:p>85504</text:p>
          </table:table-cell>
          <table:table-cell office:value-type="float" office:value="85008" calcext:value-type="float">
            <text:p>85008</text:p>
          </table:table-cell>
          <table:table-cell office:value-type="float" office:value="8896" calcext:value-type="float">
            <text:p>8896</text:p>
          </table:table-cell>
          <table:table-cell office:value-type="float" office:value="8583" calcext:value-type="float">
            <text:p>8583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08" calcext:value-type="float">
            <text:p>54208</text:p>
          </table:table-cell>
          <table:table-cell office:value-type="float" office:value="75884" calcext:value-type="float">
            <text:p>7588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340" calcext:value-type="float">
            <text:p>5334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27" calcext:value-type="float">
            <text:p>1512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0</text:p>
          </table:table-cell>
          <table:table-cell office:value-type="float" office:value="57405044" calcext:value-type="float">
            <text:p>574050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6561" calcext:value-type="float">
            <text:p>765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1</text:p>
          </table:table-cell>
          <table:table-cell office:value-type="float" office:value="57404036" calcext:value-type="float">
            <text:p>574040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6561" calcext:value-type="float">
            <text:p>765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2</text:p>
          </table:table-cell>
          <table:table-cell office:value-type="float" office:value="57400412" calcext:value-type="float">
            <text:p>574004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6561" calcext:value-type="float">
            <text:p>765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3</text:p>
          </table:table-cell>
          <table:table-cell office:value-type="float" office:value="57400160" calcext:value-type="float">
            <text:p>574001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6561" calcext:value-type="float">
            <text:p>765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4</text:p>
          </table:table-cell>
          <table:table-cell office:value-type="float" office:value="57400160" calcext:value-type="float">
            <text:p>574001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9" calcext:value-type="float">
            <text:p>720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5</text:p>
          </table:table-cell>
          <table:table-cell office:value-type="float" office:value="57413264" calcext:value-type="float">
            <text:p>57413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172" calcext:value-type="float">
            <text:p>7733172</text:p>
          </table:table-cell>
          <table:table-cell office:value-type="float" office:value="405524" calcext:value-type="float">
            <text:p>405524</text:p>
          </table:table-cell>
          <table:table-cell office:value-type="float" office:value="376460" calcext:value-type="float">
            <text:p>37646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9" calcext:value-type="float">
            <text:p>720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6</text:p>
          </table:table-cell>
          <table:table-cell office:value-type="float" office:value="57413264" calcext:value-type="float">
            <text:p>57413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2144" calcext:value-type="float">
            <text:p>7732144</text:p>
          </table:table-cell>
          <table:table-cell office:value-type="float" office:value="405604" calcext:value-type="float">
            <text:p>405604</text:p>
          </table:table-cell>
          <table:table-cell office:value-type="float" office:value="376540" calcext:value-type="float">
            <text:p>37654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3" calcext:value-type="float">
            <text:p>7206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28" calcext:value-type="float">
            <text:p>49228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7</text:p>
          </table:table-cell>
          <table:table-cell office:value-type="float" office:value="57413016" calcext:value-type="float">
            <text:p>574130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2144" calcext:value-type="float">
            <text:p>7732144</text:p>
          </table:table-cell>
          <table:table-cell office:value-type="float" office:value="405604" calcext:value-type="float">
            <text:p>405604</text:p>
          </table:table-cell>
          <table:table-cell office:value-type="float" office:value="376540" calcext:value-type="float">
            <text:p>37654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3" calcext:value-type="float">
            <text:p>7206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28" calcext:value-type="float">
            <text:p>49228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8</text:p>
          </table:table-cell>
          <table:table-cell office:value-type="float" office:value="57413024" calcext:value-type="float">
            <text:p>574130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2144" calcext:value-type="float">
            <text:p>7732144</text:p>
          </table:table-cell>
          <table:table-cell office:value-type="float" office:value="405604" calcext:value-type="float">
            <text:p>405604</text:p>
          </table:table-cell>
          <table:table-cell office:value-type="float" office:value="376540" calcext:value-type="float">
            <text:p>376540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3" calcext:value-type="float">
            <text:p>7206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28" calcext:value-type="float">
            <text:p>49228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29</text:p>
          </table:table-cell>
          <table:table-cell office:value-type="float" office:value="57425120" calcext:value-type="float">
            <text:p>57425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2144" calcext:value-type="float">
            <text:p>7732144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28" calcext:value-type="float">
            <text:p>49228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0</text:p>
          </table:table-cell>
          <table:table-cell office:value-type="float" office:value="57425120" calcext:value-type="float">
            <text:p>57425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2144" calcext:value-type="float">
            <text:p>7732144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228" calcext:value-type="float">
            <text:p>49228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1</text:p>
          </table:table-cell>
          <table:table-cell office:value-type="float" office:value="57425120" calcext:value-type="float">
            <text:p>57425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7" calcext:value-type="float">
            <text:p>720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2</text:p>
          </table:table-cell>
          <table:table-cell office:value-type="float" office:value="57425120" calcext:value-type="float">
            <text:p>57425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7" calcext:value-type="float">
            <text:p>720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3</text:p>
          </table:table-cell>
          <table:table-cell office:value-type="float" office:value="57424112" calcext:value-type="float">
            <text:p>574241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7" calcext:value-type="float">
            <text:p>720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4</text:p>
          </table:table-cell>
          <table:table-cell office:value-type="float" office:value="57424112" calcext:value-type="float">
            <text:p>574241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94" calcext:value-type="float">
            <text:p>10189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5" calcext:value-type="float">
            <text:p>720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5</text:p>
          </table:table-cell>
          <table:table-cell office:value-type="float" office:value="57424516" calcext:value-type="float">
            <text:p>57424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5" calcext:value-type="float">
            <text:p>720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6</text:p>
          </table:table-cell>
          <table:table-cell office:value-type="float" office:value="57424516" calcext:value-type="float">
            <text:p>57424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5" calcext:value-type="float">
            <text:p>720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7</text:p>
          </table:table-cell>
          <table:table-cell office:value-type="float" office:value="57425728" calcext:value-type="float">
            <text:p>574257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5" calcext:value-type="float">
            <text:p>720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8</text:p>
          </table:table-cell>
          <table:table-cell office:value-type="float" office:value="57425728" calcext:value-type="float">
            <text:p>574257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96" calcext:value-type="float">
            <text:p>392896</text:p>
          </table:table-cell>
          <table:table-cell office:value-type="float" office:value="363832" calcext:value-type="float">
            <text:p>3638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2" calcext:value-type="float">
            <text:p>85062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55" calcext:value-type="float">
            <text:p>720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39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0" calcext:value-type="float">
            <text:p>720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0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0" calcext:value-type="float">
            <text:p>720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1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955" calcext:value-type="float">
            <text:p>10195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0" calcext:value-type="float">
            <text:p>720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2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065" calcext:value-type="float">
            <text:p>10206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3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4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5</text:p>
          </table:table-cell>
          <table:table-cell office:value-type="float" office:value="57425636" calcext:value-type="float">
            <text:p>574256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6</text:p>
          </table:table-cell>
          <table:table-cell office:value-type="float" office:value="57423624" calcext:value-type="float">
            <text:p>574236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7</text:p>
          </table:table-cell>
          <table:table-cell office:value-type="float" office:value="57423624" calcext:value-type="float">
            <text:p>574236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8</text:p>
          </table:table-cell>
          <table:table-cell office:value-type="float" office:value="57423624" calcext:value-type="float">
            <text:p>574236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8" calcext:value-type="float">
            <text:p>392808</text:p>
          </table:table-cell>
          <table:table-cell office:value-type="float" office:value="363744" calcext:value-type="float">
            <text:p>363744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49</text:p>
          </table:table-cell>
          <table:table-cell office:value-type="float" office:value="57423624" calcext:value-type="float">
            <text:p>574236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0</text:p>
          </table:table-cell>
          <table:table-cell office:value-type="float" office:value="57424028" calcext:value-type="float">
            <text:p>574240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1</text:p>
          </table:table-cell>
          <table:table-cell office:value-type="float" office:value="57424028" calcext:value-type="float">
            <text:p>574240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2</text:p>
          </table:table-cell>
          <table:table-cell office:value-type="float" office:value="57424672" calcext:value-type="float">
            <text:p>57424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3</text:p>
          </table:table-cell>
          <table:table-cell office:value-type="float" office:value="57424672" calcext:value-type="float">
            <text:p>57424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4</text:p>
          </table:table-cell>
          <table:table-cell office:value-type="float" office:value="57424672" calcext:value-type="float">
            <text:p>57424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5</text:p>
          </table:table-cell>
          <table:table-cell office:value-type="float" office:value="57425460" calcext:value-type="float">
            <text:p>574254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6</text:p>
          </table:table-cell>
          <table:table-cell office:value-type="float" office:value="57425460" calcext:value-type="float">
            <text:p>574254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7</text:p>
          </table:table-cell>
          <table:table-cell office:value-type="float" office:value="57424956" calcext:value-type="float">
            <text:p>574249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8</text:p>
          </table:table-cell>
          <table:table-cell office:value-type="float" office:value="57424956" calcext:value-type="float">
            <text:p>574249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800" calcext:value-type="float">
            <text:p>392800</text:p>
          </table:table-cell>
          <table:table-cell office:value-type="float" office:value="363736" calcext:value-type="float">
            <text:p>363736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8:59</text:p>
          </table:table-cell>
          <table:table-cell office:value-type="float" office:value="57422436" calcext:value-type="float">
            <text:p>574224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0</text:p>
          </table:table-cell>
          <table:table-cell office:value-type="float" office:value="57420336" calcext:value-type="float">
            <text:p>574203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1</text:p>
          </table:table-cell>
          <table:table-cell office:value-type="float" office:value="57420336" calcext:value-type="float">
            <text:p>574203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2</text:p>
          </table:table-cell>
          <table:table-cell office:value-type="float" office:value="57420828" calcext:value-type="float">
            <text:p>574208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3</text:p>
          </table:table-cell>
          <table:table-cell office:value-type="float" office:value="57423656" calcext:value-type="float">
            <text:p>574236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27" calcext:value-type="float">
            <text:p>102127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4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5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6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7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8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6" calcext:value-type="float">
            <text:p>392796</text:p>
          </table:table-cell>
          <table:table-cell office:value-type="float" office:value="363732" calcext:value-type="float">
            <text:p>363732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09</text:p>
          </table:table-cell>
          <table:table-cell office:value-type="float" office:value="57423724" calcext:value-type="float">
            <text:p>57423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116" calcext:value-type="float">
            <text:p>7731116</text:p>
          </table:table-cell>
          <table:table-cell office:value-type="float" office:value="392792" calcext:value-type="float">
            <text:p>392792</text:p>
          </table:table-cell>
          <table:table-cell office:value-type="float" office:value="363728" calcext:value-type="float">
            <text:p>363728</text:p>
          </table:table-cell>
          <table:table-cell office:value-type="float" office:value="29064" calcext:value-type="float">
            <text:p>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4" calcext:value-type="float">
            <text:p>10214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63" calcext:value-type="float">
            <text:p>85063</text:p>
          </table:table-cell>
          <table:table-cell office:value-type="float" office:value="8896" calcext:value-type="float">
            <text:p>8896</text:p>
          </table:table-cell>
          <table:table-cell office:value-type="float" office:value="8592" calcext:value-type="float">
            <text:p>8592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272" calcext:value-type="float">
            <text:p>54272</text:p>
          </table:table-cell>
          <table:table-cell office:value-type="float" office:value="72062" calcext:value-type="float">
            <text:p>720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44" calcext:value-type="float">
            <text:p>1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49:10</text:p>
          </table:table-cell>
          <table:table-cell office:value-type="float" office:value="57412632" calcext:value-type="float">
            <text:p>57412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8032" calcext:value-type="float">
            <text:p>7728032</text:p>
          </table:table-cell>
          <table:table-cell office:value-type="float" office:value="406508" calcext:value-type="float">
            <text:p>406508</text:p>
          </table:table-cell>
          <table:table-cell office:value-type="float" office:value="377472" calcext:value-type="float">
            <text:p>377472</text:p>
          </table:table-cell>
          <table:table-cell office:value-type="float" office:value="29036" calcext:value-type="float">
            <text:p>2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233" calcext:value-type="float">
            <text:p>32233</text:p>
          </table:table-cell>
          <table:table-cell office:value-type="float" office:value="86080" calcext:value-type="float">
            <text:p>86080</text:p>
          </table:table-cell>
          <table:table-cell office:value-type="float" office:value="85601" calcext:value-type="float">
            <text:p>85601</text:p>
          </table:table-cell>
          <table:table-cell office:value-type="float" office:value="8896" calcext:value-type="float">
            <text:p>8896</text:p>
          </table:table-cell>
          <table:table-cell office:value-type="float" office:value="8616" calcext:value-type="float">
            <text:p>8616</text:p>
          </table:table-cell>
          <table:table-cell office:value-type="float" office:value="100608" calcext:value-type="float">
            <text:p>100608</text:p>
          </table:table-cell>
          <table:table-cell office:value-type="float" office:value="54912" calcext:value-type="float">
            <text:p>54912</text:p>
          </table:table-cell>
          <table:table-cell office:value-type="float" office:value="77207" calcext:value-type="float">
            <text:p>772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16" calcext:value-type="float">
            <text:p>45116</text:p>
          </table:table-cell>
          <table:table-cell office:value-type="float" office:value="376" calcext:value-type="float">
            <text:p>376</text:p>
          </table:table-cell>
          <table:table-cell office:value-type="float" office:value="369" calcext:value-type="float">
            <text:p>369</text:p>
          </table:table-cell>
          <table:table-cell office:value-type="float" office:value="15193" calcext:value-type="float">
            <text:p>1519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hne-autotrim" table:style-name="ta1">
        <table:table-column table:style-name="co2" table:default-cell-style-name="ce1"/>
        <table:table-column table:style-name="co3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2 19:44:43</text:p>
          </table:table-cell>
          <table:table-cell office:value-type="float" office:value="57632800" calcext:value-type="float">
            <text:p>576328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40852" calcext:value-type="float">
            <text:p>3940852</text:p>
          </table:table-cell>
          <table:table-cell office:value-type="float" office:value="175744" calcext:value-type="float">
            <text:p>175744</text:p>
          </table:table-cell>
          <table:table-cell office:value-type="float" office:value="150076" calcext:value-type="float">
            <text:p>150076</text:p>
          </table:table-cell>
          <table:table-cell office:value-type="float" office:value="25668" calcext:value-type="float">
            <text:p>2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0" calcext:value-type="float">
            <text:p>2000</text:p>
          </table:table-cell>
          <table:table-cell office:value-type="float" office:value="448" calcext:value-type="float">
            <text:p>448</text:p>
          </table:table-cell>
          <table:table-cell office:value-type="float" office:value="327" calcext:value-type="float">
            <text:p>3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2494" calcext:value-type="float">
            <text:p>4249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828" calcext:value-type="float">
            <text:p>33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2 19:44:44</text:p>
          </table:table-cell>
          <table:table-cell office:value-type="float" office:value="57626248" calcext:value-type="float">
            <text:p>576262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185188" calcext:value-type="float">
            <text:p>185188</text:p>
          </table:table-cell>
          <table:table-cell office:value-type="float" office:value="157312" calcext:value-type="float">
            <text:p>157312</text:p>
          </table:table-cell>
          <table:table-cell office:value-type="float" office:value="27876" calcext:value-type="float">
            <text:p>2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2" calcext:value-type="float">
            <text:p>2002</text:p>
          </table:table-cell>
          <table:table-cell office:value-type="float" office:value="1088" calcext:value-type="float">
            <text:p>1088</text:p>
          </table:table-cell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1504" calcext:value-type="float">
            <text:p>21504</text:p>
          </table:table-cell>
          <table:table-cell office:value-type="float" office:value="7872" calcext:value-type="float">
            <text:p>7872</text:p>
          </table:table-cell>
          <table:table-cell office:value-type="float" office:value="48222" calcext:value-type="float">
            <text:p>482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8" calcext:value-type="float">
            <text:p>369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45</text:p>
          </table:table-cell>
          <table:table-cell office:value-type="float" office:value="57621360" calcext:value-type="float">
            <text:p>576213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190364" calcext:value-type="float">
            <text:p>190364</text:p>
          </table:table-cell>
          <table:table-cell office:value-type="float" office:value="162464" calcext:value-type="float">
            <text:p>162464</text:p>
          </table:table-cell>
          <table:table-cell office:value-type="float" office:value="27900" calcext:value-type="float">
            <text:p>2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2" calcext:value-type="float">
            <text:p>2002</text:p>
          </table:table-cell>
          <table:table-cell office:value-type="float" office:value="1792" calcext:value-type="float">
            <text:p>1792</text:p>
          </table:table-cell>
          <table:table-cell office:value-type="float" office:value="1641" calcext:value-type="float">
            <text:p>1641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1504" calcext:value-type="float">
            <text:p>21504</text:p>
          </table:table-cell>
          <table:table-cell office:value-type="float" office:value="8192" calcext:value-type="float">
            <text:p>8192</text:p>
          </table:table-cell>
          <table:table-cell office:value-type="float" office:value="48619" calcext:value-type="float">
            <text:p>486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46</text:p>
          </table:table-cell>
          <table:table-cell office:value-type="float" office:value="57605080" calcext:value-type="float">
            <text:p>576050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07036" calcext:value-type="float">
            <text:p>207036</text:p>
          </table:table-cell>
          <table:table-cell office:value-type="float" office:value="179176" calcext:value-type="float">
            <text:p>179176</text:p>
          </table:table-cell>
          <table:table-cell office:value-type="float" office:value="27860" calcext:value-type="float">
            <text:p>2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3" calcext:value-type="float">
            <text:p>2473</text:p>
          </table:table-cell>
          <table:table-cell office:value-type="float" office:value="2176" calcext:value-type="float">
            <text:p>2176</text:p>
          </table:table-cell>
          <table:table-cell office:value-type="float" office:value="1969" calcext:value-type="float">
            <text:p>196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1504" calcext:value-type="float">
            <text:p>21504</text:p>
          </table:table-cell>
          <table:table-cell office:value-type="float" office:value="8512" calcext:value-type="float">
            <text:p>8512</text:p>
          </table:table-cell>
          <table:table-cell office:value-type="float" office:value="59032" calcext:value-type="float">
            <text:p>590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47</text:p>
          </table:table-cell>
          <table:table-cell office:value-type="float" office:value="57604324" calcext:value-type="float">
            <text:p>576043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09016" calcext:value-type="float">
            <text:p>209016</text:p>
          </table:table-cell>
          <table:table-cell office:value-type="float" office:value="180896" calcext:value-type="float">
            <text:p>180896</text:p>
          </table:table-cell>
          <table:table-cell office:value-type="float" office:value="28120" calcext:value-type="float">
            <text:p>28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0" calcext:value-type="float">
            <text:p>2960</text:p>
          </table:table-cell>
          <table:table-cell office:value-type="float" office:value="2752" calcext:value-type="float">
            <text:p>2752</text:p>
          </table:table-cell>
          <table:table-cell office:value-type="float" office:value="2633" calcext:value-type="float">
            <text:p>2633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21504" calcext:value-type="float">
            <text:p>21504</text:p>
          </table:table-cell>
          <table:table-cell office:value-type="float" office:value="9152" calcext:value-type="float">
            <text:p>9152</text:p>
          </table:table-cell>
          <table:table-cell office:value-type="float" office:value="61765" calcext:value-type="float">
            <text:p>617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48</text:p>
          </table:table-cell>
          <table:table-cell office:value-type="float" office:value="57620580" calcext:value-type="float">
            <text:p>576205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740" calcext:value-type="float">
            <text:p>4140740</text:p>
          </table:table-cell>
          <table:table-cell office:value-type="float" office:value="211260" calcext:value-type="float">
            <text:p>211260</text:p>
          </table:table-cell>
          <table:table-cell office:value-type="float" office:value="182640" calcext:value-type="float">
            <text:p>182640</text:p>
          </table:table-cell>
          <table:table-cell office:value-type="float" office:value="28620" calcext:value-type="float">
            <text:p>28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968" calcext:value-type="float">
            <text:p>3968</text:p>
          </table:table-cell>
          <table:table-cell office:value-type="float" office:value="3456" calcext:value-type="float">
            <text:p>3456</text:p>
          </table:table-cell>
          <table:table-cell office:value-type="float" office:value="3295" calcext:value-type="float">
            <text:p>3295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float" office:value="21504" calcext:value-type="float">
            <text:p>21504</text:p>
          </table:table-cell>
          <table:table-cell office:value-type="float" office:value="9792" calcext:value-type="float">
            <text:p>9792</text:p>
          </table:table-cell>
          <table:table-cell office:value-type="float" office:value="58930" calcext:value-type="float">
            <text:p>589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41" calcext:value-type="float">
            <text:p>104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49</text:p>
          </table:table-cell>
          <table:table-cell office:value-type="float" office:value="57627292" calcext:value-type="float">
            <text:p>5762729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05464" calcext:value-type="float">
            <text:p>205464</text:p>
          </table:table-cell>
          <table:table-cell office:value-type="float" office:value="177028" calcext:value-type="float">
            <text:p>177028</text:p>
          </table:table-cell>
          <table:table-cell office:value-type="float" office:value="28436" calcext:value-type="float">
            <text:p>2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857" calcext:value-type="float">
            <text:p>18857</text:p>
          </table:table-cell>
          <table:table-cell office:value-type="float" office:value="4416" calcext:value-type="float">
            <text:p>4416</text:p>
          </table:table-cell>
          <table:table-cell office:value-type="float" office:value="4274" calcext:value-type="float">
            <text:p>4274</text:p>
          </table:table-cell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21504" calcext:value-type="float">
            <text:p>21504</text:p>
          </table:table-cell>
          <table:table-cell office:value-type="float" office:value="10752" calcext:value-type="float">
            <text:p>10752</text:p>
          </table:table-cell>
          <table:table-cell office:value-type="float" office:value="46150" calcext:value-type="float">
            <text:p>461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82" calcext:value-type="float">
            <text:p>118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0</text:p>
          </table:table-cell>
          <table:table-cell office:value-type="float" office:value="57623776" calcext:value-type="float">
            <text:p>576237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09420" calcext:value-type="float">
            <text:p>209420</text:p>
          </table:table-cell>
          <table:table-cell office:value-type="float" office:value="180684" calcext:value-type="float">
            <text:p>180684</text:p>
          </table:table-cell>
          <table:table-cell office:value-type="float" office:value="28736" calcext:value-type="float">
            <text:p>2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07" calcext:value-type="float">
            <text:p>20907</text:p>
          </table:table-cell>
          <table:table-cell office:value-type="float" office:value="5760" calcext:value-type="float">
            <text:p>5760</text:p>
          </table:table-cell>
          <table:table-cell office:value-type="float" office:value="5640" calcext:value-type="float">
            <text:p>5640</text:p>
          </table:table-cell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office:value-type="float" office:value="21504" calcext:value-type="float">
            <text:p>21504</text:p>
          </table:table-cell>
          <table:table-cell office:value-type="float" office:value="11648" calcext:value-type="float">
            <text:p>11648</text:p>
          </table:table-cell>
          <table:table-cell office:value-type="float" office:value="48558" calcext:value-type="float">
            <text:p>485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97" calcext:value-type="float">
            <text:p>1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1</text:p>
          </table:table-cell>
          <table:table-cell office:value-type="float" office:value="57621456" calcext:value-type="float">
            <text:p>576214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11808" calcext:value-type="float">
            <text:p>211808</text:p>
          </table:table-cell>
          <table:table-cell office:value-type="float" office:value="183216" calcext:value-type="float">
            <text:p>183216</text:p>
          </table:table-cell>
          <table:table-cell office:value-type="float" office:value="28592" calcext:value-type="float">
            <text:p>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199" calcext:value-type="float">
            <text:p>4199</text:p>
          </table:table-cell>
          <table:table-cell office:value-type="float" office:value="6656" calcext:value-type="float">
            <text:p>6656</text:p>
          </table:table-cell>
          <table:table-cell office:value-type="float" office:value="6481" calcext:value-type="float">
            <text:p>6481</text:p>
          </table:table-cell>
          <table:table-cell office:value-type="float" office:value="384" calcext:value-type="float">
            <text:p>384</text:p>
          </table:table-cell>
          <table:table-cell office:value-type="float" office:value="302" calcext:value-type="float">
            <text:p>302</text:p>
          </table:table-cell>
          <table:table-cell office:value-type="float" office:value="21504" calcext:value-type="float">
            <text:p>21504</text:p>
          </table:table-cell>
          <table:table-cell office:value-type="float" office:value="12352" calcext:value-type="float">
            <text:p>12352</text:p>
          </table:table-cell>
          <table:table-cell office:value-type="float" office:value="46937" calcext:value-type="float">
            <text:p>469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93" calcext:value-type="float">
            <text:p>159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2</text:p>
          </table:table-cell>
          <table:table-cell office:value-type="float" office:value="57619288" calcext:value-type="float">
            <text:p>5761928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14324" calcext:value-type="float">
            <text:p>214324</text:p>
          </table:table-cell>
          <table:table-cell office:value-type="float" office:value="185728" calcext:value-type="float">
            <text:p>185728</text:p>
          </table:table-cell>
          <table:table-cell office:value-type="float" office:value="28596" calcext:value-type="float">
            <text:p>2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72" calcext:value-type="float">
            <text:p>24272</text:p>
          </table:table-cell>
          <table:table-cell office:value-type="float" office:value="8000" calcext:value-type="float">
            <text:p>8000</text:p>
          </table:table-cell>
          <table:table-cell office:value-type="float" office:value="7773" calcext:value-type="float">
            <text:p>7773</text:p>
          </table:table-cell>
          <table:table-cell office:value-type="float" office:value="576" calcext:value-type="float">
            <text:p>576</text:p>
          </table:table-cell>
          <table:table-cell office:value-type="float" office:value="427" calcext:value-type="float">
            <text:p>427</text:p>
          </table:table-cell>
          <table:table-cell office:value-type="float" office:value="21504" calcext:value-type="float">
            <text:p>21504</text:p>
          </table:table-cell>
          <table:table-cell office:value-type="float" office:value="12992" calcext:value-type="float">
            <text:p>12992</text:p>
          </table:table-cell>
          <table:table-cell office:value-type="float" office:value="47671" calcext:value-type="float">
            <text:p>476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850" calcext:value-type="float">
            <text:p>185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3</text:p>
          </table:table-cell>
          <table:table-cell office:value-type="float" office:value="57615696" calcext:value-type="float">
            <text:p>576156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17436" calcext:value-type="float">
            <text:p>217436</text:p>
          </table:table-cell>
          <table:table-cell office:value-type="float" office:value="188816" calcext:value-type="float">
            <text:p>188816</text:p>
          </table:table-cell>
          <table:table-cell office:value-type="float" office:value="28620" calcext:value-type="float">
            <text:p>28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991" calcext:value-type="float">
            <text:p>37991</text:p>
          </table:table-cell>
          <table:table-cell office:value-type="float" office:value="9152" calcext:value-type="float">
            <text:p>9152</text:p>
          </table:table-cell>
          <table:table-cell office:value-type="float" office:value="8931" calcext:value-type="float">
            <text:p>8931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21504" calcext:value-type="float">
            <text:p>21504</text:p>
          </table:table-cell>
          <table:table-cell office:value-type="float" office:value="13824" calcext:value-type="float">
            <text:p>13824</text:p>
          </table:table-cell>
          <table:table-cell office:value-type="float" office:value="45987" calcext:value-type="float">
            <text:p>4598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089" calcext:value-type="float">
            <text:p>208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4</text:p>
          </table:table-cell>
          <table:table-cell office:value-type="float" office:value="57611916" calcext:value-type="float">
            <text:p>576119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21504" calcext:value-type="float">
            <text:p>221504</text:p>
          </table:table-cell>
          <table:table-cell office:value-type="float" office:value="192948" calcext:value-type="float">
            <text:p>192948</text:p>
          </table:table-cell>
          <table:table-cell office:value-type="float" office:value="28556" calcext:value-type="float">
            <text:p>2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76" calcext:value-type="float">
            <text:p>14376</text:p>
          </table:table-cell>
          <table:table-cell office:value-type="float" office:value="10816" calcext:value-type="float">
            <text:p>10816</text:p>
          </table:table-cell>
          <table:table-cell office:value-type="float" office:value="10663" calcext:value-type="float">
            <text:p>10663</text:p>
          </table:table-cell>
          <table:table-cell office:value-type="float" office:value="832" calcext:value-type="float">
            <text:p>832</text:p>
          </table:table-cell>
          <table:table-cell office:value-type="float" office:value="718" calcext:value-type="float">
            <text:p>718</text:p>
          </table:table-cell>
          <table:table-cell office:value-type="float" office:value="21504" calcext:value-type="float">
            <text:p>21504</text:p>
          </table:table-cell>
          <table:table-cell office:value-type="float" office:value="14528" calcext:value-type="float">
            <text:p>14528</text:p>
          </table:table-cell>
          <table:table-cell office:value-type="float" office:value="49807" calcext:value-type="float">
            <text:p>498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67" calcext:value-type="float">
            <text:p>246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5</text:p>
          </table:table-cell>
          <table:table-cell office:value-type="float" office:value="57610656" calcext:value-type="float">
            <text:p>576106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04" calcext:value-type="float">
            <text:p>4140804</text:p>
          </table:table-cell>
          <table:table-cell office:value-type="float" office:value="223336" calcext:value-type="float">
            <text:p>223336</text:p>
          </table:table-cell>
          <table:table-cell office:value-type="float" office:value="194748" calcext:value-type="float">
            <text:p>194748</text:p>
          </table:table-cell>
          <table:table-cell office:value-type="float" office:value="28588" calcext:value-type="float">
            <text:p>28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629" calcext:value-type="float">
            <text:p>26629</text:p>
          </table:table-cell>
          <table:table-cell office:value-type="float" office:value="11648" calcext:value-type="float">
            <text:p>11648</text:p>
          </table:table-cell>
          <table:table-cell office:value-type="float" office:value="11519" calcext:value-type="float">
            <text:p>11519</text:p>
          </table:table-cell>
          <table:table-cell office:value-type="float" office:value="896" calcext:value-type="float">
            <text:p>896</text:p>
          </table:table-cell>
          <table:table-cell office:value-type="float" office:value="805" calcext:value-type="float">
            <text:p>805</text:p>
          </table:table-cell>
          <table:table-cell office:value-type="float" office:value="21504" calcext:value-type="float">
            <text:p>21504</text:p>
          </table:table-cell>
          <table:table-cell office:value-type="float" office:value="15360" calcext:value-type="float">
            <text:p>15360</text:p>
          </table:table-cell>
          <table:table-cell office:value-type="float" office:value="51100" calcext:value-type="float">
            <text:p>51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638" calcext:value-type="float">
            <text:p>263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6</text:p>
          </table:table-cell>
          <table:table-cell office:value-type="float" office:value="57607892" calcext:value-type="float">
            <text:p>5760789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864" calcext:value-type="float">
            <text:p>4140864</text:p>
          </table:table-cell>
          <table:table-cell office:value-type="float" office:value="225632" calcext:value-type="float">
            <text:p>225632</text:p>
          </table:table-cell>
          <table:table-cell office:value-type="float" office:value="197028" calcext:value-type="float">
            <text:p>197028</text:p>
          </table:table-cell>
          <table:table-cell office:value-type="float" office:value="28604" calcext:value-type="float">
            <text:p>2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331" calcext:value-type="float">
            <text:p>35331</text:p>
          </table:table-cell>
          <table:table-cell office:value-type="float" office:value="12992" calcext:value-type="float">
            <text:p>12992</text:p>
          </table:table-cell>
          <table:table-cell office:value-type="float" office:value="12730" calcext:value-type="float">
            <text:p>12730</text:p>
          </table:table-cell>
          <table:table-cell office:value-type="float" office:value="1088" calcext:value-type="float">
            <text:p>1088</text:p>
          </table:table-cell>
          <table:table-cell office:value-type="float" office:value="945" calcext:value-type="float">
            <text:p>945</text:p>
          </table:table-cell>
          <table:table-cell office:value-type="float" office:value="21504" calcext:value-type="float">
            <text:p>21504</text:p>
          </table:table-cell>
          <table:table-cell office:value-type="float" office:value="16192" calcext:value-type="float">
            <text:p>16192</text:p>
          </table:table-cell>
          <table:table-cell office:value-type="float" office:value="49453" calcext:value-type="float">
            <text:p>49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905" calcext:value-type="float">
            <text:p>290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7</text:p>
          </table:table-cell>
          <table:table-cell office:value-type="float" office:value="57602348" calcext:value-type="float">
            <text:p>576023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428" calcext:value-type="float">
            <text:p>4207428</text:p>
          </table:table-cell>
          <table:table-cell office:value-type="float" office:value="231872" calcext:value-type="float">
            <text:p>231872</text:p>
          </table:table-cell>
          <table:table-cell office:value-type="float" office:value="203220" calcext:value-type="float">
            <text:p>203220</text:p>
          </table:table-cell>
          <table:table-cell office:value-type="float" office:value="28652" calcext:value-type="float">
            <text:p>2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414" calcext:value-type="float">
            <text:p>60414</text:p>
          </table:table-cell>
          <table:table-cell office:value-type="float" office:value="15360" calcext:value-type="float">
            <text:p>15360</text:p>
          </table:table-cell>
          <table:table-cell office:value-type="float" office:value="15065" calcext:value-type="float">
            <text:p>15065</text:p>
          </table:table-cell>
          <table:table-cell office:value-type="float" office:value="1344" calcext:value-type="float">
            <text:p>1344</text:p>
          </table:table-cell>
          <table:table-cell office:value-type="float" office:value="1188" calcext:value-type="float">
            <text:p>1188</text:p>
          </table:table-cell>
          <table:table-cell office:value-type="float" office:value="21504" calcext:value-type="float">
            <text:p>21504</text:p>
          </table:table-cell>
          <table:table-cell office:value-type="float" office:value="17216" calcext:value-type="float">
            <text:p>17216</text:p>
          </table:table-cell>
          <table:table-cell office:value-type="float" office:value="53116" calcext:value-type="float">
            <text:p>53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936" calcext:value-type="float">
            <text:p>3793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230" calcext:value-type="float">
            <text:p>323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8</text:p>
          </table:table-cell>
          <table:table-cell office:value-type="float" office:value="57594788" calcext:value-type="float">
            <text:p>5759478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428" calcext:value-type="float">
            <text:p>4207428</text:p>
          </table:table-cell>
          <table:table-cell office:value-type="float" office:value="240512" calcext:value-type="float">
            <text:p>240512</text:p>
          </table:table-cell>
          <table:table-cell office:value-type="float" office:value="211868" calcext:value-type="float">
            <text:p>211868</text:p>
          </table:table-cell>
          <table:table-cell office:value-type="float" office:value="28644" calcext:value-type="float">
            <text:p>2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970" calcext:value-type="float">
            <text:p>21970</text:p>
          </table:table-cell>
          <table:table-cell office:value-type="float" office:value="17280" calcext:value-type="float">
            <text:p>17280</text:p>
          </table:table-cell>
          <table:table-cell office:value-type="float" office:value="16999" calcext:value-type="float">
            <text:p>16999</text:p>
          </table:table-cell>
          <table:table-cell office:value-type="float" office:value="1536" calcext:value-type="float">
            <text:p>1536</text:p>
          </table:table-cell>
          <table:table-cell office:value-type="float" office:value="1392" calcext:value-type="float">
            <text:p>1392</text:p>
          </table:table-cell>
          <table:table-cell office:value-type="float" office:value="21504" calcext:value-type="float">
            <text:p>21504</text:p>
          </table:table-cell>
          <table:table-cell office:value-type="float" office:value="18304" calcext:value-type="float">
            <text:p>18304</text:p>
          </table:table-cell>
          <table:table-cell office:value-type="float" office:value="59019" calcext:value-type="float">
            <text:p>590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561" calcext:value-type="float">
            <text:p>356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4:59</text:p>
          </table:table-cell>
          <table:table-cell office:value-type="float" office:value="57579668" calcext:value-type="float">
            <text:p>575796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7428" calcext:value-type="float">
            <text:p>4207428</text:p>
          </table:table-cell>
          <table:table-cell office:value-type="float" office:value="255476" calcext:value-type="float">
            <text:p>255476</text:p>
          </table:table-cell>
          <table:table-cell office:value-type="float" office:value="226832" calcext:value-type="float">
            <text:p>226832</text:p>
          </table:table-cell>
          <table:table-cell office:value-type="float" office:value="28644" calcext:value-type="float">
            <text:p>2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164" calcext:value-type="float">
            <text:p>75164</text:p>
          </table:table-cell>
          <table:table-cell office:value-type="float" office:value="19776" calcext:value-type="float">
            <text:p>19776</text:p>
          </table:table-cell>
          <table:table-cell office:value-type="float" office:value="19559" calcext:value-type="float">
            <text:p>19559</text:p>
          </table:table-cell>
          <table:table-cell office:value-type="float" office:value="1856" calcext:value-type="float">
            <text:p>1856</text:p>
          </table:table-cell>
          <table:table-cell office:value-type="float" office:value="1742" calcext:value-type="float">
            <text:p>1742</text:p>
          </table:table-cell>
          <table:table-cell office:value-type="float" office:value="21504" calcext:value-type="float">
            <text:p>21504</text:p>
          </table:table-cell>
          <table:table-cell office:value-type="float" office:value="19392" calcext:value-type="float">
            <text:p>19392</text:p>
          </table:table-cell>
          <table:table-cell office:value-type="float" office:value="61017" calcext:value-type="float">
            <text:p>61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4186" calcext:value-type="float">
            <text:p>4186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0</text:p>
          </table:table-cell>
          <table:table-cell office:value-type="float" office:value="57575384" calcext:value-type="float">
            <text:p>5757538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59780" calcext:value-type="float">
            <text:p>259780</text:p>
          </table:table-cell>
          <table:table-cell office:value-type="float" office:value="231144" calcext:value-type="float">
            <text:p>231144</text:p>
          </table:table-cell>
          <table:table-cell office:value-type="float" office:value="28636" calcext:value-type="float">
            <text:p>2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6" calcext:value-type="float">
            <text:p>10566</text:p>
          </table:table-cell>
          <table:table-cell office:value-type="float" office:value="21952" calcext:value-type="float">
            <text:p>21952</text:p>
          </table:table-cell>
          <table:table-cell office:value-type="float" office:value="21704" calcext:value-type="float">
            <text:p>21704</text:p>
          </table:table-cell>
          <table:table-cell office:value-type="float" office:value="2048" calcext:value-type="float">
            <text:p>2048</text:p>
          </table:table-cell>
          <table:table-cell office:value-type="float" office:value="1921" calcext:value-type="float">
            <text:p>1921</text:p>
          </table:table-cell>
          <table:table-cell office:value-type="float" office:value="36096" calcext:value-type="float">
            <text:p>36096</text:p>
          </table:table-cell>
          <table:table-cell office:value-type="float" office:value="20224" calcext:value-type="float">
            <text:p>20224</text:p>
          </table:table-cell>
          <table:table-cell office:value-type="float" office:value="62740" calcext:value-type="float">
            <text:p>627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464" calcext:value-type="float">
            <text:p>44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1</text:p>
          </table:table-cell>
          <table:table-cell office:value-type="float" office:value="57571604" calcext:value-type="float">
            <text:p>5757160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64156" calcext:value-type="float">
            <text:p>264156</text:p>
          </table:table-cell>
          <table:table-cell office:value-type="float" office:value="235520" calcext:value-type="float">
            <text:p>235520</text:p>
          </table:table-cell>
          <table:table-cell office:value-type="float" office:value="28636" calcext:value-type="float">
            <text:p>2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166" calcext:value-type="float">
            <text:p>36166</text:p>
          </table:table-cell>
          <table:table-cell office:value-type="float" office:value="24896" calcext:value-type="float">
            <text:p>24896</text:p>
          </table:table-cell>
          <table:table-cell office:value-type="float" office:value="24718" calcext:value-type="float">
            <text:p>24718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36096" calcext:value-type="float">
            <text:p>36096</text:p>
          </table:table-cell>
          <table:table-cell office:value-type="float" office:value="20800" calcext:value-type="float">
            <text:p>20800</text:p>
          </table:table-cell>
          <table:table-cell office:value-type="float" office:value="81638" calcext:value-type="float">
            <text:p>816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889" calcext:value-type="float">
            <text:p>488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2</text:p>
          </table:table-cell>
          <table:table-cell office:value-type="float" office:value="57568076" calcext:value-type="float">
            <text:p>575680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66884" calcext:value-type="float">
            <text:p>266884</text:p>
          </table:table-cell>
          <table:table-cell office:value-type="float" office:value="238188" calcext:value-type="float">
            <text:p>238188</text:p>
          </table:table-cell>
          <table:table-cell office:value-type="float" office:value="28696" calcext:value-type="float">
            <text:p>2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73" calcext:value-type="float">
            <text:p>29773</text:p>
          </table:table-cell>
          <table:table-cell office:value-type="float" office:value="26432" calcext:value-type="float">
            <text:p>26432</text:p>
          </table:table-cell>
          <table:table-cell office:value-type="float" office:value="26249" calcext:value-type="float">
            <text:p>26249</text:p>
          </table:table-cell>
          <table:table-cell office:value-type="float" office:value="2496" calcext:value-type="float">
            <text:p>2496</text:p>
          </table:table-cell>
          <table:table-cell office:value-type="float" office:value="2396" calcext:value-type="float">
            <text:p>2396</text:p>
          </table:table-cell>
          <table:table-cell office:value-type="float" office:value="36096" calcext:value-type="float">
            <text:p>36096</text:p>
          </table:table-cell>
          <table:table-cell office:value-type="float" office:value="21440" calcext:value-type="float">
            <text:p>21440</text:p>
          </table:table-cell>
          <table:table-cell office:value-type="float" office:value="63744" calcext:value-type="float">
            <text:p>637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004" calcext:value-type="float">
            <text:p>4100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170" calcext:value-type="float">
            <text:p>517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3</text:p>
          </table:table-cell>
          <table:table-cell office:value-type="float" office:value="57566320" calcext:value-type="float">
            <text:p>575663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68944" calcext:value-type="float">
            <text:p>268944</text:p>
          </table:table-cell>
          <table:table-cell office:value-type="float" office:value="240132" calcext:value-type="float">
            <text:p>240132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67" calcext:value-type="float">
            <text:p>76367</text:p>
          </table:table-cell>
          <table:table-cell office:value-type="float" office:value="27520" calcext:value-type="float">
            <text:p>27520</text:p>
          </table:table-cell>
          <table:table-cell office:value-type="float" office:value="27288" calcext:value-type="float">
            <text:p>27288</text:p>
          </table:table-cell>
          <table:table-cell office:value-type="float" office:value="2624" calcext:value-type="float">
            <text:p>2624</text:p>
          </table:table-cell>
          <table:table-cell office:value-type="float" office:value="2513" calcext:value-type="float">
            <text:p>2513</text:p>
          </table:table-cell>
          <table:table-cell office:value-type="float" office:value="36096" calcext:value-type="float">
            <text:p>36096</text:p>
          </table:table-cell>
          <table:table-cell office:value-type="float" office:value="22208" calcext:value-type="float">
            <text:p>22208</text:p>
          </table:table-cell>
          <table:table-cell office:value-type="float" office:value="53737" calcext:value-type="float">
            <text:p>537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5393" calcext:value-type="float">
            <text:p>539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4</text:p>
          </table:table-cell>
          <table:table-cell office:value-type="float" office:value="57562288" calcext:value-type="float">
            <text:p>5756228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73272" calcext:value-type="float">
            <text:p>273272</text:p>
          </table:table-cell>
          <table:table-cell office:value-type="float" office:value="244460" calcext:value-type="float">
            <text:p>244460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314" calcext:value-type="float">
            <text:p>17314</text:p>
          </table:table-cell>
          <table:table-cell office:value-type="float" office:value="29504" calcext:value-type="float">
            <text:p>29504</text:p>
          </table:table-cell>
          <table:table-cell office:value-type="float" office:value="29220" calcext:value-type="float">
            <text:p>29220</text:p>
          </table:table-cell>
          <table:table-cell office:value-type="float" office:value="2944" calcext:value-type="float">
            <text:p>2944</text:p>
          </table:table-cell>
          <table:table-cell office:value-type="float" office:value="2773" calcext:value-type="float">
            <text:p>2773</text:p>
          </table:table-cell>
          <table:table-cell office:value-type="float" office:value="36096" calcext:value-type="float">
            <text:p>36096</text:p>
          </table:table-cell>
          <table:table-cell office:value-type="float" office:value="22720" calcext:value-type="float">
            <text:p>22720</text:p>
          </table:table-cell>
          <table:table-cell office:value-type="float" office:value="58278" calcext:value-type="float">
            <text:p>582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5833" calcext:value-type="float">
            <text:p>5833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5</text:p>
          </table:table-cell>
          <table:table-cell office:value-type="float" office:value="57559516" calcext:value-type="float">
            <text:p>575595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75688" calcext:value-type="float">
            <text:p>275688</text:p>
          </table:table-cell>
          <table:table-cell office:value-type="float" office:value="246876" calcext:value-type="float">
            <text:p>246876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081" calcext:value-type="float">
            <text:p>50081</text:p>
          </table:table-cell>
          <table:table-cell office:value-type="float" office:value="30848" calcext:value-type="float">
            <text:p>30848</text:p>
          </table:table-cell>
          <table:table-cell office:value-type="float" office:value="30515" calcext:value-type="float">
            <text:p>30515</text:p>
          </table:table-cell>
          <table:table-cell office:value-type="float" office:value="3136" calcext:value-type="float">
            <text:p>3136</text:p>
          </table:table-cell>
          <table:table-cell office:value-type="float" office:value="2956" calcext:value-type="float">
            <text:p>2956</text:p>
          </table:table-cell>
          <table:table-cell office:value-type="float" office:value="36096" calcext:value-type="float">
            <text:p>36096</text:p>
          </table:table-cell>
          <table:table-cell office:value-type="float" office:value="23360" calcext:value-type="float">
            <text:p>23360</text:p>
          </table:table-cell>
          <table:table-cell office:value-type="float" office:value="65076" calcext:value-type="float">
            <text:p>650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6163" calcext:value-type="float">
            <text:p>616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6</text:p>
          </table:table-cell>
          <table:table-cell office:value-type="float" office:value="57539356" calcext:value-type="float">
            <text:p>575393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96104" calcext:value-type="float">
            <text:p>296104</text:p>
          </table:table-cell>
          <table:table-cell office:value-type="float" office:value="267292" calcext:value-type="float">
            <text:p>267292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777" calcext:value-type="float">
            <text:p>79777</text:p>
          </table:table-cell>
          <table:table-cell office:value-type="float" office:value="31808" calcext:value-type="float">
            <text:p>31808</text:p>
          </table:table-cell>
          <table:table-cell office:value-type="float" office:value="31528" calcext:value-type="float">
            <text:p>31528</text:p>
          </table:table-cell>
          <table:table-cell office:value-type="float" office:value="3264" calcext:value-type="float">
            <text:p>3264</text:p>
          </table:table-cell>
          <table:table-cell office:value-type="float" office:value="3092" calcext:value-type="float">
            <text:p>3092</text:p>
          </table:table-cell>
          <table:table-cell office:value-type="float" office:value="36096" calcext:value-type="float">
            <text:p>36096</text:p>
          </table:table-cell>
          <table:table-cell office:value-type="float" office:value="24192" calcext:value-type="float">
            <text:p>24192</text:p>
          </table:table-cell>
          <table:table-cell office:value-type="float" office:value="90652" calcext:value-type="float">
            <text:p>906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6399" calcext:value-type="float">
            <text:p>639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7</text:p>
          </table:table-cell>
          <table:table-cell office:value-type="float" office:value="57536592" calcext:value-type="float">
            <text:p>5753659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99732" calcext:value-type="float">
            <text:p>299732</text:p>
          </table:table-cell>
          <table:table-cell office:value-type="float" office:value="270920" calcext:value-type="float">
            <text:p>270920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87" calcext:value-type="float">
            <text:p>20187</text:p>
          </table:table-cell>
          <table:table-cell office:value-type="float" office:value="32384" calcext:value-type="float">
            <text:p>32384</text:p>
          </table:table-cell>
          <table:table-cell office:value-type="float" office:value="32067" calcext:value-type="float">
            <text:p>32067</text:p>
          </table:table-cell>
          <table:table-cell office:value-type="float" office:value="3328" calcext:value-type="float">
            <text:p>3328</text:p>
          </table:table-cell>
          <table:table-cell office:value-type="float" office:value="3154" calcext:value-type="float">
            <text:p>3154</text:p>
          </table:table-cell>
          <table:table-cell office:value-type="float" office:value="36096" calcext:value-type="float">
            <text:p>36096</text:p>
          </table:table-cell>
          <table:table-cell office:value-type="float" office:value="24704" calcext:value-type="float">
            <text:p>24704</text:p>
          </table:table-cell>
          <table:table-cell office:value-type="float" office:value="77672" calcext:value-type="float">
            <text:p>776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6508" calcext:value-type="float">
            <text:p>650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8</text:p>
          </table:table-cell>
          <table:table-cell office:value-type="float" office:value="57545996" calcext:value-type="float">
            <text:p>575459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85476" calcext:value-type="float">
            <text:p>285476</text:p>
          </table:table-cell>
          <table:table-cell office:value-type="float" office:value="256664" calcext:value-type="float">
            <text:p>256664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741" calcext:value-type="float">
            <text:p>43741</text:p>
          </table:table-cell>
          <table:table-cell office:value-type="float" office:value="33792" calcext:value-type="float">
            <text:p>33792</text:p>
          </table:table-cell>
          <table:table-cell office:value-type="float" office:value="33464" calcext:value-type="float">
            <text:p>33464</text:p>
          </table:table-cell>
          <table:table-cell office:value-type="float" office:value="3520" calcext:value-type="float">
            <text:p>3520</text:p>
          </table:table-cell>
          <table:table-cell office:value-type="float" office:value="3336" calcext:value-type="float">
            <text:p>3336</text:p>
          </table:table-cell>
          <table:table-cell office:value-type="float" office:value="36096" calcext:value-type="float">
            <text:p>36096</text:p>
          </table:table-cell>
          <table:table-cell office:value-type="float" office:value="25344" calcext:value-type="float">
            <text:p>25344</text:p>
          </table:table-cell>
          <table:table-cell office:value-type="float" office:value="55512" calcext:value-type="float">
            <text:p>55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6833" calcext:value-type="float">
            <text:p>683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09</text:p>
          </table:table-cell>
          <table:table-cell office:value-type="float" office:value="57544656" calcext:value-type="float">
            <text:p>575446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289216" calcext:value-type="float">
            <text:p>289216</text:p>
          </table:table-cell>
          <table:table-cell office:value-type="float" office:value="260404" calcext:value-type="float">
            <text:p>260404</text:p>
          </table:table-cell>
          <table:table-cell office:value-type="float" office:value="28812" calcext:value-type="float">
            <text:p>2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03" calcext:value-type="float">
            <text:p>66303</text:p>
          </table:table-cell>
          <table:table-cell office:value-type="float" office:value="35712" calcext:value-type="float">
            <text:p>35712</text:p>
          </table:table-cell>
          <table:table-cell office:value-type="float" office:value="35305" calcext:value-type="float">
            <text:p>35305</text:p>
          </table:table-cell>
          <table:table-cell office:value-type="float" office:value="3776" calcext:value-type="float">
            <text:p>3776</text:p>
          </table:table-cell>
          <table:table-cell office:value-type="float" office:value="3553" calcext:value-type="float">
            <text:p>3553</text:p>
          </table:table-cell>
          <table:table-cell office:value-type="float" office:value="36096" calcext:value-type="float">
            <text:p>36096</text:p>
          </table:table-cell>
          <table:table-cell office:value-type="float" office:value="26560" calcext:value-type="float">
            <text:p>26560</text:p>
          </table:table-cell>
          <table:table-cell office:value-type="float" office:value="63101" calcext:value-type="float">
            <text:p>63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7187" calcext:value-type="float">
            <text:p>718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0</text:p>
          </table:table-cell>
          <table:table-cell office:value-type="float" office:value="57533572" calcext:value-type="float">
            <text:p>575335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300808" calcext:value-type="float">
            <text:p>300808</text:p>
          </table:table-cell>
          <table:table-cell office:value-type="float" office:value="272008" calcext:value-type="float">
            <text:p>272008</text:p>
          </table:table-cell>
          <table:table-cell office:value-type="float" office:value="28800" calcext:value-type="float">
            <text:p>2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65" calcext:value-type="float">
            <text:p>23365</text:p>
          </table:table-cell>
          <table:table-cell office:value-type="float" office:value="36800" calcext:value-type="float">
            <text:p>36800</text:p>
          </table:table-cell>
          <table:table-cell office:value-type="float" office:value="36499" calcext:value-type="float">
            <text:p>36499</text:p>
          </table:table-cell>
          <table:table-cell office:value-type="float" office:value="3776" calcext:value-type="float">
            <text:p>3776</text:p>
          </table:table-cell>
          <table:table-cell office:value-type="float" office:value="3653" calcext:value-type="float">
            <text:p>3653</text:p>
          </table:table-cell>
          <table:table-cell office:value-type="float" office:value="60288" calcext:value-type="float">
            <text:p>60288</text:p>
          </table:table-cell>
          <table:table-cell office:value-type="float" office:value="27200" calcext:value-type="float">
            <text:p>27200</text:p>
          </table:table-cell>
          <table:table-cell office:value-type="float" office:value="81555" calcext:value-type="float">
            <text:p>815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7347" calcext:value-type="float">
            <text:p>734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1</text:p>
          </table:table-cell>
          <table:table-cell office:value-type="float" office:value="57530324" calcext:value-type="float">
            <text:p>575303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304700" calcext:value-type="float">
            <text:p>304700</text:p>
          </table:table-cell>
          <table:table-cell office:value-type="float" office:value="275840" calcext:value-type="float">
            <text:p>275840</text:p>
          </table:table-cell>
          <table:table-cell office:value-type="float" office:value="28860" calcext:value-type="float">
            <text:p>28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629" calcext:value-type="float">
            <text:p>34629</text:p>
          </table:table-cell>
          <table:table-cell office:value-type="float" office:value="38016" calcext:value-type="float">
            <text:p>38016</text:p>
          </table:table-cell>
          <table:table-cell office:value-type="float" office:value="37713" calcext:value-type="float">
            <text:p>37713</text:p>
          </table:table-cell>
          <table:table-cell office:value-type="float" office:value="3904" calcext:value-type="float">
            <text:p>3904</text:p>
          </table:table-cell>
          <table:table-cell office:value-type="float" office:value="3741" calcext:value-type="float">
            <text:p>3741</text:p>
          </table:table-cell>
          <table:table-cell office:value-type="float" office:value="60288" calcext:value-type="float">
            <text:p>60288</text:p>
          </table:table-cell>
          <table:table-cell office:value-type="float" office:value="28608" calcext:value-type="float">
            <text:p>28608</text:p>
          </table:table-cell>
          <table:table-cell office:value-type="float" office:value="82133" calcext:value-type="float">
            <text:p>821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7492" calcext:value-type="float">
            <text:p>749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2</text:p>
          </table:table-cell>
          <table:table-cell office:value-type="float" office:value="57527812" calcext:value-type="float">
            <text:p>5752781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6" calcext:value-type="float">
            <text:p>1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306636" calcext:value-type="float">
            <text:p>306636</text:p>
          </table:table-cell>
          <table:table-cell office:value-type="float" office:value="277712" calcext:value-type="float">
            <text:p>277712</text:p>
          </table:table-cell>
          <table:table-cell office:value-type="float" office:value="28924" calcext:value-type="float">
            <text:p>28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869" calcext:value-type="float">
            <text:p>44869</text:p>
          </table:table-cell>
          <table:table-cell office:value-type="float" office:value="39104" calcext:value-type="float">
            <text:p>39104</text:p>
          </table:table-cell>
          <table:table-cell office:value-type="float" office:value="38841" calcext:value-type="float">
            <text:p>38841</text:p>
          </table:table-cell>
          <table:table-cell office:value-type="float" office:value="3968" calcext:value-type="float">
            <text:p>3968</text:p>
          </table:table-cell>
          <table:table-cell office:value-type="float" office:value="3812" calcext:value-type="float">
            <text:p>3812</text:p>
          </table:table-cell>
          <table:table-cell office:value-type="float" office:value="60288" calcext:value-type="float">
            <text:p>60288</text:p>
          </table:table-cell>
          <table:table-cell office:value-type="float" office:value="29376" calcext:value-type="float">
            <text:p>29376</text:p>
          </table:table-cell>
          <table:table-cell office:value-type="float" office:value="83899" calcext:value-type="float">
            <text:p>838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7601" calcext:value-type="float">
            <text:p>760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3</text:p>
          </table:table-cell>
          <table:table-cell office:value-type="float" office:value="57524556" calcext:value-type="float">
            <text:p>575245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3700" calcext:value-type="float">
            <text:p>4473700</text:p>
          </table:table-cell>
          <table:table-cell office:value-type="float" office:value="309824" calcext:value-type="float">
            <text:p>309824</text:p>
          </table:table-cell>
          <table:table-cell office:value-type="float" office:value="280904" calcext:value-type="float">
            <text:p>280904</text:p>
          </table:table-cell>
          <table:table-cell office:value-type="float" office:value="28920" calcext:value-type="float">
            <text:p>2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57" calcext:value-type="float">
            <text:p>57157</text:p>
          </table:table-cell>
          <table:table-cell office:value-type="float" office:value="40768" calcext:value-type="float">
            <text:p>40768</text:p>
          </table:table-cell>
          <table:table-cell office:value-type="float" office:value="40428" calcext:value-type="float">
            <text:p>40428</text:p>
          </table:table-cell>
          <table:table-cell office:value-type="float" office:value="4224" calcext:value-type="float">
            <text:p>4224</text:p>
          </table:table-cell>
          <table:table-cell office:value-type="float" office:value="4018" calcext:value-type="float">
            <text:p>4018</text:p>
          </table:table-cell>
          <table:table-cell office:value-type="float" office:value="60288" calcext:value-type="float">
            <text:p>60288</text:p>
          </table:table-cell>
          <table:table-cell office:value-type="float" office:value="30144" calcext:value-type="float">
            <text:p>30144</text:p>
          </table:table-cell>
          <table:table-cell office:value-type="float" office:value="63596" calcext:value-type="float">
            <text:p>635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04" calcext:value-type="float">
            <text:p>41004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7971" calcext:value-type="float">
            <text:p>797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4</text:p>
          </table:table-cell>
          <table:table-cell office:value-type="float" office:value="57521720" calcext:value-type="float">
            <text:p>575217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6828" calcext:value-type="float">
            <text:p>4606828</text:p>
          </table:table-cell>
          <table:table-cell office:value-type="float" office:value="312492" calcext:value-type="float">
            <text:p>312492</text:p>
          </table:table-cell>
          <table:table-cell office:value-type="float" office:value="283572" calcext:value-type="float">
            <text:p>283572</text:p>
          </table:table-cell>
          <table:table-cell office:value-type="float" office:value="28920" calcext:value-type="float">
            <text:p>2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59" calcext:value-type="float">
            <text:p>69959</text:p>
          </table:table-cell>
          <table:table-cell office:value-type="float" office:value="41600" calcext:value-type="float">
            <text:p>41600</text:p>
          </table:table-cell>
          <table:table-cell office:value-type="float" office:value="41275" calcext:value-type="float">
            <text:p>41275</text:p>
          </table:table-cell>
          <table:table-cell office:value-type="float" office:value="4288" calcext:value-type="float">
            <text:p>4288</text:p>
          </table:table-cell>
          <table:table-cell office:value-type="float" office:value="4087" calcext:value-type="float">
            <text:p>4087</text:p>
          </table:table-cell>
          <table:table-cell office:value-type="float" office:value="60288" calcext:value-type="float">
            <text:p>60288</text:p>
          </table:table-cell>
          <table:table-cell office:value-type="float" office:value="30848" calcext:value-type="float">
            <text:p>30848</text:p>
          </table:table-cell>
          <table:table-cell office:value-type="float" office:value="71130" calcext:value-type="float">
            <text:p>711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088" calcext:value-type="float">
            <text:p>4408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8104" calcext:value-type="float">
            <text:p>810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5</text:p>
          </table:table-cell>
          <table:table-cell office:value-type="float" office:value="57517940" calcext:value-type="float">
            <text:p>5751794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3392" calcext:value-type="float">
            <text:p>4673392</text:p>
          </table:table-cell>
          <table:table-cell office:value-type="float" office:value="317812" calcext:value-type="float">
            <text:p>317812</text:p>
          </table:table-cell>
          <table:table-cell office:value-type="float" office:value="288828" calcext:value-type="float">
            <text:p>288828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173" calcext:value-type="float">
            <text:p>35173</text:p>
          </table:table-cell>
          <table:table-cell office:value-type="float" office:value="44480" calcext:value-type="float">
            <text:p>44480</text:p>
          </table:table-cell>
          <table:table-cell office:value-type="float" office:value="44113" calcext:value-type="float">
            <text:p>44113</text:p>
          </table:table-cell>
          <table:table-cell office:value-type="float" office:value="4544" calcext:value-type="float">
            <text:p>4544</text:p>
          </table:table-cell>
          <table:table-cell office:value-type="float" office:value="4326" calcext:value-type="float">
            <text:p>4326</text:p>
          </table:table-cell>
          <table:table-cell office:value-type="float" office:value="60288" calcext:value-type="float">
            <text:p>60288</text:p>
          </table:table-cell>
          <table:table-cell office:value-type="float" office:value="31552" calcext:value-type="float">
            <text:p>31552</text:p>
          </table:table-cell>
          <table:table-cell office:value-type="float" office:value="71764" calcext:value-type="float">
            <text:p>717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116" calcext:value-type="float">
            <text:p>45116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8474" calcext:value-type="float">
            <text:p>847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6</text:p>
          </table:table-cell>
          <table:table-cell office:value-type="float" office:value="57514664" calcext:value-type="float">
            <text:p>575146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3392" calcext:value-type="float">
            <text:p>4673392</text:p>
          </table:table-cell>
          <table:table-cell office:value-type="float" office:value="320988" calcext:value-type="float">
            <text:p>320988</text:p>
          </table:table-cell>
          <table:table-cell office:value-type="float" office:value="292004" calcext:value-type="float">
            <text:p>292004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773" calcext:value-type="float">
            <text:p>60773</text:p>
          </table:table-cell>
          <table:table-cell office:value-type="float" office:value="46720" calcext:value-type="float">
            <text:p>46720</text:p>
          </table:table-cell>
          <table:table-cell office:value-type="float" office:value="46322" calcext:value-type="float">
            <text:p>46322</text:p>
          </table:table-cell>
          <table:table-cell office:value-type="float" office:value="4736" calcext:value-type="float">
            <text:p>4736</text:p>
          </table:table-cell>
          <table:table-cell office:value-type="float" office:value="4523" calcext:value-type="float">
            <text:p>4523</text:p>
          </table:table-cell>
          <table:table-cell office:value-type="float" office:value="60288" calcext:value-type="float">
            <text:p>60288</text:p>
          </table:table-cell>
          <table:table-cell office:value-type="float" office:value="32384" calcext:value-type="float">
            <text:p>32384</text:p>
          </table:table-cell>
          <table:table-cell office:value-type="float" office:value="77738" calcext:value-type="float">
            <text:p>777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16" calcext:value-type="float">
            <text:p>45116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747" calcext:value-type="float">
            <text:p>874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7</text:p>
          </table:table-cell>
          <table:table-cell office:value-type="float" office:value="57483976" calcext:value-type="float">
            <text:p>574839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9956" calcext:value-type="float">
            <text:p>4739956</text:p>
          </table:table-cell>
          <table:table-cell office:value-type="float" office:value="350568" calcext:value-type="float">
            <text:p>350568</text:p>
          </table:table-cell>
          <table:table-cell office:value-type="float" office:value="321584" calcext:value-type="float">
            <text:p>321584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45" calcext:value-type="float">
            <text:p>63845</text:p>
          </table:table-cell>
          <table:table-cell office:value-type="float" office:value="47424" calcext:value-type="float">
            <text:p>47424</text:p>
          </table:table-cell>
          <table:table-cell office:value-type="float" office:value="47031" calcext:value-type="float">
            <text:p>47031</text:p>
          </table:table-cell>
          <table:table-cell office:value-type="float" office:value="4736" calcext:value-type="float">
            <text:p>4736</text:p>
          </table:table-cell>
          <table:table-cell office:value-type="float" office:value="4546" calcext:value-type="float">
            <text:p>4546</text:p>
          </table:table-cell>
          <table:table-cell office:value-type="float" office:value="60288" calcext:value-type="float">
            <text:p>60288</text:p>
          </table:table-cell>
          <table:table-cell office:value-type="float" office:value="33344" calcext:value-type="float">
            <text:p>33344</text:p>
          </table:table-cell>
          <table:table-cell office:value-type="float" office:value="103168" calcext:value-type="float">
            <text:p>1031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144" calcext:value-type="float">
            <text:p>46144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783" calcext:value-type="float">
            <text:p>87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8</text:p>
          </table:table-cell>
          <table:table-cell office:value-type="float" office:value="57483692" calcext:value-type="float">
            <text:p>574836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6520" calcext:value-type="float">
            <text:p>4806520</text:p>
          </table:table-cell>
          <table:table-cell office:value-type="float" office:value="351988" calcext:value-type="float">
            <text:p>351988</text:p>
          </table:table-cell>
          <table:table-cell office:value-type="float" office:value="323004" calcext:value-type="float">
            <text:p>323004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07" calcext:value-type="float">
            <text:p>66407</text:p>
          </table:table-cell>
          <table:table-cell office:value-type="float" office:value="47872" calcext:value-type="float">
            <text:p>47872</text:p>
          </table:table-cell>
          <table:table-cell office:value-type="float" office:value="47461" calcext:value-type="float">
            <text:p>47461</text:p>
          </table:table-cell>
          <table:table-cell office:value-type="float" office:value="4800" calcext:value-type="float">
            <text:p>4800</text:p>
          </table:table-cell>
          <table:table-cell office:value-type="float" office:value="4573" calcext:value-type="float">
            <text:p>4573</text:p>
          </table:table-cell>
          <table:table-cell office:value-type="float" office:value="60288" calcext:value-type="float">
            <text:p>60288</text:p>
          </table:table-cell>
          <table:table-cell office:value-type="float" office:value="34048" calcext:value-type="float">
            <text:p>34048</text:p>
          </table:table-cell>
          <table:table-cell office:value-type="float" office:value="78730" calcext:value-type="float">
            <text:p>787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172" calcext:value-type="float">
            <text:p>4717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810" calcext:value-type="float">
            <text:p>88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19</text:p>
          </table:table-cell>
          <table:table-cell office:value-type="float" office:value="57481912" calcext:value-type="float">
            <text:p>574819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53304" calcext:value-type="float">
            <text:p>353304</text:p>
          </table:table-cell>
          <table:table-cell office:value-type="float" office:value="324320" calcext:value-type="float">
            <text:p>324320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479" calcext:value-type="float">
            <text:p>69479</text:p>
          </table:table-cell>
          <table:table-cell office:value-type="float" office:value="48192" calcext:value-type="float">
            <text:p>48192</text:p>
          </table:table-cell>
          <table:table-cell office:value-type="float" office:value="47826" calcext:value-type="float">
            <text:p>47826</text:p>
          </table:table-cell>
          <table:table-cell office:value-type="float" office:value="4800" calcext:value-type="float">
            <text:p>4800</text:p>
          </table:table-cell>
          <table:table-cell office:value-type="float" office:value="4594" calcext:value-type="float">
            <text:p>4594</text:p>
          </table:table-cell>
          <table:table-cell office:value-type="float" office:value="60288" calcext:value-type="float">
            <text:p>60288</text:p>
          </table:table-cell>
          <table:table-cell office:value-type="float" office:value="34816" calcext:value-type="float">
            <text:p>34816</text:p>
          </table:table-cell>
          <table:table-cell office:value-type="float" office:value="77568" calcext:value-type="float">
            <text:p>775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172" calcext:value-type="float">
            <text:p>4717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840" calcext:value-type="float">
            <text:p>88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0</text:p>
          </table:table-cell>
          <table:table-cell office:value-type="float" office:value="57481408" calcext:value-type="float">
            <text:p>574814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54000" calcext:value-type="float">
            <text:p>354000</text:p>
          </table:table-cell>
          <table:table-cell office:value-type="float" office:value="325016" calcext:value-type="float">
            <text:p>325016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508" calcext:value-type="float">
            <text:p>70508</text:p>
          </table:table-cell>
          <table:table-cell office:value-type="float" office:value="48448" calcext:value-type="float">
            <text:p>48448</text:p>
          </table:table-cell>
          <table:table-cell office:value-type="float" office:value="48096" calcext:value-type="float">
            <text:p>48096</text:p>
          </table:table-cell>
          <table:table-cell office:value-type="float" office:value="4800" calcext:value-type="float">
            <text:p>4800</text:p>
          </table:table-cell>
          <table:table-cell office:value-type="float" office:value="4603" calcext:value-type="float">
            <text:p>4603</text:p>
          </table:table-cell>
          <table:table-cell office:value-type="float" office:value="60288" calcext:value-type="float">
            <text:p>60288</text:p>
          </table:table-cell>
          <table:table-cell office:value-type="float" office:value="35136" calcext:value-type="float">
            <text:p>35136</text:p>
          </table:table-cell>
          <table:table-cell office:value-type="float" office:value="85673" calcext:value-type="float">
            <text:p>8567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852" calcext:value-type="float">
            <text:p>88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1</text:p>
          </table:table-cell>
          <table:table-cell office:value-type="float" office:value="57480652" calcext:value-type="float">
            <text:p>574806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54776" calcext:value-type="float">
            <text:p>354776</text:p>
          </table:table-cell>
          <table:table-cell office:value-type="float" office:value="325792" calcext:value-type="float">
            <text:p>325792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037" calcext:value-type="float">
            <text:p>72037</text:p>
          </table:table-cell>
          <table:table-cell office:value-type="float" office:value="48640" calcext:value-type="float">
            <text:p>48640</text:p>
          </table:table-cell>
          <table:table-cell office:value-type="float" office:value="48294" calcext:value-type="float">
            <text:p>48294</text:p>
          </table:table-cell>
          <table:table-cell office:value-type="float" office:value="4800" calcext:value-type="float">
            <text:p>4800</text:p>
          </table:table-cell>
          <table:table-cell office:value-type="float" office:value="4608" calcext:value-type="float">
            <text:p>4608</text:p>
          </table:table-cell>
          <table:table-cell office:value-type="float" office:value="60288" calcext:value-type="float">
            <text:p>60288</text:p>
          </table:table-cell>
          <table:table-cell office:value-type="float" office:value="35776" calcext:value-type="float">
            <text:p>35776</text:p>
          </table:table-cell>
          <table:table-cell office:value-type="float" office:value="79755" calcext:value-type="float">
            <text:p>7975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8861" calcext:value-type="float">
            <text:p>88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2</text:p>
          </table:table-cell>
          <table:table-cell office:value-type="float" office:value="57475864" calcext:value-type="float">
            <text:p>574758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57480" calcext:value-type="float">
            <text:p>357480</text:p>
          </table:table-cell>
          <table:table-cell office:value-type="float" office:value="328496" calcext:value-type="float">
            <text:p>328496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753" calcext:value-type="float">
            <text:p>31753</text:p>
          </table:table-cell>
          <table:table-cell office:value-type="float" office:value="49792" calcext:value-type="float">
            <text:p>49792</text:p>
          </table:table-cell>
          <table:table-cell office:value-type="float" office:value="49435" calcext:value-type="float">
            <text:p>49435</text:p>
          </table:table-cell>
          <table:table-cell office:value-type="float" office:value="4928" calcext:value-type="float">
            <text:p>4928</text:p>
          </table:table-cell>
          <table:table-cell office:value-type="float" office:value="4734" calcext:value-type="float">
            <text:p>4734</text:p>
          </table:table-cell>
          <table:table-cell office:value-type="float" office:value="60288" calcext:value-type="float">
            <text:p>60288</text:p>
          </table:table-cell>
          <table:table-cell office:value-type="float" office:value="36160" calcext:value-type="float">
            <text:p>36160</text:p>
          </table:table-cell>
          <table:table-cell office:value-type="float" office:value="77545" calcext:value-type="float">
            <text:p>775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9081" calcext:value-type="float">
            <text:p>908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3</text:p>
          </table:table-cell>
          <table:table-cell office:value-type="float" office:value="57474320" calcext:value-type="float">
            <text:p>574743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59208" calcext:value-type="float">
            <text:p>359208</text:p>
          </table:table-cell>
          <table:table-cell office:value-type="float" office:value="330228" calcext:value-type="float">
            <text:p>330228</text:p>
          </table:table-cell>
          <table:table-cell office:value-type="float" office:value="28980" calcext:value-type="float">
            <text:p>28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825" calcext:value-type="float">
            <text:p>34825</text:p>
          </table:table-cell>
          <table:table-cell office:value-type="float" office:value="50816" calcext:value-type="float">
            <text:p>50816</text:p>
          </table:table-cell>
          <table:table-cell office:value-type="float" office:value="50406" calcext:value-type="float">
            <text:p>50406</text:p>
          </table:table-cell>
          <table:table-cell office:value-type="float" office:value="5056" calcext:value-type="float">
            <text:p>5056</text:p>
          </table:table-cell>
          <table:table-cell office:value-type="float" office:value="4813" calcext:value-type="float">
            <text:p>4813</text:p>
          </table:table-cell>
          <table:table-cell office:value-type="float" office:value="60288" calcext:value-type="float">
            <text:p>60288</text:p>
          </table:table-cell>
          <table:table-cell office:value-type="float" office:value="36864" calcext:value-type="float">
            <text:p>36864</text:p>
          </table:table-cell>
          <table:table-cell office:value-type="float" office:value="65848" calcext:value-type="float">
            <text:p>658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9218" calcext:value-type="float">
            <text:p>921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4</text:p>
          </table:table-cell>
          <table:table-cell office:value-type="float" office:value="57472556" calcext:value-type="float">
            <text:p>574725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61476" calcext:value-type="float">
            <text:p>361476</text:p>
          </table:table-cell>
          <table:table-cell office:value-type="float" office:value="332488" calcext:value-type="float">
            <text:p>332488</text:p>
          </table:table-cell>
          <table:table-cell office:value-type="float" office:value="28988" calcext:value-type="float">
            <text:p>2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4795" calcext:value-type="float">
            <text:p>54795</text:p>
          </table:table-cell>
          <table:table-cell office:value-type="float" office:value="52352" calcext:value-type="float">
            <text:p>52352</text:p>
          </table:table-cell>
          <table:table-cell office:value-type="float" office:value="51966" calcext:value-type="float">
            <text:p>51966</text:p>
          </table:table-cell>
          <table:table-cell office:value-type="float" office:value="5184" calcext:value-type="float">
            <text:p>5184</text:p>
          </table:table-cell>
          <table:table-cell office:value-type="float" office:value="4973" calcext:value-type="float">
            <text:p>4973</text:p>
          </table:table-cell>
          <table:table-cell office:value-type="float" office:value="60288" calcext:value-type="float">
            <text:p>60288</text:p>
          </table:table-cell>
          <table:table-cell office:value-type="float" office:value="37632" calcext:value-type="float">
            <text:p>37632</text:p>
          </table:table-cell>
          <table:table-cell office:value-type="float" office:value="65131" calcext:value-type="float">
            <text:p>651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9506" calcext:value-type="float">
            <text:p>950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5</text:p>
          </table:table-cell>
          <table:table-cell office:value-type="float" office:value="57468272" calcext:value-type="float">
            <text:p>574682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65352" calcext:value-type="float">
            <text:p>365352</text:p>
          </table:table-cell>
          <table:table-cell office:value-type="float" office:value="336364" calcext:value-type="float">
            <text:p>336364</text:p>
          </table:table-cell>
          <table:table-cell office:value-type="float" office:value="28988" calcext:value-type="float">
            <text:p>2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5645" calcext:value-type="float">
            <text:p>85645</text:p>
          </table:table-cell>
          <table:table-cell office:value-type="float" office:value="54208" calcext:value-type="float">
            <text:p>54208</text:p>
          </table:table-cell>
          <table:table-cell office:value-type="float" office:value="53844" calcext:value-type="float">
            <text:p>53844</text:p>
          </table:table-cell>
          <table:table-cell office:value-type="float" office:value="5376" calcext:value-type="float">
            <text:p>5376</text:p>
          </table:table-cell>
          <table:table-cell office:value-type="float" office:value="5182" calcext:value-type="float">
            <text:p>5182</text:p>
          </table:table-cell>
          <table:table-cell office:value-type="float" office:value="60288" calcext:value-type="float">
            <text:p>60288</text:p>
          </table:table-cell>
          <table:table-cell office:value-type="float" office:value="38144" calcext:value-type="float">
            <text:p>38144</text:p>
          </table:table-cell>
          <table:table-cell office:value-type="float" office:value="66048" calcext:value-type="float">
            <text:p>66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9852" calcext:value-type="float">
            <text:p>985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6</text:p>
          </table:table-cell>
          <table:table-cell office:value-type="float" office:value="57462232" calcext:value-type="float">
            <text:p>574622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72784" calcext:value-type="float">
            <text:p>372784</text:p>
          </table:table-cell>
          <table:table-cell office:value-type="float" office:value="343800" calcext:value-type="float">
            <text:p>343800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855" calcext:value-type="float">
            <text:p>71855</text:p>
          </table:table-cell>
          <table:table-cell office:value-type="float" office:value="57792" calcext:value-type="float">
            <text:p>57792</text:p>
          </table:table-cell>
          <table:table-cell office:value-type="float" office:value="57383" calcext:value-type="float">
            <text:p>57383</text:p>
          </table:table-cell>
          <table:table-cell office:value-type="float" office:value="5952" calcext:value-type="float">
            <text:p>5952</text:p>
          </table:table-cell>
          <table:table-cell office:value-type="float" office:value="5746" calcext:value-type="float">
            <text:p>5746</text:p>
          </table:table-cell>
          <table:table-cell office:value-type="float" office:value="60288" calcext:value-type="float">
            <text:p>60288</text:p>
          </table:table-cell>
          <table:table-cell office:value-type="float" office:value="38912" calcext:value-type="float">
            <text:p>38912</text:p>
          </table:table-cell>
          <table:table-cell office:value-type="float" office:value="67257" calcext:value-type="float">
            <text:p>6725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10683" calcext:value-type="float">
            <text:p>10683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7</text:p>
          </table:table-cell>
          <table:table-cell office:value-type="float" office:value="57456428" calcext:value-type="float">
            <text:p>574564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78700" calcext:value-type="float">
            <text:p>378700</text:p>
          </table:table-cell>
          <table:table-cell office:value-type="float" office:value="349716" calcext:value-type="float">
            <text:p>349716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85" calcext:value-type="float">
            <text:p>24285</text:p>
          </table:table-cell>
          <table:table-cell office:value-type="float" office:value="59968" calcext:value-type="float">
            <text:p>59968</text:p>
          </table:table-cell>
          <table:table-cell office:value-type="float" office:value="59617" calcext:value-type="float">
            <text:p>59617</text:p>
          </table:table-cell>
          <table:table-cell office:value-type="float" office:value="6272" calcext:value-type="float">
            <text:p>6272</text:p>
          </table:table-cell>
          <table:table-cell office:value-type="float" office:value="6053" calcext:value-type="float">
            <text:p>6053</text:p>
          </table:table-cell>
          <table:table-cell office:value-type="float" office:value="60288" calcext:value-type="float">
            <text:p>60288</text:p>
          </table:table-cell>
          <table:table-cell office:value-type="float" office:value="39552" calcext:value-type="float">
            <text:p>39552</text:p>
          </table:table-cell>
          <table:table-cell office:value-type="float" office:value="85637" calcext:value-type="float">
            <text:p>8563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11024" calcext:value-type="float">
            <text:p>1102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28</text:p>
          </table:table-cell>
          <table:table-cell office:value-type="float" office:value="57453152" calcext:value-type="float">
            <text:p>57453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81408" calcext:value-type="float">
            <text:p>381408</text:p>
          </table:table-cell>
          <table:table-cell office:value-type="float" office:value="352424" calcext:value-type="float">
            <text:p>352424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315" calcext:value-type="float">
            <text:p>37315</text:p>
          </table:table-cell>
          <table:table-cell office:value-type="float" office:value="61760" calcext:value-type="float">
            <text:p>61760</text:p>
          </table:table-cell>
          <table:table-cell office:value-type="float" office:value="61384" calcext:value-type="float">
            <text:p>61384</text:p>
          </table:table-cell>
          <table:table-cell office:value-type="float" office:value="6464" calcext:value-type="float">
            <text:p>6464</text:p>
          </table:table-cell>
          <table:table-cell office:value-type="float" office:value="6264" calcext:value-type="float">
            <text:p>6264</text:p>
          </table:table-cell>
          <table:table-cell office:value-type="float" office:value="100736" calcext:value-type="float">
            <text:p>100736</text:p>
          </table:table-cell>
          <table:table-cell office:value-type="float" office:value="40192" calcext:value-type="float">
            <text:p>40192</text:p>
          </table:table-cell>
          <table:table-cell office:value-type="float" office:value="67937" calcext:value-type="float">
            <text:p>6793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11367" calcext:value-type="float">
            <text:p>11367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-03-02 19:45:29</text:p>
          </table:table-cell>
          <table:table-cell office:value-type="float" office:value="57449640" calcext:value-type="float">
            <text:p>574496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85592" calcext:value-type="float">
            <text:p>385592</text:p>
          </table:table-cell>
          <table:table-cell office:value-type="float" office:value="356608" calcext:value-type="float">
            <text:p>356608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945" calcext:value-type="float">
            <text:p>42945</text:p>
          </table:table-cell>
          <table:table-cell office:value-type="float" office:value="62400" calcext:value-type="float">
            <text:p>62400</text:p>
          </table:table-cell>
          <table:table-cell office:value-type="float" office:value="62056" calcext:value-type="float">
            <text:p>62056</text:p>
          </table:table-cell>
          <table:table-cell office:value-type="float" office:value="6528" calcext:value-type="float">
            <text:p>6528</text:p>
          </table:table-cell>
          <table:table-cell office:value-type="float" office:value="6325" calcext:value-type="float">
            <text:p>6325</text:p>
          </table:table-cell>
          <table:table-cell office:value-type="float" office:value="100736" calcext:value-type="float">
            <text:p>100736</text:p>
          </table:table-cell>
          <table:table-cell office:value-type="float" office:value="40768" calcext:value-type="float">
            <text:p>40768</text:p>
          </table:table-cell>
          <table:table-cell office:value-type="float" office:value="97696" calcext:value-type="float">
            <text:p>976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11479" calcext:value-type="float">
            <text:p>1147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0</text:p>
          </table:table-cell>
          <table:table-cell office:value-type="float" office:value="57448896" calcext:value-type="float">
            <text:p>574488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86400" calcext:value-type="float">
            <text:p>386400</text:p>
          </table:table-cell>
          <table:table-cell office:value-type="float" office:value="357416" calcext:value-type="float">
            <text:p>357416</text:p>
          </table:table-cell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969" calcext:value-type="float">
            <text:p>43969</text:p>
          </table:table-cell>
          <table:table-cell office:value-type="float" office:value="62464" calcext:value-type="float">
            <text:p>62464</text:p>
          </table:table-cell>
          <table:table-cell office:value-type="float" office:value="62150" calcext:value-type="float">
            <text:p>62150</text:p>
          </table:table-cell>
          <table:table-cell office:value-type="float" office:value="6528" calcext:value-type="float">
            <text:p>6528</text:p>
          </table:table-cell>
          <table:table-cell office:value-type="float" office:value="6334" calcext:value-type="float">
            <text:p>6334</text:p>
          </table:table-cell>
          <table:table-cell office:value-type="float" office:value="100736" calcext:value-type="float">
            <text:p>100736</text:p>
          </table:table-cell>
          <table:table-cell office:value-type="float" office:value="41408" calcext:value-type="float">
            <text:p>41408</text:p>
          </table:table-cell>
          <table:table-cell office:value-type="float" office:value="124270" calcext:value-type="float">
            <text:p>12427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11495" calcext:value-type="float">
            <text:p>114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1</text:p>
          </table:table-cell>
          <table:table-cell office:value-type="float" office:value="57447384" calcext:value-type="float">
            <text:p>574473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88908" calcext:value-type="float">
            <text:p>388908</text:p>
          </table:table-cell>
          <table:table-cell office:value-type="float" office:value="359932" calcext:value-type="float">
            <text:p>35993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401" calcext:value-type="float">
            <text:p>62401</text:p>
          </table:table-cell>
          <table:table-cell office:value-type="float" office:value="64320" calcext:value-type="float">
            <text:p>64320</text:p>
          </table:table-cell>
          <table:table-cell office:value-type="float" office:value="63954" calcext:value-type="float">
            <text:p>63954</text:p>
          </table:table-cell>
          <table:table-cell office:value-type="float" office:value="6720" calcext:value-type="float">
            <text:p>6720</text:p>
          </table:table-cell>
          <table:table-cell office:value-type="float" office:value="6489" calcext:value-type="float">
            <text:p>6489</text:p>
          </table:table-cell>
          <table:table-cell office:value-type="float" office:value="100736" calcext:value-type="float">
            <text:p>100736</text:p>
          </table:table-cell>
          <table:table-cell office:value-type="float" office:value="41984" calcext:value-type="float">
            <text:p>41984</text:p>
          </table:table-cell>
          <table:table-cell office:value-type="float" office:value="90068" calcext:value-type="float">
            <text:p>900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11765" calcext:value-type="float">
            <text:p>1176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2</text:p>
          </table:table-cell>
          <table:table-cell office:value-type="float" office:value="57446124" calcext:value-type="float">
            <text:p>574461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90584" calcext:value-type="float">
            <text:p>390584</text:p>
          </table:table-cell>
          <table:table-cell office:value-type="float" office:value="361608" calcext:value-type="float">
            <text:p>361608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85" calcext:value-type="float">
            <text:p>78785</text:p>
          </table:table-cell>
          <table:table-cell office:value-type="float" office:value="65408" calcext:value-type="float">
            <text:p>65408</text:p>
          </table:table-cell>
          <table:table-cell office:value-type="float" office:value="65017" calcext:value-type="float">
            <text:p>65017</text:p>
          </table:table-cell>
          <table:table-cell office:value-type="float" office:value="6784" calcext:value-type="float">
            <text:p>6784</text:p>
          </table:table-cell>
          <table:table-cell office:value-type="float" office:value="6591" calcext:value-type="float">
            <text:p>6591</text:p>
          </table:table-cell>
          <table:table-cell office:value-type="float" office:value="100736" calcext:value-type="float">
            <text:p>100736</text:p>
          </table:table-cell>
          <table:table-cell office:value-type="float" office:value="42560" calcext:value-type="float">
            <text:p>42560</text:p>
          </table:table-cell>
          <table:table-cell office:value-type="float" office:value="90580" calcext:value-type="float">
            <text:p>905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11948" calcext:value-type="float">
            <text:p>1194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3</text:p>
          </table:table-cell>
          <table:table-cell office:value-type="float" office:value="57440328" calcext:value-type="float">
            <text:p>574403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95736" calcext:value-type="float">
            <text:p>395736</text:p>
          </table:table-cell>
          <table:table-cell office:value-type="float" office:value="366760" calcext:value-type="float">
            <text:p>366760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479" calcext:value-type="float">
            <text:p>28479</text:p>
          </table:table-cell>
          <table:table-cell office:value-type="float" office:value="67456" calcext:value-type="float">
            <text:p>67456</text:p>
          </table:table-cell>
          <table:table-cell office:value-type="float" office:value="67128" calcext:value-type="float">
            <text:p>67128</text:p>
          </table:table-cell>
          <table:table-cell office:value-type="float" office:value="7040" calcext:value-type="float">
            <text:p>7040</text:p>
          </table:table-cell>
          <table:table-cell office:value-type="float" office:value="6867" calcext:value-type="float">
            <text:p>6867</text:p>
          </table:table-cell>
          <table:table-cell office:value-type="float" office:value="100736" calcext:value-type="float">
            <text:p>100736</text:p>
          </table:table-cell>
          <table:table-cell office:value-type="float" office:value="43200" calcext:value-type="float">
            <text:p>43200</text:p>
          </table:table-cell>
          <table:table-cell office:value-type="float" office:value="68240" calcext:value-type="float">
            <text:p>6824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2311" calcext:value-type="float">
            <text:p>1231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4</text:p>
          </table:table-cell>
          <table:table-cell office:value-type="float" office:value="57437808" calcext:value-type="float">
            <text:p>57437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98012" calcext:value-type="float">
            <text:p>398012</text:p>
          </table:table-cell>
          <table:table-cell office:value-type="float" office:value="369036" calcext:value-type="float">
            <text:p>36903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839" calcext:value-type="float">
            <text:p>43839</text:p>
          </table:table-cell>
          <table:table-cell office:value-type="float" office:value="68928" calcext:value-type="float">
            <text:p>68928</text:p>
          </table:table-cell>
          <table:table-cell office:value-type="float" office:value="68550" calcext:value-type="float">
            <text:p>68550</text:p>
          </table:table-cell>
          <table:table-cell office:value-type="float" office:value="7232" calcext:value-type="float">
            <text:p>7232</text:p>
          </table:table-cell>
          <table:table-cell office:value-type="float" office:value="7043" calcext:value-type="float">
            <text:p>7043</text:p>
          </table:table-cell>
          <table:table-cell office:value-type="float" office:value="100736" calcext:value-type="float">
            <text:p>100736</text:p>
          </table:table-cell>
          <table:table-cell office:value-type="float" office:value="44032" calcext:value-type="float">
            <text:p>44032</text:p>
          </table:table-cell>
          <table:table-cell office:value-type="float" office:value="70210" calcext:value-type="float">
            <text:p>702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12568" calcext:value-type="float">
            <text:p>1256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5</text:p>
          </table:table-cell>
          <table:table-cell office:value-type="float" office:value="57436296" calcext:value-type="float">
            <text:p>574362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399296" calcext:value-type="float">
            <text:p>399296</text:p>
          </table:table-cell>
          <table:table-cell office:value-type="float" office:value="370320" calcext:value-type="float">
            <text:p>370320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497" calcext:value-type="float">
            <text:p>50497</text:p>
          </table:table-cell>
          <table:table-cell office:value-type="float" office:value="69440" calcext:value-type="float">
            <text:p>69440</text:p>
          </table:table-cell>
          <table:table-cell office:value-type="float" office:value="69099" calcext:value-type="float">
            <text:p>69099</text:p>
          </table:table-cell>
          <table:table-cell office:value-type="float" office:value="7296" calcext:value-type="float">
            <text:p>7296</text:p>
          </table:table-cell>
          <table:table-cell office:value-type="float" office:value="7099" calcext:value-type="float">
            <text:p>7099</text:p>
          </table:table-cell>
          <table:table-cell office:value-type="float" office:value="100736" calcext:value-type="float">
            <text:p>100736</text:p>
          </table:table-cell>
          <table:table-cell office:value-type="float" office:value="44672" calcext:value-type="float">
            <text:p>44672</text:p>
          </table:table-cell>
          <table:table-cell office:value-type="float" office:value="74936" calcext:value-type="float">
            <text:p>749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12658" calcext:value-type="float">
            <text:p>1265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6</text:p>
          </table:table-cell>
          <table:table-cell office:value-type="float" office:value="57435036" calcext:value-type="float">
            <text:p>574350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401108" calcext:value-type="float">
            <text:p>401108</text:p>
          </table:table-cell>
          <table:table-cell office:value-type="float" office:value="372132" calcext:value-type="float">
            <text:p>37213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0737" calcext:value-type="float">
            <text:p>60737</text:p>
          </table:table-cell>
          <table:table-cell office:value-type="float" office:value="70656" calcext:value-type="float">
            <text:p>70656</text:p>
          </table:table-cell>
          <table:table-cell office:value-type="float" office:value="70217" calcext:value-type="float">
            <text:p>70217</text:p>
          </table:table-cell>
          <table:table-cell office:value-type="float" office:value="7424" calcext:value-type="float">
            <text:p>7424</text:p>
          </table:table-cell>
          <table:table-cell office:value-type="float" office:value="7207" calcext:value-type="float">
            <text:p>7207</text:p>
          </table:table-cell>
          <table:table-cell office:value-type="float" office:value="100736" calcext:value-type="float">
            <text:p>100736</text:p>
          </table:table-cell>
          <table:table-cell office:value-type="float" office:value="45312" calcext:value-type="float">
            <text:p>45312</text:p>
          </table:table-cell>
          <table:table-cell office:value-type="float" office:value="89306" calcext:value-type="float">
            <text:p>893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12835" calcext:value-type="float">
            <text:p>1283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7</text:p>
          </table:table-cell>
          <table:table-cell office:value-type="float" office:value="57433524" calcext:value-type="float">
            <text:p>57433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402392" calcext:value-type="float">
            <text:p>402392</text:p>
          </table:table-cell>
          <table:table-cell office:value-type="float" office:value="373416" calcext:value-type="float">
            <text:p>37341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833" calcext:value-type="float">
            <text:p>64833</text:p>
          </table:table-cell>
          <table:table-cell office:value-type="float" office:value="71104" calcext:value-type="float">
            <text:p>71104</text:p>
          </table:table-cell>
          <table:table-cell office:value-type="float" office:value="70729" calcext:value-type="float">
            <text:p>70729</text:p>
          </table:table-cell>
          <table:table-cell office:value-type="float" office:value="7424" calcext:value-type="float">
            <text:p>7424</text:p>
          </table:table-cell>
          <table:table-cell office:value-type="float" office:value="7245" calcext:value-type="float">
            <text:p>7245</text:p>
          </table:table-cell>
          <table:table-cell office:value-type="float" office:value="100736" calcext:value-type="float">
            <text:p>100736</text:p>
          </table:table-cell>
          <table:table-cell office:value-type="float" office:value="46144" calcext:value-type="float">
            <text:p>46144</text:p>
          </table:table-cell>
          <table:table-cell office:value-type="float" office:value="89570" calcext:value-type="float">
            <text:p>8957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12904" calcext:value-type="float">
            <text:p>129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8</text:p>
          </table:table-cell>
          <table:table-cell office:value-type="float" office:value="57431492" calcext:value-type="float">
            <text:p>574314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3084" calcext:value-type="float">
            <text:p>4873084</text:p>
          </table:table-cell>
          <table:table-cell office:value-type="float" office:value="403812" calcext:value-type="float">
            <text:p>403812</text:p>
          </table:table-cell>
          <table:table-cell office:value-type="float" office:value="374836" calcext:value-type="float">
            <text:p>37483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799" calcext:value-type="float">
            <text:p>84799</text:p>
          </table:table-cell>
          <table:table-cell office:value-type="float" office:value="72064" calcext:value-type="float">
            <text:p>72064</text:p>
          </table:table-cell>
          <table:table-cell office:value-type="float" office:value="71639" calcext:value-type="float">
            <text:p>71639</text:p>
          </table:table-cell>
          <table:table-cell office:value-type="float" office:value="7616" calcext:value-type="float">
            <text:p>7616</text:p>
          </table:table-cell>
          <table:table-cell office:value-type="float" office:value="7350" calcext:value-type="float">
            <text:p>7350</text:p>
          </table:table-cell>
          <table:table-cell office:value-type="float" office:value="100736" calcext:value-type="float">
            <text:p>100736</text:p>
          </table:table-cell>
          <table:table-cell office:value-type="float" office:value="46592" calcext:value-type="float">
            <text:p>46592</text:p>
          </table:table-cell>
          <table:table-cell office:value-type="float" office:value="70606" calcext:value-type="float">
            <text:p>706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3074" calcext:value-type="float">
            <text:p>1307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39</text:p>
          </table:table-cell>
          <table:table-cell office:value-type="float" office:value="57422672" calcext:value-type="float">
            <text:p>57422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13336" calcext:value-type="float">
            <text:p>413336</text:p>
          </table:table-cell>
          <table:table-cell office:value-type="float" office:value="384360" calcext:value-type="float">
            <text:p>384360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299" calcext:value-type="float">
            <text:p>40299</text:p>
          </table:table-cell>
          <table:table-cell office:value-type="float" office:value="74112" calcext:value-type="float">
            <text:p>74112</text:p>
          </table:table-cell>
          <table:table-cell office:value-type="float" office:value="73676" calcext:value-type="float">
            <text:p>73676</text:p>
          </table:table-cell>
          <table:table-cell office:value-type="float" office:value="7808" calcext:value-type="float">
            <text:p>7808</text:p>
          </table:table-cell>
          <table:table-cell office:value-type="float" office:value="7548" calcext:value-type="float">
            <text:p>7548</text:p>
          </table:table-cell>
          <table:table-cell office:value-type="float" office:value="100736" calcext:value-type="float">
            <text:p>100736</text:p>
          </table:table-cell>
          <table:table-cell office:value-type="float" office:value="46912" calcext:value-type="float">
            <text:p>46912</text:p>
          </table:table-cell>
          <table:table-cell office:value-type="float" office:value="88658" calcext:value-type="float">
            <text:p>886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3369" calcext:value-type="float">
            <text:p>13369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0</text:p>
          </table:table-cell>
          <table:table-cell office:value-type="float" office:value="57420672" calcext:value-type="float">
            <text:p>57420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14748" calcext:value-type="float">
            <text:p>414748</text:p>
          </table:table-cell>
          <table:table-cell office:value-type="float" office:value="385772" calcext:value-type="float">
            <text:p>38577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49515" calcext:value-type="float">
            <text:p>49515</text:p>
          </table:table-cell>
          <table:table-cell office:value-type="float" office:value="74752" calcext:value-type="float">
            <text:p>74752</text:p>
          </table:table-cell>
          <table:table-cell office:value-type="float" office:value="74355" calcext:value-type="float">
            <text:p>74355</text:p>
          </table:table-cell>
          <table:table-cell office:value-type="float" office:value="7872" calcext:value-type="float">
            <text:p>7872</text:p>
          </table:table-cell>
          <table:table-cell office:value-type="float" office:value="7634" calcext:value-type="float">
            <text:p>7634</text:p>
          </table:table-cell>
          <table:table-cell office:value-type="float" office:value="100736" calcext:value-type="float">
            <text:p>100736</text:p>
          </table:table-cell>
          <table:table-cell office:value-type="float" office:value="47680" calcext:value-type="float">
            <text:p>47680</text:p>
          </table:table-cell>
          <table:table-cell office:value-type="float" office:value="89198" calcext:value-type="float">
            <text:p>891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524" calcext:value-type="float">
            <text:p>1352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1</text:p>
          </table:table-cell>
          <table:table-cell office:value-type="float" office:value="57419664" calcext:value-type="float">
            <text:p>574196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16224" calcext:value-type="float">
            <text:p>416224</text:p>
          </table:table-cell>
          <table:table-cell office:value-type="float" office:value="387248" calcext:value-type="float">
            <text:p>387248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9243" calcext:value-type="float">
            <text:p>59243</text:p>
          </table:table-cell>
          <table:table-cell office:value-type="float" office:value="75392" calcext:value-type="float">
            <text:p>75392</text:p>
          </table:table-cell>
          <table:table-cell office:value-type="float" office:value="74940" calcext:value-type="float">
            <text:p>74940</text:p>
          </table:table-cell>
          <table:table-cell office:value-type="float" office:value="7936" calcext:value-type="float">
            <text:p>7936</text:p>
          </table:table-cell>
          <table:table-cell office:value-type="float" office:value="7690" calcext:value-type="float">
            <text:p>7690</text:p>
          </table:table-cell>
          <table:table-cell office:value-type="float" office:value="100736" calcext:value-type="float">
            <text:p>100736</text:p>
          </table:table-cell>
          <table:table-cell office:value-type="float" office:value="48512" calcext:value-type="float">
            <text:p>48512</text:p>
          </table:table-cell>
          <table:table-cell office:value-type="float" office:value="99269" calcext:value-type="float">
            <text:p>992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620" calcext:value-type="float">
            <text:p>136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2</text:p>
          </table:table-cell>
          <table:table-cell office:value-type="float" office:value="57415736" calcext:value-type="float">
            <text:p>574157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17968" calcext:value-type="float">
            <text:p>417968</text:p>
          </table:table-cell>
          <table:table-cell office:value-type="float" office:value="388992" calcext:value-type="float">
            <text:p>38899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923" calcext:value-type="float">
            <text:p>66923</text:p>
          </table:table-cell>
          <table:table-cell office:value-type="float" office:value="76416" calcext:value-type="float">
            <text:p>76416</text:p>
          </table:table-cell>
          <table:table-cell office:value-type="float" office:value="75976" calcext:value-type="float">
            <text:p>75976</text:p>
          </table:table-cell>
          <table:table-cell office:value-type="float" office:value="8000" calcext:value-type="float">
            <text:p>8000</text:p>
          </table:table-cell>
          <table:table-cell office:value-type="float" office:value="7764" calcext:value-type="float">
            <text:p>7764</text:p>
          </table:table-cell>
          <table:table-cell office:value-type="float" office:value="100736" calcext:value-type="float">
            <text:p>100736</text:p>
          </table:table-cell>
          <table:table-cell office:value-type="float" office:value="49216" calcext:value-type="float">
            <text:p>49216</text:p>
          </table:table-cell>
          <table:table-cell office:value-type="float" office:value="101767" calcext:value-type="float">
            <text:p>1017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719" calcext:value-type="float">
            <text:p>1371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3</text:p>
          </table:table-cell>
          <table:table-cell office:value-type="float" office:value="57413880" calcext:value-type="float">
            <text:p>574138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0032" calcext:value-type="float">
            <text:p>420032</text:p>
          </table:table-cell>
          <table:table-cell office:value-type="float" office:value="391056" calcext:value-type="float">
            <text:p>39105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673" calcext:value-type="float">
            <text:p>77673</text:p>
          </table:table-cell>
          <table:table-cell office:value-type="float" office:value="77824" calcext:value-type="float">
            <text:p>77824</text:p>
          </table:table-cell>
          <table:table-cell office:value-type="float" office:value="77355" calcext:value-type="float">
            <text:p>77355</text:p>
          </table:table-cell>
          <table:table-cell office:value-type="float" office:value="8128" calcext:value-type="float">
            <text:p>8128</text:p>
          </table:table-cell>
          <table:table-cell office:value-type="float" office:value="7851" calcext:value-type="float">
            <text:p>7851</text:p>
          </table:table-cell>
          <table:table-cell office:value-type="float" office:value="100736" calcext:value-type="float">
            <text:p>100736</text:p>
          </table:table-cell>
          <table:table-cell office:value-type="float" office:value="49856" calcext:value-type="float">
            <text:p>49856</text:p>
          </table:table-cell>
          <table:table-cell office:value-type="float" office:value="80552" calcext:value-type="float">
            <text:p>805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3842" calcext:value-type="float">
            <text:p>1384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4</text:p>
          </table:table-cell>
          <table:table-cell office:value-type="float" office:value="57413384" calcext:value-type="float">
            <text:p>574133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0676" calcext:value-type="float">
            <text:p>420676</text:p>
          </table:table-cell>
          <table:table-cell office:value-type="float" office:value="391700" calcext:value-type="float">
            <text:p>391700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35" calcext:value-type="float">
            <text:p>80235</text:p>
          </table:table-cell>
          <table:table-cell office:value-type="float" office:value="77952" calcext:value-type="float">
            <text:p>77952</text:p>
          </table:table-cell>
          <table:table-cell office:value-type="float" office:value="77551" calcext:value-type="float">
            <text:p>77551</text:p>
          </table:table-cell>
          <table:table-cell office:value-type="float" office:value="8128" calcext:value-type="float">
            <text:p>8128</text:p>
          </table:table-cell>
          <table:table-cell office:value-type="float" office:value="7865" calcext:value-type="float">
            <text:p>7865</text:p>
          </table:table-cell>
          <table:table-cell office:value-type="float" office:value="100736" calcext:value-type="float">
            <text:p>100736</text:p>
          </table:table-cell>
          <table:table-cell office:value-type="float" office:value="50368" calcext:value-type="float">
            <text:p>50368</text:p>
          </table:table-cell>
          <table:table-cell office:value-type="float" office:value="84148" calcext:value-type="float">
            <text:p>841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3865" calcext:value-type="float">
            <text:p>1386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5</text:p>
          </table:table-cell>
          <table:table-cell office:value-type="float" office:value="57412628" calcext:value-type="float">
            <text:p>574126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1320" calcext:value-type="float">
            <text:p>421320</text:p>
          </table:table-cell>
          <table:table-cell office:value-type="float" office:value="392344" calcext:value-type="float">
            <text:p>392344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35" calcext:value-type="float">
            <text:p>80235</text:p>
          </table:table-cell>
          <table:table-cell office:value-type="float" office:value="78016" calcext:value-type="float">
            <text:p>78016</text:p>
          </table:table-cell>
          <table:table-cell office:value-type="float" office:value="77605" calcext:value-type="float">
            <text:p>77605</text:p>
          </table:table-cell>
          <table:table-cell office:value-type="float" office:value="8128" calcext:value-type="float">
            <text:p>8128</text:p>
          </table:table-cell>
          <table:table-cell office:value-type="float" office:value="7868" calcext:value-type="float">
            <text:p>7868</text:p>
          </table:table-cell>
          <table:table-cell office:value-type="float" office:value="100736" calcext:value-type="float">
            <text:p>100736</text:p>
          </table:table-cell>
          <table:table-cell office:value-type="float" office:value="50944" calcext:value-type="float">
            <text:p>50944</text:p>
          </table:table-cell>
          <table:table-cell office:value-type="float" office:value="84940" calcext:value-type="float">
            <text:p>8494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13870" calcext:value-type="float">
            <text:p>138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6</text:p>
          </table:table-cell>
          <table:table-cell office:value-type="float" office:value="57411120" calcext:value-type="float">
            <text:p>57411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3508" calcext:value-type="float">
            <text:p>423508</text:p>
          </table:table-cell>
          <table:table-cell office:value-type="float" office:value="394532" calcext:value-type="float">
            <text:p>39453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033" calcext:value-type="float">
            <text:p>93033</text:p>
          </table:table-cell>
          <table:table-cell office:value-type="float" office:value="79104" calcext:value-type="float">
            <text:p>79104</text:p>
          </table:table-cell>
          <table:table-cell office:value-type="float" office:value="78645" calcext:value-type="float">
            <text:p>78645</text:p>
          </table:table-cell>
          <table:table-cell office:value-type="float" office:value="8256" calcext:value-type="float">
            <text:p>8256</text:p>
          </table:table-cell>
          <table:table-cell office:value-type="float" office:value="7972" calcext:value-type="float">
            <text:p>7972</text:p>
          </table:table-cell>
          <table:table-cell office:value-type="float" office:value="100736" calcext:value-type="float">
            <text:p>100736</text:p>
          </table:table-cell>
          <table:table-cell office:value-type="float" office:value="51520" calcext:value-type="float">
            <text:p>51520</text:p>
          </table:table-cell>
          <table:table-cell office:value-type="float" office:value="93105" calcext:value-type="float">
            <text:p>931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14033" calcext:value-type="float">
            <text:p>1403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7</text:p>
          </table:table-cell>
          <table:table-cell office:value-type="float" office:value="57409860" calcext:value-type="float">
            <text:p>574098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5356" calcext:value-type="float">
            <text:p>425356</text:p>
          </table:table-cell>
          <table:table-cell office:value-type="float" office:value="396380" calcext:value-type="float">
            <text:p>396380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9934" calcext:value-type="float">
            <text:p>59934</text:p>
          </table:table-cell>
          <table:table-cell office:value-type="float" office:value="80064" calcext:value-type="float">
            <text:p>80064</text:p>
          </table:table-cell>
          <table:table-cell office:value-type="float" office:value="79576" calcext:value-type="float">
            <text:p>79576</text:p>
          </table:table-cell>
          <table:table-cell office:value-type="float" office:value="8320" calcext:value-type="float">
            <text:p>8320</text:p>
          </table:table-cell>
          <table:table-cell office:value-type="float" office:value="8077" calcext:value-type="float">
            <text:p>807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1968" calcext:value-type="float">
            <text:p>51968</text:p>
          </table:table-cell>
          <table:table-cell office:value-type="float" office:value="85813" calcext:value-type="float">
            <text:p>858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14212" calcext:value-type="float">
            <text:p>142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8</text:p>
          </table:table-cell>
          <table:table-cell office:value-type="float" office:value="57407088" calcext:value-type="float">
            <text:p>574070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8620" calcext:value-type="float">
            <text:p>4938620</text:p>
          </table:table-cell>
          <table:table-cell office:value-type="float" office:value="427344" calcext:value-type="float">
            <text:p>427344</text:p>
          </table:table-cell>
          <table:table-cell office:value-type="float" office:value="398368" calcext:value-type="float">
            <text:p>398368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462" calcext:value-type="float">
            <text:p>82462</text:p>
          </table:table-cell>
          <table:table-cell office:value-type="float" office:value="81280" calcext:value-type="float">
            <text:p>81280</text:p>
          </table:table-cell>
          <table:table-cell office:value-type="float" office:value="80844" calcext:value-type="float">
            <text:p>80844</text:p>
          </table:table-cell>
          <table:table-cell office:value-type="float" office:value="8448" calcext:value-type="float">
            <text:p>8448</text:p>
          </table:table-cell>
          <table:table-cell office:value-type="float" office:value="8201" calcext:value-type="float">
            <text:p>8201</text:p>
          </table:table-cell>
          <table:table-cell office:value-type="float" office:value="100736" calcext:value-type="float">
            <text:p>100736</text:p>
          </table:table-cell>
          <table:table-cell office:value-type="float" office:value="52736" calcext:value-type="float">
            <text:p>52736</text:p>
          </table:table-cell>
          <table:table-cell office:value-type="float" office:value="75827" calcext:value-type="float">
            <text:p>758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14432" calcext:value-type="float">
            <text:p>1443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49</text:p>
          </table:table-cell>
          <table:table-cell office:value-type="float" office:value="57376596" calcext:value-type="float">
            <text:p>573765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36" calcext:value-type="float">
            <text:p>1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308" calcext:value-type="float">
            <text:p>7734308</text:p>
          </table:table-cell>
          <table:table-cell office:value-type="float" office:value="456352" calcext:value-type="float">
            <text:p>456352</text:p>
          </table:table-cell>
          <table:table-cell office:value-type="float" office:value="427376" calcext:value-type="float">
            <text:p>42737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91" calcext:value-type="float">
            <text:p>399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13" calcext:value-type="float">
            <text:p>66413</text:p>
          </table:table-cell>
          <table:table-cell office:value-type="float" office:value="82624" calcext:value-type="float">
            <text:p>82624</text:p>
          </table:table-cell>
          <table:table-cell office:value-type="float" office:value="82134" calcext:value-type="float">
            <text:p>82134</text:p>
          </table:table-cell>
          <table:table-cell office:value-type="float" office:value="8576" calcext:value-type="float">
            <text:p>8576</text:p>
          </table:table-cell>
          <table:table-cell office:value-type="float" office:value="8301" calcext:value-type="float">
            <text:p>8301</text:p>
          </table:table-cell>
          <table:table-cell office:value-type="float" office:value="100736" calcext:value-type="float">
            <text:p>100736</text:p>
          </table:table-cell>
          <table:table-cell office:value-type="float" office:value="53888" calcext:value-type="float">
            <text:p>53888</text:p>
          </table:table-cell>
          <table:table-cell office:value-type="float" office:value="99578" calcext:value-type="float">
            <text:p>995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1376" calcext:value-type="float">
            <text:p>91376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14618" calcext:value-type="float">
            <text:p>14618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0</text:p>
          </table:table-cell>
          <table:table-cell office:value-type="float" office:value="57365268" calcext:value-type="float">
            <text:p>573652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4308" calcext:value-type="float">
            <text:p>7734308</text:p>
          </table:table-cell>
          <table:table-cell office:value-type="float" office:value="465108" calcext:value-type="float">
            <text:p>465108</text:p>
          </table:table-cell>
          <table:table-cell office:value-type="float" office:value="436132" calcext:value-type="float">
            <text:p>436132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547" calcext:value-type="float">
            <text:p>96547</text:p>
          </table:table-cell>
          <table:table-cell office:value-type="float" office:value="82816" calcext:value-type="float">
            <text:p>82816</text:p>
          </table:table-cell>
          <table:table-cell office:value-type="float" office:value="82318" calcext:value-type="float">
            <text:p>82318</text:p>
          </table:table-cell>
          <table:table-cell office:value-type="float" office:value="8576" calcext:value-type="float">
            <text:p>8576</text:p>
          </table:table-cell>
          <table:table-cell office:value-type="float" office:value="8313" calcext:value-type="float">
            <text:p>8313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016" calcext:value-type="float">
            <text:p>54016</text:p>
          </table:table-cell>
          <table:table-cell office:value-type="float" office:value="89179" calcext:value-type="float">
            <text:p>891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52312" calcext:value-type="float">
            <text:p>52312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14637" calcext:value-type="float">
            <text:p>146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1</text:p>
          </table:table-cell>
          <table:table-cell office:value-type="float" office:value="57362148" calcext:value-type="float">
            <text:p>573621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280" calcext:value-type="float">
            <text:p>7733280</text:p>
          </table:table-cell>
          <table:table-cell office:value-type="float" office:value="467192" calcext:value-type="float">
            <text:p>467192</text:p>
          </table:table-cell>
          <table:table-cell office:value-type="float" office:value="438216" calcext:value-type="float">
            <text:p>438216</text:p>
          </table:table-cell>
          <table:table-cell office:value-type="float" office:value="28976" calcext:value-type="float">
            <text:p>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817" calcext:value-type="float">
            <text:p>98817</text:p>
          </table:table-cell>
          <table:table-cell office:value-type="float" office:value="83456" calcext:value-type="float">
            <text:p>83456</text:p>
          </table:table-cell>
          <table:table-cell office:value-type="float" office:value="82987" calcext:value-type="float">
            <text:p>82987</text:p>
          </table:table-cell>
          <table:table-cell office:value-type="float" office:value="8640" calcext:value-type="float">
            <text:p>8640</text:p>
          </table:table-cell>
          <table:table-cell office:value-type="float" office:value="8391" calcext:value-type="float">
            <text:p>8391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016" calcext:value-type="float">
            <text:p>54016</text:p>
          </table:table-cell>
          <table:table-cell office:value-type="float" office:value="91145" calcext:value-type="float">
            <text:p>911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50256" calcext:value-type="float">
            <text:p>50256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14771" calcext:value-type="float">
            <text:p>1477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2</text:p>
          </table:table-cell>
          <table:table-cell office:value-type="float" office:value="57362104" calcext:value-type="float">
            <text:p>573621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280" calcext:value-type="float">
            <text:p>7733280</text:p>
          </table:table-cell>
          <table:table-cell office:value-type="float" office:value="468636" calcext:value-type="float">
            <text:p>468636</text:p>
          </table:table-cell>
          <table:table-cell office:value-type="float" office:value="439664" calcext:value-type="float">
            <text:p>439664</text:p>
          </table:table-cell>
          <table:table-cell office:value-type="float" office:value="28972" calcext:value-type="float">
            <text:p>2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410" calcext:value-type="float">
            <text:p>38410</text:p>
          </table:table-cell>
          <table:table-cell office:value-type="float" office:value="84352" calcext:value-type="float">
            <text:p>84352</text:p>
          </table:table-cell>
          <table:table-cell office:value-type="float" office:value="83865" calcext:value-type="float">
            <text:p>83865</text:p>
          </table:table-cell>
          <table:table-cell office:value-type="float" office:value="8768" calcext:value-type="float">
            <text:p>8768</text:p>
          </table:table-cell>
          <table:table-cell office:value-type="float" office:value="8481" calcext:value-type="float">
            <text:p>8481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016" calcext:value-type="float">
            <text:p>54016</text:p>
          </table:table-cell>
          <table:table-cell office:value-type="float" office:value="90345" calcext:value-type="float">
            <text:p>903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  <table:table-cell office:value-type="float" office:value="14938" calcext:value-type="float">
            <text:p>1493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3</text:p>
          </table:table-cell>
          <table:table-cell office:value-type="float" office:value="57361148" calcext:value-type="float">
            <text:p>573611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7" calcext:value-type="float">
            <text:p>1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280" calcext:value-type="float">
            <text:p>7733280</text:p>
          </table:table-cell>
          <table:table-cell office:value-type="float" office:value="469640" calcext:value-type="float">
            <text:p>469640</text:p>
          </table:table-cell>
          <table:table-cell office:value-type="float" office:value="440604" calcext:value-type="float">
            <text:p>440604</text:p>
          </table:table-cell>
          <table:table-cell office:value-type="float" office:value="29036" calcext:value-type="float">
            <text:p>2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52236" calcext:value-type="float">
            <text:p>52236</text:p>
          </table:table-cell>
          <table:table-cell office:value-type="float" office:value="85056" calcext:value-type="float">
            <text:p>85056</text:p>
          </table:table-cell>
          <table:table-cell office:value-type="float" office:value="84510" calcext:value-type="float">
            <text:p>84510</text:p>
          </table:table-cell>
          <table:table-cell office:value-type="float" office:value="8832" calcext:value-type="float">
            <text:p>8832</text:p>
          </table:table-cell>
          <table:table-cell office:value-type="float" office:value="8548" calcext:value-type="float">
            <text:p>8548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016" calcext:value-type="float">
            <text:p>54016</text:p>
          </table:table-cell>
          <table:table-cell office:value-type="float" office:value="76574" calcext:value-type="float">
            <text:p>765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256" calcext:value-type="float">
            <text:p>50256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064" calcext:value-type="float">
            <text:p>1506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4</text:p>
          </table:table-cell>
          <table:table-cell office:value-type="float" office:value="57360676" calcext:value-type="float">
            <text:p>573606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3300" calcext:value-type="float">
            <text:p>7733300</text:p>
          </table:table-cell>
          <table:table-cell office:value-type="float" office:value="470580" calcext:value-type="float">
            <text:p>470580</text:p>
          </table:table-cell>
          <table:table-cell office:value-type="float" office:value="441536" calcext:value-type="float">
            <text:p>441536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0" calcext:value-type="float">
            <text:p>8508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6563" calcext:value-type="float">
            <text:p>7656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312" calcext:value-type="float">
            <text:p>52312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5</text:p>
          </table:table-cell>
          <table:table-cell office:value-type="float" office:value="57360676" calcext:value-type="float">
            <text:p>573606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6544" calcext:value-type="float">
            <text:p>765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6</text:p>
          </table:table-cell>
          <table:table-cell office:value-type="float" office:value="57360400" calcext:value-type="float">
            <text:p>5736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6544" calcext:value-type="float">
            <text:p>765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7</text:p>
          </table:table-cell>
          <table:table-cell office:value-type="float" office:value="57360400" calcext:value-type="float">
            <text:p>5736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6544" calcext:value-type="float">
            <text:p>765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8</text:p>
          </table:table-cell>
          <table:table-cell office:value-type="float" office:value="57360400" calcext:value-type="float">
            <text:p>5736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5:59</text:p>
          </table:table-cell>
          <table:table-cell office:value-type="float" office:value="57360400" calcext:value-type="float">
            <text:p>5736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0</text:p>
          </table:table-cell>
          <table:table-cell office:value-type="float" office:value="57360388" calcext:value-type="float">
            <text:p>57360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1</text:p>
          </table:table-cell>
          <table:table-cell office:value-type="float" office:value="57358876" calcext:value-type="float">
            <text:p>573588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2</text:p>
          </table:table-cell>
          <table:table-cell office:value-type="float" office:value="57358876" calcext:value-type="float">
            <text:p>573588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3</text:p>
          </table:table-cell>
          <table:table-cell office:value-type="float" office:value="57358876" calcext:value-type="float">
            <text:p>573588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4</text:p>
          </table:table-cell>
          <table:table-cell office:value-type="float" office:value="57359152" calcext:value-type="float">
            <text:p>57359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5</text:p>
          </table:table-cell>
          <table:table-cell office:value-type="float" office:value="57359152" calcext:value-type="float">
            <text:p>57359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6</text:p>
          </table:table-cell>
          <table:table-cell office:value-type="float" office:value="57359152" calcext:value-type="float">
            <text:p>57359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7</text:p>
          </table:table-cell>
          <table:table-cell office:value-type="float" office:value="57359152" calcext:value-type="float">
            <text:p>57359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8</text:p>
          </table:table-cell>
          <table:table-cell office:value-type="float" office:value="57359152" calcext:value-type="float">
            <text:p>57359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09</text:p>
          </table:table-cell>
          <table:table-cell office:value-type="float" office:value="57359356" calcext:value-type="float">
            <text:p>573593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05" calcext:value-type="float">
            <text:p>55505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0</text:p>
          </table:table-cell>
          <table:table-cell office:value-type="float" office:value="57357136" calcext:value-type="float">
            <text:p>573571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1</text:p>
          </table:table-cell>
          <table:table-cell office:value-type="float" office:value="57357136" calcext:value-type="float">
            <text:p>573571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2</text:p>
          </table:table-cell>
          <table:table-cell office:value-type="float" office:value="57358396" calcext:value-type="float">
            <text:p>573583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3</text:p>
          </table:table-cell>
          <table:table-cell office:value-type="float" office:value="57358396" calcext:value-type="float">
            <text:p>573583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89" calcext:value-type="float">
            <text:p>85089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44" calcext:value-type="float">
            <text:p>7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4</text:p>
          </table:table-cell>
          <table:table-cell office:value-type="float" office:value="57358396" calcext:value-type="float">
            <text:p>573583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3776" calcext:value-type="float">
            <text:p>737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5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3776" calcext:value-type="float">
            <text:p>737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6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684" calcext:value-type="float">
            <text:p>55684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3776" calcext:value-type="float">
            <text:p>737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7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3778" calcext:value-type="float">
            <text:p>737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8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19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1</text:p>
          </table:table-cell>
          <table:table-cell office:value-type="float" office:value="57358432" calcext:value-type="float">
            <text:p>57358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2</text:p>
          </table:table-cell>
          <table:table-cell office:value-type="float" office:value="57356220" calcext:value-type="float">
            <text:p>573562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3</text:p>
          </table:table-cell>
          <table:table-cell office:value-type="float" office:value="57356164" calcext:value-type="float">
            <text:p>573561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4</text:p>
          </table:table-cell>
          <table:table-cell office:value-type="float" office:value="57356164" calcext:value-type="float">
            <text:p>573561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5</text:p>
          </table:table-cell>
          <table:table-cell office:value-type="float" office:value="57356164" calcext:value-type="float">
            <text:p>573561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6</text:p>
          </table:table-cell>
          <table:table-cell office:value-type="float" office:value="57357392" calcext:value-type="float">
            <text:p>573573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7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8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29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0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1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2</text:p>
          </table:table-cell>
          <table:table-cell office:value-type="float" office:value="57357440" calcext:value-type="float">
            <text:p>573574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3</text:p>
          </table:table-cell>
          <table:table-cell office:value-type="float" office:value="57355932" calcext:value-type="float">
            <text:p>57355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4</text:p>
          </table:table-cell>
          <table:table-cell office:value-type="float" office:value="57355932" calcext:value-type="float">
            <text:p>57355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5</text:p>
          </table:table-cell>
          <table:table-cell office:value-type="float" office:value="57355932" calcext:value-type="float">
            <text:p>57355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6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7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8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39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0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1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2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3</text:p>
          </table:table-cell>
          <table:table-cell office:value-type="float" office:value="57355940" calcext:value-type="float">
            <text:p>57355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4</text:p>
          </table:table-cell>
          <table:table-cell office:value-type="float" office:value="57353156" calcext:value-type="float">
            <text:p>573531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01" calcext:value-type="float">
            <text:p>55801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5</text:p>
          </table:table-cell>
          <table:table-cell office:value-type="float" office:value="57353184" calcext:value-type="float">
            <text:p>57353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18" calcext:value-type="float">
            <text:p>55818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6</text:p>
          </table:table-cell>
          <table:table-cell office:value-type="float" office:value="57353184" calcext:value-type="float">
            <text:p>57353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18" calcext:value-type="float">
            <text:p>55818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7</text:p>
          </table:table-cell>
          <table:table-cell office:value-type="float" office:value="57353184" calcext:value-type="float">
            <text:p>57353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18" calcext:value-type="float">
            <text:p>55818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8</text:p>
          </table:table-cell>
          <table:table-cell office:value-type="float" office:value="57353588" calcext:value-type="float">
            <text:p>573535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18" calcext:value-type="float">
            <text:p>55818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49</text:p>
          </table:table-cell>
          <table:table-cell office:value-type="float" office:value="57353688" calcext:value-type="float">
            <text:p>573536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0744" calcext:value-type="float">
            <text:p>470744</text:p>
          </table:table-cell>
          <table:table-cell office:value-type="float" office:value="441700" calcext:value-type="float">
            <text:p>441700</text:p>
          </table:table-cell>
          <table:table-cell office:value-type="float" office:value="29044" calcext:value-type="float">
            <text:p>2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818" calcext:value-type="float">
            <text:p>55818</text:p>
          </table:table-cell>
          <table:table-cell office:value-type="float" office:value="85568" calcext:value-type="float">
            <text:p>85568</text:p>
          </table:table-cell>
          <table:table-cell office:value-type="float" office:value="85090" calcext:value-type="float">
            <text:p>85090</text:p>
          </table:table-cell>
          <table:table-cell office:value-type="float" office:value="8896" calcext:value-type="float">
            <text:p>8896</text:p>
          </table:table-cell>
          <table:table-cell office:value-type="float" office:value="8597" calcext:value-type="float">
            <text:p>8597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336" calcext:value-type="float">
            <text:p>54336</text:p>
          </table:table-cell>
          <table:table-cell office:value-type="float" office:value="72051" calcext:value-type="float">
            <text:p>720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51" calcext:value-type="float">
            <text:p>1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46:50</text:p>
          </table:table-cell>
          <table:table-cell office:value-type="float" office:value="57353444" calcext:value-type="float">
            <text:p>573534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1244" calcext:value-type="float">
            <text:p>7731244</text:p>
          </table:table-cell>
          <table:table-cell office:value-type="float" office:value="471748" calcext:value-type="float">
            <text:p>471748</text:p>
          </table:table-cell>
          <table:table-cell office:value-type="float" office:value="442708" calcext:value-type="float">
            <text:p>442708</text:p>
          </table:table-cell>
          <table:table-cell office:value-type="float" office:value="29040" calcext:value-type="float">
            <text:p>29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42" calcext:value-type="float">
            <text:p>56842</text:p>
          </table:table-cell>
          <table:table-cell office:value-type="float" office:value="86080" calcext:value-type="float">
            <text:p>86080</text:p>
          </table:table-cell>
          <table:table-cell office:value-type="float" office:value="85522" calcext:value-type="float">
            <text:p>85522</text:p>
          </table:table-cell>
          <table:table-cell office:value-type="float" office:value="8960" calcext:value-type="float">
            <text:p>8960</text:p>
          </table:table-cell>
          <table:table-cell office:value-type="float" office:value="8618" calcext:value-type="float">
            <text:p>8618</text:p>
          </table:table-cell>
          <table:table-cell office:value-type="float" office:value="100736" calcext:value-type="float">
            <text:p>100736</text:p>
          </table:table-cell>
          <table:table-cell office:value-type="float" office:value="54784" calcext:value-type="float">
            <text:p>54784</text:p>
          </table:table-cell>
          <table:table-cell office:value-type="float" office:value="76440" calcext:value-type="float">
            <text:p>764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228" calcext:value-type="float">
            <text:p>49228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15194" calcext:value-type="float">
            <text:p>1519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9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3.2224in" svg:height="6.6614in" svg:x="2.4709in" svg:y="0.272in">
            <draw:object draw:notify-on-update-of-ranges="Sheet4.A1:Sheet4.A1 Sheet4.A2:Sheet4.A120 Sheet4.B1:Sheet4.B1 Sheet4.B2:Sheet4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ss mit</text:p>
          </table:table-cell>
          <table:table-cell office:value-type="string" calcext:value-type="string">
            <text:p>rss ohne </text:p>
          </table:table-cell>
        </table:table-row>
        <table:table-row table:style-name="ro1">
          <table:table-cell table:formula="of:=[$'mit-autotrim'.R2]" office:value-type="float" office:value="175896" calcext:value-type="float">
            <text:p>175896</text:p>
          </table:table-cell>
          <table:table-cell table:formula="of:=[$'ohne-autotrim'.R2]" office:value-type="float" office:value="175744" calcext:value-type="float">
            <text:p>175744</text:p>
          </table:table-cell>
        </table:table-row>
        <table:table-row table:style-name="ro1">
          <table:table-cell table:formula="of:=[$'mit-autotrim'.R3]" office:value-type="float" office:value="185288" calcext:value-type="float">
            <text:p>185288</text:p>
          </table:table-cell>
          <table:table-cell table:formula="of:=[$'ohne-autotrim'.R3]" office:value-type="float" office:value="185188" calcext:value-type="float">
            <text:p>185188</text:p>
          </table:table-cell>
        </table:table-row>
        <table:table-row table:style-name="ro1">
          <table:table-cell table:formula="of:=[$'mit-autotrim'.R4]" office:value-type="float" office:value="190544" calcext:value-type="float">
            <text:p>190544</text:p>
          </table:table-cell>
          <table:table-cell table:formula="of:=[$'ohne-autotrim'.R4]" office:value-type="float" office:value="190364" calcext:value-type="float">
            <text:p>190364</text:p>
          </table:table-cell>
        </table:table-row>
        <table:table-row table:style-name="ro1">
          <table:table-cell table:formula="of:=[$'mit-autotrim'.R5]" office:value-type="float" office:value="207360" calcext:value-type="float">
            <text:p>207360</text:p>
          </table:table-cell>
          <table:table-cell table:formula="of:=[$'ohne-autotrim'.R5]" office:value-type="float" office:value="207036" calcext:value-type="float">
            <text:p>207036</text:p>
          </table:table-cell>
        </table:table-row>
        <table:table-row table:style-name="ro1">
          <table:table-cell table:formula="of:=[$'mit-autotrim'.R6]" office:value-type="float" office:value="209272" calcext:value-type="float">
            <text:p>209272</text:p>
          </table:table-cell>
          <table:table-cell table:formula="of:=[$'ohne-autotrim'.R6]" office:value-type="float" office:value="209016" calcext:value-type="float">
            <text:p>209016</text:p>
          </table:table-cell>
        </table:table-row>
        <table:table-row table:style-name="ro1">
          <table:table-cell table:formula="of:=[$'mit-autotrim'.R7]" office:value-type="float" office:value="211588" calcext:value-type="float">
            <text:p>211588</text:p>
          </table:table-cell>
          <table:table-cell table:formula="of:=[$'ohne-autotrim'.R7]" office:value-type="float" office:value="211260" calcext:value-type="float">
            <text:p>211260</text:p>
          </table:table-cell>
        </table:table-row>
        <table:table-row table:style-name="ro1">
          <table:table-cell table:formula="of:=[$'mit-autotrim'.R8]" office:value-type="float" office:value="215164" calcext:value-type="float">
            <text:p>215164</text:p>
          </table:table-cell>
          <table:table-cell table:formula="of:=[$'ohne-autotrim'.R8]" office:value-type="float" office:value="205464" calcext:value-type="float">
            <text:p>205464</text:p>
          </table:table-cell>
        </table:table-row>
        <table:table-row table:style-name="ro1">
          <table:table-cell table:formula="of:=[$'mit-autotrim'.R9]" office:value-type="float" office:value="218148" calcext:value-type="float">
            <text:p>218148</text:p>
          </table:table-cell>
          <table:table-cell table:formula="of:=[$'ohne-autotrim'.R9]" office:value-type="float" office:value="209420" calcext:value-type="float">
            <text:p>209420</text:p>
          </table:table-cell>
        </table:table-row>
        <table:table-row table:style-name="ro1">
          <table:table-cell table:formula="of:=[$'mit-autotrim'.R10]" office:value-type="float" office:value="220636" calcext:value-type="float">
            <text:p>220636</text:p>
          </table:table-cell>
          <table:table-cell table:formula="of:=[$'ohne-autotrim'.R10]" office:value-type="float" office:value="211808" calcext:value-type="float">
            <text:p>211808</text:p>
          </table:table-cell>
        </table:table-row>
        <table:table-row table:style-name="ro1">
          <table:table-cell table:formula="of:=[$'mit-autotrim'.R11]" office:value-type="float" office:value="223480" calcext:value-type="float">
            <text:p>223480</text:p>
          </table:table-cell>
          <table:table-cell table:formula="of:=[$'ohne-autotrim'.R11]" office:value-type="float" office:value="214324" calcext:value-type="float">
            <text:p>214324</text:p>
          </table:table-cell>
        </table:table-row>
        <table:table-row table:style-name="ro1">
          <table:table-cell table:formula="of:=[$'mit-autotrim'.R12]" office:value-type="float" office:value="204504" calcext:value-type="float">
            <text:p>204504</text:p>
          </table:table-cell>
          <table:table-cell table:formula="of:=[$'ohne-autotrim'.R12]" office:value-type="float" office:value="217436" calcext:value-type="float">
            <text:p>217436</text:p>
          </table:table-cell>
        </table:table-row>
        <table:table-row table:style-name="ro1">
          <table:table-cell table:formula="of:=[$'mit-autotrim'.R13]" office:value-type="float" office:value="211184" calcext:value-type="float">
            <text:p>211184</text:p>
          </table:table-cell>
          <table:table-cell table:formula="of:=[$'ohne-autotrim'.R13]" office:value-type="float" office:value="221504" calcext:value-type="float">
            <text:p>221504</text:p>
          </table:table-cell>
        </table:table-row>
        <table:table-row table:style-name="ro1">
          <table:table-cell table:formula="of:=[$'mit-autotrim'.R14]" office:value-type="float" office:value="214680" calcext:value-type="float">
            <text:p>214680</text:p>
          </table:table-cell>
          <table:table-cell table:formula="of:=[$'ohne-autotrim'.R14]" office:value-type="float" office:value="223336" calcext:value-type="float">
            <text:p>223336</text:p>
          </table:table-cell>
        </table:table-row>
        <table:table-row table:style-name="ro1">
          <table:table-cell table:formula="of:=[$'mit-autotrim'.R15]" office:value-type="float" office:value="217540" calcext:value-type="float">
            <text:p>217540</text:p>
          </table:table-cell>
          <table:table-cell table:formula="of:=[$'ohne-autotrim'.R15]" office:value-type="float" office:value="225632" calcext:value-type="float">
            <text:p>225632</text:p>
          </table:table-cell>
        </table:table-row>
        <table:table-row table:style-name="ro1">
          <table:table-cell table:formula="of:=[$'mit-autotrim'.R16]" office:value-type="float" office:value="225092" calcext:value-type="float">
            <text:p>225092</text:p>
          </table:table-cell>
          <table:table-cell table:formula="of:=[$'ohne-autotrim'.R16]" office:value-type="float" office:value="231872" calcext:value-type="float">
            <text:p>231872</text:p>
          </table:table-cell>
        </table:table-row>
        <table:table-row table:style-name="ro1">
          <table:table-cell table:formula="of:=[$'mit-autotrim'.R17]" office:value-type="float" office:value="242592" calcext:value-type="float">
            <text:p>242592</text:p>
          </table:table-cell>
          <table:table-cell table:formula="of:=[$'ohne-autotrim'.R17]" office:value-type="float" office:value="240512" calcext:value-type="float">
            <text:p>240512</text:p>
          </table:table-cell>
        </table:table-row>
        <table:table-row table:style-name="ro1">
          <table:table-cell table:formula="of:=[$'mit-autotrim'.R18]" office:value-type="float" office:value="248516" calcext:value-type="float">
            <text:p>248516</text:p>
          </table:table-cell>
          <table:table-cell table:formula="of:=[$'ohne-autotrim'.R18]" office:value-type="float" office:value="255476" calcext:value-type="float">
            <text:p>255476</text:p>
          </table:table-cell>
        </table:table-row>
        <table:table-row table:style-name="ro1">
          <table:table-cell table:formula="of:=[$'mit-autotrim'.R19]" office:value-type="float" office:value="253400" calcext:value-type="float">
            <text:p>253400</text:p>
          </table:table-cell>
          <table:table-cell table:formula="of:=[$'ohne-autotrim'.R19]" office:value-type="float" office:value="259780" calcext:value-type="float">
            <text:p>259780</text:p>
          </table:table-cell>
        </table:table-row>
        <table:table-row table:style-name="ro1">
          <table:table-cell table:formula="of:=[$'mit-autotrim'.R20]" office:value-type="float" office:value="260944" calcext:value-type="float">
            <text:p>260944</text:p>
          </table:table-cell>
          <table:table-cell table:formula="of:=[$'ohne-autotrim'.R20]" office:value-type="float" office:value="264156" calcext:value-type="float">
            <text:p>264156</text:p>
          </table:table-cell>
        </table:table-row>
        <table:table-row table:style-name="ro1">
          <table:table-cell table:formula="of:=[$'mit-autotrim'.R21]" office:value-type="float" office:value="263640" calcext:value-type="float">
            <text:p>263640</text:p>
          </table:table-cell>
          <table:table-cell table:formula="of:=[$'ohne-autotrim'.R21]" office:value-type="float" office:value="266884" calcext:value-type="float">
            <text:p>266884</text:p>
          </table:table-cell>
        </table:table-row>
        <table:table-row table:style-name="ro1">
          <table:table-cell table:formula="of:=[$'mit-autotrim'.R22]" office:value-type="float" office:value="248552" calcext:value-type="float">
            <text:p>248552</text:p>
          </table:table-cell>
          <table:table-cell table:formula="of:=[$'ohne-autotrim'.R22]" office:value-type="float" office:value="268944" calcext:value-type="float">
            <text:p>268944</text:p>
          </table:table-cell>
        </table:table-row>
        <table:table-row table:style-name="ro1">
          <table:table-cell table:formula="of:=[$'mit-autotrim'.R23]" office:value-type="float" office:value="258240" calcext:value-type="float">
            <text:p>258240</text:p>
          </table:table-cell>
          <table:table-cell table:formula="of:=[$'ohne-autotrim'.R23]" office:value-type="float" office:value="273272" calcext:value-type="float">
            <text:p>273272</text:p>
          </table:table-cell>
        </table:table-row>
        <table:table-row table:style-name="ro1">
          <table:table-cell table:formula="of:=[$'mit-autotrim'.R24]" office:value-type="float" office:value="265788" calcext:value-type="float">
            <text:p>265788</text:p>
          </table:table-cell>
          <table:table-cell table:formula="of:=[$'ohne-autotrim'.R24]" office:value-type="float" office:value="275688" calcext:value-type="float">
            <text:p>275688</text:p>
          </table:table-cell>
        </table:table-row>
        <table:table-row table:style-name="ro1">
          <table:table-cell table:formula="of:=[$'mit-autotrim'.R25]" office:value-type="float" office:value="288080" calcext:value-type="float">
            <text:p>288080</text:p>
          </table:table-cell>
          <table:table-cell table:formula="of:=[$'ohne-autotrim'.R25]" office:value-type="float" office:value="296104" calcext:value-type="float">
            <text:p>296104</text:p>
          </table:table-cell>
        </table:table-row>
        <table:table-row table:style-name="ro1">
          <table:table-cell table:formula="of:=[$'mit-autotrim'.R26]" office:value-type="float" office:value="289860" calcext:value-type="float">
            <text:p>289860</text:p>
          </table:table-cell>
          <table:table-cell table:formula="of:=[$'ohne-autotrim'.R26]" office:value-type="float" office:value="299732" calcext:value-type="float">
            <text:p>299732</text:p>
          </table:table-cell>
        </table:table-row>
        <table:table-row table:style-name="ro1">
          <table:table-cell table:formula="of:=[$'mit-autotrim'.R27]" office:value-type="float" office:value="281760" calcext:value-type="float">
            <text:p>281760</text:p>
          </table:table-cell>
          <table:table-cell table:formula="of:=[$'ohne-autotrim'.R27]" office:value-type="float" office:value="285476" calcext:value-type="float">
            <text:p>285476</text:p>
          </table:table-cell>
        </table:table-row>
        <table:table-row table:style-name="ro1">
          <table:table-cell table:formula="of:=[$'mit-autotrim'.R28]" office:value-type="float" office:value="296944" calcext:value-type="float">
            <text:p>296944</text:p>
          </table:table-cell>
          <table:table-cell table:formula="of:=[$'ohne-autotrim'.R28]" office:value-type="float" office:value="289216" calcext:value-type="float">
            <text:p>289216</text:p>
          </table:table-cell>
        </table:table-row>
        <table:table-row table:style-name="ro1">
          <table:table-cell table:formula="of:=[$'mit-autotrim'.R29]" office:value-type="float" office:value="302108" calcext:value-type="float">
            <text:p>302108</text:p>
          </table:table-cell>
          <table:table-cell table:formula="of:=[$'ohne-autotrim'.R29]" office:value-type="float" office:value="300808" calcext:value-type="float">
            <text:p>300808</text:p>
          </table:table-cell>
        </table:table-row>
        <table:table-row table:style-name="ro1">
          <table:table-cell table:formula="of:=[$'mit-autotrim'.R30]" office:value-type="float" office:value="304228" calcext:value-type="float">
            <text:p>304228</text:p>
          </table:table-cell>
          <table:table-cell table:formula="of:=[$'ohne-autotrim'.R30]" office:value-type="float" office:value="304700" calcext:value-type="float">
            <text:p>304700</text:p>
          </table:table-cell>
        </table:table-row>
        <table:table-row table:style-name="ro1">
          <table:table-cell table:formula="of:=[$'mit-autotrim'.R31]" office:value-type="float" office:value="307576" calcext:value-type="float">
            <text:p>307576</text:p>
          </table:table-cell>
          <table:table-cell table:formula="of:=[$'ohne-autotrim'.R31]" office:value-type="float" office:value="306636" calcext:value-type="float">
            <text:p>306636</text:p>
          </table:table-cell>
        </table:table-row>
        <table:table-row table:style-name="ro1">
          <table:table-cell table:formula="of:=[$'mit-autotrim'.R32]" office:value-type="float" office:value="281040" calcext:value-type="float">
            <text:p>281040</text:p>
          </table:table-cell>
          <table:table-cell table:formula="of:=[$'ohne-autotrim'.R32]" office:value-type="float" office:value="309824" calcext:value-type="float">
            <text:p>309824</text:p>
          </table:table-cell>
        </table:table-row>
        <table:table-row table:style-name="ro1">
          <table:table-cell table:formula="of:=[$'mit-autotrim'.R33]" office:value-type="float" office:value="293744" calcext:value-type="float">
            <text:p>293744</text:p>
          </table:table-cell>
          <table:table-cell table:formula="of:=[$'ohne-autotrim'.R33]" office:value-type="float" office:value="312492" calcext:value-type="float">
            <text:p>312492</text:p>
          </table:table-cell>
        </table:table-row>
        <table:table-row table:style-name="ro1">
          <table:table-cell table:formula="of:=[$'mit-autotrim'.R34]" office:value-type="float" office:value="314328" calcext:value-type="float">
            <text:p>314328</text:p>
          </table:table-cell>
          <table:table-cell table:formula="of:=[$'ohne-autotrim'.R34]" office:value-type="float" office:value="317812" calcext:value-type="float">
            <text:p>317812</text:p>
          </table:table-cell>
        </table:table-row>
        <table:table-row table:style-name="ro1">
          <table:table-cell table:formula="of:=[$'mit-autotrim'.R35]" office:value-type="float" office:value="339452" calcext:value-type="float">
            <text:p>339452</text:p>
          </table:table-cell>
          <table:table-cell table:formula="of:=[$'ohne-autotrim'.R35]" office:value-type="float" office:value="320988" calcext:value-type="float">
            <text:p>320988</text:p>
          </table:table-cell>
        </table:table-row>
        <table:table-row table:style-name="ro1">
          <table:table-cell table:formula="of:=[$'mit-autotrim'.R36]" office:value-type="float" office:value="343416" calcext:value-type="float">
            <text:p>343416</text:p>
          </table:table-cell>
          <table:table-cell table:formula="of:=[$'ohne-autotrim'.R36]" office:value-type="float" office:value="350568" calcext:value-type="float">
            <text:p>350568</text:p>
          </table:table-cell>
        </table:table-row>
        <table:table-row table:style-name="ro1">
          <table:table-cell table:formula="of:=[$'mit-autotrim'.R37]" office:value-type="float" office:value="344812" calcext:value-type="float">
            <text:p>344812</text:p>
          </table:table-cell>
          <table:table-cell table:formula="of:=[$'ohne-autotrim'.R37]" office:value-type="float" office:value="351988" calcext:value-type="float">
            <text:p>351988</text:p>
          </table:table-cell>
        </table:table-row>
        <table:table-row table:style-name="ro1">
          <table:table-cell table:formula="of:=[$'mit-autotrim'.R38]" office:value-type="float" office:value="345560" calcext:value-type="float">
            <text:p>345560</text:p>
          </table:table-cell>
          <table:table-cell table:formula="of:=[$'ohne-autotrim'.R38]" office:value-type="float" office:value="353304" calcext:value-type="float">
            <text:p>353304</text:p>
          </table:table-cell>
        </table:table-row>
        <table:table-row table:style-name="ro1">
          <table:table-cell table:formula="of:=[$'mit-autotrim'.R39]" office:value-type="float" office:value="346468" calcext:value-type="float">
            <text:p>346468</text:p>
          </table:table-cell>
          <table:table-cell table:formula="of:=[$'ohne-autotrim'.R39]" office:value-type="float" office:value="354000" calcext:value-type="float">
            <text:p>354000</text:p>
          </table:table-cell>
        </table:table-row>
        <table:table-row table:style-name="ro1">
          <table:table-cell table:formula="of:=[$'mit-autotrim'.R40]" office:value-type="float" office:value="348976" calcext:value-type="float">
            <text:p>348976</text:p>
          </table:table-cell>
          <table:table-cell table:formula="of:=[$'ohne-autotrim'.R40]" office:value-type="float" office:value="354776" calcext:value-type="float">
            <text:p>354776</text:p>
          </table:table-cell>
        </table:table-row>
        <table:table-row table:style-name="ro1">
          <table:table-cell table:formula="of:=[$'mit-autotrim'.R41]" office:value-type="float" office:value="350696" calcext:value-type="float">
            <text:p>350696</text:p>
          </table:table-cell>
          <table:table-cell table:formula="of:=[$'ohne-autotrim'.R41]" office:value-type="float" office:value="357480" calcext:value-type="float">
            <text:p>357480</text:p>
          </table:table-cell>
        </table:table-row>
        <table:table-row table:style-name="ro1">
          <table:table-cell table:formula="of:=[$'mit-autotrim'.R42]" office:value-type="float" office:value="304128" calcext:value-type="float">
            <text:p>304128</text:p>
          </table:table-cell>
          <table:table-cell table:formula="of:=[$'ohne-autotrim'.R42]" office:value-type="float" office:value="359208" calcext:value-type="float">
            <text:p>359208</text:p>
          </table:table-cell>
        </table:table-row>
        <table:table-row table:style-name="ro1">
          <table:table-cell table:formula="of:=[$'mit-autotrim'.R43]" office:value-type="float" office:value="313440" calcext:value-type="float">
            <text:p>313440</text:p>
          </table:table-cell>
          <table:table-cell table:formula="of:=[$'ohne-autotrim'.R43]" office:value-type="float" office:value="361476" calcext:value-type="float">
            <text:p>361476</text:p>
          </table:table-cell>
        </table:table-row>
        <table:table-row table:style-name="ro1">
          <table:table-cell table:formula="of:=[$'mit-autotrim'.R44]" office:value-type="float" office:value="323652" calcext:value-type="float">
            <text:p>323652</text:p>
          </table:table-cell>
          <table:table-cell table:formula="of:=[$'ohne-autotrim'.R44]" office:value-type="float" office:value="365352" calcext:value-type="float">
            <text:p>365352</text:p>
          </table:table-cell>
        </table:table-row>
        <table:table-row table:style-name="ro1">
          <table:table-cell table:formula="of:=[$'mit-autotrim'.R45]" office:value-type="float" office:value="343224" calcext:value-type="float">
            <text:p>343224</text:p>
          </table:table-cell>
          <table:table-cell table:formula="of:=[$'ohne-autotrim'.R45]" office:value-type="float" office:value="372784" calcext:value-type="float">
            <text:p>372784</text:p>
          </table:table-cell>
        </table:table-row>
        <table:table-row table:style-name="ro1">
          <table:table-cell table:formula="of:=[$'mit-autotrim'.R46]" office:value-type="float" office:value="355224" calcext:value-type="float">
            <text:p>355224</text:p>
          </table:table-cell>
          <table:table-cell table:formula="of:=[$'ohne-autotrim'.R46]" office:value-type="float" office:value="378700" calcext:value-type="float">
            <text:p>378700</text:p>
          </table:table-cell>
        </table:table-row>
        <table:table-row table:style-name="ro1">
          <table:table-cell table:formula="of:=[$'mit-autotrim'.R47]" office:value-type="float" office:value="358336" calcext:value-type="float">
            <text:p>358336</text:p>
          </table:table-cell>
          <table:table-cell table:formula="of:=[$'ohne-autotrim'.R47]" office:value-type="float" office:value="381408" calcext:value-type="float">
            <text:p>381408</text:p>
          </table:table-cell>
        </table:table-row>
        <table:table-row table:style-name="ro1">
          <table:table-cell table:formula="of:=[$'mit-autotrim'.R48]" office:value-type="float" office:value="368200" calcext:value-type="float">
            <text:p>368200</text:p>
          </table:table-cell>
          <table:table-cell table:formula="of:=[$'ohne-autotrim'.R48]" office:value-type="float" office:value="385592" calcext:value-type="float">
            <text:p>385592</text:p>
          </table:table-cell>
        </table:table-row>
        <table:table-row table:style-name="ro1">
          <table:table-cell table:formula="of:=[$'mit-autotrim'.R49]" office:value-type="float" office:value="372876" calcext:value-type="float">
            <text:p>372876</text:p>
          </table:table-cell>
          <table:table-cell table:formula="of:=[$'ohne-autotrim'.R49]" office:value-type="float" office:value="386400" calcext:value-type="float">
            <text:p>386400</text:p>
          </table:table-cell>
        </table:table-row>
        <table:table-row table:style-name="ro1">
          <table:table-cell table:formula="of:=[$'mit-autotrim'.R50]" office:value-type="float" office:value="374828" calcext:value-type="float">
            <text:p>374828</text:p>
          </table:table-cell>
          <table:table-cell table:formula="of:=[$'ohne-autotrim'.R50]" office:value-type="float" office:value="388908" calcext:value-type="float">
            <text:p>388908</text:p>
          </table:table-cell>
        </table:table-row>
        <table:table-row table:style-name="ro1">
          <table:table-cell table:formula="of:=[$'mit-autotrim'.R51]" office:value-type="float" office:value="379792" calcext:value-type="float">
            <text:p>379792</text:p>
          </table:table-cell>
          <table:table-cell table:formula="of:=[$'ohne-autotrim'.R51]" office:value-type="float" office:value="390584" calcext:value-type="float">
            <text:p>390584</text:p>
          </table:table-cell>
        </table:table-row>
        <table:table-row table:style-name="ro1">
          <table:table-cell table:formula="of:=[$'mit-autotrim'.R52]" office:value-type="float" office:value="336272" calcext:value-type="float">
            <text:p>336272</text:p>
          </table:table-cell>
          <table:table-cell table:formula="of:=[$'ohne-autotrim'.R52]" office:value-type="float" office:value="395736" calcext:value-type="float">
            <text:p>395736</text:p>
          </table:table-cell>
        </table:table-row>
        <table:table-row table:style-name="ro1">
          <table:table-cell table:formula="of:=[$'mit-autotrim'.R53]" office:value-type="float" office:value="345200" calcext:value-type="float">
            <text:p>345200</text:p>
          </table:table-cell>
          <table:table-cell table:formula="of:=[$'ohne-autotrim'.R53]" office:value-type="float" office:value="398012" calcext:value-type="float">
            <text:p>398012</text:p>
          </table:table-cell>
        </table:table-row>
        <table:table-row table:style-name="ro1">
          <table:table-cell table:formula="of:=[$'mit-autotrim'.R54]" office:value-type="float" office:value="369160" calcext:value-type="float">
            <text:p>369160</text:p>
          </table:table-cell>
          <table:table-cell table:formula="of:=[$'ohne-autotrim'.R54]" office:value-type="float" office:value="399296" calcext:value-type="float">
            <text:p>399296</text:p>
          </table:table-cell>
        </table:table-row>
        <table:table-row table:style-name="ro1">
          <table:table-cell table:formula="of:=[$'mit-autotrim'.R55]" office:value-type="float" office:value="371068" calcext:value-type="float">
            <text:p>371068</text:p>
          </table:table-cell>
          <table:table-cell table:formula="of:=[$'ohne-autotrim'.R55]" office:value-type="float" office:value="401108" calcext:value-type="float">
            <text:p>401108</text:p>
          </table:table-cell>
        </table:table-row>
        <table:table-row table:style-name="ro1">
          <table:table-cell table:formula="of:=[$'mit-autotrim'.R56]" office:value-type="float" office:value="378028" calcext:value-type="float">
            <text:p>378028</text:p>
          </table:table-cell>
          <table:table-cell table:formula="of:=[$'ohne-autotrim'.R56]" office:value-type="float" office:value="402392" calcext:value-type="float">
            <text:p>402392</text:p>
          </table:table-cell>
        </table:table-row>
        <table:table-row table:style-name="ro1">
          <table:table-cell table:formula="of:=[$'mit-autotrim'.R57]" office:value-type="float" office:value="386732" calcext:value-type="float">
            <text:p>386732</text:p>
          </table:table-cell>
          <table:table-cell table:formula="of:=[$'ohne-autotrim'.R57]" office:value-type="float" office:value="403812" calcext:value-type="float">
            <text:p>403812</text:p>
          </table:table-cell>
        </table:table-row>
        <table:table-row table:style-name="ro1">
          <table:table-cell table:formula="of:=[$'mit-autotrim'.R58]" office:value-type="float" office:value="388508" calcext:value-type="float">
            <text:p>388508</text:p>
          </table:table-cell>
          <table:table-cell table:formula="of:=[$'ohne-autotrim'.R58]" office:value-type="float" office:value="413336" calcext:value-type="float">
            <text:p>413336</text:p>
          </table:table-cell>
        </table:table-row>
        <table:table-row table:style-name="ro1">
          <table:table-cell table:formula="of:=[$'mit-autotrim'.R59]" office:value-type="float" office:value="390220" calcext:value-type="float">
            <text:p>390220</text:p>
          </table:table-cell>
          <table:table-cell table:formula="of:=[$'ohne-autotrim'.R59]" office:value-type="float" office:value="414748" calcext:value-type="float">
            <text:p>414748</text:p>
          </table:table-cell>
        </table:table-row>
        <table:table-row table:style-name="ro1">
          <table:table-cell table:formula="of:=[$'mit-autotrim'.R60]" office:value-type="float" office:value="391796" calcext:value-type="float">
            <text:p>391796</text:p>
          </table:table-cell>
          <table:table-cell table:formula="of:=[$'ohne-autotrim'.R60]" office:value-type="float" office:value="416224" calcext:value-type="float">
            <text:p>416224</text:p>
          </table:table-cell>
        </table:table-row>
        <table:table-row table:style-name="ro1">
          <table:table-cell table:formula="of:=[$'mit-autotrim'.R61]" office:value-type="float" office:value="394064" calcext:value-type="float">
            <text:p>394064</text:p>
          </table:table-cell>
          <table:table-cell table:formula="of:=[$'ohne-autotrim'.R61]" office:value-type="float" office:value="417968" calcext:value-type="float">
            <text:p>417968</text:p>
          </table:table-cell>
        </table:table-row>
        <table:table-row table:style-name="ro1">
          <table:table-cell table:formula="of:=[$'mit-autotrim'.R62]" office:value-type="float" office:value="368492" calcext:value-type="float">
            <text:p>368492</text:p>
          </table:table-cell>
          <table:table-cell table:formula="of:=[$'ohne-autotrim'.R62]" office:value-type="float" office:value="420032" calcext:value-type="float">
            <text:p>420032</text:p>
          </table:table-cell>
        </table:table-row>
        <table:table-row table:style-name="ro1">
          <table:table-cell table:formula="of:=[$'mit-autotrim'.R63]" office:value-type="float" office:value="379620" calcext:value-type="float">
            <text:p>379620</text:p>
          </table:table-cell>
          <table:table-cell table:formula="of:=[$'ohne-autotrim'.R63]" office:value-type="float" office:value="420676" calcext:value-type="float">
            <text:p>420676</text:p>
          </table:table-cell>
        </table:table-row>
        <table:table-row table:style-name="ro1">
          <table:table-cell table:formula="of:=[$'mit-autotrim'.R64]" office:value-type="float" office:value="382772" calcext:value-type="float">
            <text:p>382772</text:p>
          </table:table-cell>
          <table:table-cell table:formula="of:=[$'ohne-autotrim'.R64]" office:value-type="float" office:value="421320" calcext:value-type="float">
            <text:p>421320</text:p>
          </table:table-cell>
        </table:table-row>
        <table:table-row table:style-name="ro1">
          <table:table-cell table:formula="of:=[$'mit-autotrim'.R65]" office:value-type="float" office:value="389612" calcext:value-type="float">
            <text:p>389612</text:p>
          </table:table-cell>
          <table:table-cell table:formula="of:=[$'ohne-autotrim'.R65]" office:value-type="float" office:value="423508" calcext:value-type="float">
            <text:p>423508</text:p>
          </table:table-cell>
        </table:table-row>
        <table:table-row table:style-name="ro1">
          <table:table-cell table:formula="of:=[$'mit-autotrim'.R66]" office:value-type="float" office:value="391648" calcext:value-type="float">
            <text:p>391648</text:p>
          </table:table-cell>
          <table:table-cell table:formula="of:=[$'ohne-autotrim'.R66]" office:value-type="float" office:value="425356" calcext:value-type="float">
            <text:p>425356</text:p>
          </table:table-cell>
        </table:table-row>
        <table:table-row table:style-name="ro1">
          <table:table-cell table:formula="of:=[$'mit-autotrim'.R67]" office:value-type="float" office:value="409792" calcext:value-type="float">
            <text:p>409792</text:p>
          </table:table-cell>
          <table:table-cell table:formula="of:=[$'ohne-autotrim'.R67]" office:value-type="float" office:value="427344" calcext:value-type="float">
            <text:p>427344</text:p>
          </table:table-cell>
        </table:table-row>
        <table:table-row table:style-name="ro1">
          <table:table-cell table:formula="of:=[$'mit-autotrim'.R68]" office:value-type="float" office:value="432664" calcext:value-type="float">
            <text:p>432664</text:p>
          </table:table-cell>
          <table:table-cell table:formula="of:=[$'ohne-autotrim'.R68]" office:value-type="float" office:value="456352" calcext:value-type="float">
            <text:p>456352</text:p>
          </table:table-cell>
        </table:table-row>
        <table:table-row table:style-name="ro1">
          <table:table-cell table:formula="of:=[$'mit-autotrim'.R69]" office:value-type="float" office:value="442736" calcext:value-type="float">
            <text:p>442736</text:p>
          </table:table-cell>
          <table:table-cell table:formula="of:=[$'ohne-autotrim'.R69]" office:value-type="float" office:value="465108" calcext:value-type="float">
            <text:p>465108</text:p>
          </table:table-cell>
        </table:table-row>
        <table:table-row table:style-name="ro1">
          <table:table-cell table:formula="of:=[$'mit-autotrim'.R70]" office:value-type="float" office:value="444096" calcext:value-type="float">
            <text:p>444096</text:p>
          </table:table-cell>
          <table:table-cell table:formula="of:=[$'ohne-autotrim'.R70]" office:value-type="float" office:value="467192" calcext:value-type="float">
            <text:p>467192</text:p>
          </table:table-cell>
        </table:table-row>
        <table:table-row table:style-name="ro1">
          <table:table-cell table:formula="of:=[$'mit-autotrim'.R71]" office:value-type="float" office:value="444820" calcext:value-type="float">
            <text:p>444820</text:p>
          </table:table-cell>
          <table:table-cell table:formula="of:=[$'ohne-autotrim'.R71]" office:value-type="float" office:value="468636" calcext:value-type="float">
            <text:p>468636</text:p>
          </table:table-cell>
        </table:table-row>
        <table:table-row table:style-name="ro1">
          <table:table-cell table:formula="of:=[$'mit-autotrim'.R72]" office:value-type="float" office:value="398640" calcext:value-type="float">
            <text:p>398640</text:p>
          </table:table-cell>
          <table:table-cell table:formula="of:=[$'ohne-autotrim'.R72]" office:value-type="float" office:value="469640" calcext:value-type="float">
            <text:p>469640</text:p>
          </table:table-cell>
        </table:table-row>
        <table:table-row table:style-name="ro1">
          <table:table-cell table:formula="of:=[$'mit-autotrim'.R73]" office:value-type="float" office:value="405524" calcext:value-type="float">
            <text:p>405524</text:p>
          </table:table-cell>
          <table:table-cell table:formula="of:=[$'ohne-autotrim'.R73]" office:value-type="float" office:value="470580" calcext:value-type="float">
            <text:p>470580</text:p>
          </table:table-cell>
        </table:table-row>
        <table:table-row table:style-name="ro1">
          <table:table-cell table:formula="of:=[$'mit-autotrim'.R74]" office:value-type="float" office:value="405524" calcext:value-type="float">
            <text:p>405524</text:p>
          </table:table-cell>
          <table:table-cell table:formula="of:=[$'ohne-autotrim'.R7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75]" office:value-type="float" office:value="405524" calcext:value-type="float">
            <text:p>405524</text:p>
          </table:table-cell>
          <table:table-cell table:formula="of:=[$'ohne-autotrim'.R7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76]" office:value-type="float" office:value="405524" calcext:value-type="float">
            <text:p>405524</text:p>
          </table:table-cell>
          <table:table-cell table:formula="of:=[$'ohne-autotrim'.R7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77]" office:value-type="float" office:value="405524" calcext:value-type="float">
            <text:p>405524</text:p>
          </table:table-cell>
          <table:table-cell table:formula="of:=[$'ohne-autotrim'.R7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78]" office:value-type="float" office:value="405524" calcext:value-type="float">
            <text:p>405524</text:p>
          </table:table-cell>
          <table:table-cell table:formula="of:=[$'ohne-autotrim'.R78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79]" office:value-type="float" office:value="405604" calcext:value-type="float">
            <text:p>405604</text:p>
          </table:table-cell>
          <table:table-cell table:formula="of:=[$'ohne-autotrim'.R79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0]" office:value-type="float" office:value="405604" calcext:value-type="float">
            <text:p>405604</text:p>
          </table:table-cell>
          <table:table-cell table:formula="of:=[$'ohne-autotrim'.R80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1]" office:value-type="float" office:value="405604" calcext:value-type="float">
            <text:p>405604</text:p>
          </table:table-cell>
          <table:table-cell table:formula="of:=[$'ohne-autotrim'.R81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2]" office:value-type="float" office:value="392808" calcext:value-type="float">
            <text:p>392808</text:p>
          </table:table-cell>
          <table:table-cell table:formula="of:=[$'ohne-autotrim'.R82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3]" office:value-type="float" office:value="392808" calcext:value-type="float">
            <text:p>392808</text:p>
          </table:table-cell>
          <table:table-cell table:formula="of:=[$'ohne-autotrim'.R83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4]" office:value-type="float" office:value="392896" calcext:value-type="float">
            <text:p>392896</text:p>
          </table:table-cell>
          <table:table-cell table:formula="of:=[$'ohne-autotrim'.R8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5]" office:value-type="float" office:value="392896" calcext:value-type="float">
            <text:p>392896</text:p>
          </table:table-cell>
          <table:table-cell table:formula="of:=[$'ohne-autotrim'.R8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6]" office:value-type="float" office:value="392896" calcext:value-type="float">
            <text:p>392896</text:p>
          </table:table-cell>
          <table:table-cell table:formula="of:=[$'ohne-autotrim'.R8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7]" office:value-type="float" office:value="392896" calcext:value-type="float">
            <text:p>392896</text:p>
          </table:table-cell>
          <table:table-cell table:formula="of:=[$'ohne-autotrim'.R8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8]" office:value-type="float" office:value="392896" calcext:value-type="float">
            <text:p>392896</text:p>
          </table:table-cell>
          <table:table-cell table:formula="of:=[$'ohne-autotrim'.R88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89]" office:value-type="float" office:value="392896" calcext:value-type="float">
            <text:p>392896</text:p>
          </table:table-cell>
          <table:table-cell table:formula="of:=[$'ohne-autotrim'.R89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0]" office:value-type="float" office:value="392896" calcext:value-type="float">
            <text:p>392896</text:p>
          </table:table-cell>
          <table:table-cell table:formula="of:=[$'ohne-autotrim'.R90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1]" office:value-type="float" office:value="392896" calcext:value-type="float">
            <text:p>392896</text:p>
          </table:table-cell>
          <table:table-cell table:formula="of:=[$'ohne-autotrim'.R91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2]" office:value-type="float" office:value="392808" calcext:value-type="float">
            <text:p>392808</text:p>
          </table:table-cell>
          <table:table-cell table:formula="of:=[$'ohne-autotrim'.R92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3]" office:value-type="float" office:value="392808" calcext:value-type="float">
            <text:p>392808</text:p>
          </table:table-cell>
          <table:table-cell table:formula="of:=[$'ohne-autotrim'.R93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4]" office:value-type="float" office:value="392808" calcext:value-type="float">
            <text:p>392808</text:p>
          </table:table-cell>
          <table:table-cell table:formula="of:=[$'ohne-autotrim'.R9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5]" office:value-type="float" office:value="392808" calcext:value-type="float">
            <text:p>392808</text:p>
          </table:table-cell>
          <table:table-cell table:formula="of:=[$'ohne-autotrim'.R9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6]" office:value-type="float" office:value="392808" calcext:value-type="float">
            <text:p>392808</text:p>
          </table:table-cell>
          <table:table-cell table:formula="of:=[$'ohne-autotrim'.R9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7]" office:value-type="float" office:value="392808" calcext:value-type="float">
            <text:p>392808</text:p>
          </table:table-cell>
          <table:table-cell table:formula="of:=[$'ohne-autotrim'.R9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8]" office:value-type="float" office:value="392808" calcext:value-type="float">
            <text:p>392808</text:p>
          </table:table-cell>
          <table:table-cell table:formula="of:=[$'ohne-autotrim'.R98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99]" office:value-type="float" office:value="392808" calcext:value-type="float">
            <text:p>392808</text:p>
          </table:table-cell>
          <table:table-cell table:formula="of:=[$'ohne-autotrim'.R99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0]" office:value-type="float" office:value="392808" calcext:value-type="float">
            <text:p>392808</text:p>
          </table:table-cell>
          <table:table-cell table:formula="of:=[$'ohne-autotrim'.R100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1]" office:value-type="float" office:value="392808" calcext:value-type="float">
            <text:p>392808</text:p>
          </table:table-cell>
          <table:table-cell table:formula="of:=[$'ohne-autotrim'.R101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2]" office:value-type="float" office:value="392800" calcext:value-type="float">
            <text:p>392800</text:p>
          </table:table-cell>
          <table:table-cell table:formula="of:=[$'ohne-autotrim'.R102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3]" office:value-type="float" office:value="392800" calcext:value-type="float">
            <text:p>392800</text:p>
          </table:table-cell>
          <table:table-cell table:formula="of:=[$'ohne-autotrim'.R103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4]" office:value-type="float" office:value="392800" calcext:value-type="float">
            <text:p>392800</text:p>
          </table:table-cell>
          <table:table-cell table:formula="of:=[$'ohne-autotrim'.R10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5]" office:value-type="float" office:value="392800" calcext:value-type="float">
            <text:p>392800</text:p>
          </table:table-cell>
          <table:table-cell table:formula="of:=[$'ohne-autotrim'.R10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6]" office:value-type="float" office:value="392800" calcext:value-type="float">
            <text:p>392800</text:p>
          </table:table-cell>
          <table:table-cell table:formula="of:=[$'ohne-autotrim'.R10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7]" office:value-type="float" office:value="392800" calcext:value-type="float">
            <text:p>392800</text:p>
          </table:table-cell>
          <table:table-cell table:formula="of:=[$'ohne-autotrim'.R10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8]" office:value-type="float" office:value="392800" calcext:value-type="float">
            <text:p>392800</text:p>
          </table:table-cell>
          <table:table-cell table:formula="of:=[$'ohne-autotrim'.R108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09]" office:value-type="float" office:value="392800" calcext:value-type="float">
            <text:p>392800</text:p>
          </table:table-cell>
          <table:table-cell table:formula="of:=[$'ohne-autotrim'.R109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0]" office:value-type="float" office:value="392800" calcext:value-type="float">
            <text:p>392800</text:p>
          </table:table-cell>
          <table:table-cell table:formula="of:=[$'ohne-autotrim'.R110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1]" office:value-type="float" office:value="392800" calcext:value-type="float">
            <text:p>392800</text:p>
          </table:table-cell>
          <table:table-cell table:formula="of:=[$'ohne-autotrim'.R111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2]" office:value-type="float" office:value="392796" calcext:value-type="float">
            <text:p>392796</text:p>
          </table:table-cell>
          <table:table-cell table:formula="of:=[$'ohne-autotrim'.R112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3]" office:value-type="float" office:value="392796" calcext:value-type="float">
            <text:p>392796</text:p>
          </table:table-cell>
          <table:table-cell table:formula="of:=[$'ohne-autotrim'.R113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4]" office:value-type="float" office:value="392796" calcext:value-type="float">
            <text:p>392796</text:p>
          </table:table-cell>
          <table:table-cell table:formula="of:=[$'ohne-autotrim'.R11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5]" office:value-type="float" office:value="392796" calcext:value-type="float">
            <text:p>392796</text:p>
          </table:table-cell>
          <table:table-cell table:formula="of:=[$'ohne-autotrim'.R11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6]" office:value-type="float" office:value="392796" calcext:value-type="float">
            <text:p>392796</text:p>
          </table:table-cell>
          <table:table-cell table:formula="of:=[$'ohne-autotrim'.R11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7]" office:value-type="float" office:value="392796" calcext:value-type="float">
            <text:p>392796</text:p>
          </table:table-cell>
          <table:table-cell table:formula="of:=[$'ohne-autotrim'.R11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8]" office:value-type="float" office:value="392796" calcext:value-type="float">
            <text:p>392796</text:p>
          </table:table-cell>
          <table:table-cell table:formula="of:=[$'ohne-autotrim'.R118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19]" office:value-type="float" office:value="392796" calcext:value-type="float">
            <text:p>392796</text:p>
          </table:table-cell>
          <table:table-cell table:formula="of:=[$'ohne-autotrim'.R119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0]" office:value-type="float" office:value="392796" calcext:value-type="float">
            <text:p>392796</text:p>
          </table:table-cell>
          <table:table-cell table:formula="of:=[$'ohne-autotrim'.R120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1]" office:value-type="float" office:value="392796" calcext:value-type="float">
            <text:p>392796</text:p>
          </table:table-cell>
          <table:table-cell table:formula="of:=[$'ohne-autotrim'.R121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2]" office:value-type="float" office:value="392792" calcext:value-type="float">
            <text:p>392792</text:p>
          </table:table-cell>
          <table:table-cell table:formula="of:=[$'ohne-autotrim'.R122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3]" office:value-type="float" office:value="406508" calcext:value-type="float">
            <text:p>406508</text:p>
          </table:table-cell>
          <table:table-cell table:formula="of:=[$'ohne-autotrim'.R123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4]" office:value-type="float" office:value="0" calcext:value-type="float">
            <text:p>0</text:p>
          </table:table-cell>
          <table:table-cell table:formula="of:=[$'ohne-autotrim'.R124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5]" office:value-type="float" office:value="0" calcext:value-type="float">
            <text:p>0</text:p>
          </table:table-cell>
          <table:table-cell table:formula="of:=[$'ohne-autotrim'.R125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6]" office:value-type="float" office:value="0" calcext:value-type="float">
            <text:p>0</text:p>
          </table:table-cell>
          <table:table-cell table:formula="of:=[$'ohne-autotrim'.R126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7]" office:value-type="float" office:value="0" calcext:value-type="float">
            <text:p>0</text:p>
          </table:table-cell>
          <table:table-cell table:formula="of:=[$'ohne-autotrim'.R127]" office:value-type="float" office:value="470744" calcext:value-type="float">
            <text:p>470744</text:p>
          </table:table-cell>
        </table:table-row>
        <table:table-row table:style-name="ro1">
          <table:table-cell table:formula="of:=[$'mit-autotrim'.R128]" office:value-type="float" office:value="0" calcext:value-type="float">
            <text:p>0</text:p>
          </table:table-cell>
          <table:table-cell table:formula="of:=[$'ohne-autotrim'.R128]" office:value-type="float" office:value="471748" calcext:value-type="float">
            <text:p>471748</text:p>
          </table:table-cell>
        </table:table-row>
        <table:table-row table:style-name="ro1">
          <table:table-cell table:formula="of:=[$'mit-autotrim'.R129]" office:value-type="float" office:value="0" calcext:value-type="float">
            <text:p>0</text:p>
          </table:table-cell>
          <table:table-cell table:formula="of:=[$'ohne-autotrim'.R129]" office:value-type="float" office:value="0" calcext:value-type="float">
            <text:p>0</text:p>
          </table:table-cell>
        </table:table-row>
        <table:table-row table:style-name="ro1">
          <table:table-cell table:formula="of:=[$'mit-autotrim'.R130]" office:value-type="float" office:value="0" calcext:value-type="float">
            <text:p>0</text:p>
          </table:table-cell>
          <table:table-cell table:formula="of:=[$'ohne-autotrim'.R130]" office:value-type="float" office:value="0" calcext:value-type="float">
            <text:p>0</text:p>
          </table:table-cell>
        </table:table-row>
        <table:table-row table:style-name="ro1">
          <table:table-cell table:formula="of:=[$'mit-autotrim'.R131]" office:value-type="float" office:value="0" calcext:value-type="float">
            <text:p>0</text:p>
          </table:table-cell>
          <table:table-cell table:formula="of:=[$'ohne-autotrim'.R131]" office:value-type="float" office:value="0" calcext:value-type="float">
            <text:p>0</text:p>
          </table:table-cell>
        </table:table-row>
        <table:table-row table:style-name="ro1">
          <table:table-cell table:formula="of:=[$'mit-autotrim'.R132]" office:value-type="float" office:value="0" calcext:value-type="float">
            <text:p>0</text:p>
          </table:table-cell>
          <table:table-cell table:formula="of:=[$'ohne-autotrim'.R132]" office:value-type="float" office:value="0" calcext:value-type="float">
            <text:p>0</text:p>
          </table:table-cell>
        </table:table-row>
        <table:table-row table:style-name="ro1">
          <table:table-cell table:formula="of:=[$'mit-autotrim'.R133]" office:value-type="float" office:value="0" calcext:value-type="float">
            <text:p>0</text:p>
          </table:table-cell>
          <table:table-cell table:formula="of:=[$'ohne-autotrim'.R133]" office:value-type="float" office:value="0" calcext:value-type="float">
            <text:p>0</text:p>
          </table:table-cell>
        </table:table-row>
        <table:table-row table:style-name="ro1">
          <table:table-cell table:formula="of:=[$'mit-autotrim'.R134]" office:value-type="float" office:value="0" calcext:value-type="float">
            <text:p>0</text:p>
          </table:table-cell>
          <table:table-cell table:formula="of:=[$'ohne-autotrim'.R134]" office:value-type="float" office:value="0" calcext:value-type="float">
            <text:p>0</text:p>
          </table:table-cell>
        </table:table-row>
        <table:table-row table:style-name="ro1">
          <table:table-cell table:formula="of:=[$'mit-autotrim'.R135]" office:value-type="float" office:value="0" calcext:value-type="float">
            <text:p>0</text:p>
          </table:table-cell>
          <table:table-cell table:formula="of:=[$'ohne-autotrim'.R135]" office:value-type="float" office:value="0" calcext:value-type="float">
            <text:p>0</text:p>
          </table:table-cell>
        </table:table-row>
        <table:table-row table:style-name="ro1">
          <table:table-cell table:formula="of:=[$'mit-autotrim'.R136]" office:value-type="float" office:value="0" calcext:value-type="float">
            <text:p>0</text:p>
          </table:table-cell>
          <table:table-cell table:formula="of:=[$'ohne-autotrim'.R136]" office:value-type="float" office:value="0" calcext:value-type="float">
            <text:p>0</text:p>
          </table:table-cell>
        </table:table-row>
        <table:table-row table:style-name="ro1">
          <table:table-cell table:formula="of:=[$'mit-autotrim'.R137]" office:value-type="float" office:value="0" calcext:value-type="float">
            <text:p>0</text:p>
          </table:table-cell>
          <table:table-cell table:formula="of:=[$'ohne-autotrim'.R137]" office:value-type="float" office:value="0" calcext:value-type="float">
            <text:p>0</text:p>
          </table:table-cell>
        </table:table-row>
        <table:table-row table:style-name="ro1">
          <table:table-cell table:formula="of:=[$'mit-autotrim'.R138]" office:value-type="float" office:value="0" calcext:value-type="float">
            <text:p>0</text:p>
          </table:table-cell>
          <table:table-cell table:formula="of:=[$'ohne-autotrim'.R138]" office:value-type="float" office:value="0" calcext:value-type="float">
            <text:p>0</text:p>
          </table:table-cell>
        </table:table-row>
        <table:table-row table:style-name="ro1">
          <table:table-cell table:formula="of:=[$'mit-autotrim'.R139]" office:value-type="float" office:value="0" calcext:value-type="float">
            <text:p>0</text:p>
          </table:table-cell>
          <table:table-cell table:formula="of:=[$'ohne-autotrim'.R139]" office:value-type="float" office:value="0" calcext:value-type="float">
            <text:p>0</text:p>
          </table:table-cell>
        </table:table-row>
        <table:table-row table:style-name="ro1">
          <table:table-cell table:formula="of:=[$'mit-autotrim'.R140]" office:value-type="float" office:value="0" calcext:value-type="float">
            <text:p>0</text:p>
          </table:table-cell>
          <table:table-cell table:formula="of:=[$'ohne-autotrim'.R140]" office:value-type="float" office:value="0" calcext:value-type="float">
            <text:p>0</text:p>
          </table:table-cell>
        </table:table-row>
        <table:table-row table:style-name="ro1">
          <table:table-cell table:formula="of:=[$'mit-autotrim'.R141]" office:value-type="float" office:value="0" calcext:value-type="float">
            <text:p>0</text:p>
          </table:table-cell>
          <table:table-cell table:formula="of:=[$'ohne-autotrim'.R141]" office:value-type="float" office:value="0" calcext:value-type="float">
            <text:p>0</text:p>
          </table:table-cell>
        </table:table-row>
        <table:table-row table:style-name="ro1">
          <table:table-cell table:formula="of:=[$'mit-autotrim'.R142]" office:value-type="float" office:value="0" calcext:value-type="float">
            <text:p>0</text:p>
          </table:table-cell>
          <table:table-cell table:formula="of:=[$'ohne-autotrim'.R142]" office:value-type="float" office:value="0" calcext:value-type="float">
            <text:p>0</text:p>
          </table:table-cell>
        </table:table-row>
        <table:table-row table:style-name="ro1">
          <table:table-cell table:formula="of:=[$'mit-autotrim'.R143]" office:value-type="float" office:value="0" calcext:value-type="float">
            <text:p>0</text:p>
          </table:table-cell>
          <table:table-cell table:formula="of:=[$'ohne-autotrim'.R143]" office:value-type="float" office:value="0" calcext:value-type="float">
            <text:p>0</text:p>
          </table:table-cell>
        </table:table-row>
        <table:table-row table:style-name="ro1">
          <table:table-cell table:formula="of:=[$'mit-autotrim'.R144]" office:value-type="float" office:value="0" calcext:value-type="float">
            <text:p>0</text:p>
          </table:table-cell>
          <table:table-cell table:formula="of:=[$'ohne-autotrim'.R144]" office:value-type="float" office:value="0" calcext:value-type="float">
            <text:p>0</text:p>
          </table:table-cell>
        </table:table-row>
        <table:table-row table:style-name="ro1">
          <table:table-cell table:formula="of:=[$'mit-autotrim'.R145]" office:value-type="float" office:value="0" calcext:value-type="float">
            <text:p>0</text:p>
          </table:table-cell>
          <table:table-cell table:formula="of:=[$'ohne-autotrim'.R145]" office:value-type="float" office:value="0" calcext:value-type="float">
            <text:p>0</text:p>
          </table:table-cell>
        </table:table-row>
        <table:table-row table:style-name="ro1">
          <table:table-cell table:formula="of:=[$'mit-autotrim'.R146]" office:value-type="float" office:value="0" calcext:value-type="float">
            <text:p>0</text:p>
          </table:table-cell>
          <table:table-cell table:formula="of:=[$'ohne-autotrim'.R146]" office:value-type="float" office:value="0" calcext:value-type="float">
            <text:p>0</text:p>
          </table:table-cell>
        </table:table-row>
        <table:table-row table:style-name="ro1">
          <table:table-cell table:formula="of:=[$'mit-autotrim'.R147]" office:value-type="float" office:value="0" calcext:value-type="float">
            <text:p>0</text:p>
          </table:table-cell>
          <table:table-cell table:formula="of:=[$'ohne-autotrim'.R147]" office:value-type="float" office:value="0" calcext:value-type="float">
            <text:p>0</text:p>
          </table:table-cell>
        </table:table-row>
        <table:table-row table:style-name="ro1">
          <table:table-cell table:formula="of:=[$'mit-autotrim'.R148]" office:value-type="float" office:value="0" calcext:value-type="float">
            <text:p>0</text:p>
          </table:table-cell>
          <table:table-cell table:formula="of:=[$'ohne-autotrim'.R148]" office:value-type="float" office:value="0" calcext:value-type="float">
            <text:p>0</text:p>
          </table:table-cell>
        </table:table-row>
        <table:table-row table:style-name="ro1">
          <table:table-cell table:formula="of:=[$'mit-autotrim'.R149]" office:value-type="float" office:value="0" calcext:value-type="float">
            <text:p>0</text:p>
          </table:table-cell>
          <table:table-cell table:formula="of:=[$'ohne-autotrim'.R149]" office:value-type="float" office:value="0" calcext:value-type="float">
            <text:p>0</text:p>
          </table:table-cell>
        </table:table-row>
        <table:table-row table:style-name="ro1">
          <table:table-cell table:formula="of:=[$'mit-autotrim'.R150]" office:value-type="float" office:value="0" calcext:value-type="float">
            <text:p>0</text:p>
          </table:table-cell>
          <table:table-cell table:formula="of:=[$'ohne-autotrim'.R150]" office:value-type="float" office:value="0" calcext:value-type="float">
            <text:p>0</text:p>
          </table:table-cell>
        </table:table-row>
        <table:table-row table:style-name="ro1">
          <table:table-cell table:formula="of:=[$'mit-autotrim'.R151]" office:value-type="float" office:value="0" calcext:value-type="float">
            <text:p>0</text:p>
          </table:table-cell>
          <table:table-cell table:formula="of:=[$'ohne-autotrim'.R151]" office:value-type="float" office:value="0" calcext:value-type="float">
            <text:p>0</text:p>
          </table:table-cell>
        </table:table-row>
        <table:table-row table:style-name="ro1">
          <table:table-cell table:formula="of:=[$'mit-autotrim'.R152]" office:value-type="float" office:value="0" calcext:value-type="float">
            <text:p>0</text:p>
          </table:table-cell>
          <table:table-cell table:formula="of:=[$'ohne-autotrim'.R152]" office:value-type="float" office:value="0" calcext:value-type="float">
            <text:p>0</text:p>
          </table:table-cell>
        </table:table-row>
        <table:table-row table:style-name="ro1">
          <table:table-cell table:formula="of:=[$'mit-autotrim'.R153]" office:value-type="float" office:value="0" calcext:value-type="float">
            <text:p>0</text:p>
          </table:table-cell>
          <table:table-cell table:formula="of:=[$'ohne-autotrim'.R153]" office:value-type="float" office:value="0" calcext:value-type="float">
            <text:p>0</text:p>
          </table:table-cell>
        </table:table-row>
        <table:table-row table:style-name="ro1">
          <table:table-cell table:formula="of:=[$'mit-autotrim'.R154]" office:value-type="float" office:value="0" calcext:value-type="float">
            <text:p>0</text:p>
          </table:table-cell>
          <table:table-cell table:formula="of:=[$'ohne-autotrim'.R154]" office:value-type="float" office:value="0" calcext:value-type="float">
            <text:p>0</text:p>
          </table:table-cell>
        </table:table-row>
        <table:table-row table:style-name="ro1">
          <table:table-cell table:formula="of:=[$'mit-autotrim'.R155]" office:value-type="float" office:value="0" calcext:value-type="float">
            <text:p>0</text:p>
          </table:table-cell>
          <table:table-cell table:formula="of:=[$'ohne-autotrim'.R155]" office:value-type="float" office:value="0" calcext:value-type="float">
            <text:p>0</text:p>
          </table:table-cell>
        </table:table-row>
        <table:table-row table:style-name="ro1">
          <table:table-cell table:formula="of:=[$'mit-autotrim'.R156]" office:value-type="float" office:value="0" calcext:value-type="float">
            <text:p>0</text:p>
          </table:table-cell>
          <table:table-cell table:formula="of:=[$'ohne-autotrim'.R156]" office:value-type="float" office:value="0" calcext:value-type="float">
            <text:p>0</text:p>
          </table:table-cell>
        </table:table-row>
        <table:table-row table:style-name="ro1">
          <table:table-cell table:formula="of:=[$'mit-autotrim'.R157]" office:value-type="float" office:value="0" calcext:value-type="float">
            <text:p>0</text:p>
          </table:table-cell>
          <table:table-cell table:formula="of:=[$'ohne-autotrim'.R157]" office:value-type="float" office:value="0" calcext:value-type="float">
            <text:p>0</text:p>
          </table:table-cell>
        </table:table-row>
        <table:table-row table:style-name="ro1">
          <table:table-cell table:formula="of:=[$'mit-autotrim'.R158]" office:value-type="float" office:value="0" calcext:value-type="float">
            <text:p>0</text:p>
          </table:table-cell>
          <table:table-cell table:formula="of:=[$'ohne-autotrim'.R158]" office:value-type="float" office:value="0" calcext:value-type="float">
            <text:p>0</text:p>
          </table:table-cell>
        </table:table-row>
        <table:table-row table:style-name="ro1">
          <table:table-cell table:formula="of:=[$'mit-autotrim'.R159]" office:value-type="float" office:value="0" calcext:value-type="float">
            <text:p>0</text:p>
          </table:table-cell>
          <table:table-cell table:formula="of:=[$'ohne-autotrim'.R159]" office:value-type="float" office:value="0" calcext:value-type="float">
            <text:p>0</text:p>
          </table:table-cell>
        </table:table-row>
        <table:table-row table:style-name="ro1">
          <table:table-cell table:formula="of:=[$'mit-autotrim'.R160]" office:value-type="float" office:value="0" calcext:value-type="float">
            <text:p>0</text:p>
          </table:table-cell>
          <table:table-cell table:formula="of:=[$'ohne-autotrim'.R160]" office:value-type="float" office:value="0" calcext:value-type="float">
            <text:p>0</text:p>
          </table:table-cell>
        </table:table-row>
        <table:table-row table:style-name="ro1">
          <table:table-cell table:formula="of:=[$'mit-autotrim'.R161]" office:value-type="float" office:value="0" calcext:value-type="float">
            <text:p>0</text:p>
          </table:table-cell>
          <table:table-cell table:formula="of:=[$'ohne-autotrim'.R161]" office:value-type="float" office:value="0" calcext:value-type="float">
            <text:p>0</text:p>
          </table:table-cell>
        </table:table-row>
        <table:table-row table:style-name="ro1">
          <table:table-cell table:formula="of:=[$'mit-autotrim'.R162]" office:value-type="float" office:value="0" calcext:value-type="float">
            <text:p>0</text:p>
          </table:table-cell>
          <table:table-cell table:formula="of:=[$'ohne-autotrim'.R162]" office:value-type="float" office:value="0" calcext:value-type="float">
            <text:p>0</text:p>
          </table:table-cell>
        </table:table-row>
        <table:table-row table:style-name="ro1">
          <table:table-cell table:formula="of:=[$'mit-autotrim'.R163]" office:value-type="float" office:value="0" calcext:value-type="float">
            <text:p>0</text:p>
          </table:table-cell>
          <table:table-cell table:formula="of:=[$'ohne-autotrim'.R163]" office:value-type="float" office:value="0" calcext:value-type="float">
            <text:p>0</text:p>
          </table:table-cell>
        </table:table-row>
        <table:table-row table:style-name="ro1">
          <table:table-cell table:formula="of:=[$'mit-autotrim'.R164]" office:value-type="float" office:value="0" calcext:value-type="float">
            <text:p>0</text:p>
          </table:table-cell>
          <table:table-cell table:formula="of:=[$'ohne-autotrim'.R164]" office:value-type="float" office:value="0" calcext:value-type="float">
            <text:p>0</text:p>
          </table:table-cell>
        </table:table-row>
        <table:table-row table:style-name="ro1">
          <table:table-cell table:formula="of:=[$'mit-autotrim'.R165]" office:value-type="float" office:value="0" calcext:value-type="float">
            <text:p>0</text:p>
          </table:table-cell>
          <table:table-cell table:formula="of:=[$'ohne-autotrim'.R165]" office:value-type="float" office:value="0" calcext:value-type="float">
            <text:p>0</text:p>
          </table:table-cell>
        </table:table-row>
        <table:table-row table:style-name="ro1">
          <table:table-cell table:formula="of:=[$'mit-autotrim'.R166]" office:value-type="float" office:value="0" calcext:value-type="float">
            <text:p>0</text:p>
          </table:table-cell>
          <table:table-cell table:formula="of:=[$'ohne-autotrim'.R166]" office:value-type="float" office:value="0" calcext:value-type="float">
            <text:p>0</text:p>
          </table:table-cell>
        </table:table-row>
        <table:table-row table:style-name="ro1">
          <table:table-cell table:formula="of:=[$'mit-autotrim'.R167]" office:value-type="float" office:value="0" calcext:value-type="float">
            <text:p>0</text:p>
          </table:table-cell>
          <table:table-cell table:formula="of:=[$'ohne-autotrim'.R167]" office:value-type="float" office:value="0" calcext:value-type="float">
            <text:p>0</text:p>
          </table:table-cell>
        </table:table-row>
        <table:table-row table:style-name="ro1">
          <table:table-cell table:formula="of:=[$'mit-autotrim'.R168]" office:value-type="float" office:value="0" calcext:value-type="float">
            <text:p>0</text:p>
          </table:table-cell>
          <table:table-cell table:formula="of:=[$'ohne-autotrim'.R168]" office:value-type="float" office:value="0" calcext:value-type="float">
            <text:p>0</text:p>
          </table:table-cell>
        </table:table-row>
        <table:table-row table:style-name="ro1">
          <table:table-cell table:formula="of:=[$'mit-autotrim'.R169]" office:value-type="float" office:value="0" calcext:value-type="float">
            <text:p>0</text:p>
          </table:table-cell>
          <table:table-cell table:formula="of:=[$'ohne-autotrim'.R169]" office:value-type="float" office:value="0" calcext:value-type="float">
            <text:p>0</text:p>
          </table:table-cell>
        </table:table-row>
        <table:table-row table:style-name="ro1">
          <table:table-cell table:formula="of:=[$'mit-autotrim'.R170]" office:value-type="float" office:value="0" calcext:value-type="float">
            <text:p>0</text:p>
          </table:table-cell>
          <table:table-cell table:formula="of:=[$'ohne-autotrim'.R170]" office:value-type="float" office:value="0" calcext:value-type="float">
            <text:p>0</text:p>
          </table:table-cell>
        </table:table-row>
        <table:table-row table:style-name="ro1">
          <table:table-cell table:formula="of:=[$'mit-autotrim'.R171]" office:value-type="float" office:value="0" calcext:value-type="float">
            <text:p>0</text:p>
          </table:table-cell>
          <table:table-cell table:formula="of:=[$'ohne-autotrim'.R171]" office:value-type="float" office:value="0" calcext:value-type="float">
            <text:p>0</text:p>
          </table:table-cell>
        </table:table-row>
        <table:table-row table:style-name="ro1">
          <table:table-cell table:formula="of:=[$'mit-autotrim'.R172]" office:value-type="float" office:value="0" calcext:value-type="float">
            <text:p>0</text:p>
          </table:table-cell>
          <table:table-cell table:formula="of:=[$'ohne-autotrim'.R172]" office:value-type="float" office:value="0" calcext:value-type="float">
            <text:p>0</text:p>
          </table:table-cell>
        </table:table-row>
        <table:table-row table:style-name="ro1">
          <table:table-cell table:formula="of:=[$'mit-autotrim'.R173]" office:value-type="float" office:value="0" calcext:value-type="float">
            <text:p>0</text:p>
          </table:table-cell>
          <table:table-cell table:formula="of:=[$'ohne-autotrim'.R173]" office:value-type="float" office:value="0" calcext:value-type="float">
            <text:p>0</text:p>
          </table:table-cell>
        </table:table-row>
        <table:table-row table:style-name="ro1">
          <table:table-cell table:formula="of:=[$'mit-autotrim'.R174]" office:value-type="float" office:value="0" calcext:value-type="float">
            <text:p>0</text:p>
          </table:table-cell>
          <table:table-cell table:formula="of:=[$'ohne-autotrim'.R174]" office:value-type="float" office:value="0" calcext:value-type="float">
            <text:p>0</text:p>
          </table:table-cell>
        </table:table-row>
        <table:table-row table:style-name="ro1">
          <table:table-cell table:formula="of:=[$'mit-autotrim'.R175]" office:value-type="float" office:value="0" calcext:value-type="float">
            <text:p>0</text:p>
          </table:table-cell>
          <table:table-cell table:formula="of:=[$'ohne-autotrim'.R175]" office:value-type="float" office:value="0" calcext:value-type="float">
            <text:p>0</text:p>
          </table:table-cell>
        </table:table-row>
        <table:table-row table:style-name="ro1">
          <table:table-cell table:formula="of:=[$'mit-autotrim'.R176]" office:value-type="float" office:value="0" calcext:value-type="float">
            <text:p>0</text:p>
          </table:table-cell>
          <table:table-cell table:formula="of:=[$'ohne-autotrim'.R176]" office:value-type="float" office:value="0" calcext:value-type="float">
            <text:p>0</text:p>
          </table:table-cell>
        </table:table-row>
        <table:table-row table:style-name="ro1">
          <table:table-cell table:formula="of:=[$'mit-autotrim'.R177]" office:value-type="float" office:value="0" calcext:value-type="float">
            <text:p>0</text:p>
          </table:table-cell>
          <table:table-cell table:formula="of:=[$'ohne-autotrim'.R177]" office:value-type="float" office:value="0" calcext:value-type="float">
            <text:p>0</text:p>
          </table:table-cell>
        </table:table-row>
        <table:table-row table:style-name="ro1">
          <table:table-cell table:formula="of:=[$'mit-autotrim'.R178]" office:value-type="float" office:value="0" calcext:value-type="float">
            <text:p>0</text:p>
          </table:table-cell>
          <table:table-cell table:formula="of:=[$'ohne-autotrim'.R178]" office:value-type="float" office:value="0" calcext:value-type="float">
            <text:p>0</text:p>
          </table:table-cell>
        </table:table-row>
        <table:table-row table:style-name="ro1">
          <table:table-cell table:formula="of:=[$'mit-autotrim'.R179]" office:value-type="float" office:value="0" calcext:value-type="float">
            <text:p>0</text:p>
          </table:table-cell>
          <table:table-cell table:formula="of:=[$'ohne-autotrim'.R179]" office:value-type="float" office:value="0" calcext:value-type="float">
            <text:p>0</text:p>
          </table:table-cell>
        </table:table-row>
        <table:table-row table:style-name="ro1">
          <table:table-cell table:formula="of:=[$'mit-autotrim'.R180]" office:value-type="float" office:value="0" calcext:value-type="float">
            <text:p>0</text:p>
          </table:table-cell>
          <table:table-cell table:formula="of:=[$'ohne-autotrim'.R180]" office:value-type="float" office:value="0" calcext:value-type="float">
            <text:p>0</text:p>
          </table:table-cell>
        </table:table-row>
        <table:table-row table:style-name="ro1">
          <table:table-cell table:formula="of:=[$'mit-autotrim'.R181]" office:value-type="float" office:value="0" calcext:value-type="float">
            <text:p>0</text:p>
          </table:table-cell>
          <table:table-cell table:formula="of:=[$'ohne-autotrim'.R181]" office:value-type="float" office:value="0" calcext:value-type="float">
            <text:p>0</text:p>
          </table:table-cell>
        </table:table-row>
        <table:table-row table:style-name="ro1">
          <table:table-cell table:formula="of:=[$'mit-autotrim'.R182]" office:value-type="float" office:value="0" calcext:value-type="float">
            <text:p>0</text:p>
          </table:table-cell>
          <table:table-cell table:formula="of:=[$'ohne-autotrim'.R182]" office:value-type="float" office:value="0" calcext:value-type="float">
            <text:p>0</text:p>
          </table:table-cell>
        </table:table-row>
        <table:table-row table:style-name="ro1">
          <table:table-cell table:formula="of:=[$'mit-autotrim'.R183]" office:value-type="float" office:value="0" calcext:value-type="float">
            <text:p>0</text:p>
          </table:table-cell>
          <table:table-cell table:formula="of:=[$'ohne-autotrim'.R183]" office:value-type="float" office:value="0" calcext:value-type="float">
            <text:p>0</text:p>
          </table:table-cell>
        </table:table-row>
        <table:table-row table:style-name="ro1">
          <table:table-cell table:formula="of:=[$'mit-autotrim'.R184]" office:value-type="float" office:value="0" calcext:value-type="float">
            <text:p>0</text:p>
          </table:table-cell>
          <table:table-cell table:formula="of:=[$'ohne-autotrim'.R184]" office:value-type="float" office:value="0" calcext:value-type="float">
            <text:p>0</text:p>
          </table:table-cell>
        </table:table-row>
        <table:table-row table:style-name="ro1">
          <table:table-cell table:formula="of:=[$'mit-autotrim'.R185]" office:value-type="float" office:value="0" calcext:value-type="float">
            <text:p>0</text:p>
          </table:table-cell>
          <table:table-cell table:formula="of:=[$'ohne-autotrim'.R185]" office:value-type="float" office:value="0" calcext:value-type="float">
            <text:p>0</text:p>
          </table:table-cell>
        </table:table-row>
        <table:table-row table:style-name="ro1">
          <table:table-cell table:formula="of:=[$'mit-autotrim'.R186]" office:value-type="float" office:value="0" calcext:value-type="float">
            <text:p>0</text:p>
          </table:table-cell>
          <table:table-cell table:formula="of:=[$'ohne-autotrim'.R186]" office:value-type="float" office:value="0" calcext:value-type="float">
            <text:p>0</text:p>
          </table:table-cell>
        </table:table-row>
        <table:table-row table:style-name="ro1">
          <table:table-cell table:formula="of:=[$'mit-autotrim'.R187]" office:value-type="float" office:value="0" calcext:value-type="float">
            <text:p>0</text:p>
          </table:table-cell>
          <table:table-cell table:formula="of:=[$'ohne-autotrim'.R187]" office:value-type="float" office:value="0" calcext:value-type="float">
            <text:p>0</text:p>
          </table:table-cell>
        </table:table-row>
        <table:table-row table:style-name="ro1">
          <table:table-cell table:formula="of:=[$'mit-autotrim'.R188]" office:value-type="float" office:value="0" calcext:value-type="float">
            <text:p>0</text:p>
          </table:table-cell>
          <table:table-cell table:formula="of:=[$'ohne-autotrim'.R188]" office:value-type="float" office:value="0" calcext:value-type="float">
            <text:p>0</text:p>
          </table:table-cell>
        </table:table-row>
        <table:table-row table:style-name="ro1">
          <table:table-cell table:formula="of:=[$'mit-autotrim'.R189]" office:value-type="float" office:value="0" calcext:value-type="float">
            <text:p>0</text:p>
          </table:table-cell>
          <table:table-cell table:formula="of:=[$'ohne-autotrim'.R189]" office:value-type="float" office:value="0" calcext:value-type="float">
            <text:p>0</text:p>
          </table:table-cell>
        </table:table-row>
        <table:table-row table:style-name="ro1">
          <table:table-cell table:formula="of:=[$'mit-autotrim'.R190]" office:value-type="float" office:value="0" calcext:value-type="float">
            <text:p>0</text:p>
          </table:table-cell>
          <table:table-cell table:formula="of:=[$'ohne-autotrim'.R190]" office:value-type="float" office:value="0" calcext:value-type="float">
            <text:p>0</text:p>
          </table:table-cell>
        </table:table-row>
        <table:table-row table:style-name="ro1">
          <table:table-cell table:formula="of:=[$'mit-autotrim'.R191]" office:value-type="float" office:value="0" calcext:value-type="float">
            <text:p>0</text:p>
          </table:table-cell>
          <table:table-cell table:formula="of:=[$'ohne-autotrim'.R191]" office:value-type="float" office:value="0" calcext:value-type="float">
            <text:p>0</text:p>
          </table:table-cell>
        </table:table-row>
        <table:table-row table:style-name="ro1">
          <table:table-cell table:formula="of:=[$'mit-autotrim'.R192]" office:value-type="float" office:value="0" calcext:value-type="float">
            <text:p>0</text:p>
          </table:table-cell>
          <table:table-cell table:formula="of:=[$'ohne-autotrim'.R192]" office:value-type="float" office:value="0" calcext:value-type="float">
            <text:p>0</text:p>
          </table:table-cell>
        </table:table-row>
        <table:table-row table:style-name="ro1">
          <table:table-cell table:formula="of:=[$'mit-autotrim'.R193]" office:value-type="float" office:value="0" calcext:value-type="float">
            <text:p>0</text:p>
          </table:table-cell>
          <table:table-cell table:formula="of:=[$'ohne-autotrim'.R193]" office:value-type="float" office:value="0" calcext:value-type="float">
            <text:p>0</text:p>
          </table:table-cell>
        </table:table-row>
        <table:table-row table:style-name="ro1">
          <table:table-cell table:formula="of:=[$'mit-autotrim'.R194]" office:value-type="float" office:value="0" calcext:value-type="float">
            <text:p>0</text:p>
          </table:table-cell>
          <table:table-cell table:formula="of:=[$'ohne-autotrim'.R194]" office:value-type="float" office:value="0" calcext:value-type="float">
            <text:p>0</text:p>
          </table:table-cell>
        </table:table-row>
        <table:table-row table:style-name="ro1">
          <table:table-cell table:formula="of:=[$'mit-autotrim'.R195]" office:value-type="float" office:value="0" calcext:value-type="float">
            <text:p>0</text:p>
          </table:table-cell>
          <table:table-cell table:formula="of:=[$'ohne-autotrim'.R195]" office:value-type="float" office:value="0" calcext:value-type="float">
            <text:p>0</text:p>
          </table:table-cell>
        </table:table-row>
        <table:table-row table:style-name="ro1">
          <table:table-cell table:formula="of:=[$'mit-autotrim'.R196]" office:value-type="float" office:value="0" calcext:value-type="float">
            <text:p>0</text:p>
          </table:table-cell>
          <table:table-cell table:formula="of:=[$'ohne-autotrim'.R196]" office:value-type="float" office:value="0" calcext:value-type="float">
            <text:p>0</text:p>
          </table:table-cell>
        </table:table-row>
        <table:table-row table:style-name="ro1">
          <table:table-cell table:formula="of:=[$'mit-autotrim'.R197]" office:value-type="float" office:value="0" calcext:value-type="float">
            <text:p>0</text:p>
          </table:table-cell>
          <table:table-cell table:formula="of:=[$'ohne-autotrim'.R197]" office:value-type="float" office:value="0" calcext:value-type="float">
            <text:p>0</text:p>
          </table:table-cell>
        </table:table-row>
        <table:table-row table:style-name="ro1">
          <table:table-cell table:formula="of:=[$'mit-autotrim'.R198]" office:value-type="float" office:value="0" calcext:value-type="float">
            <text:p>0</text:p>
          </table:table-cell>
          <table:table-cell table:formula="of:=[$'ohne-autotrim'.R198]" office:value-type="float" office:value="0" calcext:value-type="float">
            <text:p>0</text:p>
          </table:table-cell>
        </table:table-row>
        <table:table-row table:style-name="ro1">
          <table:table-cell table:formula="of:=[$'mit-autotrim'.R199]" office:value-type="float" office:value="0" calcext:value-type="float">
            <text:p>0</text:p>
          </table:table-cell>
          <table:table-cell table:formula="of:=[$'ohne-autotrim'.R199]" office:value-type="float" office:value="0" calcext:value-type="float">
            <text:p>0</text:p>
          </table:table-cell>
        </table:table-row>
        <table:table-row table:style-name="ro1">
          <table:table-cell table:formula="of:=[$'mit-autotrim'.R200]" office:value-type="float" office:value="0" calcext:value-type="float">
            <text:p>0</text:p>
          </table:table-cell>
          <table:table-cell table:formula="of:=[$'ohne-autotrim'.R200]" office:value-type="float" office:value="0" calcext:value-type="float">
            <text:p>0</text:p>
          </table:table-cell>
        </table:table-row>
        <table:table-row table:style-name="ro1">
          <table:table-cell table:formula="of:=[$'mit-autotrim'.R201]" office:value-type="float" office:value="0" calcext:value-type="float">
            <text:p>0</text:p>
          </table:table-cell>
          <table:table-cell table:formula="of:=[$'ohne-autotrim'.R201]" office:value-type="float" office:value="0" calcext:value-type="float">
            <text:p>0</text:p>
          </table:table-cell>
        </table:table-row>
        <table:table-row table:style-name="ro1">
          <table:table-cell table:formula="of:=[$'mit-autotrim'.R202]" office:value-type="float" office:value="0" calcext:value-type="float">
            <text:p>0</text:p>
          </table:table-cell>
          <table:table-cell table:formula="of:=[$'ohne-autotrim'.R202]" office:value-type="float" office:value="0" calcext:value-type="float">
            <text:p>0</text:p>
          </table:table-cell>
        </table:table-row>
        <table:table-row table:style-name="ro1">
          <table:table-cell table:formula="of:=[$'mit-autotrim'.R203]" office:value-type="float" office:value="0" calcext:value-type="float">
            <text:p>0</text:p>
          </table:table-cell>
          <table:table-cell table:formula="of:=[$'ohne-autotrim'.R203]" office:value-type="float" office:value="0" calcext:value-type="float">
            <text:p>0</text:p>
          </table:table-cell>
        </table:table-row>
        <table:table-row table:style-name="ro1">
          <table:table-cell table:formula="of:=[$'mit-autotrim'.R204]" office:value-type="float" office:value="0" calcext:value-type="float">
            <text:p>0</text:p>
          </table:table-cell>
          <table:table-cell table:formula="of:=[$'ohne-autotrim'.R204]" office:value-type="float" office:value="0" calcext:value-type="float">
            <text:p>0</text:p>
          </table:table-cell>
        </table:table-row>
        <table:table-row table:style-name="ro1">
          <table:table-cell table:formula="of:=[$'mit-autotrim'.R205]" office:value-type="float" office:value="0" calcext:value-type="float">
            <text:p>0</text:p>
          </table:table-cell>
          <table:table-cell table:formula="of:=[$'ohne-autotrim'.R205]" office:value-type="float" office:value="0" calcext:value-type="float">
            <text:p>0</text:p>
          </table:table-cell>
        </table:table-row>
        <table:table-row table:style-name="ro1">
          <table:table-cell table:formula="of:=[$'mit-autotrim'.R206]" office:value-type="float" office:value="0" calcext:value-type="float">
            <text:p>0</text:p>
          </table:table-cell>
          <table:table-cell table:formula="of:=[$'ohne-autotrim'.R206]" office:value-type="float" office:value="0" calcext:value-type="float">
            <text:p>0</text:p>
          </table:table-cell>
        </table:table-row>
        <table:table-row table:style-name="ro1">
          <table:table-cell table:formula="of:=[$'mit-autotrim'.R207]" office:value-type="float" office:value="0" calcext:value-type="float">
            <text:p>0</text:p>
          </table:table-cell>
          <table:table-cell table:formula="of:=[$'ohne-autotrim'.R207]" office:value-type="float" office:value="0" calcext:value-type="float">
            <text:p>0</text:p>
          </table:table-cell>
        </table:table-row>
        <table:table-row table:style-name="ro1">
          <table:table-cell table:formula="of:=[$'mit-autotrim'.R208]" office:value-type="float" office:value="0" calcext:value-type="float">
            <text:p>0</text:p>
          </table:table-cell>
          <table:table-cell table:formula="of:=[$'ohne-autotrim'.R208]" office:value-type="float" office:value="0" calcext:value-type="float">
            <text:p>0</text:p>
          </table:table-cell>
        </table:table-row>
        <table:table-row table:style-name="ro1">
          <table:table-cell table:formula="of:=[$'mit-autotrim'.R209]" office:value-type="float" office:value="0" calcext:value-type="float">
            <text:p>0</text:p>
          </table:table-cell>
          <table:table-cell table:formula="of:=[$'ohne-autotrim'.R209]" office:value-type="float" office:value="0" calcext:value-type="float">
            <text:p>0</text:p>
          </table:table-cell>
        </table:table-row>
        <table:table-row table:style-name="ro1">
          <table:table-cell table:formula="of:=[$'mit-autotrim'.R210]" office:value-type="float" office:value="0" calcext:value-type="float">
            <text:p>0</text:p>
          </table:table-cell>
          <table:table-cell table:formula="of:=[$'ohne-autotrim'.R210]" office:value-type="float" office:value="0" calcext:value-type="float">
            <text:p>0</text:p>
          </table:table-cell>
        </table:table-row>
        <table:table-row table:style-name="ro1">
          <table:table-cell table:formula="of:=[$'mit-autotrim'.R211]" office:value-type="float" office:value="0" calcext:value-type="float">
            <text:p>0</text:p>
          </table:table-cell>
          <table:table-cell table:formula="of:=[$'ohne-autotrim'.R211]" office:value-type="float" office:value="0" calcext:value-type="float">
            <text:p>0</text:p>
          </table:table-cell>
        </table:table-row>
        <table:table-row table:style-name="ro1">
          <table:table-cell table:formula="of:=[$'mit-autotrim'.R212]" office:value-type="float" office:value="0" calcext:value-type="float">
            <text:p>0</text:p>
          </table:table-cell>
          <table:table-cell table:formula="of:=[$'ohne-autotrim'.R212]" office:value-type="float" office:value="0" calcext:value-type="float">
            <text:p>0</text:p>
          </table:table-cell>
        </table:table-row>
        <table:table-row table:style-name="ro1">
          <table:table-cell table:formula="of:=[$'mit-autotrim'.R213]" office:value-type="float" office:value="0" calcext:value-type="float">
            <text:p>0</text:p>
          </table:table-cell>
          <table:table-cell table:formula="of:=[$'ohne-autotrim'.R213]" office:value-type="float" office:value="0" calcext:value-type="float">
            <text:p>0</text:p>
          </table:table-cell>
        </table:table-row>
        <table:table-row table:style-name="ro1">
          <table:table-cell table:formula="of:=[$'mit-autotrim'.R214]" office:value-type="float" office:value="0" calcext:value-type="float">
            <text:p>0</text:p>
          </table:table-cell>
          <table:table-cell table:formula="of:=[$'ohne-autotrim'.R214]" office:value-type="float" office:value="0" calcext:value-type="float">
            <text:p>0</text:p>
          </table:table-cell>
        </table:table-row>
        <table:table-row table:style-name="ro1">
          <table:table-cell table:formula="of:=[$'mit-autotrim'.R215]" office:value-type="float" office:value="0" calcext:value-type="float">
            <text:p>0</text:p>
          </table:table-cell>
          <table:table-cell table:formula="of:=[$'ohne-autotrim'.R215]" office:value-type="float" office:value="0" calcext:value-type="float">
            <text:p>0</text:p>
          </table:table-cell>
        </table:table-row>
        <table:table-row table:style-name="ro1">
          <table:table-cell table:formula="of:=[$'mit-autotrim'.R216]" office:value-type="float" office:value="0" calcext:value-type="float">
            <text:p>0</text:p>
          </table:table-cell>
          <table:table-cell table:formula="of:=[$'ohne-autotrim'.R216]" office:value-type="float" office:value="0" calcext:value-type="float">
            <text:p>0</text:p>
          </table:table-cell>
        </table:table-row>
        <table:table-row table:style-name="ro1">
          <table:table-cell table:formula="of:=[$'mit-autotrim'.R217]" office:value-type="float" office:value="0" calcext:value-type="float">
            <text:p>0</text:p>
          </table:table-cell>
          <table:table-cell table:formula="of:=[$'ohne-autotrim'.R217]" office:value-type="float" office:value="0" calcext:value-type="float">
            <text:p>0</text:p>
          </table:table-cell>
        </table:table-row>
        <table:table-row table:style-name="ro1">
          <table:table-cell table:formula="of:=[$'mit-autotrim'.R218]" office:value-type="float" office:value="0" calcext:value-type="float">
            <text:p>0</text:p>
          </table:table-cell>
          <table:table-cell table:formula="of:=[$'ohne-autotrim'.R218]" office:value-type="float" office:value="0" calcext:value-type="float">
            <text:p>0</text:p>
          </table:table-cell>
        </table:table-row>
        <table:table-row table:style-name="ro1">
          <table:table-cell table:formula="of:=[$'mit-autotrim'.R219]" office:value-type="float" office:value="0" calcext:value-type="float">
            <text:p>0</text:p>
          </table:table-cell>
          <table:table-cell table:formula="of:=[$'ohne-autotrim'.R219]" office:value-type="float" office:value="0" calcext:value-type="float">
            <text:p>0</text:p>
          </table:table-cell>
        </table:table-row>
        <table:table-row table:style-name="ro1">
          <table:table-cell table:formula="of:=[$'mit-autotrim'.R220]" office:value-type="float" office:value="0" calcext:value-type="float">
            <text:p>0</text:p>
          </table:table-cell>
          <table:table-cell table:formula="of:=[$'ohne-autotrim'.R220]" office:value-type="float" office:value="0" calcext:value-type="float">
            <text:p>0</text:p>
          </table:table-cell>
        </table:table-row>
        <table:table-row table:style-name="ro1">
          <table:table-cell table:formula="of:=[$'mit-autotrim'.R221]" office:value-type="float" office:value="0" calcext:value-type="float">
            <text:p>0</text:p>
          </table:table-cell>
          <table:table-cell table:formula="of:=[$'ohne-autotrim'.R221]" office:value-type="float" office:value="0" calcext:value-type="float">
            <text:p>0</text:p>
          </table:table-cell>
        </table:table-row>
        <table:table-row table:style-name="ro1">
          <table:table-cell table:formula="of:=[$'mit-autotrim'.R222]" office:value-type="float" office:value="0" calcext:value-type="float">
            <text:p>0</text:p>
          </table:table-cell>
          <table:table-cell table:formula="of:=[$'ohne-autotrim'.R222]" office:value-type="float" office:value="0" calcext:value-type="float">
            <text:p>0</text:p>
          </table:table-cell>
        </table:table-row>
        <table:table-row table:style-name="ro1">
          <table:table-cell table:formula="of:=[$'mit-autotrim'.R223]" office:value-type="float" office:value="0" calcext:value-type="float">
            <text:p>0</text:p>
          </table:table-cell>
          <table:table-cell table:formula="of:=[$'ohne-autotrim'.R223]" office:value-type="float" office:value="0" calcext:value-type="float">
            <text:p>0</text:p>
          </table:table-cell>
        </table:table-row>
        <table:table-row table:style-name="ro1">
          <table:table-cell table:formula="of:=[$'mit-autotrim'.R224]" office:value-type="float" office:value="0" calcext:value-type="float">
            <text:p>0</text:p>
          </table:table-cell>
          <table:table-cell table:formula="of:=[$'ohne-autotrim'.R224]" office:value-type="float" office:value="0" calcext:value-type="float">
            <text:p>0</text:p>
          </table:table-cell>
        </table:table-row>
        <table:table-row table:style-name="ro1">
          <table:table-cell table:formula="of:=[$'mit-autotrim'.R225]" office:value-type="float" office:value="0" calcext:value-type="float">
            <text:p>0</text:p>
          </table:table-cell>
          <table:table-cell table:formula="of:=[$'ohne-autotrim'.R225]" office:value-type="float" office:value="0" calcext:value-type="float">
            <text:p>0</text:p>
          </table:table-cell>
        </table:table-row>
        <table:table-row table:style-name="ro1">
          <table:table-cell table:formula="of:=[$'mit-autotrim'.R226]" office:value-type="float" office:value="0" calcext:value-type="float">
            <text:p>0</text:p>
          </table:table-cell>
          <table:table-cell table:formula="of:=[$'ohne-autotrim'.R226]" office:value-type="float" office:value="0" calcext:value-type="float">
            <text:p>0</text:p>
          </table:table-cell>
        </table:table-row>
        <table:table-row table:style-name="ro1">
          <table:table-cell table:formula="of:=[$'mit-autotrim'.R227]" office:value-type="float" office:value="0" calcext:value-type="float">
            <text:p>0</text:p>
          </table:table-cell>
          <table:table-cell table:formula="of:=[$'ohne-autotrim'.R227]" office:value-type="float" office:value="0" calcext:value-type="float">
            <text:p>0</text:p>
          </table:table-cell>
        </table:table-row>
        <table:table-row table:style-name="ro1">
          <table:table-cell table:formula="of:=[$'mit-autotrim'.R228]" office:value-type="float" office:value="0" calcext:value-type="float">
            <text:p>0</text:p>
          </table:table-cell>
          <table:table-cell table:formula="of:=[$'ohne-autotrim'.R228]" office:value-type="float" office:value="0" calcext:value-type="float">
            <text:p>0</text:p>
          </table:table-cell>
        </table:table-row>
        <table:table-row table:style-name="ro1">
          <table:table-cell table:formula="of:=[$'mit-autotrim'.R229]" office:value-type="float" office:value="0" calcext:value-type="float">
            <text:p>0</text:p>
          </table:table-cell>
          <table:table-cell table:formula="of:=[$'ohne-autotrim'.R229]" office:value-type="float" office:value="0" calcext:value-type="float">
            <text:p>0</text:p>
          </table:table-cell>
        </table:table-row>
        <table:table-row table:style-name="ro1">
          <table:table-cell table:formula="of:=[$'mit-autotrim'.R230]" office:value-type="float" office:value="0" calcext:value-type="float">
            <text:p>0</text:p>
          </table:table-cell>
          <table:table-cell table:formula="of:=[$'ohne-autotrim'.R230]" office:value-type="float" office:value="0" calcext:value-type="float">
            <text:p>0</text:p>
          </table:table-cell>
        </table:table-row>
        <table:table-row table:style-name="ro1">
          <table:table-cell table:formula="of:=[$'mit-autotrim'.R231]" office:value-type="float" office:value="0" calcext:value-type="float">
            <text:p>0</text:p>
          </table:table-cell>
          <table:table-cell table:formula="of:=[$'ohne-autotrim'.R231]" office:value-type="float" office:value="0" calcext:value-type="float">
            <text:p>0</text:p>
          </table:table-cell>
        </table:table-row>
        <table:table-row table:style-name="ro1">
          <table:table-cell table:formula="of:=[$'mit-autotrim'.R232]" office:value-type="float" office:value="0" calcext:value-type="float">
            <text:p>0</text:p>
          </table:table-cell>
          <table:table-cell table:formula="of:=[$'ohne-autotrim'.R232]" office:value-type="float" office:value="0" calcext:value-type="float">
            <text:p>0</text:p>
          </table:table-cell>
        </table:table-row>
        <table:table-row table:style-name="ro1">
          <table:table-cell table:formula="of:=[$'mit-autotrim'.R233]" office:value-type="float" office:value="0" calcext:value-type="float">
            <text:p>0</text:p>
          </table:table-cell>
          <table:table-cell table:formula="of:=[$'ohne-autotrim'.R233]" office:value-type="float" office:value="0" calcext:value-type="float">
            <text:p>0</text:p>
          </table:table-cell>
        </table:table-row>
        <table:table-row table:style-name="ro1">
          <table:table-cell table:formula="of:=[$'mit-autotrim'.R234]" office:value-type="float" office:value="0" calcext:value-type="float">
            <text:p>0</text:p>
          </table:table-cell>
          <table:table-cell table:formula="of:=[$'ohne-autotrim'.R234]" office:value-type="float" office:value="0" calcext:value-type="float">
            <text:p>0</text:p>
          </table:table-cell>
        </table:table-row>
        <table:table-row table:style-name="ro1">
          <table:table-cell table:formula="of:=[$'mit-autotrim'.R235]" office:value-type="float" office:value="0" calcext:value-type="float">
            <text:p>0</text:p>
          </table:table-cell>
          <table:table-cell table:formula="of:=[$'ohne-autotrim'.R235]" office:value-type="float" office:value="0" calcext:value-type="float">
            <text:p>0</text:p>
          </table:table-cell>
        </table:table-row>
        <table:table-row table:style-name="ro1">
          <table:table-cell table:formula="of:=[$'mit-autotrim'.R236]" office:value-type="float" office:value="0" calcext:value-type="float">
            <text:p>0</text:p>
          </table:table-cell>
          <table:table-cell table:formula="of:=[$'ohne-autotrim'.R236]" office:value-type="float" office:value="0" calcext:value-type="float">
            <text:p>0</text:p>
          </table:table-cell>
        </table:table-row>
        <table:table-row table:style-name="ro1">
          <table:table-cell table:formula="of:=[$'mit-autotrim'.R237]" office:value-type="float" office:value="0" calcext:value-type="float">
            <text:p>0</text:p>
          </table:table-cell>
          <table:table-cell table:formula="of:=[$'ohne-autotrim'.R237]" office:value-type="float" office:value="0" calcext:value-type="float">
            <text:p>0</text:p>
          </table:table-cell>
        </table:table-row>
        <table:table-row table:style-name="ro1">
          <table:table-cell table:formula="of:=[$'mit-autotrim'.R238]" office:value-type="float" office:value="0" calcext:value-type="float">
            <text:p>0</text:p>
          </table:table-cell>
          <table:table-cell table:formula="of:=[$'ohne-autotrim'.R238]" office:value-type="float" office:value="0" calcext:value-type="float">
            <text:p>0</text:p>
          </table:table-cell>
        </table:table-row>
        <table:table-row table:style-name="ro1">
          <table:table-cell table:formula="of:=[$'mit-autotrim'.R239]" office:value-type="float" office:value="0" calcext:value-type="float">
            <text:p>0</text:p>
          </table:table-cell>
          <table:table-cell table:formula="of:=[$'ohne-autotrim'.R239]" office:value-type="float" office:value="0" calcext:value-type="float">
            <text:p>0</text:p>
          </table:table-cell>
        </table:table-row>
        <table:table-row table:style-name="ro1">
          <table:table-cell table:formula="of:=[$'mit-autotrim'.R240]" office:value-type="float" office:value="0" calcext:value-type="float">
            <text:p>0</text:p>
          </table:table-cell>
          <table:table-cell table:formula="of:=[$'ohne-autotrim'.R240]" office:value-type="float" office:value="0" calcext:value-type="float">
            <text:p>0</text:p>
          </table:table-cell>
        </table:table-row>
        <table:table-row table:style-name="ro1">
          <table:table-cell table:formula="of:=[$'mit-autotrim'.R241]" office:value-type="float" office:value="0" calcext:value-type="float">
            <text:p>0</text:p>
          </table:table-cell>
          <table:table-cell table:formula="of:=[$'ohne-autotrim'.R241]" office:value-type="float" office:value="0" calcext:value-type="float">
            <text:p>0</text:p>
          </table:table-cell>
        </table:table-row>
        <table:table-row table:style-name="ro1">
          <table:table-cell table:formula="of:=[$'mit-autotrim'.R242]" office:value-type="float" office:value="0" calcext:value-type="float">
            <text:p>0</text:p>
          </table:table-cell>
          <table:table-cell table:formula="of:=[$'ohne-autotrim'.R242]" office:value-type="float" office:value="0" calcext:value-type="float">
            <text:p>0</text:p>
          </table:table-cell>
        </table:table-row>
        <table:table-row table:style-name="ro1">
          <table:table-cell table:formula="of:=[$'mit-autotrim'.R243]" office:value-type="float" office:value="0" calcext:value-type="float">
            <text:p>0</text:p>
          </table:table-cell>
          <table:table-cell table:formula="of:=[$'ohne-autotrim'.R243]" office:value-type="float" office:value="0" calcext:value-type="float">
            <text:p>0</text:p>
          </table:table-cell>
        </table:table-row>
        <table:table-row table:style-name="ro1">
          <table:table-cell table:formula="of:=[$'mit-autotrim'.R244]" office:value-type="float" office:value="0" calcext:value-type="float">
            <text:p>0</text:p>
          </table:table-cell>
          <table:table-cell table:formula="of:=[$'ohne-autotrim'.R244]" office:value-type="float" office:value="0" calcext:value-type="float">
            <text:p>0</text:p>
          </table:table-cell>
        </table:table-row>
        <table:table-row table:style-name="ro1">
          <table:table-cell table:formula="of:=[$'mit-autotrim'.R245]" office:value-type="float" office:value="0" calcext:value-type="float">
            <text:p>0</text:p>
          </table:table-cell>
          <table:table-cell table:formula="of:=[$'ohne-autotrim'.R245]" office:value-type="float" office:value="0" calcext:value-type="float">
            <text:p>0</text:p>
          </table:table-cell>
        </table:table-row>
        <table:table-row table:style-name="ro1">
          <table:table-cell table:formula="of:=[$'mit-autotrim'.R246]" office:value-type="float" office:value="0" calcext:value-type="float">
            <text:p>0</text:p>
          </table:table-cell>
          <table:table-cell table:formula="of:=[$'ohne-autotrim'.R246]" office:value-type="float" office:value="0" calcext:value-type="float">
            <text:p>0</text:p>
          </table:table-cell>
        </table:table-row>
        <table:table-row table:style-name="ro1">
          <table:table-cell table:formula="of:=[$'mit-autotrim'.R247]" office:value-type="float" office:value="0" calcext:value-type="float">
            <text:p>0</text:p>
          </table:table-cell>
          <table:table-cell table:formula="of:=[$'ohne-autotrim'.R247]" office:value-type="float" office:value="0" calcext:value-type="float">
            <text:p>0</text:p>
          </table:table-cell>
        </table:table-row>
        <table:table-row table:style-name="ro1">
          <table:table-cell table:formula="of:=[$'mit-autotrim'.R248]" office:value-type="float" office:value="0" calcext:value-type="float">
            <text:p>0</text:p>
          </table:table-cell>
          <table:table-cell table:formula="of:=[$'ohne-autotrim'.R248]" office:value-type="float" office:value="0" calcext:value-type="float">
            <text:p>0</text:p>
          </table:table-cell>
        </table:table-row>
        <table:table-row table:style-name="ro1">
          <table:table-cell table:formula="of:=[$'mit-autotrim'.R249]" office:value-type="float" office:value="0" calcext:value-type="float">
            <text:p>0</text:p>
          </table:table-cell>
          <table:table-cell table:formula="of:=[$'ohne-autotrim'.R249]" office:value-type="float" office:value="0" calcext:value-type="float">
            <text:p>0</text:p>
          </table:table-cell>
        </table:table-row>
        <table:table-row table:style-name="ro1">
          <table:table-cell table:formula="of:=[$'mit-autotrim'.R250]" office:value-type="float" office:value="0" calcext:value-type="float">
            <text:p>0</text:p>
          </table:table-cell>
          <table:table-cell table:formula="of:=[$'ohne-autotrim'.R250]" office:value-type="float" office:value="0" calcext:value-type="float">
            <text:p>0</text:p>
          </table:table-cell>
        </table:table-row>
        <table:table-row table:style-name="ro1">
          <table:table-cell table:formula="of:=[$'mit-autotrim'.R251]" office:value-type="float" office:value="0" calcext:value-type="float">
            <text:p>0</text:p>
          </table:table-cell>
          <table:table-cell table:formula="of:=[$'ohne-autotrim'.R251]" office:value-type="float" office:value="0" calcext:value-type="float">
            <text:p>0</text:p>
          </table:table-cell>
        </table:table-row>
        <table:table-row table:style-name="ro1">
          <table:table-cell table:formula="of:=[$'mit-autotrim'.R252]" office:value-type="float" office:value="0" calcext:value-type="float">
            <text:p>0</text:p>
          </table:table-cell>
          <table:table-cell table:formula="of:=[$'ohne-autotrim'.R252]" office:value-type="float" office:value="0" calcext:value-type="float">
            <text:p>0</text:p>
          </table:table-cell>
        </table:table-row>
        <table:table-row table:style-name="ro1">
          <table:table-cell table:formula="of:=[$'mit-autotrim'.R253]" office:value-type="float" office:value="0" calcext:value-type="float">
            <text:p>0</text:p>
          </table:table-cell>
          <table:table-cell table:formula="of:=[$'ohne-autotrim'.R253]" office:value-type="float" office:value="0" calcext:value-type="float">
            <text:p>0</text:p>
          </table:table-cell>
        </table:table-row>
        <table:table-row table:style-name="ro1">
          <table:table-cell table:formula="of:=[$'mit-autotrim'.R254]" office:value-type="float" office:value="0" calcext:value-type="float">
            <text:p>0</text:p>
          </table:table-cell>
          <table:table-cell table:formula="of:=[$'ohne-autotrim'.R254]" office:value-type="float" office:value="0" calcext:value-type="float">
            <text:p>0</text:p>
          </table:table-cell>
        </table:table-row>
        <table:table-row table:style-name="ro1">
          <table:table-cell table:formula="of:=[$'mit-autotrim'.R255]" office:value-type="float" office:value="0" calcext:value-type="float">
            <text:p>0</text:p>
          </table:table-cell>
          <table:table-cell table:formula="of:=[$'ohne-autotrim'.R255]" office:value-type="float" office:value="0" calcext:value-type="float">
            <text:p>0</text:p>
          </table:table-cell>
        </table:table-row>
        <table:table-row table:style-name="ro1">
          <table:table-cell table:formula="of:=[$'mit-autotrim'.R256]" office:value-type="float" office:value="0" calcext:value-type="float">
            <text:p>0</text:p>
          </table:table-cell>
          <table:table-cell table:formula="of:=[$'ohne-autotrim'.R256]" office:value-type="float" office:value="0" calcext:value-type="float">
            <text:p>0</text:p>
          </table:table-cell>
        </table:table-row>
        <table:table-row table:style-name="ro1">
          <table:table-cell table:formula="of:=[$'mit-autotrim'.R257]" office:value-type="float" office:value="0" calcext:value-type="float">
            <text:p>0</text:p>
          </table:table-cell>
          <table:table-cell table:formula="of:=[$'ohne-autotrim'.R257]" office:value-type="float" office:value="0" calcext:value-type="float">
            <text:p>0</text:p>
          </table:table-cell>
        </table:table-row>
        <table:table-row table:style-name="ro1">
          <table:table-cell table:formula="of:=[$'mit-autotrim'.R258]" office:value-type="float" office:value="0" calcext:value-type="float">
            <text:p>0</text:p>
          </table:table-cell>
          <table:table-cell table:formula="of:=[$'ohne-autotrim'.R258]" office:value-type="float" office:value="0" calcext:value-type="float">
            <text:p>0</text:p>
          </table:table-cell>
        </table:table-row>
        <table:table-row table:style-name="ro1">
          <table:table-cell table:formula="of:=[$'mit-autotrim'.R259]" office:value-type="float" office:value="0" calcext:value-type="float">
            <text:p>0</text:p>
          </table:table-cell>
          <table:table-cell table:formula="of:=[$'ohne-autotrim'.R259]" office:value-type="float" office:value="0" calcext:value-type="float">
            <text:p>0</text:p>
          </table:table-cell>
        </table:table-row>
        <table:table-row table:style-name="ro1">
          <table:table-cell table:formula="of:=[$'mit-autotrim'.R260]" office:value-type="float" office:value="0" calcext:value-type="float">
            <text:p>0</text:p>
          </table:table-cell>
          <table:table-cell table:formula="of:=[$'ohne-autotrim'.R260]" office:value-type="float" office:value="0" calcext:value-type="float">
            <text:p>0</text:p>
          </table:table-cell>
        </table:table-row>
        <table:table-row table:style-name="ro1">
          <table:table-cell table:formula="of:=[$'mit-autotrim'.R261]" office:value-type="float" office:value="0" calcext:value-type="float">
            <text:p>0</text:p>
          </table:table-cell>
          <table:table-cell table:formula="of:=[$'ohne-autotrim'.R261]" office:value-type="float" office:value="0" calcext:value-type="float">
            <text:p>0</text:p>
          </table:table-cell>
        </table:table-row>
        <table:table-row table:style-name="ro1">
          <table:table-cell table:formula="of:=[$'mit-autotrim'.R262]" office:value-type="float" office:value="0" calcext:value-type="float">
            <text:p>0</text:p>
          </table:table-cell>
          <table:table-cell table:formula="of:=[$'ohne-autotrim'.R262]" office:value-type="float" office:value="0" calcext:value-type="float">
            <text:p>0</text:p>
          </table:table-cell>
        </table:table-row>
        <table:table-row table:style-name="ro1">
          <table:table-cell table:formula="of:=[$'mit-autotrim'.R263]" office:value-type="float" office:value="0" calcext:value-type="float">
            <text:p>0</text:p>
          </table:table-cell>
          <table:table-cell table:formula="of:=[$'ohne-autotrim'.R263]" office:value-type="float" office:value="0" calcext:value-type="float">
            <text:p>0</text:p>
          </table:table-cell>
        </table:table-row>
        <table:table-row table:style-name="ro1">
          <table:table-cell table:formula="of:=[$'mit-autotrim'.R264]" office:value-type="float" office:value="0" calcext:value-type="float">
            <text:p>0</text:p>
          </table:table-cell>
          <table:table-cell table:formula="of:=[$'ohne-autotrim'.R264]" office:value-type="float" office:value="0" calcext:value-type="float">
            <text:p>0</text:p>
          </table:table-cell>
        </table:table-row>
        <table:table-row table:style-name="ro1">
          <table:table-cell table:formula="of:=[$'mit-autotrim'.R265]" office:value-type="float" office:value="0" calcext:value-type="float">
            <text:p>0</text:p>
          </table:table-cell>
          <table:table-cell table:formula="of:=[$'ohne-autotrim'.R265]" office:value-type="float" office:value="0" calcext:value-type="float">
            <text:p>0</text:p>
          </table:table-cell>
        </table:table-row>
        <table:table-row table:style-name="ro1">
          <table:table-cell table:formula="of:=[$'mit-autotrim'.R266]" office:value-type="float" office:value="0" calcext:value-type="float">
            <text:p>0</text:p>
          </table:table-cell>
          <table:table-cell table:formula="of:=[$'ohne-autotrim'.R266]" office:value-type="float" office:value="0" calcext:value-type="float">
            <text:p>0</text:p>
          </table:table-cell>
        </table:table-row>
        <table:table-row table:style-name="ro1">
          <table:table-cell table:formula="of:=[$'mit-autotrim'.R267]" office:value-type="float" office:value="0" calcext:value-type="float">
            <text:p>0</text:p>
          </table:table-cell>
          <table:table-cell table:formula="of:=[$'ohne-autotrim'.R267]" office:value-type="float" office:value="0" calcext:value-type="float">
            <text:p>0</text:p>
          </table:table-cell>
        </table:table-row>
        <table:table-row table:style-name="ro1">
          <table:table-cell table:formula="of:=[$'mit-autotrim'.R268]" office:value-type="float" office:value="0" calcext:value-type="float">
            <text:p>0</text:p>
          </table:table-cell>
          <table:table-cell table:formula="of:=[$'ohne-autotrim'.R268]" office:value-type="float" office:value="0" calcext:value-type="float">
            <text:p>0</text:p>
          </table:table-cell>
        </table:table-row>
        <table:table-row table:style-name="ro1">
          <table:table-cell table:formula="of:=[$'mit-autotrim'.R269]" office:value-type="float" office:value="0" calcext:value-type="float">
            <text:p>0</text:p>
          </table:table-cell>
          <table:table-cell table:formula="of:=[$'ohne-autotrim'.R269]" office:value-type="float" office:value="0" calcext:value-type="float">
            <text:p>0</text:p>
          </table:table-cell>
        </table:table-row>
        <table:table-row table:style-name="ro1">
          <table:table-cell table:formula="of:=[$'mit-autotrim'.R270]" office:value-type="float" office:value="0" calcext:value-type="float">
            <text:p>0</text:p>
          </table:table-cell>
          <table:table-cell table:formula="of:=[$'ohne-autotrim'.R270]" office:value-type="float" office:value="0" calcext:value-type="float">
            <text:p>0</text:p>
          </table:table-cell>
        </table:table-row>
        <table:table-row table:style-name="ro1">
          <table:table-cell table:formula="of:=[$'mit-autotrim'.R271]" office:value-type="float" office:value="0" calcext:value-type="float">
            <text:p>0</text:p>
          </table:table-cell>
          <table:table-cell table:formula="of:=[$'ohne-autotrim'.R271]" office:value-type="float" office:value="0" calcext:value-type="float">
            <text:p>0</text:p>
          </table:table-cell>
        </table:table-row>
        <table:table-row table:style-name="ro1">
          <table:table-cell table:formula="of:=[$'mit-autotrim'.R272]" office:value-type="float" office:value="0" calcext:value-type="float">
            <text:p>0</text:p>
          </table:table-cell>
          <table:table-cell table:formula="of:=[$'ohne-autotrim'.R272]" office:value-type="float" office:value="0" calcext:value-type="float">
            <text:p>0</text:p>
          </table:table-cell>
        </table:table-row>
        <table:table-row table:style-name="ro1">
          <table:table-cell table:formula="of:=[$'mit-autotrim'.R273]" office:value-type="float" office:value="0" calcext:value-type="float">
            <text:p>0</text:p>
          </table:table-cell>
          <table:table-cell table:formula="of:=[$'ohne-autotrim'.R273]" office:value-type="float" office:value="0" calcext:value-type="float">
            <text:p>0</text:p>
          </table:table-cell>
        </table:table-row>
        <table:table-row table:style-name="ro1">
          <table:table-cell table:formula="of:=[$'mit-autotrim'.R274]" office:value-type="float" office:value="0" calcext:value-type="float">
            <text:p>0</text:p>
          </table:table-cell>
          <table:table-cell table:formula="of:=[$'ohne-autotrim'.R274]" office:value-type="float" office:value="0" calcext:value-type="float">
            <text:p>0</text:p>
          </table:table-cell>
        </table:table-row>
        <table:table-row table:style-name="ro1">
          <table:table-cell table:formula="of:=[$'mit-autotrim'.R275]" office:value-type="float" office:value="0" calcext:value-type="float">
            <text:p>0</text:p>
          </table:table-cell>
          <table:table-cell table:formula="of:=[$'ohne-autotrim'.R275]" office:value-type="float" office:value="0" calcext:value-type="float">
            <text:p>0</text:p>
          </table:table-cell>
        </table:table-row>
        <table:table-row table:style-name="ro1">
          <table:table-cell table:formula="of:=[$'mit-autotrim'.R276]" office:value-type="float" office:value="0" calcext:value-type="float">
            <text:p>0</text:p>
          </table:table-cell>
          <table:table-cell table:formula="of:=[$'ohne-autotrim'.R276]" office:value-type="float" office:value="0" calcext:value-type="float">
            <text:p>0</text:p>
          </table:table-cell>
        </table:table-row>
        <table:table-row table:style-name="ro1">
          <table:table-cell table:formula="of:=[$'mit-autotrim'.R277]" office:value-type="float" office:value="0" calcext:value-type="float">
            <text:p>0</text:p>
          </table:table-cell>
          <table:table-cell table:formula="of:=[$'ohne-autotrim'.R277]" office:value-type="float" office:value="0" calcext:value-type="float">
            <text:p>0</text:p>
          </table:table-cell>
        </table:table-row>
        <table:table-row table:style-name="ro1">
          <table:table-cell table:formula="of:=[$'mit-autotrim'.R278]" office:value-type="float" office:value="0" calcext:value-type="float">
            <text:p>0</text:p>
          </table:table-cell>
          <table:table-cell table:formula="of:=[$'ohne-autotrim'.R278]" office:value-type="float" office:value="0" calcext:value-type="float">
            <text:p>0</text:p>
          </table:table-cell>
        </table:table-row>
        <table:table-row table:style-name="ro1">
          <table:table-cell table:formula="of:=[$'mit-autotrim'.R279]" office:value-type="float" office:value="0" calcext:value-type="float">
            <text:p>0</text:p>
          </table:table-cell>
          <table:table-cell table:formula="of:=[$'ohne-autotrim'.R279]" office:value-type="float" office:value="0" calcext:value-type="float">
            <text:p>0</text:p>
          </table:table-cell>
        </table:table-row>
        <table:table-row table:style-name="ro1">
          <table:table-cell table:formula="of:=[$'mit-autotrim'.R280]" office:value-type="float" office:value="0" calcext:value-type="float">
            <text:p>0</text:p>
          </table:table-cell>
          <table:table-cell table:formula="of:=[$'ohne-autotrim'.R280]" office:value-type="float" office:value="0" calcext:value-type="float">
            <text:p>0</text:p>
          </table:table-cell>
        </table:table-row>
        <table:table-row table:style-name="ro1">
          <table:table-cell table:formula="of:=[$'mit-autotrim'.R281]" office:value-type="float" office:value="0" calcext:value-type="float">
            <text:p>0</text:p>
          </table:table-cell>
          <table:table-cell table:formula="of:=[$'ohne-autotrim'.R281]" office:value-type="float" office:value="0" calcext:value-type="float">
            <text:p>0</text:p>
          </table:table-cell>
        </table:table-row>
        <table:table-row table:style-name="ro1">
          <table:table-cell table:formula="of:=[$'mit-autotrim'.R282]" office:value-type="float" office:value="0" calcext:value-type="float">
            <text:p>0</text:p>
          </table:table-cell>
          <table:table-cell table:formula="of:=[$'ohne-autotrim'.R282]" office:value-type="float" office:value="0" calcext:value-type="float">
            <text:p>0</text:p>
          </table:table-cell>
        </table:table-row>
        <table:table-row table:style-name="ro1">
          <table:table-cell table:formula="of:=[$'mit-autotrim'.R283]" office:value-type="float" office:value="0" calcext:value-type="float">
            <text:p>0</text:p>
          </table:table-cell>
          <table:table-cell table:formula="of:=[$'ohne-autotrim'.R283]" office:value-type="float" office:value="0" calcext:value-type="float">
            <text:p>0</text:p>
          </table:table-cell>
        </table:table-row>
        <table:table-row table:style-name="ro1">
          <table:table-cell table:formula="of:=[$'mit-autotrim'.R284]" office:value-type="float" office:value="0" calcext:value-type="float">
            <text:p>0</text:p>
          </table:table-cell>
          <table:table-cell table:formula="of:=[$'ohne-autotrim'.R284]" office:value-type="float" office:value="0" calcext:value-type="float">
            <text:p>0</text:p>
          </table:table-cell>
        </table:table-row>
        <table:table-row table:style-name="ro1">
          <table:table-cell table:formula="of:=[$'mit-autotrim'.R285]" office:value-type="float" office:value="0" calcext:value-type="float">
            <text:p>0</text:p>
          </table:table-cell>
          <table:table-cell table:formula="of:=[$'ohne-autotrim'.R285]" office:value-type="float" office:value="0" calcext:value-type="float">
            <text:p>0</text:p>
          </table:table-cell>
        </table:table-row>
        <table:table-row table:style-name="ro1">
          <table:table-cell table:formula="of:=[$'mit-autotrim'.R286]" office:value-type="float" office:value="0" calcext:value-type="float">
            <text:p>0</text:p>
          </table:table-cell>
          <table:table-cell table:formula="of:=[$'ohne-autotrim'.R286]" office:value-type="float" office:value="0" calcext:value-type="float">
            <text:p>0</text:p>
          </table:table-cell>
        </table:table-row>
        <table:table-row table:style-name="ro1">
          <table:table-cell table:formula="of:=[$'mit-autotrim'.R287]" office:value-type="float" office:value="0" calcext:value-type="float">
            <text:p>0</text:p>
          </table:table-cell>
          <table:table-cell table:formula="of:=[$'ohne-autotrim'.R287]" office:value-type="float" office:value="0" calcext:value-type="float">
            <text:p>0</text:p>
          </table:table-cell>
        </table:table-row>
        <table:table-row table:style-name="ro1">
          <table:table-cell table:formula="of:=[$'mit-autotrim'.R288]" office:value-type="float" office:value="0" calcext:value-type="float">
            <text:p>0</text:p>
          </table:table-cell>
          <table:table-cell table:formula="of:=[$'ohne-autotrim'.R288]" office:value-type="float" office:value="0" calcext:value-type="float">
            <text:p>0</text:p>
          </table:table-cell>
        </table:table-row>
        <table:table-row table:style-name="ro1">
          <table:table-cell table:formula="of:=[$'mit-autotrim'.R289]" office:value-type="float" office:value="0" calcext:value-type="float">
            <text:p>0</text:p>
          </table:table-cell>
          <table:table-cell table:formula="of:=[$'ohne-autotrim'.R289]" office:value-type="float" office:value="0" calcext:value-type="float">
            <text:p>0</text:p>
          </table:table-cell>
        </table:table-row>
        <table:table-row table:style-name="ro1">
          <table:table-cell table:formula="of:=[$'mit-autotrim'.R290]" office:value-type="float" office:value="0" calcext:value-type="float">
            <text:p>0</text:p>
          </table:table-cell>
          <table:table-cell table:formula="of:=[$'ohne-autotrim'.R290]" office:value-type="float" office:value="0" calcext:value-type="float">
            <text:p>0</text:p>
          </table:table-cell>
        </table:table-row>
        <table:table-row table:style-name="ro1">
          <table:table-cell table:formula="of:=[$'mit-autotrim'.R291]" office:value-type="float" office:value="0" calcext:value-type="float">
            <text:p>0</text:p>
          </table:table-cell>
          <table:table-cell table:formula="of:=[$'ohne-autotrim'.R291]" office:value-type="float" office:value="0" calcext:value-type="float">
            <text:p>0</text:p>
          </table:table-cell>
        </table:table-row>
        <table:table-row table:style-name="ro1">
          <table:table-cell table:formula="of:=[$'mit-autotrim'.R292]" office:value-type="float" office:value="0" calcext:value-type="float">
            <text:p>0</text:p>
          </table:table-cell>
          <table:table-cell table:formula="of:=[$'ohne-autotrim'.R292]" office:value-type="float" office:value="0" calcext:value-type="float">
            <text:p>0</text:p>
          </table:table-cell>
        </table:table-row>
        <table:table-row table:style-name="ro1">
          <table:table-cell table:formula="of:=[$'mit-autotrim'.R293]" office:value-type="float" office:value="0" calcext:value-type="float">
            <text:p>0</text:p>
          </table:table-cell>
          <table:table-cell table:formula="of:=[$'ohne-autotrim'.R293]" office:value-type="float" office:value="0" calcext:value-type="float">
            <text:p>0</text:p>
          </table:table-cell>
        </table:table-row>
        <table:table-row table:style-name="ro1">
          <table:table-cell table:formula="of:=[$'mit-autotrim'.R294]" office:value-type="float" office:value="0" calcext:value-type="float">
            <text:p>0</text:p>
          </table:table-cell>
          <table:table-cell table:formula="of:=[$'ohne-autotrim'.R294]" office:value-type="float" office:value="0" calcext:value-type="float">
            <text:p>0</text:p>
          </table:table-cell>
        </table:table-row>
        <table:table-row table:style-name="ro1">
          <table:table-cell table:formula="of:=[$'mit-autotrim'.R295]" office:value-type="float" office:value="0" calcext:value-type="float">
            <text:p>0</text:p>
          </table:table-cell>
          <table:table-cell table:formula="of:=[$'ohne-autotrim'.R295]" office:value-type="float" office:value="0" calcext:value-type="float">
            <text:p>0</text:p>
          </table:table-cell>
        </table:table-row>
        <table:table-row table:style-name="ro1">
          <table:table-cell table:formula="of:=[$'mit-autotrim'.R296]" office:value-type="float" office:value="0" calcext:value-type="float">
            <text:p>0</text:p>
          </table:table-cell>
          <table:table-cell table:formula="of:=[$'ohne-autotrim'.R296]" office:value-type="float" office:value="0" calcext:value-type="float">
            <text:p>0</text:p>
          </table:table-cell>
        </table:table-row>
        <table:table-row table:style-name="ro1">
          <table:table-cell table:formula="of:=[$'mit-autotrim'.R297]" office:value-type="float" office:value="0" calcext:value-type="float">
            <text:p>0</text:p>
          </table:table-cell>
          <table:table-cell table:formula="of:=[$'ohne-autotrim'.R297]" office:value-type="float" office:value="0" calcext:value-type="float">
            <text:p>0</text:p>
          </table:table-cell>
        </table:table-row>
        <table:table-row table:style-name="ro1">
          <table:table-cell table:formula="of:=[$'mit-autotrim'.R298]" office:value-type="float" office:value="0" calcext:value-type="float">
            <text:p>0</text:p>
          </table:table-cell>
          <table:table-cell table:formula="of:=[$'ohne-autotrim'.R298]" office:value-type="float" office:value="0" calcext:value-type="float">
            <text:p>0</text:p>
          </table:table-cell>
        </table:table-row>
        <table:table-row table:style-name="ro1">
          <table:table-cell table:formula="of:=[$'mit-autotrim'.R299]" office:value-type="float" office:value="0" calcext:value-type="float">
            <text:p>0</text:p>
          </table:table-cell>
          <table:table-cell table:formula="of:=[$'ohne-autotrim'.R299]" office:value-type="float" office:value="0" calcext:value-type="float">
            <text:p>0</text:p>
          </table:table-cell>
        </table:table-row>
        <table:table-row table:style-name="ro1">
          <table:table-cell table:formula="of:=[$'mit-autotrim'.R300]" office:value-type="float" office:value="0" calcext:value-type="float">
            <text:p>0</text:p>
          </table:table-cell>
          <table:table-cell table:formula="of:=[$'ohne-autotrim'.R300]" office:value-type="float" office:value="0" calcext:value-type="float">
            <text:p>0</text:p>
          </table:table-cell>
        </table:table-row>
        <table:table-row table:style-name="ro1">
          <table:table-cell table:formula="of:=[$'mit-autotrim'.R301]" office:value-type="float" office:value="0" calcext:value-type="float">
            <text:p>0</text:p>
          </table:table-cell>
          <table:table-cell table:formula="of:=[$'ohne-autotrim'.R301]" office:value-type="float" office:value="0" calcext:value-type="float">
            <text:p>0</text:p>
          </table:table-cell>
        </table:table-row>
        <table:table-row table:style-name="ro1">
          <table:table-cell table:formula="of:=[$'mit-autotrim'.R302]" office:value-type="float" office:value="0" calcext:value-type="float">
            <text:p>0</text:p>
          </table:table-cell>
          <table:table-cell table:formula="of:=[$'ohne-autotrim'.R302]" office:value-type="float" office:value="0" calcext:value-type="float">
            <text:p>0</text:p>
          </table:table-cell>
        </table:table-row>
        <table:table-row table:style-name="ro1">
          <table:table-cell table:formula="of:=[$'mit-autotrim'.R303]" office:value-type="float" office:value="0" calcext:value-type="float">
            <text:p>0</text:p>
          </table:table-cell>
          <table:table-cell table:formula="of:=[$'ohne-autotrim'.R303]" office:value-type="float" office:value="0" calcext:value-type="float">
            <text:p>0</text:p>
          </table:table-cell>
        </table:table-row>
        <table:table-row table:style-name="ro1">
          <table:table-cell table:formula="of:=[$'mit-autotrim'.R304]" office:value-type="float" office:value="0" calcext:value-type="float">
            <text:p>0</text:p>
          </table:table-cell>
          <table:table-cell table:formula="of:=[$'ohne-autotrim'.R304]" office:value-type="float" office:value="0" calcext:value-type="float">
            <text:p>0</text:p>
          </table:table-cell>
        </table:table-row>
        <table:table-row table:style-name="ro1">
          <table:table-cell table:formula="of:=[$'mit-autotrim'.R305]" office:value-type="float" office:value="0" calcext:value-type="float">
            <text:p>0</text:p>
          </table:table-cell>
          <table:table-cell table:formula="of:=[$'ohne-autotrim'.R305]" office:value-type="float" office:value="0" calcext:value-type="float">
            <text:p>0</text:p>
          </table:table-cell>
        </table:table-row>
        <table:table-row table:style-name="ro1">
          <table:table-cell table:formula="of:=[$'mit-autotrim'.R306]" office:value-type="float" office:value="0" calcext:value-type="float">
            <text:p>0</text:p>
          </table:table-cell>
          <table:table-cell table:formula="of:=[$'ohne-autotrim'.R306]" office:value-type="float" office:value="0" calcext:value-type="float">
            <text:p>0</text:p>
          </table:table-cell>
        </table:table-row>
        <table:table-row table:style-name="ro1">
          <table:table-cell table:formula="of:=[$'mit-autotrim'.R307]" office:value-type="float" office:value="0" calcext:value-type="float">
            <text:p>0</text:p>
          </table:table-cell>
          <table:table-cell table:formula="of:=[$'ohne-autotrim'.R307]" office:value-type="float" office:value="0" calcext:value-type="float">
            <text:p>0</text:p>
          </table:table-cell>
        </table:table-row>
        <table:table-row table:style-name="ro1">
          <table:table-cell table:formula="of:=[$'mit-autotrim'.R308]" office:value-type="float" office:value="0" calcext:value-type="float">
            <text:p>0</text:p>
          </table:table-cell>
          <table:table-cell table:formula="of:=[$'ohne-autotrim'.R308]" office:value-type="float" office:value="0" calcext:value-type="float">
            <text:p>0</text:p>
          </table:table-cell>
        </table:table-row>
        <table:table-row table:style-name="ro1">
          <table:table-cell table:formula="of:=[$'mit-autotrim'.R309]" office:value-type="float" office:value="0" calcext:value-type="float">
            <text:p>0</text:p>
          </table:table-cell>
          <table:table-cell table:formula="of:=[$'ohne-autotrim'.R309]" office:value-type="float" office:value="0" calcext:value-type="float">
            <text:p>0</text:p>
          </table:table-cell>
        </table:table-row>
        <table:table-row table:style-name="ro1">
          <table:table-cell table:formula="of:=[$'mit-autotrim'.R310]" office:value-type="float" office:value="0" calcext:value-type="float">
            <text:p>0</text:p>
          </table:table-cell>
          <table:table-cell table:formula="of:=[$'ohne-autotrim'.R310]" office:value-type="float" office:value="0" calcext:value-type="float">
            <text:p>0</text:p>
          </table:table-cell>
        </table:table-row>
        <table:table-row table:style-name="ro1">
          <table:table-cell table:formula="of:=[$'mit-autotrim'.R311]" office:value-type="float" office:value="0" calcext:value-type="float">
            <text:p>0</text:p>
          </table:table-cell>
          <table:table-cell table:formula="of:=[$'ohne-autotrim'.R311]" office:value-type="float" office:value="0" calcext:value-type="float">
            <text:p>0</text:p>
          </table:table-cell>
        </table:table-row>
        <table:table-row table:style-name="ro1">
          <table:table-cell table:formula="of:=[$'mit-autotrim'.R312]" office:value-type="float" office:value="0" calcext:value-type="float">
            <text:p>0</text:p>
          </table:table-cell>
          <table:table-cell table:formula="of:=[$'ohne-autotrim'.R312]" office:value-type="float" office:value="0" calcext:value-type="float">
            <text:p>0</text:p>
          </table:table-cell>
        </table:table-row>
        <table:table-row table:style-name="ro1">
          <table:table-cell table:formula="of:=[$'mit-autotrim'.R313]" office:value-type="float" office:value="0" calcext:value-type="float">
            <text:p>0</text:p>
          </table:table-cell>
          <table:table-cell table:formula="of:=[$'ohne-autotrim'.R313]" office:value-type="float" office:value="0" calcext:value-type="float">
            <text:p>0</text:p>
          </table:table-cell>
        </table:table-row>
        <table:table-row table:style-name="ro1">
          <table:table-cell table:formula="of:=[$'mit-autotrim'.R314]" office:value-type="float" office:value="0" calcext:value-type="float">
            <text:p>0</text:p>
          </table:table-cell>
          <table:table-cell table:formula="of:=[$'ohne-autotrim'.R314]" office:value-type="float" office:value="0" calcext:value-type="float">
            <text:p>0</text:p>
          </table:table-cell>
        </table:table-row>
        <table:table-row table:style-name="ro1">
          <table:table-cell table:formula="of:=[$'mit-autotrim'.R315]" office:value-type="float" office:value="0" calcext:value-type="float">
            <text:p>0</text:p>
          </table:table-cell>
          <table:table-cell table:formula="of:=[$'ohne-autotrim'.R315]" office:value-type="float" office:value="0" calcext:value-type="float">
            <text:p>0</text:p>
          </table:table-cell>
        </table:table-row>
        <table:table-row table:style-name="ro1">
          <table:table-cell table:formula="of:=[$'mit-autotrim'.R316]" office:value-type="float" office:value="0" calcext:value-type="float">
            <text:p>0</text:p>
          </table:table-cell>
          <table:table-cell table:formula="of:=[$'ohne-autotrim'.R316]" office:value-type="float" office:value="0" calcext:value-type="float">
            <text:p>0</text:p>
          </table:table-cell>
        </table:table-row>
        <table:table-row table:style-name="ro1">
          <table:table-cell table:formula="of:=[$'mit-autotrim'.R317]" office:value-type="float" office:value="0" calcext:value-type="float">
            <text:p>0</text:p>
          </table:table-cell>
          <table:table-cell table:formula="of:=[$'ohne-autotrim'.R317]" office:value-type="float" office:value="0" calcext:value-type="float">
            <text:p>0</text:p>
          </table:table-cell>
        </table:table-row>
        <table:table-row table:style-name="ro1">
          <table:table-cell table:formula="of:=[$'mit-autotrim'.R318]" office:value-type="float" office:value="0" calcext:value-type="float">
            <text:p>0</text:p>
          </table:table-cell>
          <table:table-cell table:formula="of:=[$'ohne-autotrim'.R318]" office:value-type="float" office:value="0" calcext:value-type="float">
            <text:p>0</text:p>
          </table:table-cell>
        </table:table-row>
        <table:table-row table:style-name="ro1">
          <table:table-cell table:formula="of:=[$'mit-autotrim'.R319]" office:value-type="float" office:value="0" calcext:value-type="float">
            <text:p>0</text:p>
          </table:table-cell>
          <table:table-cell table:formula="of:=[$'ohne-autotrim'.R319]" office:value-type="float" office:value="0" calcext:value-type="float">
            <text:p>0</text:p>
          </table:table-cell>
        </table:table-row>
        <table:table-row table:style-name="ro1">
          <table:table-cell table:formula="of:=[$'mit-autotrim'.R320]" office:value-type="float" office:value="0" calcext:value-type="float">
            <text:p>0</text:p>
          </table:table-cell>
          <table:table-cell table:formula="of:=[$'ohne-autotrim'.R320]" office:value-type="float" office:value="0" calcext:value-type="float">
            <text:p>0</text:p>
          </table:table-cell>
        </table:table-row>
        <table:table-row table:style-name="ro1">
          <table:table-cell table:formula="of:=[$'mit-autotrim'.R321]" office:value-type="float" office:value="0" calcext:value-type="float">
            <text:p>0</text:p>
          </table:table-cell>
          <table:table-cell table:formula="of:=[$'ohne-autotrim'.R321]" office:value-type="float" office:value="0" calcext:value-type="float">
            <text:p>0</text:p>
          </table:table-cell>
        </table:table-row>
        <table:table-row table:style-name="ro1">
          <table:table-cell table:formula="of:=[$'mit-autotrim'.R322]" office:value-type="float" office:value="0" calcext:value-type="float">
            <text:p>0</text:p>
          </table:table-cell>
          <table:table-cell table:formula="of:=[$'ohne-autotrim'.R322]" office:value-type="float" office:value="0" calcext:value-type="float">
            <text:p>0</text:p>
          </table:table-cell>
        </table:table-row>
        <table:table-row table:style-name="ro1">
          <table:table-cell table:formula="of:=[$'mit-autotrim'.R323]" office:value-type="float" office:value="0" calcext:value-type="float">
            <text:p>0</text:p>
          </table:table-cell>
          <table:table-cell table:formula="of:=[$'ohne-autotrim'.R323]" office:value-type="float" office:value="0" calcext:value-type="float">
            <text:p>0</text:p>
          </table:table-cell>
        </table:table-row>
        <table:table-row table:style-name="ro1">
          <table:table-cell table:formula="of:=[$'mit-autotrim'.R324]" office:value-type="float" office:value="0" calcext:value-type="float">
            <text:p>0</text:p>
          </table:table-cell>
          <table:table-cell table:formula="of:=[$'ohne-autotrim'.R324]" office:value-type="float" office:value="0" calcext:value-type="float">
            <text:p>0</text:p>
          </table:table-cell>
        </table:table-row>
        <table:table-row table:style-name="ro1">
          <table:table-cell table:formula="of:=[$'mit-autotrim'.R325]" office:value-type="float" office:value="0" calcext:value-type="float">
            <text:p>0</text:p>
          </table:table-cell>
          <table:table-cell table:formula="of:=[$'ohne-autotrim'.R325]" office:value-type="float" office:value="0" calcext:value-type="float">
            <text:p>0</text:p>
          </table:table-cell>
        </table:table-row>
        <table:table-row table:style-name="ro1">
          <table:table-cell table:formula="of:=[$'mit-autotrim'.R326]" office:value-type="float" office:value="0" calcext:value-type="float">
            <text:p>0</text:p>
          </table:table-cell>
          <table:table-cell table:formula="of:=[$'ohne-autotrim'.R326]" office:value-type="float" office:value="0" calcext:value-type="float">
            <text:p>0</text:p>
          </table:table-cell>
        </table:table-row>
        <table:table-row table:style-name="ro1">
          <table:table-cell table:formula="of:=[$'mit-autotrim'.R327]" office:value-type="float" office:value="0" calcext:value-type="float">
            <text:p>0</text:p>
          </table:table-cell>
          <table:table-cell table:formula="of:=[$'ohne-autotrim'.R327]" office:value-type="float" office:value="0" calcext:value-type="float">
            <text:p>0</text:p>
          </table:table-cell>
        </table:table-row>
        <table:table-row table:style-name="ro1">
          <table:table-cell table:formula="of:=[$'mit-autotrim'.R328]" office:value-type="float" office:value="0" calcext:value-type="float">
            <text:p>0</text:p>
          </table:table-cell>
          <table:table-cell table:formula="of:=[$'ohne-autotrim'.R328]" office:value-type="float" office:value="0" calcext:value-type="float">
            <text:p>0</text:p>
          </table:table-cell>
        </table:table-row>
        <table:table-row table:style-name="ro1">
          <table:table-cell table:formula="of:=[$'mit-autotrim'.R329]" office:value-type="float" office:value="0" calcext:value-type="float">
            <text:p>0</text:p>
          </table:table-cell>
          <table:table-cell table:formula="of:=[$'ohne-autotrim'.R329]" office:value-type="float" office:value="0" calcext:value-type="float">
            <text:p>0</text:p>
          </table:table-cell>
        </table:table-row>
        <table:table-row table:style-name="ro1">
          <table:table-cell table:formula="of:=[$'mit-autotrim'.R330]" office:value-type="float" office:value="0" calcext:value-type="float">
            <text:p>0</text:p>
          </table:table-cell>
          <table:table-cell table:formula="of:=[$'ohne-autotrim'.R330]" office:value-type="float" office:value="0" calcext:value-type="float">
            <text:p>0</text:p>
          </table:table-cell>
        </table:table-row>
        <table:table-row table:style-name="ro1">
          <table:table-cell table:formula="of:=[$'mit-autotrim'.R331]" office:value-type="float" office:value="0" calcext:value-type="float">
            <text:p>0</text:p>
          </table:table-cell>
          <table:table-cell table:formula="of:=[$'ohne-autotrim'.R331]" office:value-type="float" office:value="0" calcext:value-type="float">
            <text:p>0</text:p>
          </table:table-cell>
        </table:table-row>
        <table:table-row table:style-name="ro1">
          <table:table-cell table:formula="of:=[$'mit-autotrim'.R332]" office:value-type="float" office:value="0" calcext:value-type="float">
            <text:p>0</text:p>
          </table:table-cell>
          <table:table-cell table:formula="of:=[$'ohne-autotrim'.R332]" office:value-type="float" office:value="0" calcext:value-type="float">
            <text:p>0</text:p>
          </table:table-cell>
        </table:table-row>
        <table:table-row table:style-name="ro1">
          <table:table-cell table:formula="of:=[$'mit-autotrim'.R333]" office:value-type="float" office:value="0" calcext:value-type="float">
            <text:p>0</text:p>
          </table:table-cell>
          <table:table-cell table:formula="of:=[$'ohne-autotrim'.R333]" office:value-type="float" office:value="0" calcext:value-type="float">
            <text:p>0</text:p>
          </table:table-cell>
        </table:table-row>
        <table:table-row table:style-name="ro1">
          <table:table-cell table:formula="of:=[$'mit-autotrim'.R334]" office:value-type="float" office:value="0" calcext:value-type="float">
            <text:p>0</text:p>
          </table:table-cell>
          <table:table-cell table:formula="of:=[$'ohne-autotrim'.R334]" office:value-type="float" office:value="0" calcext:value-type="float">
            <text:p>0</text:p>
          </table:table-cell>
        </table:table-row>
        <table:table-row table:style-name="ro1">
          <table:table-cell table:formula="of:=[$'mit-autotrim'.R335]" office:value-type="float" office:value="0" calcext:value-type="float">
            <text:p>0</text:p>
          </table:table-cell>
          <table:table-cell table:formula="of:=[$'ohne-autotrim'.R335]" office:value-type="float" office:value="0" calcext:value-type="float">
            <text:p>0</text:p>
          </table:table-cell>
        </table:table-row>
        <table:table-row table:style-name="ro1">
          <table:table-cell table:formula="of:=[$'mit-autotrim'.R336]" office:value-type="float" office:value="0" calcext:value-type="float">
            <text:p>0</text:p>
          </table:table-cell>
          <table:table-cell table:formula="of:=[$'ohne-autotrim'.R336]" office:value-type="float" office:value="0" calcext:value-type="float">
            <text:p>0</text:p>
          </table:table-cell>
        </table:table-row>
        <table:table-row table:style-name="ro1">
          <table:table-cell table:formula="of:=[$'mit-autotrim'.R337]" office:value-type="float" office:value="0" calcext:value-type="float">
            <text:p>0</text:p>
          </table:table-cell>
          <table:table-cell table:formula="of:=[$'ohne-autotrim'.R337]" office:value-type="float" office:value="0" calcext:value-type="float">
            <text:p>0</text:p>
          </table:table-cell>
        </table:table-row>
        <table:table-row table:style-name="ro1">
          <table:table-cell table:formula="of:=[$'mit-autotrim'.R338]" office:value-type="float" office:value="0" calcext:value-type="float">
            <text:p>0</text:p>
          </table:table-cell>
          <table:table-cell table:formula="of:=[$'ohne-autotrim'.R338]" office:value-type="float" office:value="0" calcext:value-type="float">
            <text:p>0</text:p>
          </table:table-cell>
        </table:table-row>
        <table:table-row table:style-name="ro1">
          <table:table-cell table:formula="of:=[$'mit-autotrim'.R339]" office:value-type="float" office:value="0" calcext:value-type="float">
            <text:p>0</text:p>
          </table:table-cell>
          <table:table-cell table:formula="of:=[$'ohne-autotrim'.R339]" office:value-type="float" office:value="0" calcext:value-type="float">
            <text:p>0</text:p>
          </table:table-cell>
        </table:table-row>
        <table:table-row table:style-name="ro1">
          <table:table-cell table:formula="of:=[$'mit-autotrim'.R340]" office:value-type="float" office:value="0" calcext:value-type="float">
            <text:p>0</text:p>
          </table:table-cell>
          <table:table-cell table:formula="of:=[$'ohne-autotrim'.R340]" office:value-type="float" office:value="0" calcext:value-type="float">
            <text:p>0</text:p>
          </table:table-cell>
        </table:table-row>
        <table:table-row table:style-name="ro1">
          <table:table-cell table:formula="of:=[$'mit-autotrim'.R341]" office:value-type="float" office:value="0" calcext:value-type="float">
            <text:p>0</text:p>
          </table:table-cell>
          <table:table-cell table:formula="of:=[$'ohne-autotrim'.R341]" office:value-type="float" office:value="0" calcext:value-type="float">
            <text:p>0</text:p>
          </table:table-cell>
        </table:table-row>
        <table:table-row table:style-name="ro1">
          <table:table-cell table:formula="of:=[$'mit-autotrim'.R342]" office:value-type="float" office:value="0" calcext:value-type="float">
            <text:p>0</text:p>
          </table:table-cell>
          <table:table-cell table:formula="of:=[$'ohne-autotrim'.R342]" office:value-type="float" office:value="0" calcext:value-type="float">
            <text:p>0</text:p>
          </table:table-cell>
        </table:table-row>
        <table:table-row table:style-name="ro1">
          <table:table-cell table:formula="of:=[$'mit-autotrim'.R343]" office:value-type="float" office:value="0" calcext:value-type="float">
            <text:p>0</text:p>
          </table:table-cell>
          <table:table-cell table:formula="of:=[$'ohne-autotrim'.R343]" office:value-type="float" office:value="0" calcext:value-type="float">
            <text:p>0</text:p>
          </table:table-cell>
        </table:table-row>
        <table:table-row table:style-name="ro1">
          <table:table-cell table:formula="of:=[$'mit-autotrim'.R344]" office:value-type="float" office:value="0" calcext:value-type="float">
            <text:p>0</text:p>
          </table:table-cell>
          <table:table-cell table:formula="of:=[$'ohne-autotrim'.R344]" office:value-type="float" office:value="0" calcext:value-type="float">
            <text:p>0</text:p>
          </table:table-cell>
        </table:table-row>
        <table:table-row table:style-name="ro1">
          <table:table-cell table:formula="of:=[$'mit-autotrim'.R345]" office:value-type="float" office:value="0" calcext:value-type="float">
            <text:p>0</text:p>
          </table:table-cell>
          <table:table-cell table:formula="of:=[$'ohne-autotrim'.R345]" office:value-type="float" office:value="0" calcext:value-type="float">
            <text:p>0</text:p>
          </table:table-cell>
        </table:table-row>
        <table:table-row table:style-name="ro1">
          <table:table-cell table:formula="of:=[$'mit-autotrim'.R346]" office:value-type="float" office:value="0" calcext:value-type="float">
            <text:p>0</text:p>
          </table:table-cell>
          <table:table-cell table:formula="of:=[$'ohne-autotrim'.R346]" office:value-type="float" office:value="0" calcext:value-type="float">
            <text:p>0</text:p>
          </table:table-cell>
        </table:table-row>
        <table:table-row table:style-name="ro1">
          <table:table-cell table:formula="of:=[$'mit-autotrim'.R347]" office:value-type="float" office:value="0" calcext:value-type="float">
            <text:p>0</text:p>
          </table:table-cell>
          <table:table-cell table:formula="of:=[$'ohne-autotrim'.R347]" office:value-type="float" office:value="0" calcext:value-type="float">
            <text:p>0</text:p>
          </table:table-cell>
        </table:table-row>
        <table:table-row table:style-name="ro1">
          <table:table-cell table:formula="of:=[$'mit-autotrim'.R348]" office:value-type="float" office:value="0" calcext:value-type="float">
            <text:p>0</text:p>
          </table:table-cell>
          <table:table-cell table:formula="of:=[$'ohne-autotrim'.R348]" office:value-type="float" office:value="0" calcext:value-type="float">
            <text:p>0</text:p>
          </table:table-cell>
        </table:table-row>
        <table:table-row table:style-name="ro1">
          <table:table-cell table:formula="of:=[$'mit-autotrim'.R349]" office:value-type="float" office:value="0" calcext:value-type="float">
            <text:p>0</text:p>
          </table:table-cell>
          <table:table-cell table:formula="of:=[$'ohne-autotrim'.R349]" office:value-type="float" office:value="0" calcext:value-type="float">
            <text:p>0</text:p>
          </table:table-cell>
        </table:table-row>
        <table:table-row table:style-name="ro1">
          <table:table-cell table:formula="of:=[$'mit-autotrim'.R350]" office:value-type="float" office:value="0" calcext:value-type="float">
            <text:p>0</text:p>
          </table:table-cell>
          <table:table-cell table:formula="of:=[$'ohne-autotrim'.R350]" office:value-type="float" office:value="0" calcext:value-type="float">
            <text:p>0</text:p>
          </table:table-cell>
        </table:table-row>
        <table:table-row table:style-name="ro1">
          <table:table-cell table:formula="of:=[$'mit-autotrim'.R351]" office:value-type="float" office:value="0" calcext:value-type="float">
            <text:p>0</text:p>
          </table:table-cell>
          <table:table-cell table:formula="of:=[$'ohne-autotrim'.R351]" office:value-type="float" office:value="0" calcext:value-type="float">
            <text:p>0</text:p>
          </table:table-cell>
        </table:table-row>
        <table:table-row table:style-name="ro1">
          <table:table-cell table:formula="of:=[$'mit-autotrim'.R352]" office:value-type="float" office:value="0" calcext:value-type="float">
            <text:p>0</text:p>
          </table:table-cell>
          <table:table-cell table:formula="of:=[$'ohne-autotrim'.R352]" office:value-type="float" office:value="0" calcext:value-type="float">
            <text:p>0</text:p>
          </table:table-cell>
        </table:table-row>
        <table:table-row table:style-name="ro1">
          <table:table-cell table:formula="of:=[$'mit-autotrim'.R353]" office:value-type="float" office:value="0" calcext:value-type="float">
            <text:p>0</text:p>
          </table:table-cell>
          <table:table-cell table:formula="of:=[$'ohne-autotrim'.R353]" office:value-type="float" office:value="0" calcext:value-type="float">
            <text:p>0</text:p>
          </table:table-cell>
        </table:table-row>
        <table:table-row table:style-name="ro1">
          <table:table-cell table:formula="of:=[$'mit-autotrim'.R354]" office:value-type="float" office:value="0" calcext:value-type="float">
            <text:p>0</text:p>
          </table:table-cell>
          <table:table-cell table:formula="of:=[$'ohne-autotrim'.R354]" office:value-type="float" office:value="0" calcext:value-type="float">
            <text:p>0</text:p>
          </table:table-cell>
        </table:table-row>
        <table:table-row table:style-name="ro1">
          <table:table-cell table:formula="of:=[$'mit-autotrim'.R355]" office:value-type="float" office:value="0" calcext:value-type="float">
            <text:p>0</text:p>
          </table:table-cell>
          <table:table-cell table:formula="of:=[$'ohne-autotrim'.R355]" office:value-type="float" office:value="0" calcext:value-type="float">
            <text:p>0</text:p>
          </table:table-cell>
        </table:table-row>
        <table:table-row table:style-name="ro1">
          <table:table-cell table:formula="of:=[$'mit-autotrim'.R356]" office:value-type="float" office:value="0" calcext:value-type="float">
            <text:p>0</text:p>
          </table:table-cell>
          <table:table-cell table:formula="of:=[$'ohne-autotrim'.R356]" office:value-type="float" office:value="0" calcext:value-type="float">
            <text:p>0</text:p>
          </table:table-cell>
        </table:table-row>
        <table:table-row table:style-name="ro1">
          <table:table-cell table:formula="of:=[$'mit-autotrim'.R357]" office:value-type="float" office:value="0" calcext:value-type="float">
            <text:p>0</text:p>
          </table:table-cell>
          <table:table-cell table:formula="of:=[$'ohne-autotrim'.R357]" office:value-type="float" office:value="0" calcext:value-type="float">
            <text:p>0</text:p>
          </table:table-cell>
        </table:table-row>
        <table:table-row table:style-name="ro1">
          <table:table-cell table:formula="of:=[$'mit-autotrim'.R358]" office:value-type="float" office:value="0" calcext:value-type="float">
            <text:p>0</text:p>
          </table:table-cell>
          <table:table-cell table:formula="of:=[$'ohne-autotrim'.R358]" office:value-type="float" office:value="0" calcext:value-type="float">
            <text:p>0</text:p>
          </table:table-cell>
        </table:table-row>
        <table:table-row table:style-name="ro1">
          <table:table-cell table:formula="of:=[$'mit-autotrim'.R359]" office:value-type="float" office:value="0" calcext:value-type="float">
            <text:p>0</text:p>
          </table:table-cell>
          <table:table-cell table:formula="of:=[$'ohne-autotrim'.R359]" office:value-type="float" office:value="0" calcext:value-type="float">
            <text:p>0</text:p>
          </table:table-cell>
        </table:table-row>
        <table:table-row table:style-name="ro1">
          <table:table-cell table:formula="of:=[$'mit-autotrim'.R360]" office:value-type="float" office:value="0" calcext:value-type="float">
            <text:p>0</text:p>
          </table:table-cell>
          <table:table-cell table:formula="of:=[$'ohne-autotrim'.R360]" office:value-type="float" office:value="0" calcext:value-type="float">
            <text:p>0</text:p>
          </table:table-cell>
        </table:table-row>
        <table:table-row table:style-name="ro1">
          <table:table-cell table:formula="of:=[$'mit-autotrim'.R361]" office:value-type="float" office:value="0" calcext:value-type="float">
            <text:p>0</text:p>
          </table:table-cell>
          <table:table-cell table:formula="of:=[$'ohne-autotrim'.R361]" office:value-type="float" office:value="0" calcext:value-type="float">
            <text:p>0</text:p>
          </table:table-cell>
        </table:table-row>
        <table:table-row table:style-name="ro1">
          <table:table-cell table:formula="of:=[$'mit-autotrim'.R362]" office:value-type="float" office:value="0" calcext:value-type="float">
            <text:p>0</text:p>
          </table:table-cell>
          <table:table-cell table:formula="of:=[$'ohne-autotrim'.R362]" office:value-type="float" office:value="0" calcext:value-type="float">
            <text:p>0</text:p>
          </table:table-cell>
        </table:table-row>
        <table:table-row table:style-name="ro1">
          <table:table-cell table:formula="of:=[$'mit-autotrim'.R363]" office:value-type="float" office:value="0" calcext:value-type="float">
            <text:p>0</text:p>
          </table:table-cell>
          <table:table-cell table:formula="of:=[$'ohne-autotrim'.R363]" office:value-type="float" office:value="0" calcext:value-type="float">
            <text:p>0</text:p>
          </table:table-cell>
        </table:table-row>
        <table:table-row table:style-name="ro1">
          <table:table-cell table:formula="of:=[$'mit-autotrim'.R364]" office:value-type="float" office:value="0" calcext:value-type="float">
            <text:p>0</text:p>
          </table:table-cell>
          <table:table-cell table:formula="of:=[$'ohne-autotrim'.R364]" office:value-type="float" office:value="0" calcext:value-type="float">
            <text:p>0</text:p>
          </table:table-cell>
        </table:table-row>
        <table:table-row table:style-name="ro1">
          <table:table-cell table:formula="of:=[$'mit-autotrim'.R365]" office:value-type="float" office:value="0" calcext:value-type="float">
            <text:p>0</text:p>
          </table:table-cell>
          <table:table-cell table:formula="of:=[$'ohne-autotrim'.R365]" office:value-type="float" office:value="0" calcext:value-type="float">
            <text:p>0</text:p>
          </table:table-cell>
        </table:table-row>
        <table:table-row table:style-name="ro1">
          <table:table-cell table:formula="of:=[$'mit-autotrim'.R366]" office:value-type="float" office:value="0" calcext:value-type="float">
            <text:p>0</text:p>
          </table:table-cell>
          <table:table-cell table:formula="of:=[$'ohne-autotrim'.R366]" office:value-type="float" office:value="0" calcext:value-type="float">
            <text:p>0</text:p>
          </table:table-cell>
        </table:table-row>
        <table:table-row table:style-name="ro1">
          <table:table-cell table:formula="of:=[$'mit-autotrim'.R367]" office:value-type="float" office:value="0" calcext:value-type="float">
            <text:p>0</text:p>
          </table:table-cell>
          <table:table-cell table:formula="of:=[$'ohne-autotrim'.R367]" office:value-type="float" office:value="0" calcext:value-type="float">
            <text:p>0</text:p>
          </table:table-cell>
        </table:table-row>
        <table:table-row table:style-name="ro1">
          <table:table-cell table:formula="of:=[$'mit-autotrim'.R368]" office:value-type="float" office:value="0" calcext:value-type="float">
            <text:p>0</text:p>
          </table:table-cell>
          <table:table-cell table:formula="of:=[$'ohne-autotrim'.R368]" office:value-type="float" office:value="0" calcext:value-type="float">
            <text:p>0</text:p>
          </table:table-cell>
        </table:table-row>
        <table:table-row table:style-name="ro1">
          <table:table-cell table:formula="of:=[$'mit-autotrim'.R369]" office:value-type="float" office:value="0" calcext:value-type="float">
            <text:p>0</text:p>
          </table:table-cell>
          <table:table-cell table:formula="of:=[$'ohne-autotrim'.R369]" office:value-type="float" office:value="0" calcext:value-type="float">
            <text:p>0</text:p>
          </table:table-cell>
        </table:table-row>
        <table:table-row table:style-name="ro1">
          <table:table-cell table:formula="of:=[$'mit-autotrim'.R370]" office:value-type="float" office:value="0" calcext:value-type="float">
            <text:p>0</text:p>
          </table:table-cell>
          <table:table-cell table:formula="of:=[$'ohne-autotrim'.R370]" office:value-type="float" office:value="0" calcext:value-type="float">
            <text:p>0</text:p>
          </table:table-cell>
        </table:table-row>
        <table:table-row table:style-name="ro1">
          <table:table-cell table:formula="of:=[$'mit-autotrim'.R371]" office:value-type="float" office:value="0" calcext:value-type="float">
            <text:p>0</text:p>
          </table:table-cell>
          <table:table-cell table:formula="of:=[$'ohne-autotrim'.R371]" office:value-type="float" office:value="0" calcext:value-type="float">
            <text:p>0</text:p>
          </table:table-cell>
        </table:table-row>
        <table:table-row table:style-name="ro1">
          <table:table-cell table:formula="of:=[$'mit-autotrim'.R372]" office:value-type="float" office:value="0" calcext:value-type="float">
            <text:p>0</text:p>
          </table:table-cell>
          <table:table-cell table:formula="of:=[$'ohne-autotrim'.R372]" office:value-type="float" office:value="0" calcext:value-type="float">
            <text:p>0</text:p>
          </table:table-cell>
        </table:table-row>
        <table:table-row table:style-name="ro1">
          <table:table-cell table:formula="of:=[$'mit-autotrim'.R373]" office:value-type="float" office:value="0" calcext:value-type="float">
            <text:p>0</text:p>
          </table:table-cell>
          <table:table-cell table:formula="of:=[$'ohne-autotrim'.R373]" office:value-type="float" office:value="0" calcext:value-type="float">
            <text:p>0</text:p>
          </table:table-cell>
        </table:table-row>
        <table:table-row table:style-name="ro1">
          <table:table-cell table:formula="of:=[$'mit-autotrim'.R374]" office:value-type="float" office:value="0" calcext:value-type="float">
            <text:p>0</text:p>
          </table:table-cell>
          <table:table-cell table:formula="of:=[$'ohne-autotrim'.R374]" office:value-type="float" office:value="0" calcext:value-type="float">
            <text:p>0</text:p>
          </table:table-cell>
        </table:table-row>
        <table:table-row table:style-name="ro1">
          <table:table-cell table:formula="of:=[$'mit-autotrim'.R375]" office:value-type="float" office:value="0" calcext:value-type="float">
            <text:p>0</text:p>
          </table:table-cell>
          <table:table-cell table:formula="of:=[$'ohne-autotrim'.R375]" office:value-type="float" office:value="0" calcext:value-type="float">
            <text:p>0</text:p>
          </table:table-cell>
        </table:table-row>
        <table:table-row table:style-name="ro1">
          <table:table-cell table:formula="of:=[$'mit-autotrim'.R376]" office:value-type="float" office:value="0" calcext:value-type="float">
            <text:p>0</text:p>
          </table:table-cell>
          <table:table-cell table:formula="of:=[$'ohne-autotrim'.R376]" office:value-type="float" office:value="0" calcext:value-type="float">
            <text:p>0</text:p>
          </table:table-cell>
        </table:table-row>
        <table:table-row table:style-name="ro1">
          <table:table-cell table:formula="of:=[$'mit-autotrim'.R377]" office:value-type="float" office:value="0" calcext:value-type="float">
            <text:p>0</text:p>
          </table:table-cell>
          <table:table-cell table:formula="of:=[$'ohne-autotrim'.R377]" office:value-type="float" office:value="0" calcext:value-type="float">
            <text:p>0</text:p>
          </table:table-cell>
        </table:table-row>
        <table:table-row table:style-name="ro1">
          <table:table-cell table:formula="of:=[$'mit-autotrim'.R378]" office:value-type="float" office:value="0" calcext:value-type="float">
            <text:p>0</text:p>
          </table:table-cell>
          <table:table-cell table:formula="of:=[$'ohne-autotrim'.R378]" office:value-type="float" office:value="0" calcext:value-type="float">
            <text:p>0</text:p>
          </table:table-cell>
        </table:table-row>
        <table:table-row table:style-name="ro1">
          <table:table-cell table:formula="of:=[$'mit-autotrim'.R379]" office:value-type="float" office:value="0" calcext:value-type="float">
            <text:p>0</text:p>
          </table:table-cell>
          <table:table-cell table:formula="of:=[$'ohne-autotrim'.R379]" office:value-type="float" office:value="0" calcext:value-type="float">
            <text:p>0</text:p>
          </table:table-cell>
        </table:table-row>
        <table:table-row table:style-name="ro1">
          <table:table-cell table:formula="of:=[$'mit-autotrim'.R380]" office:value-type="float" office:value="0" calcext:value-type="float">
            <text:p>0</text:p>
          </table:table-cell>
          <table:table-cell table:formula="of:=[$'ohne-autotrim'.R380]" office:value-type="float" office:value="0" calcext:value-type="float">
            <text:p>0</text:p>
          </table:table-cell>
        </table:table-row>
        <table:table-row table:style-name="ro1">
          <table:table-cell table:formula="of:=[$'mit-autotrim'.R381]" office:value-type="float" office:value="0" calcext:value-type="float">
            <text:p>0</text:p>
          </table:table-cell>
          <table:table-cell table:formula="of:=[$'ohne-autotrim'.R381]" office:value-type="float" office:value="0" calcext:value-type="float">
            <text:p>0</text:p>
          </table:table-cell>
        </table:table-row>
        <table:table-row table:style-name="ro1">
          <table:table-cell table:formula="of:=[$'mit-autotrim'.R382]" office:value-type="float" office:value="0" calcext:value-type="float">
            <text:p>0</text:p>
          </table:table-cell>
          <table:table-cell table:formula="of:=[$'ohne-autotrim'.R382]" office:value-type="float" office:value="0" calcext:value-type="float">
            <text:p>0</text:p>
          </table:table-cell>
        </table:table-row>
        <table:table-row table:style-name="ro1">
          <table:table-cell table:formula="of:=[$'mit-autotrim'.R383]" office:value-type="float" office:value="0" calcext:value-type="float">
            <text:p>0</text:p>
          </table:table-cell>
          <table:table-cell table:formula="of:=[$'ohne-autotrim'.R383]" office:value-type="float" office:value="0" calcext:value-type="float">
            <text:p>0</text:p>
          </table:table-cell>
        </table:table-row>
        <table:table-row table:style-name="ro1">
          <table:table-cell table:formula="of:=[$'mit-autotrim'.R384]" office:value-type="float" office:value="0" calcext:value-type="float">
            <text:p>0</text:p>
          </table:table-cell>
          <table:table-cell table:formula="of:=[$'ohne-autotrim'.R384]" office:value-type="float" office:value="0" calcext:value-type="float">
            <text:p>0</text:p>
          </table:table-cell>
        </table:table-row>
        <table:table-row table:style-name="ro1">
          <table:table-cell table:formula="of:=[$'mit-autotrim'.R385]" office:value-type="float" office:value="0" calcext:value-type="float">
            <text:p>0</text:p>
          </table:table-cell>
          <table:table-cell table:formula="of:=[$'ohne-autotrim'.R385]" office:value-type="float" office:value="0" calcext:value-type="float">
            <text:p>0</text:p>
          </table:table-cell>
        </table:table-row>
        <table:table-row table:style-name="ro1">
          <table:table-cell table:formula="of:=[$'mit-autotrim'.R386]" office:value-type="float" office:value="0" calcext:value-type="float">
            <text:p>0</text:p>
          </table:table-cell>
          <table:table-cell table:formula="of:=[$'ohne-autotrim'.R386]" office:value-type="float" office:value="0" calcext:value-type="float">
            <text:p>0</text:p>
          </table:table-cell>
        </table:table-row>
        <table:table-row table:style-name="ro1">
          <table:table-cell table:formula="of:=[$'mit-autotrim'.R387]" office:value-type="float" office:value="0" calcext:value-type="float">
            <text:p>0</text:p>
          </table:table-cell>
          <table:table-cell table:formula="of:=[$'ohne-autotrim'.R387]" office:value-type="float" office:value="0" calcext:value-type="float">
            <text:p>0</text:p>
          </table:table-cell>
        </table:table-row>
        <table:table-row table:style-name="ro1">
          <table:table-cell table:formula="of:=[$'mit-autotrim'.R388]" office:value-type="float" office:value="0" calcext:value-type="float">
            <text:p>0</text:p>
          </table:table-cell>
          <table:table-cell table:formula="of:=[$'ohne-autotrim'.R388]" office:value-type="float" office:value="0" calcext:value-type="float">
            <text:p>0</text:p>
          </table:table-cell>
        </table:table-row>
        <table:table-row table:style-name="ro1">
          <table:table-cell table:formula="of:=[$'mit-autotrim'.R389]" office:value-type="float" office:value="0" calcext:value-type="float">
            <text:p>0</text:p>
          </table:table-cell>
          <table:table-cell table:formula="of:=[$'ohne-autotrim'.R389]" office:value-type="float" office:value="0" calcext:value-type="float">
            <text:p>0</text:p>
          </table:table-cell>
        </table:table-row>
        <table:table-row table:style-name="ro1">
          <table:table-cell table:formula="of:=[$'mit-autotrim'.R390]" office:value-type="float" office:value="0" calcext:value-type="float">
            <text:p>0</text:p>
          </table:table-cell>
          <table:table-cell table:formula="of:=[$'ohne-autotrim'.R39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9:36:42.944660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19:51:17.623455085</dc:date>
    <meta:editing-duration>PT4H48M57S</meta:editing-duration>
    <meta:editing-cycles>14</meta:editing-cycles>
    <meta:generator>LibreOffice/6.4.7.2$Linux_X86_64 LibreOffice_project/40$Build-2</meta:generator>
    <meta:document-statistic meta:table-count="3" meta:cell-count="125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6cm" svg:height="16.921cm" xlink:href=".." xlink:type="simple" chart:class="chart:line" chart:style-name="ch1">
        <chart:legend chart:legend-position="end" svg:x="30.813cm" svg:y="7.912cm" style:legend-expansion="high" chart:style-name="ch2"/>
        <chart:plot-area chart:style-name="ch3" table:cell-range-address="Sheet4.A1:Sheet4.B120" chart:data-source-has-labels="row" svg:x="0.671cm" svg:y="0.338cm" svg:width="29.471cm" svg:height="16.245cm">
          <chartooo:coordinate-region svg:x="2.033cm" svg:y="0.459cm" svg:width="28.109cm" svg:height="15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20" chart:label-cell-address="Sheet4.A1:Sheet4.A1" chart:class="chart:line">
            <chart:data-point chart:repeated="119"/>
          </chart:series>
          <chart:series chart:style-name="ch7" chart:values-cell-range-address="Sheet4.B2:Sheet4.B120" chart:label-cell-address="Sheet4.B1:Sheet4.B1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</text:p>
                <draw:g>
                  <svg:desc>Sheet4.A1:Sheet4.A1</svg:desc>
                </draw:g>
              </table:table-cell>
              <table:table-cell office:value-type="string">
                <text:p>rss ohne 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896">
                <text:p>175896</text:p>
                <draw:g>
                  <svg:desc>Sheet4.A2:Sheet4.A120</svg:desc>
                </draw:g>
              </table:table-cell>
              <table:table-cell office:value-type="float" office:value="175744">
                <text:p>175744</text:p>
                <draw:g>
                  <svg:desc>Sheet4.B2:Sheet4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288">
                <text:p>185288</text:p>
              </table:table-cell>
              <table:table-cell office:value-type="float" office:value="185188">
                <text:p>185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544">
                <text:p>190544</text:p>
              </table:table-cell>
              <table:table-cell office:value-type="float" office:value="190364">
                <text:p>190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360">
                <text:p>207360</text:p>
              </table:table-cell>
              <table:table-cell office:value-type="float" office:value="207036">
                <text:p>207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272">
                <text:p>209272</text:p>
              </table:table-cell>
              <table:table-cell office:value-type="float" office:value="209016">
                <text:p>209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588">
                <text:p>211588</text:p>
              </table:table-cell>
              <table:table-cell office:value-type="float" office:value="211260">
                <text:p>211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164">
                <text:p>215164</text:p>
              </table:table-cell>
              <table:table-cell office:value-type="float" office:value="205464">
                <text:p>205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148">
                <text:p>218148</text:p>
              </table:table-cell>
              <table:table-cell office:value-type="float" office:value="209420">
                <text:p>209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636">
                <text:p>220636</text:p>
              </table:table-cell>
              <table:table-cell office:value-type="float" office:value="211808">
                <text:p>211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480">
                <text:p>223480</text:p>
              </table:table-cell>
              <table:table-cell office:value-type="float" office:value="214324">
                <text:p>214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504">
                <text:p>204504</text:p>
              </table:table-cell>
              <table:table-cell office:value-type="float" office:value="217436">
                <text:p>21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184">
                <text:p>211184</text:p>
              </table:table-cell>
              <table:table-cell office:value-type="float" office:value="221504">
                <text:p>221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680">
                <text:p>214680</text:p>
              </table:table-cell>
              <table:table-cell office:value-type="float" office:value="223336">
                <text:p>223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540">
                <text:p>217540</text:p>
              </table:table-cell>
              <table:table-cell office:value-type="float" office:value="225632">
                <text:p>225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92">
                <text:p>225092</text:p>
              </table:table-cell>
              <table:table-cell office:value-type="float" office:value="231872">
                <text:p>231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592">
                <text:p>242592</text:p>
              </table:table-cell>
              <table:table-cell office:value-type="float" office:value="240512">
                <text:p>24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516">
                <text:p>248516</text:p>
              </table:table-cell>
              <table:table-cell office:value-type="float" office:value="255476">
                <text:p>255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400">
                <text:p>253400</text:p>
              </table:table-cell>
              <table:table-cell office:value-type="float" office:value="259780">
                <text:p>2597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944">
                <text:p>260944</text:p>
              </table:table-cell>
              <table:table-cell office:value-type="float" office:value="264156">
                <text:p>264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640">
                <text:p>263640</text:p>
              </table:table-cell>
              <table:table-cell office:value-type="float" office:value="266884">
                <text:p>266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552">
                <text:p>248552</text:p>
              </table:table-cell>
              <table:table-cell office:value-type="float" office:value="268944">
                <text:p>268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240">
                <text:p>258240</text:p>
              </table:table-cell>
              <table:table-cell office:value-type="float" office:value="273272">
                <text:p>273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788">
                <text:p>265788</text:p>
              </table:table-cell>
              <table:table-cell office:value-type="float" office:value="275688">
                <text:p>275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080">
                <text:p>288080</text:p>
              </table:table-cell>
              <table:table-cell office:value-type="float" office:value="296104">
                <text:p>296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9860">
                <text:p>289860</text:p>
              </table:table-cell>
              <table:table-cell office:value-type="float" office:value="299732">
                <text:p>299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1760">
                <text:p>281760</text:p>
              </table:table-cell>
              <table:table-cell office:value-type="float" office:value="285476">
                <text:p>285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944">
                <text:p>296944</text:p>
              </table:table-cell>
              <table:table-cell office:value-type="float" office:value="289216">
                <text:p>289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108">
                <text:p>302108</text:p>
              </table:table-cell>
              <table:table-cell office:value-type="float" office:value="300808">
                <text:p>300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228">
                <text:p>304228</text:p>
              </table:table-cell>
              <table:table-cell office:value-type="float" office:value="304700">
                <text:p>3047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576">
                <text:p>307576</text:p>
              </table:table-cell>
              <table:table-cell office:value-type="float" office:value="306636">
                <text:p>306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040">
                <text:p>281040</text:p>
              </table:table-cell>
              <table:table-cell office:value-type="float" office:value="309824">
                <text:p>309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744">
                <text:p>293744</text:p>
              </table:table-cell>
              <table:table-cell office:value-type="float" office:value="312492">
                <text:p>312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4328">
                <text:p>314328</text:p>
              </table:table-cell>
              <table:table-cell office:value-type="float" office:value="317812">
                <text:p>317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452">
                <text:p>339452</text:p>
              </table:table-cell>
              <table:table-cell office:value-type="float" office:value="320988">
                <text:p>320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416">
                <text:p>343416</text:p>
              </table:table-cell>
              <table:table-cell office:value-type="float" office:value="350568">
                <text:p>350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4812">
                <text:p>344812</text:p>
              </table:table-cell>
              <table:table-cell office:value-type="float" office:value="351988">
                <text:p>351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5560">
                <text:p>345560</text:p>
              </table:table-cell>
              <table:table-cell office:value-type="float" office:value="353304">
                <text:p>353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6468">
                <text:p>346468</text:p>
              </table:table-cell>
              <table:table-cell office:value-type="float" office:value="354000">
                <text:p>354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976">
                <text:p>348976</text:p>
              </table:table-cell>
              <table:table-cell office:value-type="float" office:value="354776">
                <text:p>354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696">
                <text:p>350696</text:p>
              </table:table-cell>
              <table:table-cell office:value-type="float" office:value="357480">
                <text:p>357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4128">
                <text:p>304128</text:p>
              </table:table-cell>
              <table:table-cell office:value-type="float" office:value="359208">
                <text:p>3592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3440">
                <text:p>313440</text:p>
              </table:table-cell>
              <table:table-cell office:value-type="float" office:value="361476">
                <text:p>361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3652">
                <text:p>323652</text:p>
              </table:table-cell>
              <table:table-cell office:value-type="float" office:value="365352">
                <text:p>365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224">
                <text:p>343224</text:p>
              </table:table-cell>
              <table:table-cell office:value-type="float" office:value="372784">
                <text:p>372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5224">
                <text:p>355224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8336">
                <text:p>358336</text:p>
              </table:table-cell>
              <table:table-cell office:value-type="float" office:value="381408">
                <text:p>381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200">
                <text:p>368200</text:p>
              </table:table-cell>
              <table:table-cell office:value-type="float" office:value="385592">
                <text:p>385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2876">
                <text:p>372876</text:p>
              </table:table-cell>
              <table:table-cell office:value-type="float" office:value="386400">
                <text:p>386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4828">
                <text:p>374828</text:p>
              </table:table-cell>
              <table:table-cell office:value-type="float" office:value="388908">
                <text:p>3889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9792">
                <text:p>379792</text:p>
              </table:table-cell>
              <table:table-cell office:value-type="float" office:value="390584">
                <text:p>390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272">
                <text:p>336272</text:p>
              </table:table-cell>
              <table:table-cell office:value-type="float" office:value="395736">
                <text:p>395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5200">
                <text:p>345200</text:p>
              </table:table-cell>
              <table:table-cell office:value-type="float" office:value="398012">
                <text:p>398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160">
                <text:p>369160</text:p>
              </table:table-cell>
              <table:table-cell office:value-type="float" office:value="399296">
                <text:p>3992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1068">
                <text:p>371068</text:p>
              </table:table-cell>
              <table:table-cell office:value-type="float" office:value="401108">
                <text:p>401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028">
                <text:p>378028</text:p>
              </table:table-cell>
              <table:table-cell office:value-type="float" office:value="402392">
                <text:p>4023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6732">
                <text:p>386732</text:p>
              </table:table-cell>
              <table:table-cell office:value-type="float" office:value="403812">
                <text:p>4038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8508">
                <text:p>388508</text:p>
              </table:table-cell>
              <table:table-cell office:value-type="float" office:value="413336">
                <text:p>413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0220">
                <text:p>390220</text:p>
              </table:table-cell>
              <table:table-cell office:value-type="float" office:value="414748">
                <text:p>414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1796">
                <text:p>391796</text:p>
              </table:table-cell>
              <table:table-cell office:value-type="float" office:value="416224">
                <text:p>416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4064">
                <text:p>394064</text:p>
              </table:table-cell>
              <table:table-cell office:value-type="float" office:value="417968">
                <text:p>417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8492">
                <text:p>368492</text:p>
              </table:table-cell>
              <table:table-cell office:value-type="float" office:value="420032">
                <text:p>420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9620">
                <text:p>379620</text:p>
              </table:table-cell>
              <table:table-cell office:value-type="float" office:value="420676">
                <text:p>420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2772">
                <text:p>382772</text:p>
              </table:table-cell>
              <table:table-cell office:value-type="float" office:value="421320">
                <text:p>421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9612">
                <text:p>389612</text:p>
              </table:table-cell>
              <table:table-cell office:value-type="float" office:value="423508">
                <text:p>423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648">
                <text:p>391648</text:p>
              </table:table-cell>
              <table:table-cell office:value-type="float" office:value="425356">
                <text:p>425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792">
                <text:p>409792</text:p>
              </table:table-cell>
              <table:table-cell office:value-type="float" office:value="427344">
                <text:p>427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2664">
                <text:p>432664</text:p>
              </table:table-cell>
              <table:table-cell office:value-type="float" office:value="456352">
                <text:p>456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2736">
                <text:p>442736</text:p>
              </table:table-cell>
              <table:table-cell office:value-type="float" office:value="465108">
                <text:p>465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096">
                <text:p>444096</text:p>
              </table:table-cell>
              <table:table-cell office:value-type="float" office:value="467192">
                <text:p>467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4820">
                <text:p>444820</text:p>
              </table:table-cell>
              <table:table-cell office:value-type="float" office:value="468636">
                <text:p>468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640">
                <text:p>398640</text:p>
              </table:table-cell>
              <table:table-cell office:value-type="float" office:value="469640">
                <text:p>4696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524">
                <text:p>405524</text:p>
              </table:table-cell>
              <table:table-cell office:value-type="float" office:value="470580">
                <text:p>4705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524">
                <text:p>40552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524">
                <text:p>40552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524">
                <text:p>40552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524">
                <text:p>40552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524">
                <text:p>40552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604">
                <text:p>40560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604">
                <text:p>40560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604">
                <text:p>405604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896">
                <text:p>3928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2808">
                <text:p>392808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2800">
                <text:p>392800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796">
                <text:p>392796</text:p>
              </table:table-cell>
              <table:table-cell office:value-type="float" office:value="470744">
                <text:p>470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